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969696"/>
    </style:style>
    <style:style style:name="gr2" style:family="graphic">
      <style:graphic-properties style:protect="size"/>
    </style:style>
    <style:style style:name="gr3"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4"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5"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969696"/>
    </style:style>
    <style:style style:name="gr6"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draw:shadow-color="#969696"/>
    </style:style>
    <style:style style:name="gr7" style:family="graphic">
      <style:graphic-properties draw:stroke="solid" svg:stroke-width="0.071cm" svg:stroke-color="#ff0000" draw:stroke-linejoin="miter" draw:fill="solid" draw:fill-color="#ffcc99" draw:textarea-horizontal-align="left" draw:textarea-vertical-align="middle" draw:auto-grow-height="false" fo:padding-top="0.127cm" fo:padding-bottom="0.127cm" fo:padding-left="0.255cm" fo:padding-right="0.255cm" fo:wrap-option="no-wrap" draw:shadow="hidden" draw:shadow-color="#969696"/>
    </style:style>
    <style:style style:name="gr8" style:family="graphic">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9" style:family="graphic">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10" style:family="graphic">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11"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2" style:family="graphic">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15"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16" style:family="graphic">
      <style:graphic-properties draw:stroke="solid" svg:stroke-width="0.071cm" svg:stroke-color="#ff0000" draw:stroke-linejoin="miter" draw:fill="solid" draw:fill-color="#ffcc99" draw:textarea-horizontal-align="justify" draw:textarea-vertical-align="middle" draw:auto-grow-height="false" fo:padding-top="0.128cm" fo:padding-bottom="0.128cm" fo:padding-left="0.256cm" fo:padding-right="0.256cm" fo:wrap-option="no-wrap" draw:shadow="hidden" draw:shadow-color="#969696"/>
    </style:style>
    <style:style style:name="gr17" style:family="graphic">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draw:shadow-color="#969696"/>
    </style:style>
    <style:style style:name="gr19" style:family="graphic">
      <style:graphic-properties draw:stroke="solid" svg:stroke-width="0.106cm" svg:stroke-color="#000000" draw:stroke-linejoin="miter" draw:fill="solid" draw:fill-color="#ffffff" draw:textarea-horizontal-align="justify" draw:textarea-vertical-align="middle" draw:auto-grow-height="false" fo:padding-top="0.128cm" fo:padding-bottom="0.128cm" fo:padding-left="0.256cm" fo:padding-right="0.256cm" fo:wrap-option="no-wrap" draw:shadow="hidden" draw:shadow-color="#969696"/>
    </style:style>
    <style:style style:name="gr20" style:family="graphic">
      <style:graphic-properties draw:stroke="none" draw:fill="solid" draw:fill-color="#ffff99" draw:textarea-horizontal-align="justify" draw:textarea-vertical-align="middle" draw:auto-grow-height="false" fo:padding-top="0.128cm" fo:padding-bottom="0.128cm" fo:padding-left="0.256cm" fo:padding-right="0.256cm" fo:wrap-option="no-wrap" draw:shadow="hidden" draw:shadow-color="#969696"/>
    </style:style>
    <style:style style:name="gr21" style:family="graphic">
      <style:graphic-properties draw:stroke="none" draw:fill="solid" draw:fill-color="#ccffcc" draw:textarea-horizontal-align="justify" draw:textarea-vertical-align="middle" draw:auto-grow-height="false" fo:padding-top="0.128cm" fo:padding-bottom="0.128cm" fo:padding-left="0.256cm" fo:padding-right="0.256cm" fo:wrap-option="no-wrap" draw:shadow="hidden" draw:shadow-color="#969696"/>
    </style:style>
    <style:style style:name="gr22" style:family="graphic">
      <style:graphic-properties draw:stroke="none" draw:fill="solid" draw:fill-color="#ffcc99" draw:textarea-horizontal-align="justify" draw:textarea-vertical-align="middle" draw:auto-grow-height="false" fo:padding-top="0.128cm" fo:padding-bottom="0.128cm" fo:padding-left="0.256cm" fo:padding-right="0.256cm" fo:wrap-option="no-wrap" draw:shadow="hidden" draw:shadow-color="#969696"/>
    </style:style>
    <style:style style:name="gr23" style:family="graphic">
      <style:graphic-properties draw:stroke="none" draw:fill="solid" draw:fill-color="#cc99ff" draw:textarea-horizontal-align="justify" draw:textarea-vertical-align="middle" draw:auto-grow-height="false" fo:padding-top="0.128cm" fo:padding-bottom="0.128cm" fo:padding-left="0.256cm" fo:padding-right="0.256cm" fo:wrap-option="no-wrap" draw:shadow="hidden" draw:shadow-color="#969696"/>
    </style:style>
    <style:style style:name="gr24" style:family="graphic">
      <style:graphic-properties draw:stroke="solid" svg:stroke-width="0.071cm" svg:stroke-color="#ffffff" draw:marker-end="msArrowOpenEnd_20_8" draw:marker-end-width="0.426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5" style:family="graphic">
      <style:graphic-properties draw:stroke="solid" svg:stroke-width="0.071cm" svg:stroke-color="#ffffff"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6" style:family="graphic">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8" style:family="graphic">
      <style:graphic-properties draw:stroke="none" draw:fill="solid" draw:fill-color="#016734"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none" draw:fill="solid" draw:fill-color="#676767"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solid" svg:stroke-width="0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none" draw:fill="solid" draw:fill-color="#fffff8"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none" draw:fill="solid" draw:fill-color="#f3f3ec" draw:textarea-horizontal-align="left" draw:textarea-vertical-align="top" draw:auto-grow-height="false" fo:padding-top="0.13cm" fo:padding-bottom="0.13cm" fo:padding-left="0.25cm" fo:padding-right="0.25cm" fo:wrap-option="wrap" draw:shadow="hidden"/>
    </style:style>
    <style:style style:name="gr35" style:family="graphic">
      <style:graphic-properties draw:stroke="solid" svg:stroke-width="0.093cm" svg:stroke-color="#d2d9d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graphic-properties draw:stroke="none" draw:fill="solid" draw:fill-color="#0000e7" draw:textarea-horizontal-align="left" draw:textarea-vertical-align="top" draw:auto-grow-height="false" fo:padding-top="0.13cm" fo:padding-bottom="0.13cm" fo:padding-left="0.25cm" fo:padding-right="0.25cm" fo:wrap-option="wrap" draw:shadow="hidden"/>
    </style:style>
    <style:style style:name="gr37" style:family="graphic">
      <style:graphic-properties draw:stroke="none" draw:fill="solid" draw:fill-color="#67ffcc" draw:textarea-horizontal-align="left" draw:textarea-vertical-align="top" draw:auto-grow-height="false" fo:padding-top="0.13cm" fo:padding-bottom="0.13cm" fo:padding-left="0.25cm" fo:padding-right="0.25cm" fo:wrap-option="wrap" draw:shadow="hidden"/>
    </style:style>
    <style:style style:name="gr38" style:family="graphic">
      <style:graphic-properties draw:stroke="none" draw:fill="solid" draw:fill-color="#5bf3c0" draw:textarea-horizontal-align="left" draw:textarea-vertical-align="top" draw:auto-grow-height="false" fo:padding-top="0.13cm" fo:padding-bottom="0.13cm" fo:padding-left="0.25cm" fo:padding-right="0.25cm" fo:wrap-option="wrap" draw:shadow="hidden"/>
    </style:style>
    <style:style style:name="gr39" style:family="graphic">
      <style:graphic-properties draw:stroke="solid" svg:stroke-width="0.009cm" svg:stroke-color="#34cc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0" style:family="graphic">
      <style:graphic-properties draw:stroke="none" draw:fill="solid" draw:fill-color="#f3c08d" draw:textarea-horizontal-align="left" draw:textarea-vertical-align="top" draw:auto-grow-height="false" fo:padding-top="0.13cm" fo:padding-bottom="0.13cm" fo:padding-left="0.25cm" fo:padding-right="0.25cm" fo:wrap-option="wrap" draw:shadow="hidden"/>
    </style:style>
    <style:style style:name="gr41" style:family="graphic">
      <style:graphic-properties draw:stroke="none" draw:fill="solid" draw:fill-color="#e6b380" draw:textarea-horizontal-align="left" draw:textarea-vertical-align="top" draw:auto-grow-height="false" fo:padding-top="0.13cm" fo:padding-bottom="0.13cm" fo:padding-left="0.25cm" fo:padding-right="0.25cm" fo:wrap-option="wrap" draw:shadow="hidden"/>
    </style:style>
    <style:style style:name="gr42" style:family="graphic">
      <style:graphic-properties draw:stroke="solid" svg:stroke-width="0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3" style:family="graphic">
      <style:graphic-properties draw:stroke="none" draw:fill="solid" draw:fill-color="#f3c398" draw:textarea-horizontal-align="left" draw:textarea-vertical-align="top" draw:auto-grow-height="false" fo:padding-top="0.13cm" fo:padding-bottom="0.13cm" fo:padding-left="0.25cm" fo:padding-right="0.25cm" fo:wrap-option="wrap" draw:shadow="hidden"/>
    </style:style>
    <style:style style:name="gr44" style:family="graphic">
      <style:graphic-properties draw:stroke="solid" svg:stroke-width="0.049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5" style:family="graphic">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46" style:family="graphic">
      <style:graphic-properties draw:stroke="none" draw:fill="solid" draw:fill-color="#4d1a00" draw:textarea-horizontal-align="left" draw:textarea-vertical-align="top" draw:auto-grow-height="false" fo:padding-top="0.13cm" fo:padding-bottom="0.13cm" fo:padding-left="0.25cm" fo:padding-right="0.25cm" fo:wrap-option="wrap" draw:shadow="hidden"/>
    </style:style>
    <style:style style:name="gr47" style:family="graphic">
      <style:graphic-properties draw:stroke="none" draw:fill="solid" draw:fill-color="#0000ff" draw:textarea-horizontal-align="left" draw:textarea-vertical-align="top" draw:auto-grow-height="false" fo:padding-top="0.13cm" fo:padding-bottom="0.13cm" fo:padding-left="0.25cm" fo:padding-right="0.25cm" fo:wrap-option="wrap" draw:shadow="hidden"/>
    </style:style>
    <style:style style:name="gr48" style:family="graphic">
      <style:graphic-properties draw:stroke="solid" svg:stroke-width="0.009cm" svg:stroke-color="#3301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9" style:family="graphic">
      <style:graphic-properties draw:stroke="none" draw:fill="solid" draw:fill-color="#ffff00" draw:textarea-horizontal-align="left" draw:textarea-vertical-align="top" draw:auto-grow-height="false" fo:padding-top="0.13cm" fo:padding-bottom="0.13cm" fo:padding-left="0.25cm" fo:padding-right="0.25cm" fo:wrap-option="wrap" draw:shadow="hidden"/>
    </style:style>
    <style:style style:name="gr50" style:family="graphic">
      <style:graphic-properties draw:stroke="none" draw:fill="solid" draw:fill-color="#f3ee00"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draw:shadow-color="#969696"/>
    </style:style>
    <style:style style:name="gr52" style:family="graphic">
      <style:graphic-properties draw:stroke="none" draw:fill="solid" draw:fill-color="#ffcc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53" style:family="graphic">
      <style:graphic-properties draw:stroke="none" draw:fill="none" draw:fill-color="#00cc99" draw:textarea-horizontal-align="justify" draw:textarea-vertical-align="top" draw:auto-grow-height="true" fo:padding-top="0.128cm" fo:padding-bottom="0.128cm" fo:padding-left="0.256cm" fo:padding-right="0.256cm" fo:wrap-option="no-wrap" draw:shadow="hidden" draw:shadow-color="#969696"/>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969696"/>
    </style:style>
    <style:style style:name="pr4"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r5" style:family="presentation" style:parent-style-name="Default-outline1">
      <style:graphic-properties draw:stroke="none" draw:fill="none" draw:fill-color="#00cc99" fo:min-height="16.935cm" draw:shadow="hidden" draw:shadow-color="#969696"/>
    </style:style>
    <style:style style:name="pr6" style:family="presentation" style:parent-style-name="Default-notes">
      <style:graphic-properties draw:stroke="none" draw:fill="none" draw:fill-color="#00cc99" draw:auto-grow-height="true" fo:min-height="11.243cm"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line-height="100%" fo:text-indent="0cm"/>
    </style:style>
    <style:style style:name="P6" style:family="paragraph">
      <style:paragraph-properties fo:margin-left="0cm" fo:margin-right="0cm" fo:margin-top="0.158cm" fo:margin-bottom="0cm" fo:text-indent="0cm"/>
    </style:style>
    <style:style style:name="P7" style:family="paragraph">
      <style:paragraph-properties fo:margin-left="0cm" fo:margin-right="0cm" fo:margin-top="0.211cm" fo:margin-bottom="0cm" fo:text-indent="0cm"/>
    </style:style>
    <style:style style:name="P8" style:family="paragraph">
      <style:paragraph-properties fo:text-align="center" style:writing-mode="lr-tb"/>
      <style:text-properties fo:font-size="24pt"/>
    </style:style>
    <style:style style:name="P9" style:family="paragraph">
      <style:paragraph-properties fo:margin-left="0cm" fo:margin-right="0cm" fo:line-height="80%" fo:text-indent="0cm"/>
    </style:style>
    <style:style style:name="P10" style:family="paragraph">
      <style:paragraph-properties style:writing-mode="lr-tb" style:font-independent-line-spacing="true"/>
      <style:text-properties fo:color="#000000"/>
    </style:style>
    <style:style style:name="P11" style:family="paragraph">
      <style:paragraph-properties fo:margin-left="0cm" fo:margin-right="0cm" fo:text-align="center" fo:text-indent="0cm"/>
    </style:style>
    <style:style style:name="P12" style:family="paragraph">
      <style:paragraph-properties fo:margin-left="0cm" fo:margin-right="0cm" fo:margin-top="0.211cm" fo:margin-bottom="0cm" fo:text-indent="0cm">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style>
    <style:style style:name="P13" style:family="paragraph">
      <style:paragraph-properties fo:margin-left="0cm" fo:margin-right="0cm" fo:margin-top="0.158cm" fo:margin-bottom="0cm" fo:line-height="100%" fo:text-indent="0cm">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style>
    <style:style style:name="P14" style:family="paragraph">
      <style:paragraph-properties fo:margin-left="0cm" fo:margin-right="0cm" fo:margin-top="0.158cm" fo:margin-bottom="0cm" fo:line-height="100%" fo:text-indent="0cm"/>
    </style:style>
    <style:style style:name="P15" style:family="paragraph">
      <style:paragraph-properties fo:margin-left="0cm" fo:margin-right="0cm" fo:line-height="75%" fo:text-indent="0cm"/>
    </style:style>
    <style:style style:name="P16" style:family="paragraph">
      <style:paragraph-properties fo:margin-left="0cm" fo:margin-right="0cm" fo:line-height="100%" fo:text-indent="0cm" style:writing-mode="lr-tb" style:font-independent-line-spacing="true"/>
    </style:style>
    <style:style style:name="P17" style:family="paragraph">
      <style:paragraph-properties fo:margin-left="0.635cm" fo:margin-right="0cm" fo:margin-top="0.158cm" fo:margin-bottom="0cm" fo:text-indent="-0.635cm"/>
    </style:style>
    <style:style style:name="T1" style:family="text">
      <style:text-properties fo:color="#ffff00" fo:font-family="Arial" style:font-pitch="variable" fo:font-size="72pt" fo:text-shadow="1pt 1pt" fo:font-weight="bold" style:font-size-asian="72pt" style:font-weight-asian="bold" style:font-size-complex="72pt" style:font-weight-complex="bold"/>
    </style:style>
    <style:style style:name="T2" style:family="text">
      <style:text-properties fo:color="#000066" fo:font-family="Arial" style:font-pitch="variable" fo:font-size="28pt" fo:font-weight="bold" style:font-size-asian="28pt" style:font-weight-asian="bold" style:font-size-complex="28pt" style:font-weight-complex="bold"/>
    </style:style>
    <style:style style:name="T3" style:family="text">
      <style:text-properties fo:color="#000066" fo:font-family="Arial" style:font-pitch="variable"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T4" style:family="text">
      <style:text-properties fo:language="en" fo:country="GB"/>
    </style:style>
    <style:style style:name="T5" style:family="text">
      <style:text-properties fo:color="#000066" fo:font-family="'Courier New'" style:font-family-generic="modern" style:font-pitch="fixed" fo:language="en" fo:country="GB" fo:font-weight="bold" style:font-weight-asian="bold" style:font-weight-complex="bold"/>
    </style:style>
    <style:style style:name="T6" style:family="text">
      <style:text-properties fo:color="#000000" fo:font-family="'Courier New'" style:font-family-generic="modern" style:font-pitch="fixed" fo:language="en" fo:country="GB" fo:font-weight="bold" style:font-weight-asian="bold" style:font-weight-complex="bold"/>
    </style:style>
    <style:style style:name="T7" style:family="text">
      <style:text-properties fo:color="#ffffff" fo:font-family="Arial" style:font-pitch="variable" fo:font-size="18pt" fo:language="en" fo:country="GB" fo:text-shadow="1pt 1pt" style:font-size-asian="18pt" style:font-size-complex="18pt"/>
    </style:style>
    <style:style style:name="T8"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9"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10" style:family="text">
      <style:text-properties fo:color="#000080" fo:font-family="'Courier New'" style:font-family-generic="modern" style:font-pitch="fixed" fo:language="en" fo:country="GB" fo:font-weight="bold" style:font-weight-asian="bold" style:font-weight-complex="bold"/>
    </style:style>
    <style:style style:name="T11" style:family="text">
      <style:text-properties fo:color="#ffffff" fo:font-family="Arial" style:font-pitch="variable" fo:font-size="18pt" fo:text-shadow="1pt 1pt" style:font-size-asian="18pt" style:font-size-complex="18pt"/>
    </style:style>
    <style:style style:name="T12" style:family="text">
      <style:text-properties fo:language="en" fo:country="GB" fo:font-style="italic" style:font-style-asian="italic" style:font-style-complex="italic"/>
    </style:style>
    <style:style style:name="T13" style:family="text">
      <style:text-properties fo:color="#000066" fo:font-family="'Courier New'" style:font-family-generic="modern" style:font-pitch="fixed" fo:font-size="20pt" fo:language="en" fo:country="GB" fo:font-weight="bold" style:font-size-asian="20pt" style:font-weight-asian="bold" style:font-size-complex="20pt" style:font-weight-complex="bold"/>
    </style:style>
    <style:style style:name="T14"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15" style:family="text">
      <style:text-properties fo:color="#000000" fo:font-family="Arial" style:font-pitch="variable" fo:language="en" fo:country="GB" fo:font-weight="bold" style:font-weight-asian="bold" style:font-weight-complex="bold"/>
    </style:style>
    <style:style style:name="T16" style:family="text">
      <style:text-properties fo:color="#000000" fo:font-family="Arial" style:font-pitch="variable" fo:font-size="20pt" fo:font-weight="bold" style:font-size-asian="20pt" style:font-weight-asian="bold" style:font-size-complex="20pt" style:font-weight-complex="bold"/>
    </style:style>
    <style:style style:name="T17" style:family="text">
      <style:text-properties fo:color="#ff0000" fo:font-family="Wingdings" style:font-pitch="variable" style:font-charset="x-symbol" fo:font-size="60pt" fo:language="en" fo:country="US" fo:text-shadow="1pt 1pt" style:font-size-asian="60pt" style:font-size-complex="60pt"/>
    </style:style>
    <style:style style:name="T18" style:family="text">
      <style:text-properties fo:color="#33cc33" fo:font-family="Wingdings" style:font-pitch="variable" style:font-charset="x-symbol" fo:font-size="60pt" fo:language="en" fo:country="US" fo:text-shadow="1pt 1pt" style:font-size-asian="60pt" style:font-size-complex="60pt"/>
    </style:style>
    <style:style style:name="T19" style:family="text">
      <style:text-properties fo:color="#000000" fo:font-size="20pt" fo:language="en" fo:country="GB" fo:font-weight="bold" style:font-size-asian="20pt" style:font-weight-asian="bold" style:font-size-complex="20pt" style:font-weight-complex="bold"/>
    </style:style>
    <style:style style:name="T20" style:family="text">
      <style:text-properties fo:color="#000000" fo:font-size="20pt" fo:language="en" fo:country="GB" style:font-size-asian="20pt" style:font-size-complex="20pt"/>
    </style:style>
    <style:style style:name="T21"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22"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23" style:family="text">
      <style:text-properties fo:language="en" fo:country="GB" fo:font-style="italic" style:text-underline-style="solid" style:text-underline-width="auto" style:text-underline-color="font-color" style:font-style-asian="italic" style:font-style-complex="italic"/>
    </style:style>
    <style:style style:name="T24" style:family="text">
      <style:text-properties fo:color="#000000" fo:font-family="Arial" style:font-pitch="variable" fo:font-size="20pt" fo:language="en" fo:country="GB" fo:font-weight="bold" style:font-size-asian="20pt" style:font-weight-asian="bold" style:font-size-complex="20pt" style:font-weight-complex="bold"/>
    </style:style>
    <style:style style:name="T25" style:family="text">
      <style:text-properties fo:color="#000000" fo:font-family="Arial" style:font-pitch="variable" fo:font-size="20pt" fo:language="en" fo:country="GB"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6" style:family="text">
      <style:text-properties fo:font-family="'Courier New'" style:font-family-generic="modern" style:font-pitch="fixed" fo:language="en" fo:country="GB"/>
    </style:style>
    <style:style style:name="T27" style:family="text">
      <style:text-properties fo:font-family="'Courier New'" style:font-family-generic="modern" style:font-pitch="fixed" fo:font-size="20pt" fo:language="en" fo:country="GB" fo:font-weight="bold" style:font-size-asian="20pt" style:font-weight-asian="bold" style:font-size-complex="20pt" style:font-weight-complex="bold"/>
    </style:style>
    <style:style style:name="T28" style:family="text">
      <style:text-properties fo:font-family="'Courier New'" style:font-family-generic="modern" style:font-pitch="fixed" fo:font-weight="bold" style:font-weight-asian="bold" style:font-weight-complex="bold"/>
    </style:style>
    <style:style style:name="T29" style:family="text">
      <style:text-properties fo:color="#f8f8f8" fo:font-size="24pt" style:font-size-asian="24pt" style:font-size-complex="24pt"/>
    </style:style>
    <style:style style:name="T30" style:family="text">
      <style:text-properties fo:color="#006600" fo:font-family="'Courier New'" style:font-family-generic="modern" style:font-pitch="fixed" fo:font-size="16pt" fo:language="en" fo:country="GB" fo:font-weight="bold" style:font-size-asian="16pt" style:font-weight-asian="bold" style:font-size-complex="16pt" style:font-weight-complex="bold"/>
    </style:style>
    <style:style style:name="T31" style:family="text">
      <style:text-properties fo:color="#000066" fo:font-family="'Courier New'" style:font-family-generic="modern" style:font-pitch="fixed" fo:font-size="16pt" fo:language="en" fo:country="GB" fo:font-weight="bold" style:font-size-asian="16pt" style:font-weight-asian="bold" style:font-size-complex="16pt" style:font-weight-complex="bold"/>
    </style:style>
    <style:style style:name="T32" style:family="text">
      <style:text-properties fo:font-family="'Courier New'" style:font-family-generic="modern" style:font-pitch="fixed" fo:font-size="16pt" fo:language="en" fo:country="GB" fo:font-weight="bold" style:font-size-asian="16pt" style:font-weight-asian="bold" style:font-size-complex="16pt" style:font-weight-complex="bold"/>
    </style:style>
    <style:style style:name="T33" style:family="text">
      <style:text-properties fo:color="#000066" fo:font-family="Arial" style:font-pitch="variable" fo:font-size="40pt" fo:font-weight="bold" style:font-size-asian="40pt" style:font-weight-asian="bold" style:font-size-complex="40pt" style:font-weight-complex="bold"/>
    </style:style>
    <style:style style:name="T34" style:family="text">
      <style:text-properties fo:color="#000066" fo:font-family="Arial" style:font-pitch="variable" fo:font-size="20pt" fo:language="en" fo:country="GB" fo:font-style="italic" fo:font-weight="bold" style:font-size-asian="20pt" style:font-style-asian="italic" style:font-weight-asian="bold" style:font-size-complex="20pt" style:font-style-complex="italic" style:font-weight-complex="bold"/>
    </style:style>
    <style:style style:name="T35" style:family="text">
      <style:text-properties fo:color="#000066" fo:font-family="Arial" style:font-pitch="variable" fo:font-size="20pt" fo:language="en" fo:country="GB" fo:font-weight="bold" style:font-size-asian="20pt" style:font-weight-asian="bold" style:font-size-complex="20pt" style:font-weight-complex="bold"/>
    </style:style>
    <style:style style:name="T36" style:family="text">
      <style:text-properties fo:color="#000066" fo:font-family="Arial" style:font-pitch="variable" fo:font-size="20pt" fo:language="en" fo:country="GB"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37" style:family="text">
      <style:text-properties fo:color="#000066" fo:font-family="Arial" style:font-pitch="variable" fo:font-size="20pt" fo:font-weight="bold" style:font-size-asian="20pt" style:font-weight-asian="bold" style:font-size-complex="20pt" style:font-weight-complex="bold"/>
    </style:style>
    <style:style style:name="T38" style:family="text">
      <style:text-properties fo:color="#000066" fo:font-family="Arial" style:font-pitch="variable" fo:font-size="20pt" style:text-underline-style="solid" style:text-underline-width="auto" style:text-underline-color="font-color" fo:font-weight="bold" style:font-size-asian="20pt" style:font-weight-asian="bold" style:font-size-complex="20pt" style:font-weight-complex="bold"/>
    </style:style>
    <style:style style:name="T39" style:family="text">
      <style:text-properties fo:color="#000000" fo:font-family="Arial" style:font-pitch="variable" fo:font-size="20pt" fo:language="en" fo:country="GB" style:text-underline-style="solid" style:text-underline-width="auto" style:text-underline-color="font-color" fo:font-weight="bold" style:font-size-asian="20pt" style:font-weight-asian="bold" style:font-size-complex="20pt" style:font-weight-complex="bold"/>
    </style:style>
    <style:style style:name="T40" style:family="text">
      <style:text-properties fo:font-family="Arial" style:font-pitch="variable" fo:font-size="20pt" fo:language="en" fo:country="GB" fo:font-weight="bold" style:font-size-asian="20pt" style:font-weight-asian="bold" style:font-size-complex="20pt" style:font-weight-complex="bold"/>
    </style:style>
    <style:style style:name="T41" style:family="text">
      <style:text-properties fo:font-family="Wingdings" style:font-pitch="variable" style:font-charset="x-symbol" fo:font-size="20pt" fo:language="en" fo:country="GB" fo:font-weight="bold" style:font-size-asian="20pt" style:font-weight-asian="bold" style:font-size-complex="20pt" style:font-weight-complex="bold"/>
    </style:style>
    <style:style style:name="T42" style:family="text">
      <style:text-properties fo:color="#ffffff" fo:font-family="Arial" style:font-pitch="variable" fo:font-size="40pt" fo:language="en" fo:country="GB"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6">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number text:level="1" style:num-suffix=")" style:num-format="a">
        <style:list-level-properties text:min-label-width="0.635cm"/>
        <style:text-properties fo:color="#000000" fo:font-size="100%"/>
      </text:list-level-style-number>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C Foundation part 2" draw:style-name="dp1" draw:master-page-name="Default" presentation:use-footer-name="ftr1">
        <office:forms form:automatic-focus="false" form:apply-design-mode="false"/>
        <draw:custom-shape draw:style-name="gr1" draw:text-style-name="P2" draw:layer="layout" svg:width="9.818cm" svg:height="3.309cm" svg:x="9.96cm" svg:y="7.223cm">
          <text:p text:style-name="P1"><text:span text:style-name="T1">Objects</text:span></text:p>
          <draw:enhanced-geometry svg:viewBox="0 0 21600 21600" draw:type="mso-spt202" draw:enhanced-path="M 0 0 L 21600 0 21600 21600 0 21600 0 0 Z N"/>
        </draw:custom-shape>
        <draw:frame presentation:style-name="pr1" draw:text-style-name="P2" draw:layer="layout" svg:width="15.24cm" svg:height="2.329cm" draw:transform="rotate (1.5707963267946) translate (0.635cm 17.992cm)" presentation:class="title" presentation:user-transformed="true">
          <draw:text-box>
            <text:p text:style-name="P3">C Foundation part 2</text:p>
          </draw:text-box>
        </draw:frame>
        <presentation:notes draw:style-name="dp2">
          <draw:page-thumbnail draw:style-name="gr2" draw:layer="layout" svg:width="13.472cm" svg:height="9.327cm" svg:x="3.126cm" svg:y="1.896cm" draw:page-number="1" presentation:class="page"/>
          <draw:frame presentation:style-name="pr2" draw:text-style-name="P2" draw:layer="layout" svg:width="14.394cm" svg:height="11.242cm" svg:x="2.963cm" svg:y="11.861cm" presentation:class="notes" presentation:user-transformed="true">
            <draw:text-box>
              <text:p/>
            </draw:text-box>
          </draw:frame>
        </presentation:notes>
      </draw:page>
      <draw:page draw:name="user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users</text:p>
          </draw:text-box>
        </draw:frame>
        <draw:frame presentation:style-name="pr3" draw:text-style-name="P2" draw:layer="layout" svg:width="23.363cm" svg:height="16.934cm" svg:x="3.597cm" svg:y="1.058cm" presentation:class="outline" presentation:user-transformed="true">
          <draw:text-box>
            <text:list text:style-name="L3">
              <text:list-header>
                <text:p text:style-name="P4"/>
                <text:p text:style-name="P4"/>
              </text:list-header>
            </text:list>
          </draw:text-box>
        </draw:frame>
        <draw:custom-shape draw:style-name="gr3" draw:text-style-name="P2" draw:layer="layout" svg:width="18.6cm" svg:height="2.631cm" svg:x="5.958cm" svg:y="13.123cm">
          <text:p text:style-name="P5"><text:span text:style-name="T2">Users care about only what </text:span><text:span text:style-name="T3">they</text:span><text:span text:style-name="T2"> care about! This is called Selfishness.</text:span></text:p>
          <draw:enhanced-geometry svg:viewBox="0 0 21600 21600" draw:type="mso-spt202" draw:enhanced-path="M 0 0 L 21600 0 21600 21600 0 21600 0 0 Z N"/>
        </draw:custom-shape>
        <draw:custom-shape draw:style-name="gr3" draw:text-style-name="P2" draw:layer="layout" svg:width="18.6cm" svg:height="3.816cm" svg:x="5.958cm" svg:y="3.109cm">
          <text:p text:style-name="P5"><text:span text:style-name="T2">Users care about how easy <text:s/>objects are to </text:span><text:span text:style-name="T3">use</text:span><text:span text:style-name="T2"> and how hard objects are to </text:span><text:span text:style-name="T3">misuse</text:span><text:span text:style-name="T2">. This is called Affordance.</text:span></text:p>
          <draw:enhanced-geometry svg:viewBox="0 0 21600 21600" draw:type="mso-spt202" draw:enhanced-path="M 0 0 L 21600 0 21600 21600 0 21600 0 0 Z N"/>
        </draw:custom-shape>
        <draw:custom-shape draw:style-name="gr3" draw:text-style-name="P2" draw:layer="layout" svg:width="18.6cm" svg:height="3.816cm" svg:x="5.958cm" svg:y="8.123cm">
          <text:p text:style-name="P5"><text:span text:style-name="T2">Users don't want to know or care about how hard objects are to </text:span><text:span text:style-name="T3">make</text:span><text:span text:style-name="T2">*.</text:span></text:p>
          <text:p text:style-name="P5"><text:span text:style-name="T2">This is called Ignorance/Apathy.</text:span></text:p>
          <draw:enhanced-geometry svg:viewBox="0 0 21600 21600" draw:type="mso-spt202" draw:enhanced-path="M 0 0 L 21600 0 21600 21600 0 21600 0 0 Z N"/>
        </draw:custom-shape>
        <presentation:notes draw:style-name="dp2">
          <draw:page-thumbnail draw:style-name="gr2" draw:layer="layout" svg:width="13.477cm" svg:height="9.327cm" svg:x="3.126cm" svg:y="1.896cm" draw:page-number="2" presentation:class="page"/>
          <draw:frame presentation:style-name="pr4" draw:text-style-name="P2" draw:layer="layout" svg:width="14.394cm" svg:height="11.242cm" svg:x="2.963cm" svg:y="11.861cm" presentation:class="notes" presentation:user-transformed="true">
            <draw:text-box>
              <text:p text:style-name="P6"><text:span text:style-name="T4">Is the only type that guarantees you the ability to read the object-representation of an object. Important when copying data from one location to another. Worth mentioning.</text:span></text:p>
              <text:p text:style-name="P6"><text:span text:style-name="T4">This could be mentioned on the &lt;limits.h&gt; slide.</text:span></text:p>
            </draw:text-box>
          </draw:frame>
        </presentation:notes>
      </draw:page>
      <draw:page draw:name="(in)consistency"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4">(in)consistency</text:span></text:p>
          </draw:text-box>
        </draw:frame>
        <draw:frame presentation:style-name="pr5" draw:layer="layout" svg:width="22.649cm" svg:height="17.185cm" svg:x="3.597cm" svg:y="1.058cm" presentation:class="outline" presentation:placeholder="true" presentation:user-transformed="true">
          <draw:text-box/>
        </draw:frame>
        <draw:custom-shape draw:style-name="gr4" draw:text-style-name="P2" draw:layer="layout" svg:width="17.198cm" svg:height="3.305cm" svg:x="5.159cm" svg:y="4.167cm">
          <text:p text:style-name="P5"><text:span text:style-name="T5">int </text:span><text:span text:style-name="T6">fsetpos(FILE *, ...);</text:span></text:p>
          <text:p text:style-name="P5"><text:span text:style-name="T5">int</text:span><text:span text:style-name="T6"> fprintf(FILE *, ...);</text:span></text:p>
          <text:p text:style-name="P5"><text:span text:style-name="T5">int</text:span><text:span text:style-name="T6"> fscanf (FILE *, ...);</text:span></text:p>
          <draw:enhanced-geometry svg:viewBox="0 0 21600 21600" draw:type="mso-spt202" draw:enhanced-path="M 0 0 L 21600 0 21600 21600 0 21600 0 0 Z N"/>
        </draw:custom-shape>
        <draw:custom-shape draw:style-name="gr5" draw:text-style-name="P2" draw:layer="layout" svg:width="7.201cm" svg:height="1.023cm" svg:x="5.159cm" svg:y="3.126cm">
          <text:p text:style-name="P5"><text:span text:style-name="T7">&lt;stdio.h&gt;</text:span></text:p>
          <draw:enhanced-geometry svg:viewBox="0 0 21600 21600" draw:type="mso-spt202" draw:enhanced-path="M 0 0 L 21600 0 21600 21600 0 21600 0 0 Z N"/>
        </draw:custom-shape>
        <draw:custom-shape draw:style-name="gr4" draw:text-style-name="P2" draw:layer="layout" svg:width="17cm" svg:height="1.019cm" svg:x="5.159cm" svg:y="12.506cm">
          <text:p text:style-name="P5"><text:span text:style-name="T8">int </text:span><text:span text:style-name="T9">main(int argc, char * argv[])...</text:span></text:p>
          <draw:enhanced-geometry svg:viewBox="0 0 21600 21600" draw:type="mso-spt202" draw:enhanced-path="M 0 0 L 21600 0 21600 21600 0 21600 0 0 Z N"/>
        </draw:custom-shape>
        <draw:custom-shape draw:style-name="gr4" draw:text-style-name="P2" draw:layer="layout" svg:width="17.198cm" svg:height="3.305cm" svg:x="5.159cm" svg:y="7.924cm">
          <text:p text:style-name="P5"><text:span text:style-name="T5">int</text:span><text:span text:style-name="T6"> <text:s text:c="3"/>fputc (..., FILE *);</text:span></text:p>
          <text:p text:style-name="P5"><text:span text:style-name="T5">int</text:span><text:span text:style-name="T6"> <text:s text:c="3"/>fputs (..., FILE *);</text:span></text:p>
          <text:p text:style-name="P5"><text:span text:style-name="T6">size_t fwrite(..., FILE *);</text:span></text:p>
          <draw:enhanced-geometry svg:viewBox="0 0 21600 21600" draw:type="mso-spt202" draw:enhanced-path="M 0 0 L 21600 0 21600 21600 0 21600 0 0 Z N"/>
        </draw:custom-shape>
        <draw:custom-shape draw:style-name="gr4" draw:text-style-name="P2" draw:layer="layout" svg:width="17cm" svg:height="1.019cm" svg:x="5.159cm" svg:y="13.908cm">
          <text:p text:style-name="P5"><text:span text:style-name="T8">char </text:span><text:span text:style-name="T9">* fgets(</text:span><text:span text:style-name="T8">char</text:span><text:span text:style-name="T9"> * s, </text:span><text:span text:style-name="T8">int</text:span><text:span text:style-name="T9"> n, FILE *);</text:span></text:p>
          <draw:enhanced-geometry svg:viewBox="0 0 21600 21600" draw:type="mso-spt202" draw:enhanced-path="M 0 0 L 21600 0 21600 21600 0 21600 0 0 Z N"/>
        </draw:custom-shape>
        <draw:g>
          <draw:custom-shape draw:style-name="gr6" draw:text-style-name="P2" draw:layer="layout" svg:width="0.865cm" svg:height="1.273cm" draw:transform="rotate (0.0984365698124616) translate (22.945cm 9.706cm)">
            <text:p/>
            <draw:enhanced-geometry svg:viewBox="0 0 207 230" draw:type="non-primitive" draw:enhanced-path="M 99 53 L 117 30 142 12 164 0 182 4 196 17 206 56 202 102 191 145 179 179 157 214 138 229 111 229 84 219 71 194 63 162 66 122 4 127 0 109 72 102 90 61 99 53"/>
          </draw:custom-shape>
          <draw:custom-shape draw:style-name="gr6" draw:text-style-name="P2" draw:layer="layout" svg:width="0.991cm" svg:height="2.033cm" draw:transform="rotate (0.0984365698124616) translate (23.484cm 9.33cm)">
            <text:p/>
            <draw:enhanced-geometry svg:viewBox="0 0 237 367" draw:type="non-primitive" draw:enhanced-path="M 98 8 L 68 0 45 1 27 14 14 35 19 57 36 57 31 39 45 23 58 17 80 23 71 41 68 57 71 70 94 76 117 71 122 61 147 89 162 120 183 159 196 194 202 228 197 246 174 268 125 287 98 295 71 300 31 316 1 326 0 347 14 362 32 366 59 353 122 321 174 299 210 274 233 252 236 225 223 190 196 137 171 94 139 48 116 21 86 8 98 8"/>
          </draw:custom-shape>
          <draw:custom-shape draw:style-name="gr6" draw:text-style-name="P2" draw:layer="layout" svg:width="0.522cm" svg:height="1.904cm" draw:transform="rotate (0.0984365698124616) translate (23.186cm 11.051cm)">
            <text:p/>
            <draw:enhanced-geometry svg:viewBox="0 0 125 344" draw:type="non-primitive" draw:enhanced-path="M 116 26 L 112 9 93 0 75 0 53 13 32 44 17 76 9 119 3 171 0 220 0 285 9 324 26 339 54 343 84 342 99 324 107 294 115 263 121 207 124 145 124 71 116 39 116 26"/>
          </draw:custom-shape>
          <draw:custom-shape draw:style-name="gr6" draw:text-style-name="P2" draw:layer="layout" svg:width="0.795cm" svg:height="1.466cm" draw:transform="rotate (0.0984365698124616) translate (22.684cm 11.152cm)">
            <text:p/>
            <draw:enhanced-geometry svg:viewBox="0 0 190 265" draw:type="non-primitive" draw:enhanced-path="M 179 0 L 140 4 100 12 58 35 29 53 9 78 0 92 18 135 47 161 81 180 99 192 130 198 131 209 107 220 73 229 41 246 54 259 67 264 87 245 116 233 140 224 140 207 136 188 121 180 73 161 47 132 27 101 32 86 47 69 82 44 125 35 154 34 179 34 189 18 179 0"/>
          </draw:custom-shape>
          <draw:custom-shape draw:style-name="gr6" draw:text-style-name="P2" draw:layer="layout" svg:width="0.966cm" svg:height="2.37cm" draw:transform="rotate (0.0984365698124616) translate (22.613cm 12.822cm)">
            <text:p/>
            <draw:enhanced-geometry svg:viewBox="0 0 231 428" draw:type="non-primitive" draw:enhanced-path="M 204 0 L 224 0 230 31 215 49 168 91 126 145 99 201 95 238 96 264 108 324 123 373 136 401 139 418 126 418 105 412 99 414 56 416 23 427 11 421 0 399 11 387 60 386 95 390 112 399 110 379 92 347 77 299 65 258 74 211 87 161 114 104 153 51 186 13 204 0"/>
          </draw:custom-shape>
          <draw:custom-shape draw:style-name="gr6" draw:text-style-name="P2" draw:layer="layout" svg:width="0.648cm" svg:height="2.413cm" draw:transform="rotate (0.0984365698124616) translate (23.529cm 12.726cm)">
            <text:p/>
            <draw:enhanced-geometry svg:viewBox="0 0 155 436" draw:type="non-primitive" draw:enhanced-path="M 47 0 L 67 41 80 101 96 167 111 235 111 259 96 303 76 327 56 356 43 378 49 388 83 393 138 401 154 415 141 426 110 435 74 417 47 406 13 401 0 397 4 382 43 344 65 305 85 278 88 252 79 208 58 163 35 85 16 40 18 13 35 0 47 0"/>
          </draw:custom-shape>
        </draw:g>
        <draw:g>
          <draw:custom-shape draw:style-name="gr6" draw:text-style-name="P2" draw:layer="layout" svg:width="0.357cm" svg:height="0.427cm" svg:x="24.045cm" svg:y="8.524cm">
            <text:p/>
            <draw:enhanced-geometry svg:viewBox="0 0 78 90" draw:type="non-primitive" draw:enhanced-path="M 9 4 L 30 0 50 1 68 10 77 26 77 39 68 57 53 67 30 67 17 76 12 89 0 85 5 67 21 57 48 54 59 44 62 27 50 13 32 13 12 17 5 13 9 4"/>
          </draw:custom-shape>
          <draw:custom-shape draw:style-name="gr6" draw:text-style-name="P2" draw:layer="layout" svg:width="0.114cm" svg:height="0.118cm" svg:x="23.962cm" svg:y="9.018cm">
            <text:p/>
            <draw:enhanced-geometry svg:viewBox="0 0 25 25" draw:type="non-primitive" draw:enhanced-path="M 24 1 L 12 0 4 9 0 23 12 24 22 18 24 1"/>
          </draw:custom-shape>
        </draw:g>
        <draw:g>
          <draw:custom-shape draw:style-name="gr6" draw:text-style-name="P2" draw:layer="layout" svg:width="0.865cm" svg:height="1.273cm" draw:transform="rotate (0.0984365698124616) translate (18.544cm 4.903cm)">
            <text:p/>
            <draw:enhanced-geometry svg:viewBox="0 0 207 230" draw:type="non-primitive" draw:enhanced-path="M 99 53 L 117 30 142 12 164 0 182 4 196 17 206 56 202 102 191 145 179 179 157 214 138 229 111 229 84 219 71 194 63 162 66 122 4 127 0 109 72 102 90 61 99 53"/>
          </draw:custom-shape>
          <draw:custom-shape draw:style-name="gr6" draw:text-style-name="P2" draw:layer="layout" svg:width="0.991cm" svg:height="2.033cm" draw:transform="rotate (0.0984365698124616) translate (19.083cm 4.527cm)">
            <text:p/>
            <draw:enhanced-geometry svg:viewBox="0 0 237 367" draw:type="non-primitive" draw:enhanced-path="M 98 8 L 68 0 45 1 27 14 14 35 19 57 36 57 31 39 45 23 58 17 80 23 71 41 68 57 71 70 94 76 117 71 122 61 147 89 162 120 183 159 196 194 202 228 197 246 174 268 125 287 98 295 71 300 31 316 1 326 0 347 14 362 32 366 59 353 122 321 174 299 210 274 233 252 236 225 223 190 196 137 171 94 139 48 116 21 86 8 98 8"/>
          </draw:custom-shape>
          <draw:custom-shape draw:style-name="gr6" draw:text-style-name="P2" draw:layer="layout" svg:width="0.522cm" svg:height="1.905cm" draw:transform="rotate (0.0984365698124616) translate (18.785cm 6.249cm)">
            <text:p/>
            <draw:enhanced-geometry svg:viewBox="0 0 125 344" draw:type="non-primitive" draw:enhanced-path="M 116 26 L 112 9 93 0 75 0 53 13 32 44 17 76 9 119 3 171 0 220 0 285 9 324 26 339 54 343 84 342 99 324 107 294 115 263 121 207 124 145 124 71 116 39 116 26"/>
          </draw:custom-shape>
          <draw:custom-shape draw:style-name="gr6" draw:text-style-name="P2" draw:layer="layout" svg:width="0.795cm" svg:height="1.466cm" draw:transform="rotate (0.0984365698124616) translate (18.283cm 6.349cm)">
            <text:p/>
            <draw:enhanced-geometry svg:viewBox="0 0 190 265" draw:type="non-primitive" draw:enhanced-path="M 179 0 L 140 4 100 12 58 35 29 53 9 78 0 92 18 135 47 161 81 180 99 192 130 198 131 209 107 220 73 229 41 246 54 259 67 264 87 245 116 233 140 224 140 207 136 188 121 180 73 161 47 132 27 101 32 86 47 69 82 44 125 35 154 34 179 34 189 18 179 0"/>
          </draw:custom-shape>
          <draw:custom-shape draw:style-name="gr6" draw:text-style-name="P2" draw:layer="layout" svg:width="0.966cm" svg:height="2.371cm" draw:transform="rotate (0.0984365698124616) translate (18.212cm 8.019cm)">
            <text:p/>
            <draw:enhanced-geometry svg:viewBox="0 0 231 428" draw:type="non-primitive" draw:enhanced-path="M 204 0 L 224 0 230 31 215 49 168 91 126 145 99 201 95 238 96 264 108 324 123 373 136 401 139 418 126 418 105 412 99 414 56 416 23 427 11 421 0 399 11 387 60 386 95 390 112 399 110 379 92 347 77 299 65 258 74 211 87 161 114 104 153 51 186 13 204 0"/>
          </draw:custom-shape>
          <draw:custom-shape draw:style-name="gr6" draw:text-style-name="P2" draw:layer="layout" svg:width="0.648cm" svg:height="2.413cm" draw:transform="rotate (0.0984365698124616) translate (19.128cm 7.923cm)">
            <text:p/>
            <draw:enhanced-geometry svg:viewBox="0 0 155 436" draw:type="non-primitive" draw:enhanced-path="M 47 0 L 67 41 80 101 96 167 111 235 111 259 96 303 76 327 56 356 43 378 49 388 83 393 138 401 154 415 141 426 110 435 74 417 47 406 13 401 0 397 4 382 43 344 65 305 85 278 88 252 79 208 58 163 35 85 16 40 18 13 35 0 47 0"/>
          </draw:custom-shape>
        </draw:g>
        <draw:g>
          <draw:custom-shape draw:style-name="gr6" draw:text-style-name="P2" draw:layer="layout" svg:width="0.357cm" svg:height="0.427cm" svg:x="19.645cm" svg:y="3.722cm">
            <text:p/>
            <draw:enhanced-geometry svg:viewBox="0 0 78 90" draw:type="non-primitive" draw:enhanced-path="M 9 4 L 30 0 50 1 68 10 77 26 77 39 68 57 53 67 30 67 17 76 12 89 0 85 5 67 21 57 48 54 59 44 62 27 50 13 32 13 12 17 5 13 9 4"/>
          </draw:custom-shape>
          <draw:custom-shape draw:style-name="gr6" draw:text-style-name="P2" draw:layer="layout" svg:width="0.114cm" svg:height="0.118cm" svg:x="19.562cm" svg:y="4.216cm">
            <text:p/>
            <draw:enhanced-geometry svg:viewBox="0 0 25 25" draw:type="non-primitive" draw:enhanced-path="M 24 1 L 12 0 4 9 0 23 12 24 22 18 24 1"/>
          </draw:custom-shape>
        </draw:g>
        <presentation:notes draw:style-name="dp2">
          <draw:page-thumbnail draw:style-name="gr2" draw:layer="layout" svg:width="13.472cm" svg:height="9.327cm" svg:x="3.126cm" svg:y="1.896cm" draw:page-number="3" presentation:class="page"/>
          <draw:frame presentation:style-name="pr6" draw:layer="layout" svg:width="14.394cm" svg:height="11.499cm" svg:x="2.963cm" svg:y="11.861cm" presentation:class="notes" presentation:placeholder="true">
            <draw:text-box/>
          </draw:frame>
        </presentation:notes>
      </draw:page>
      <draw:page draw:name="bad design"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bad desig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7.14.1.1 The signal function</text:span></text:p>
                <text:list text:style-name="L5">
                  <text:list-item>
                    <text:p text:style-name="P7"><text:span text:style-name="T4">if the request can be honoured, the signal function returns the value of func for the most recent successful call to signal for the specified signal sig.</text:span></text:p>
                  </text:list-item>
                </text:list>
              </text:list-item>
            </text:list>
          </draw:text-box>
        </draw:frame>
        <draw:custom-shape draw:style-name="gr5" draw:text-style-name="P2" draw:layer="layout" svg:width="7.201cm" svg:height="1.023cm" svg:x="5.159cm" svg:y="7.893cm">
          <text:p text:style-name="P5"><text:span text:style-name="T7">&lt;signal.h&gt;</text:span></text:p>
          <draw:enhanced-geometry svg:viewBox="0 0 21600 21600" draw:type="mso-spt202" draw:enhanced-path="M 0 0 L 21600 0 21600 21600 0 21600 0 0 Z N"/>
        </draw:custom-shape>
        <draw:custom-shape draw:style-name="gr4" draw:text-style-name="P2" draw:layer="layout" svg:width="21.401cm" svg:height="1.019cm" svg:x="5.159cm" svg:y="9.093cm">
          <text:p text:style-name="P5"><text:span text:style-name="T8">void</text:span><text:span text:style-name="T9"> (* signal(</text:span><text:span text:style-name="T8">int</text:span><text:span text:style-name="T9"> sig, </text:span><text:span text:style-name="T8">void</text:span><text:span text:style-name="T9"> (*func)(</text:span><text:span text:style-name="T8">int</text:span><text:span text:style-name="T9">)))(</text:span><text:span text:style-name="T8">int</text:span><text:span text:style-name="T9">);</text:span></text:p>
          <draw:enhanced-geometry svg:viewBox="0 0 21600 21600" draw:type="mso-spt202" draw:enhanced-path="M 0 0 L 21600 0 21600 21600 0 21600 0 0 Z N"/>
        </draw:custom-shape>
        <draw:custom-shape draw:style-name="gr4" draw:text-style-name="P2" draw:layer="layout" svg:width="21.401cm" svg:height="2.543cm" svg:x="5.159cm" svg:y="12.907cm">
          <text:p text:style-name="P5"><text:span text:style-name="T8">typedef void</text:span><text:span text:style-name="T9"> (*signal_handler)(</text:span><text:span text:style-name="T8">int</text:span><text:span text:style-name="T9"> sig);</text:span></text:p>
          <text:p text:style-name="P5"><text:span text:style-name="T9"/></text:p>
          <text:p text:style-name="P5"><text:span text:style-name="T9">signal_handler signal(</text:span><text:span text:style-name="T8">int</text:span><text:span text:style-name="T9"> sig, signal_handler func);</text:span></text:p>
          <draw:enhanced-geometry svg:viewBox="0 0 21600 21600" draw:type="mso-spt202" draw:enhanced-path="M 0 0 L 21600 0 21600 21600 0 21600 0 0 Z N"/>
        </draw:custom-shape>
        <draw:g>
          <draw:custom-shape draw:style-name="gr6" draw:text-style-name="P2" draw:layer="layout" svg:width="0.864cm" svg:height="1.273cm" draw:transform="rotate (0.0984365698124616) translate (25.344cm 10.508cm)">
            <text:p/>
            <draw:enhanced-geometry svg:viewBox="0 0 207 230" draw:type="non-primitive" draw:enhanced-path="M 99 53 L 117 30 142 12 164 0 182 4 196 17 206 56 202 102 191 145 179 179 157 214 138 229 111 229 84 219 71 194 63 162 66 122 4 127 0 109 72 102 90 61 99 53"/>
          </draw:custom-shape>
          <draw:custom-shape draw:style-name="gr6" draw:text-style-name="P2" draw:layer="layout" svg:width="0.99cm" svg:height="2.033cm" draw:transform="rotate (0.0984365698124616) translate (25.883cm 10.132cm)">
            <text:p/>
            <draw:enhanced-geometry svg:viewBox="0 0 237 367" draw:type="non-primitive" draw:enhanced-path="M 98 8 L 68 0 45 1 27 14 14 35 19 57 36 57 31 39 45 23 58 17 80 23 71 41 68 57 71 70 94 76 117 71 122 61 147 89 162 120 183 159 196 194 202 228 197 246 174 268 125 287 98 295 71 300 31 316 1 326 0 347 14 362 32 366 59 353 122 321 174 299 210 274 233 252 236 225 223 190 196 137 171 94 139 48 116 21 86 8 98 8"/>
          </draw:custom-shape>
          <draw:custom-shape draw:style-name="gr6" draw:text-style-name="P2" draw:layer="layout" svg:width="0.522cm" svg:height="1.905cm" draw:transform="rotate (0.0984365698124616) translate (25.585cm 11.854cm)">
            <text:p/>
            <draw:enhanced-geometry svg:viewBox="0 0 125 344" draw:type="non-primitive" draw:enhanced-path="M 116 26 L 112 9 93 0 75 0 53 13 32 44 17 76 9 119 3 171 0 220 0 285 9 324 26 339 54 343 84 342 99 324 107 294 115 263 121 207 124 145 124 71 116 39 116 26"/>
          </draw:custom-shape>
          <draw:custom-shape draw:style-name="gr6" draw:text-style-name="P2" draw:layer="layout" svg:width="0.794cm" svg:height="1.466cm" draw:transform="rotate (0.0984365698124616) translate (25.083cm 11.954cm)">
            <text:p/>
            <draw:enhanced-geometry svg:viewBox="0 0 190 265" draw:type="non-primitive" draw:enhanced-path="M 179 0 L 140 4 100 12 58 35 29 53 9 78 0 92 18 135 47 161 81 180 99 192 130 198 131 209 107 220 73 229 41 246 54 259 67 264 87 245 116 233 140 224 140 207 136 188 121 180 73 161 47 132 27 101 32 86 47 69 82 44 125 35 154 34 179 34 189 18 179 0"/>
          </draw:custom-shape>
          <draw:custom-shape draw:style-name="gr6" draw:text-style-name="P2" draw:layer="layout" svg:width="0.966cm" svg:height="2.371cm" draw:transform="rotate (0.0984365698124616) translate (25.012cm 13.624cm)">
            <text:p/>
            <draw:enhanced-geometry svg:viewBox="0 0 231 428" draw:type="non-primitive" draw:enhanced-path="M 204 0 L 224 0 230 31 215 49 168 91 126 145 99 201 95 238 96 264 108 324 123 373 136 401 139 418 126 418 105 412 99 414 56 416 23 427 11 421 0 399 11 387 60 386 95 390 112 399 110 379 92 347 77 299 65 258 74 211 87 161 114 104 153 51 186 13 204 0"/>
          </draw:custom-shape>
          <draw:custom-shape draw:style-name="gr6" draw:text-style-name="P2" draw:layer="layout" svg:width="0.648cm" svg:height="2.413cm" draw:transform="rotate (0.0984365698124616) translate (25.927cm 13.528cm)">
            <text:p/>
            <draw:enhanced-geometry svg:viewBox="0 0 155 436" draw:type="non-primitive" draw:enhanced-path="M 47 0 L 67 41 80 101 96 167 111 235 111 259 96 303 76 327 56 356 43 378 49 388 83 393 138 401 154 415 141 426 110 435 74 417 47 406 13 401 0 397 4 382 43 344 65 305 85 278 88 252 79 208 58 163 35 85 16 40 18 13 35 0 47 0"/>
          </draw:custom-shape>
        </draw:g>
        <draw:g>
          <draw:custom-shape draw:style-name="gr6" draw:text-style-name="P2" draw:layer="layout" svg:width="0.357cm" svg:height="0.427cm" svg:x="26.003cm" svg:y="9.313cm">
            <text:p/>
            <draw:enhanced-geometry svg:viewBox="0 0 78 90" draw:type="non-primitive" draw:enhanced-path="M 9 4 L 30 0 50 1 68 10 77 26 77 39 68 57 53 67 30 67 17 76 12 89 0 85 5 67 21 57 48 54 59 44 62 27 50 13 32 13 12 17 5 13 9 4"/>
          </draw:custom-shape>
          <draw:custom-shape draw:style-name="gr6" draw:text-style-name="P2" draw:layer="layout" svg:width="0.114cm" svg:height="0.118cm" svg:x="25.92cm" svg:y="9.807cm">
            <text:p/>
            <draw:enhanced-geometry svg:viewBox="0 0 25 25" draw:type="non-primitive" draw:enhanced-path="M 24 1 L 12 0 4 9 0 23 12 24 22 18 24 1"/>
          </draw:custom-shape>
        </draw:g>
        <draw:custom-shape draw:style-name="gr7" draw:text-style-name="P2" draw:layer="layout" svg:width="1.601cm" svg:height="2.002cm" svg:x="9.556cm" svg:y="10.5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1.601cm" svg:height="2.002cm" svg:x="14.358cm" svg:y="10.5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1.6cm" svg:height="2.002cm" svg:x="18.561cm" svg:y="10.5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3.472cm" svg:height="9.327cm" svg:x="3.126cm" svg:y="1.896cm" draw:page-number="4" presentation:class="page"/>
          <draw:frame presentation:style-name="pr6" draw:layer="layout" svg:width="14.394cm" svg:height="11.499cm" svg:x="2.963cm" svg:y="11.861cm" presentation:class="notes" presentation:placeholder="true">
            <draw:text-box/>
          </draw:frame>
        </presentation:notes>
      </draw:page>
      <draw:page draw:name="compound literal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compound literal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6.5.2.5 Compound literals</text:span></text:p>
                <text:list text:style-name="L5">
                  <text:list-item>
                    <text:p text:style-name="P7"><text:span text:style-name="T4">para 6 – if the compound literal occurs outside the body of a function, the object has static storage duration; ...</text:span></text:p>
                  </text:list-item>
                </text:list>
              </text:list-item>
            </text:list>
          </draw:text-box>
        </draw:frame>
        <draw:custom-shape draw:style-name="gr3" draw:text-style-name="P2" draw:layer="layout" svg:width="18cm" svg:height="1.277cm" svg:x="5.958cm" svg:y="8.727cm">
          <text:p text:style-name="P5"><text:span text:style-name="T10">int</text:span><text:span text:style-name="T6"> * p = (</text:span><text:span text:style-name="T10">int</text:span><text:span text:style-name="T6">[]){1,2,3,4};</text:span></text:p>
          <draw:enhanced-geometry svg:viewBox="0 0 21600 21600" draw:type="mso-spt202" draw:enhanced-path="M 0 0 L 21600 0 21600 21600 0 21600 0 0 Z N"/>
        </draw:custom-shape>
        <draw:custom-shape draw:style-name="gr3" draw:text-style-name="P2" draw:layer="layout" svg:width="18cm" svg:height="2.293cm" svg:x="5.958cm" svg:y="12.643cm">
          <text:p text:style-name="P5"><text:span text:style-name="T10">int</text:span><text:span text:style-name="T6"> $[] = { 1,2,3,4 };</text:span></text:p>
          <text:p text:style-name="P5"><text:span text:style-name="T10">int</text:span><text:span text:style-name="T6"> * p = $;</text:span></text:p>
          <draw:enhanced-geometry svg:viewBox="0 0 21600 21600" draw:type="mso-spt202" draw:enhanced-path="M 0 0 L 21600 0 21600 21600 0 21600 0 0 Z N"/>
        </draw:custom-shape>
        <draw:custom-shape draw:style-name="gr7" draw:text-style-name="P2" draw:layer="layout" svg:width="2.399cm" svg:height="4.004cm" svg:x="21.559cm" svg:y="9.3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2.399cm" svg:height="1.023cm" svg:x="20.161cm" svg:y="10.724cm">
          <text:p text:style-name="P5"><text:span text:style-name="T11">as-if</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5" presentation:class="page"/>
          <draw:frame presentation:style-name="pr6" draw:layer="layout" svg:width="14.394cm" svg:height="11.499cm" svg:x="2.963cm" svg:y="11.861cm" presentation:class="notes" presentation:placeholder="true">
            <draw:text-box/>
          </draw:frame>
        </presentation:notes>
      </draw:page>
      <draw:page draw:name="page6"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compound literal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6.5.2.5 Compound literals</text:span></text:p>
                <text:list text:style-name="L5">
                  <text:list-item>
                    <text:p text:style-name="P7"><text:span text:style-name="T4">para 6 – if the compound literal occurs outside the body of a function, the object has static storage duration; </text:span><text:span text:style-name="T4"><text:line-break/></text:span><text:span text:style-name="T4">otherwise it has automatic storage duration associated with the enclosing </text:span><text:span text:style-name="T12">block</text:span><text:span text:style-name="T4">.</text:span></text:p>
                  </text:list-item>
                </text:list>
              </text:list-item>
            </text:list>
          </draw:text-box>
        </draw:frame>
        <draw:custom-shape draw:style-name="gr8" draw:text-style-name="P2" draw:layer="layout" svg:width="18.803cm" svg:height="2.201cm" svg:x="5.556cm" svg:y="5.525cm">
          <text:p/>
          <draw:enhanced-geometry svg:viewBox="0 0 21600 21600" draw:type="rectangle" draw:enhanced-path="M 0 0 L 21600 0 21600 21600 0 21600 0 0 Z N"/>
        </draw:custom-shape>
        <draw:custom-shape draw:style-name="gr3" draw:text-style-name="P2" draw:layer="layout" svg:width="15.601cm" svg:height="7.884cm" svg:x="6.756cm" svg:y="8.524cm">
          <text:p text:style-name="P5"><text:span text:style-name="T13">int</text:span><text:span text:style-name="T14"> eg(</text:span><text:span text:style-name="T13">int</text:span><text:span text:style-name="T14"> i, </text:span><text:span text:style-name="T13">int</text:span><text:span text:style-name="T14"> j)</text:span></text:p>
          <text:p text:style-name="P5"><text:span text:style-name="T14">{</text:span></text:p>
          <text:p text:style-name="P5"><text:span text:style-name="T14"><text:s text:c="4"/></text:span><text:span text:style-name="T13">int</text:span><text:span text:style-name="T14"> * p;</text:span></text:p>
          <text:p text:style-name="P5"><text:span text:style-name="T14"><text:s text:c="4"/></text:span><text:span text:style-name="T13">if</text:span><text:span text:style-name="T14"> (i == j)</text:span></text:p>
          <text:p text:style-name="P5"><text:span text:style-name="T14"><text:s text:c="8"/></text:span><text:span text:style-name="T14">p = (</text:span><text:span text:style-name="T13">int</text:span><text:span text:style-name="T14">[]){ i, i };</text:span></text:p>
          <text:p text:style-name="P5"><text:span text:style-name="T14"><text:s text:c="4"/></text:span><text:span text:style-name="T13">else</text:span></text:p>
          <text:p text:style-name="P5"><text:span text:style-name="T14"><text:s text:c="8"/></text:span><text:span text:style-name="T14">p = (</text:span><text:span text:style-name="T13">int</text:span><text:span text:style-name="T14">[]){ j, j };</text:span></text:p>
          <text:p text:style-name="P5"><text:span text:style-name="T14"><text:s text:c="4"/></text:span><text:span text:style-name="T13">return</text:span><text:span text:style-name="T14"> *p;</text:span></text:p>
          <text:p text:style-name="P5"><text:span text:style-name="T14">}</text:span></text:p>
          <draw:enhanced-geometry svg:viewBox="0 0 21600 21600" draw:type="mso-spt202" draw:enhanced-path="M 0 0 L 21600 0 21600 21600 0 21600 0 0 Z N"/>
        </draw:custom-shape>
        <draw:g>
          <draw:custom-shape draw:style-name="gr6" draw:text-style-name="P2" draw:layer="layout" svg:width="1.337cm" svg:height="1.494cm" draw:transform="rotate (0.0984365698124616) translate (22.448cm 9.784cm)">
            <text:p/>
            <draw:enhanced-geometry svg:viewBox="0 0 207 230" draw:type="non-primitive" draw:enhanced-path="M 99 53 L 117 30 142 12 164 0 182 4 196 17 206 56 202 102 191 145 179 179 157 214 138 229 111 229 84 219 71 194 63 162 66 122 4 127 0 109 72 102 90 61 99 53"/>
          </draw:custom-shape>
          <draw:custom-shape draw:style-name="gr6" draw:text-style-name="P2" draw:layer="layout" svg:width="1.533cm" svg:height="2.385cm" draw:transform="rotate (0.0984365698124616) translate (23.293cm 9.322cm)">
            <text:p/>
            <draw:enhanced-geometry svg:viewBox="0 0 237 367" draw:type="non-primitive" draw:enhanced-path="M 98 8 L 68 0 45 1 27 14 14 35 19 57 36 57 31 39 45 23 58 17 80 23 71 41 68 57 71 70 94 76 117 71 122 61 147 89 162 120 183 159 196 194 202 228 197 246 174 268 125 287 98 295 71 300 31 316 1 326 0 347 14 362 32 366 59 353 122 321 174 299 210 274 233 252 236 225 223 190 196 137 171 94 139 48 116 21 86 8 98 8"/>
          </draw:custom-shape>
          <draw:custom-shape draw:style-name="gr6" draw:text-style-name="P2" draw:layer="layout" svg:width="0.808cm" svg:height="2.235cm" draw:transform="rotate (0.0984365698124616) translate (22.772cm 11.359cm)">
            <text:p/>
            <draw:enhanced-geometry svg:viewBox="0 0 125 344" draw:type="non-primitive" draw:enhanced-path="M 116 26 L 112 9 93 0 75 0 53 13 32 44 17 76 9 119 3 171 0 220 0 285 9 324 26 339 54 343 84 342 99 324 107 294 115 263 121 207 124 145 124 71 116 39 116 26"/>
          </draw:custom-shape>
          <draw:custom-shape draw:style-name="gr6" draw:text-style-name="P2" draw:layer="layout" svg:width="1.229cm" svg:height="1.721cm" draw:transform="rotate (0.0984365698124616) translate (21.992cm 11.495cm)">
            <text:p/>
            <draw:enhanced-geometry svg:viewBox="0 0 190 265" draw:type="non-primitive" draw:enhanced-path="M 179 0 L 140 4 100 12 58 35 29 53 9 78 0 92 18 135 47 161 81 180 99 192 130 198 131 209 107 220 73 229 41 246 54 259 67 264 87 245 116 233 140 224 140 207 136 188 121 180 73 161 47 132 27 101 32 86 47 69 82 44 125 35 154 34 179 34 189 18 179 0"/>
          </draw:custom-shape>
          <draw:custom-shape draw:style-name="gr6" draw:text-style-name="P2" draw:layer="layout" svg:width="1.494cm" svg:height="2.782cm" draw:transform="rotate (0.0984365698124616) translate (21.823cm 13.463cm)">
            <text:p/>
            <draw:enhanced-geometry svg:viewBox="0 0 231 428" draw:type="non-primitive" draw:enhanced-path="M 204 0 L 224 0 230 31 215 49 168 91 126 145 99 201 95 238 96 264 108 324 123 373 136 401 139 418 126 418 105 412 99 414 56 416 23 427 11 421 0 399 11 387 60 386 95 390 112 399 110 379 92 347 77 299 65 258 74 211 87 161 114 104 153 51 186 13 204 0"/>
          </draw:custom-shape>
          <draw:custom-shape draw:style-name="gr6" draw:text-style-name="P2" draw:layer="layout" svg:width="1.003cm" svg:height="2.832cm" draw:transform="rotate (0.0984365698124616) translate (23.238cm 13.318cm)">
            <text:p/>
            <draw:enhanced-geometry svg:viewBox="0 0 155 436" draw:type="non-primitive" draw:enhanced-path="M 47 0 L 67 41 80 101 96 167 111 235 111 259 96 303 76 327 56 356 43 378 49 388 83 393 138 401 154 415 141 426 110 435 74 417 47 406 13 401 0 397 4 382 43 344 65 305 85 278 88 252 79 208 58 163 35 85 16 40 18 13 35 0 47 0"/>
          </draw:custom-shape>
        </draw:g>
        <draw:g>
          <draw:custom-shape draw:style-name="gr6" draw:text-style-name="P2" draw:layer="layout" svg:width="0.357cm" svg:height="0.427cm" svg:x="24.001cm" svg:y="8.524cm">
            <text:p/>
            <draw:enhanced-geometry svg:viewBox="0 0 78 90" draw:type="non-primitive" draw:enhanced-path="M 9 4 L 30 0 50 1 68 10 77 26 77 39 68 57 53 67 30 67 17 76 12 89 0 85 5 67 21 57 48 54 59 44 62 27 50 13 32 13 12 17 5 13 9 4"/>
          </draw:custom-shape>
          <draw:custom-shape draw:style-name="gr6" draw:text-style-name="P2" draw:layer="layout" svg:width="0.114cm" svg:height="0.118cm" svg:x="23.918cm" svg:y="9.018cm">
            <text:p/>
            <draw:enhanced-geometry svg:viewBox="0 0 25 25" draw:type="non-primitive" draw:enhanced-path="M 24 1 L 12 0 4 9 0 23 12 24 22 18 24 1"/>
          </draw:custom-shape>
        </draw:g>
        <draw:line draw:style-name="gr9" draw:text-style-name="P8" draw:layer="layout" svg:x1="26.361cm" svg:y1="6.324cm" svg:x2="24.359cm" svg:y2="6.324cm">
          <text:p/>
        </draw:line>
        <draw:g>
          <draw:custom-shape draw:style-name="gr10" draw:text-style-name="P2" draw:layer="layout" svg:width="0.528cm" svg:height="2.213cm" draw:transform="rotate (-2.3537510292403) translate (20.524cm 17.26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1" draw:text-style-name="P2" draw:layer="layout" svg:width="0.528cm" svg:height="2.213cm" draw:transform="rotate (-2.3537510292403) translate (20.524cm 17.26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0" draw:text-style-name="P2" draw:layer="layout" svg:width="0.494cm" svg:height="2.216cm" draw:transform="rotate (-2.3537510292403) translate (20.849cm 16.93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1" draw:text-style-name="P2" draw:layer="layout" svg:width="0.494cm" svg:height="2.216cm" draw:transform="rotate (-2.3537510292403) translate (20.849cm 16.93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2" draw:text-style-name="P2" draw:layer="layout" svg:width="0.191cm" svg:height="0.411cm" draw:transform="rotate (-2.3537510292403) translate (20.475cm 17.22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2" draw:text-style-name="P2" draw:layer="layout" svg:width="0.168cm" svg:height="0.353cm" draw:transform="rotate (-2.3537510292403) translate (20.588cm 17.053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2" draw:text-style-name="P2" draw:layer="layout" svg:width="0.339cm" svg:height="0.429cm" draw:transform="rotate (-2.3537510292403) translate (20.102cm 16.88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2" draw:text-style-name="P2" draw:layer="layout" svg:width="0.257cm" svg:height="0.165cm" draw:transform="rotate (-2.3537510292403) translate (19.647cm 16.528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2" draw:text-style-name="P2" draw:layer="layout" svg:width="0.494cm" svg:height="2.168cm" draw:transform="rotate (-2.3537510292403) translate (20.834cm 16.897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2" draw:text-style-name="P2" draw:layer="layout" svg:width="0.583cm" svg:height="2.217cm" draw:transform="rotate (-2.3537510292403) translate (20.54cm 17.227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2" draw:text-style-name="P2" draw:layer="layout" svg:width="0.383cm" svg:height="0.317cm" draw:transform="rotate (-2.3537510292403) translate (20.642cm 17.158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2" draw:text-style-name="P2" draw:layer="layout" svg:width="0.036cm" svg:height="0.02cm" draw:transform="rotate (-2.3537510292403) translate (20.496cm 17.265cm)">
            <text:p/>
            <draw:enhanced-geometry svg:viewBox="0 0 70 35" draw:type="non-primitive" draw:enhanced-path="M 0 0 L 9 5 17 9 26 15 34 20 43 24 52 29 61 32 70 35 0 0 Z N"/>
          </draw:custom-shape>
          <draw:custom-shape draw:style-name="gr12" draw:text-style-name="P2" draw:layer="layout" svg:width="0.163cm" svg:height="0.181cm" draw:transform="rotate (-2.3537510292403) translate (20.49cm 17.271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2" draw:text-style-name="P2" draw:layer="layout" svg:width="0.312cm" svg:height="0.133cm" draw:transform="rotate (-2.3537510292403) translate (20.098cm 17.195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2" draw:text-style-name="P2" draw:layer="layout" svg:width="0.128cm" svg:height="0.22cm" draw:transform="rotate (-2.3537510292403) translate (20.035cm 17.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2" draw:text-style-name="P2" draw:layer="layout" svg:width="0.102cm" svg:height="0.214cm" draw:transform="rotate (-2.3537510292403) translate (20.021cm 17.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2" draw:text-style-name="P2" draw:layer="layout" svg:width="0.092cm" svg:height="0.148cm" draw:transform="rotate (-2.3537510292403) translate (19.976cm 17.488cm)">
            <text:p/>
            <draw:enhanced-geometry svg:viewBox="0 0 175 243" draw:type="non-primitive" draw:enhanced-path="M 0 243 L 11 229 22 213 32 198 42 182 54 167 64 152 74 136 84 120 96 105 106 89 117 73 129 59 140 44 151 29 163 14 175 0 0 243 Z N"/>
          </draw:custom-shape>
          <draw:custom-shape draw:style-name="gr12" draw:text-style-name="P2" draw:layer="layout" svg:width="0.138cm" svg:height="0.214cm" draw:transform="rotate (-2.3537510292403) translate (20.013cm 17.511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2" draw:text-style-name="P2" draw:layer="layout" svg:width="0.081cm" svg:height="0.126cm" draw:transform="rotate (-2.3537510292403) translate (19.999cm 17.554cm)">
            <text:p/>
            <draw:enhanced-geometry svg:viewBox="0 0 157 211" draw:type="non-primitive" draw:enhanced-path="M 157 0 L 147 14 137 26 127 39 115 51 104 64 94 76 82 89 72 102 61 115 51 127 40 141 31 154 22 168 14 182 6 196 0 211 157 0 Z N"/>
          </draw:custom-shape>
          <draw:custom-shape draw:style-name="gr12" draw:text-style-name="P2" draw:layer="layout" svg:width="0.036cm" svg:height="0.126cm" draw:transform="rotate (-2.3537510292403) translate (19.963cm 17.502cm)">
            <text:p/>
            <draw:enhanced-geometry svg:viewBox="0 0 70 209" draw:type="non-primitive" draw:enhanced-path="M 0 209 L 5 197 10 183 14 171 19 157 22 144 27 131 31 118 36 104 40 91 44 78 48 65 53 52 57 38 61 26 65 12 70 0 0 209 Z N"/>
          </draw:custom-shape>
          <draw:custom-shape draw:style-name="gr12" draw:text-style-name="P2" draw:layer="layout" svg:width="0.323cm" svg:height="0.423cm" draw:transform="rotate (-2.3537510292403) translate (19.778cm 17.058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2" draw:text-style-name="P2" draw:layer="layout" svg:width="0.102cm" svg:height="0.03cm" draw:transform="rotate (-2.3537510292403) translate (19.686cm 17.029cm)">
            <text:p/>
            <draw:enhanced-geometry svg:viewBox="0 0 193 50" draw:type="non-primitive" draw:enhanced-path="M 193 0 L 181 3 168 7 156 11 143 17 131 23 117 27 105 33 92 38 79 42 66 46 55 49 42 50 31 49 21 46 11 43 0 36 193 0 Z N"/>
          </draw:custom-shape>
          <draw:custom-shape draw:style-name="gr12" draw:text-style-name="P2" draw:layer="layout" svg:width="0.144cm" svg:height="0.105cm" draw:transform="rotate (-2.3537510292403) translate (19.772cm 17.041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2" draw:text-style-name="P2" draw:layer="layout" svg:width="0.42cm" svg:height="0.604cm" draw:transform="rotate (-2.3537510292403) translate (19.207cm 16.62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2" draw:text-style-name="P2" draw:layer="layout" svg:width="0.323cm" svg:height="0.423cm" draw:transform="rotate (-2.3537510292403) translate (20.498cm 16.32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2" draw:text-style-name="P2" draw:layer="layout" svg:width="0.428cm" svg:height="0.601cm" draw:transform="rotate (-2.3537510292403) translate (20.144cm 15.67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2" draw:text-style-name="P2" draw:layer="layout" svg:width="0.118cm" svg:height="0.102cm" draw:transform="rotate (-2.3537510292403) translate (20.349cm 16.4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2" draw:text-style-name="P2" draw:layer="layout" svg:width="0.378cm" svg:height="0.299cm" draw:transform="rotate (-2.3537510292403) translate (20.821cm 16.703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2" draw:text-style-name="P2" draw:layer="layout" svg:width="0.01cm" svg:height="0.002cm" draw:transform="rotate (-2.3537510292403) translate (20.355cm 16.747cm)">
            <text:p/>
            <draw:enhanced-geometry svg:viewBox="0 0 17 0" draw:type="non-primitive" draw:enhanced-path="M 0 0 L 4 0 9 0 12 0 17 0 0 0 Z N"/>
          </draw:custom-shape>
          <draw:custom-shape draw:style-name="gr12" draw:text-style-name="P2" draw:layer="layout" svg:width="0.22cm" svg:height="0.145cm" draw:transform="rotate (-2.3537510292403) translate (20.695cm 16.67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0" draw:text-style-name="P2" draw:layer="layout" svg:width="0.41cm" svg:height="0.144cm" draw:transform="rotate (-2.3537510292403) translate (19.933cm 16.249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0" draw:text-style-name="P2" draw:layer="layout" svg:width="0.428cm" svg:height="0.169cm" draw:transform="rotate (-2.3537510292403) translate (19.835cm 16.091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0" draw:text-style-name="P2" draw:layer="layout" svg:width="0.376cm" svg:height="0.018cm" draw:transform="rotate (-2.3537510292403) translate (19.635cm 15.96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0" draw:text-style-name="P2" draw:layer="layout" svg:width="0.446cm" svg:height="0.148cm" draw:transform="rotate (-2.3537510292403) translate (19.685cm 15.95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0" draw:text-style-name="P2" draw:layer="layout" svg:width="0.473cm" svg:height="0.135cm" draw:transform="rotate (-2.3537510292403) translate (19.555cm 15.81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0" draw:text-style-name="P2" draw:layer="layout" svg:width="0.22cm" svg:height="0.251cm" draw:transform="rotate (-2.3537510292403) translate (20.237cm 16.6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0" draw:text-style-name="P2" draw:layer="layout" svg:width="0.044cm" svg:height="0.041cm" draw:transform="rotate (-2.3537510292403) translate (20.142cm 16.72cm)">
            <text:p/>
            <draw:enhanced-geometry svg:viewBox="0 0 86 72" draw:type="non-primitive" draw:enhanced-path="M 0 0 L 10 9 21 18 32 27 43 35 54 44 65 53 76 62 86 72 0 0 Z N"/>
          </draw:custom-shape>
          <draw:custom-shape draw:style-name="gr10" draw:text-style-name="P2" draw:layer="layout" svg:width="0.138cm" svg:height="0.305cm" draw:transform="rotate (-2.3537510292403) translate (20.581cm 17.09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0" draw:text-style-name="P2" draw:layer="layout" svg:width="0.11cm" svg:height="0.133cm" draw:transform="rotate (-2.3537510292403) translate (19.902cm 17.05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0" draw:text-style-name="P2" draw:layer="layout" svg:width="0.142cm" svg:height="0.577cm" draw:transform="rotate (-2.3537510292403) translate (19.415cm 16.671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0" draw:text-style-name="P2" draw:layer="layout" svg:width="0.546cm" svg:height="0.129cm" draw:transform="rotate (-2.3537510292403) translate (19.402cm 15.694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3" draw:text-style-name="P2" draw:layer="layout" svg:width="0.496cm" svg:height="0.069cm" draw:transform="rotate (-2.3537510292403) translate (20.365cm 16.797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3" draw:text-style-name="P2" draw:layer="layout" svg:width="0.257cm" svg:height="0.466cm" draw:transform="rotate (-2.3537510292403) translate (20.409cm 16.63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3" draw:text-style-name="P2" draw:layer="layout" svg:width="0.257cm" svg:height="0.507cm" draw:transform="rotate (-2.3537510292403) translate (20.053cm 17.0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3" draw:text-style-name="P2" draw:layer="layout" svg:width="0.701cm" svg:height="0.045cm" draw:transform="rotate (-2.3537510292403) translate (20.075cm 16.338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3" draw:text-style-name="P2" draw:layer="layout" svg:width="0.026cm" svg:height="0.002cm" draw:transform="rotate (-2.3537510292403) translate (19.565cm 16.82cm)">
            <text:p/>
            <draw:enhanced-geometry svg:viewBox="0 0 54 0" draw:type="non-primitive" draw:enhanced-path="M 0 0 L 0 0 6 0 13 0 20 0 27 0 34 0 41 0 47 0 54 0 N"/>
          </draw:custom-shape>
          <draw:custom-shape draw:style-name="gr13" draw:text-style-name="P2" draw:layer="layout" svg:width="0.682cm" svg:height="0.045cm" draw:transform="rotate (-2.3537510292403) translate (20.003cm 16.319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3" draw:text-style-name="P2" draw:layer="layout" svg:width="0.857cm" svg:height="0.066cm" draw:transform="rotate (-2.3537510292403) translate (19.939cm 16.115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3" draw:text-style-name="P2" draw:layer="layout" svg:width="0.002cm" svg:height="0.021cm" draw:transform="rotate (-2.3537510292403) translate (19.322cm 16.735cm)">
            <text:p/>
            <draw:enhanced-geometry svg:viewBox="0 0 0 36" draw:type="non-primitive" draw:enhanced-path="M 0 0 L 0 0 0 4 0 9 0 13 0 18 0 22 0 27 0 32 0 36 N"/>
          </draw:custom-shape>
          <draw:custom-shape draw:style-name="gr13" draw:text-style-name="P2" draw:layer="layout" svg:width="0.93cm" svg:height="0.09cm" draw:transform="rotate (-2.3537510292403) translate (19.809cm 15.94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3" draw:text-style-name="P2" draw:layer="layout" svg:width="0.967cm" svg:height="0.069cm" draw:transform="rotate (-2.3537510292403) translate (19.642cm 15.778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3" draw:text-style-name="P2" draw:layer="layout" svg:width="0.958cm" svg:height="0.069cm" draw:transform="rotate (-2.3537510292403) translate (19.52cm 15.631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3" draw:text-style-name="P2" draw:layer="layout" svg:width="0.883cm" svg:height="0.136cm" draw:transform="rotate (-2.3537510292403) translate (19.401cm 15.60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3" draw:text-style-name="P2" draw:layer="layout" svg:width="0.11cm" svg:height="0.002cm" draw:transform="rotate (-2.3537510292403) translate (19.028cm 15.675cm)">
            <text:p/>
            <draw:enhanced-geometry svg:viewBox="0 0 210 0" draw:type="non-primitive" draw:enhanced-path="M 0 0 L 0 0 14 0 27 0 40 0 53 0 67 0 80 0 93 0 106 0 119 0 132 0 145 0 158 0 171 0 184 0 198 0 210 0 N"/>
          </draw:custom-shape>
          <draw:custom-shape draw:style-name="gr13" draw:text-style-name="P2" draw:layer="layout" svg:width="0.016cm" svg:height="0.021cm" draw:transform="rotate (-2.3537510292403) translate (18.919cm 15.814cm)">
            <text:p/>
            <draw:enhanced-geometry svg:viewBox="0 0 34 35" draw:type="non-primitive" draw:enhanced-path="M 0 35 L 0 35 4 30 9 27 13 22 17 18 21 13 26 9 30 4 34 0 N"/>
          </draw:custom-shape>
          <draw:custom-shape draw:style-name="gr14" draw:text-style-name="P2" draw:layer="layout" svg:width="0.097cm" svg:height="0.208cm" draw:transform="rotate (-2.3537510292403) translate (20.507cm 17.073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4" draw:text-style-name="P2" draw:layer="layout" svg:width="0.112cm" svg:height="0.151cm" draw:transform="rotate (-2.3537510292403) translate (20.153cm 16.62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4" draw:text-style-name="P2" draw:layer="layout" svg:width="0.238cm" svg:height="0.06cm" draw:transform="rotate (-2.3537510292403) translate (19.852cm 16.287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4" draw:text-style-name="P2" draw:layer="layout" svg:width="0.029cm" svg:height="0.021cm" draw:transform="rotate (-2.3537510292403) translate (19.715cm 16.37cm)">
            <text:p/>
            <draw:enhanced-geometry svg:viewBox="0 0 54 35" draw:type="non-primitive" draw:enhanced-path="M 0 35 L 7 30 13 26 20 20 25 16 32 11 39 6 46 3 54 0 0 35 Z N"/>
          </draw:custom-shape>
          <draw:custom-shape draw:style-name="gr14" draw:text-style-name="P2" draw:layer="layout" svg:width="0.168cm" svg:height="0.096cm" draw:transform="rotate (-2.3537510292403) translate (19.654cm 16.204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4" draw:text-style-name="P2" draw:layer="layout" svg:width="0.131cm" svg:height="0.085cm" draw:transform="rotate (-2.3537510292403) translate (19.469cm 16.07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4" draw:text-style-name="P2" draw:layer="layout" svg:width="0.128cm" svg:height="0.085cm" draw:transform="rotate (-2.3537510292403) translate (19.375cm 15.95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4" draw:text-style-name="P2" draw:layer="layout" svg:width="0.026cm" svg:height="0.002cm" draw:transform="rotate (-2.3537510292403) translate (19.339cm 15.907cm)">
            <text:p/>
            <draw:enhanced-geometry svg:viewBox="0 0 53 0" draw:type="non-primitive" draw:enhanced-path="M 53 0 L 46 0 40 0 34 0 27 0 20 0 13 0 6 0 0 0 53 0 Z N"/>
          </draw:custom-shape>
          <draw:custom-shape draw:style-name="gr14" draw:text-style-name="P2" draw:layer="layout" svg:width="0.139cm" svg:height="0.066cm" draw:transform="rotate (-2.3537510292403) translate (19.188cm 15.81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1" draw:text-style-name="P2" draw:layer="layout" svg:width="0.017cm" svg:height="0.021cm" draw:transform="rotate (-2.3537510292403) translate (19.925cm 17.569cm)">
            <text:p/>
            <draw:enhanced-geometry svg:viewBox="0 0 35 36" draw:type="non-primitive" draw:enhanced-path="M 35 0 L 35 0 31 5 26 10 22 14 17 17 13 22 9 27 5 31 0 36 N"/>
          </draw:custom-shape>
          <draw:custom-shape draw:style-name="gr11" draw:text-style-name="P2" draw:layer="layout" svg:width="0.062cm" svg:height="0.048cm" draw:transform="rotate (-2.3537510292403) translate (20.467cm 17.303cm)">
            <text:p/>
            <draw:enhanced-geometry svg:viewBox="0 0 123 78" draw:type="non-primitive" draw:enhanced-path="M 0 9 L 0 9 14 8 28 6 41 4 55 1 69 0 81 0 93 4 104 9 104 9 109 15 114 23 117 31 118 40 120 50 121 59 122 69 123 78 N"/>
          </draw:custom-shape>
          <draw:custom-shape draw:style-name="gr11" draw:text-style-name="P2" draw:layer="layout" svg:width="0.073cm" svg:height="0.021cm" draw:transform="rotate (-2.3537510292403) translate (20.593cm 17.139cm)">
            <text:p/>
            <draw:enhanced-geometry svg:viewBox="0 0 140 34" draw:type="non-primitive" draw:enhanced-path="M 140 0 L 140 0 122 4 103 5 84 6 63 7 45 10 28 15 12 23 0 34 N"/>
          </draw:custom-shape>
          <draw:custom-shape draw:style-name="gr11" draw:text-style-name="P2" draw:layer="layout" svg:width="0.028cm" svg:height="0.063cm" draw:transform="rotate (-2.3537510292403) translate (20.577cm 17.123cm)">
            <text:p/>
            <draw:enhanced-geometry svg:viewBox="0 0 53 106" draw:type="non-primitive" draw:enhanced-path="M 0 106 L 0 106 6 92 13 79 20 66 27 53 33 40 39 27 46 14 53 0 N"/>
          </draw:custom-shape>
          <draw:custom-shape draw:style-name="gr11" draw:text-style-name="P2" draw:layer="layout" svg:width="0.005cm" svg:height="0.063cm" draw:transform="rotate (-2.3537510292403) translate (20.57cm 17.131cm)">
            <text:p/>
            <draw:enhanced-geometry svg:viewBox="0 0 11 106" draw:type="non-primitive" draw:enhanced-path="M 0 0 L 0 0 1 14 3 29 6 42 9 57 11 71 10 84 6 96 0 106 N"/>
          </draw:custom-shape>
          <draw:custom-shape draw:style-name="gr11" draw:text-style-name="P2" draw:layer="layout" svg:width="0.084cm" svg:height="0.054cm" draw:transform="rotate (-2.3537510292403) translate (20.41cm 17.309cm)">
            <text:p/>
            <draw:enhanced-geometry svg:viewBox="0 0 161 90" draw:type="non-primitive" draw:enhanced-path="M 0 20 L 0 20 21 18 44 14 67 8 89 3 111 0 130 1 146 7 157 20 157 20 161 32 160 43 155 56 147 67 138 76 128 84 117 88 105 90 N"/>
          </draw:custom-shape>
          <draw:custom-shape draw:style-name="gr11" draw:text-style-name="P2" draw:layer="layout" svg:width="0.018cm" svg:height="0.021cm" draw:transform="rotate (-2.3537510292403) translate (20.404cm 17.329cm)">
            <text:p/>
            <draw:enhanced-geometry svg:viewBox="0 0 35 35" draw:type="non-primitive" draw:enhanced-path="M 35 35 L 35 35 31 31 26 25 23 18 18 12 15 6 10 3 6 0 0 1 N"/>
          </draw:custom-shape>
          <draw:custom-shape draw:style-name="gr11" draw:text-style-name="P2" draw:layer="layout" svg:width="0.026cm" svg:height="0.063cm" draw:transform="rotate (-2.3537510292403) translate (20.596cm 17.105cm)">
            <text:p/>
            <draw:enhanced-geometry svg:viewBox="0 0 53 106" draw:type="non-primitive" draw:enhanced-path="M 53 0 L 53 0 46 10 37 17 28 25 19 33 11 41 4 50 0 59 0 70 0 70 3 78 7 83 14 88 22 91 30 95 38 98 46 101 53 106 N"/>
          </draw:custom-shape>
          <draw:custom-shape draw:style-name="gr11" draw:text-style-name="P2" draw:layer="layout" svg:width="0.811cm" svg:height="1.641cm" draw:transform="rotate (-2.3537510292403) translate (20.542cm 17.416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5" draw:text-style-name="P2" draw:layer="layout" svg:width="0.11cm" svg:height="0.317cm" draw:transform="rotate (-2.3537510292403) translate (20.6cm 16.98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1" draw:text-style-name="P2" draw:layer="layout" svg:width="0.11cm" svg:height="0.317cm" draw:transform="rotate (-2.3537510292403) translate (20.6cm 16.98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5" draw:text-style-name="P2" draw:layer="layout" svg:width="0.128cm" svg:height="0.299cm" draw:transform="rotate (-2.3537510292403) translate (20.608cm 16.97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1" draw:text-style-name="P2" draw:layer="layout" svg:width="0.128cm" svg:height="0.299cm" draw:transform="rotate (-2.3537510292403) translate (20.608cm 16.97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5" draw:text-style-name="P2" draw:layer="layout" svg:width="0.11cm" svg:height="0.19cm" draw:transform="rotate (-2.3537510292403) translate (20.61cm 17.0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1" draw:text-style-name="P2" draw:layer="layout" svg:width="0.11cm" svg:height="0.19cm" draw:transform="rotate (-2.3537510292403) translate (20.61cm 17.0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5" draw:text-style-name="P2" draw:layer="layout" svg:width="0.112cm" svg:height="0.296cm" draw:transform="rotate (-2.3537510292403) translate (20.31cm 17.30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1" draw:text-style-name="P2" draw:layer="layout" svg:width="0.112cm" svg:height="0.296cm" draw:transform="rotate (-2.3537510292403) translate (20.31cm 17.30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5" draw:text-style-name="P2" draw:layer="layout" svg:width="0.123cm" svg:height="0.187cm" draw:transform="rotate (-2.3537510292403) translate (20.215cm 17.21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1" draw:text-style-name="P2" draw:layer="layout" svg:width="0.123cm" svg:height="0.187cm" draw:transform="rotate (-2.3537510292403) translate (20.215cm 17.21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5" draw:text-style-name="P2" draw:layer="layout" svg:width="0.092cm" svg:height="0.021cm" draw:transform="rotate (-2.3537510292403) translate (20.256cm 17.207cm)">
            <text:p/>
            <draw:enhanced-geometry svg:viewBox="0 0 175 34" draw:type="non-primitive" draw:enhanced-path="M 175 0 L 153 4 132 9 109 13 87 17 66 21 43 26 22 30 0 34 175 0 Z N"/>
          </draw:custom-shape>
          <draw:custom-shape draw:style-name="gr11" draw:text-style-name="P2" draw:layer="layout" svg:width="0.092cm" svg:height="0.021cm" draw:transform="rotate (-2.3537510292403) translate (20.256cm 17.207cm)">
            <text:p/>
            <draw:enhanced-geometry svg:viewBox="0 0 175 34" draw:type="non-primitive" draw:enhanced-path="M 175 0 L 175 0 153 4 132 9 109 13 87 17 66 21 43 26 22 30 0 34 N"/>
          </draw:custom-shape>
          <draw:custom-shape draw:style-name="gr15" draw:text-style-name="P2" draw:layer="layout" svg:width="0.104cm" svg:height="0.218cm" draw:transform="rotate (-2.3537510292403) translate (20.473cm 16.779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1" draw:text-style-name="P2" draw:layer="layout" svg:width="0.104cm" svg:height="0.218cm" draw:transform="rotate (-2.3537510292403) translate (20.473cm 16.779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5" draw:text-style-name="P2" draw:layer="layout" svg:width="0.084cm" svg:height="0.214cm" draw:transform="rotate (-2.3537510292403) translate (20.124cm 17.21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1" draw:text-style-name="P2" draw:layer="layout" svg:width="0.084cm" svg:height="0.214cm" draw:transform="rotate (-2.3537510292403) translate (20.124cm 17.21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4" draw:text-style-name="P2" draw:layer="layout" svg:width="0.023cm" svg:height="0.012cm" draw:transform="rotate (-2.3537510292403) translate (19.905cm 17.697cm)">
            <text:p/>
            <draw:enhanced-geometry svg:viewBox="0 0 44 17" draw:type="non-primitive" draw:enhanced-path="M 44 17 L 38 15 33 13 28 10 23 8 17 7 11 5 6 2 0 0 44 17 Z N"/>
          </draw:custom-shape>
          <draw:custom-shape draw:style-name="gr11" draw:text-style-name="P2" draw:layer="layout" svg:width="0.023cm" svg:height="0.012cm" draw:transform="rotate (-2.3537510292403) translate (19.905cm 17.697cm)">
            <text:p/>
            <draw:enhanced-geometry svg:viewBox="0 0 44 17" draw:type="non-primitive" draw:enhanced-path="M 44 17 L 44 17 38 15 33 13 28 10 23 8 17 7 11 5 6 2 0 0 N"/>
          </draw:custom-shape>
          <draw:custom-shape draw:style-name="gr15" draw:text-style-name="P2" draw:layer="layout" svg:width="0.286cm" svg:height="0.223cm" draw:transform="rotate (-2.3537510292403) translate (20.078cm 17.733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1" draw:text-style-name="P2" draw:layer="layout" svg:width="0.286cm" svg:height="0.223cm" draw:transform="rotate (-2.3537510292403) translate (20.078cm 17.733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5" draw:text-style-name="P2" draw:layer="layout" svg:width="0.252cm" svg:height="0.202cm" draw:transform="rotate (-2.3537510292403) translate (19.287cm 16.99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1" draw:text-style-name="P2" draw:layer="layout" svg:width="0.252cm" svg:height="0.202cm" draw:transform="rotate (-2.3537510292403) translate (19.287cm 16.99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5" draw:text-style-name="P2" draw:layer="layout" svg:width="0.349cm" svg:height="0.308cm" draw:transform="rotate (-2.3537510292403) translate (18.533cm 16.5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1" draw:text-style-name="P2" draw:layer="layout" svg:width="0.349cm" svg:height="0.308cm" draw:transform="rotate (-2.3537510292403) translate (18.533cm 16.5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5" draw:text-style-name="P2" draw:layer="layout" svg:width="0.086cm" svg:height="0.063cm" draw:transform="rotate (-2.3537510292403) translate (18.867cm 16.04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1" draw:text-style-name="P2" draw:layer="layout" svg:width="0.086cm" svg:height="0.063cm" draw:transform="rotate (-2.3537510292403) translate (18.867cm 16.04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5" draw:text-style-name="P2" draw:layer="layout" svg:width="0.073cm" svg:height="0.051cm" draw:transform="rotate (-2.3537510292403) translate (19.304cm 15.57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1" draw:text-style-name="P2" draw:layer="layout" svg:width="0.073cm" svg:height="0.051cm" draw:transform="rotate (-2.3537510292403) translate (19.304cm 15.57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5" draw:text-style-name="P2" draw:layer="layout" svg:width="0.078cm" svg:height="0.117cm" draw:transform="rotate (-2.3537510292403) translate (18.899cm 15.942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1" draw:text-style-name="P2" draw:layer="layout" svg:width="0.078cm" svg:height="0.117cm" draw:transform="rotate (-2.3537510292403) translate (18.899cm 15.942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5" draw:text-style-name="P2" draw:layer="layout" svg:width="0.076cm" svg:height="0.117cm" draw:transform="rotate (-2.3537510292403) translate (19.231cm 15.617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1" draw:text-style-name="P2" draw:layer="layout" svg:width="0.076cm" svg:height="0.117cm" draw:transform="rotate (-2.3537510292403) translate (19.231cm 15.617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5" draw:text-style-name="P2" draw:layer="layout" svg:width="0.27cm" svg:height="0.202cm" draw:transform="rotate (-2.3537510292403) translate (20.385cm 15.86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1" draw:text-style-name="P2" draw:layer="layout" svg:width="0.27cm" svg:height="0.202cm" draw:transform="rotate (-2.3537510292403) translate (20.385cm 15.86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5" draw:text-style-name="P2" draw:layer="layout" svg:width="0.357cm" svg:height="0.312cm" draw:transform="rotate (-2.3537510292403) translate (19.977cm 15.047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1" draw:text-style-name="P2" draw:layer="layout" svg:width="0.357cm" svg:height="0.312cm" draw:transform="rotate (-2.3537510292403) translate (19.977cm 15.047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1" draw:text-style-name="P2" draw:layer="layout" svg:width="0.777cm" svg:height="1.641cm" draw:transform="rotate (-2.3537510292403) translate (21.228cm 16.748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5" draw:text-style-name="P2" draw:layer="layout" svg:width="0.281cm" svg:height="0.224cm" draw:transform="rotate (-2.3537510292403) translate (21.139cm 16.66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1" draw:text-style-name="P2" draw:layer="layout" svg:width="0.281cm" svg:height="0.224cm" draw:transform="rotate (-2.3537510292403) translate (21.139cm 16.66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1" draw:text-style-name="P2" draw:layer="layout" svg:width="0.002cm" svg:height="0.085cm" draw:transform="rotate (-2.3537510292403) translate (20.988cm 16.742cm)">
            <text:p/>
            <draw:enhanced-geometry svg:viewBox="0 0 0 140" draw:type="non-primitive" draw:enhanced-path="M 0 140 L 0 140 0 123 0 105 0 88 0 70 0 53 0 36 0 17 0 0 N"/>
          </draw:custom-shape>
          <draw:custom-shape draw:style-name="gr11" draw:text-style-name="P2" draw:layer="layout" svg:width="0.002cm" svg:height="0.085cm" draw:transform="rotate (-2.3537510292403) translate (20.935cm 16.764cm)">
            <text:p/>
            <draw:enhanced-geometry svg:viewBox="0 0 0 141" draw:type="non-primitive" draw:enhanced-path="M 0 141 L 0 141 0 123 0 106 0 88 0 71 0 54 0 36 0 19 0 0 N"/>
          </draw:custom-shape>
          <draw:custom-shape draw:style-name="gr11" draw:text-style-name="P2" draw:layer="layout" svg:width="0.005cm" svg:height="0.063cm" draw:transform="rotate (-2.3537510292403) translate (21.045cm 16.714cm)">
            <text:p/>
            <draw:enhanced-geometry svg:viewBox="0 0 9 105" draw:type="non-primitive" draw:enhanced-path="M 9 105 L 9 105 7 91 6 79 5 65 4 52 3 40 2 26 1 14 0 0 N"/>
          </draw:custom-shape>
          <draw:custom-shape draw:style-name="gr11" draw:text-style-name="P2" draw:layer="layout" svg:width="0.05cm" svg:height="0.003cm" draw:transform="rotate (-2.3537510292403) translate (21.017cm 16.609cm)">
            <text:p/>
            <draw:enhanced-geometry svg:viewBox="0 0 97 0" draw:type="non-primitive" draw:enhanced-path="M 97 0 L 97 0 84 0 72 0 59 0 48 0 35 0 24 0 12 0 0 0 N"/>
          </draw:custom-shape>
          <draw:custom-shape draw:style-name="gr11" draw:text-style-name="P2" draw:layer="layout" svg:width="0.079cm" svg:height="0.021cm" draw:transform="rotate (-2.3537510292403) translate (20.966cm 16.613cm)">
            <text:p/>
            <draw:enhanced-geometry svg:viewBox="0 0 149 35" draw:type="non-primitive" draw:enhanced-path="M 149 0 L 149 0 131 5 112 9 93 14 74 17 56 22 37 26 19 31 0 35 N"/>
          </draw:custom-shape>
          <draw:custom-shape draw:style-name="gr11" draw:text-style-name="P2" draw:layer="layout" svg:width="0.078cm" svg:height="0.032cm" draw:transform="rotate (-2.3537510292403) translate (20.906cm 16.613cm)">
            <text:p/>
            <draw:enhanced-geometry svg:viewBox="0 0 148 55" draw:type="non-primitive" draw:enhanced-path="M 148 0 L 148 0 129 7 111 14 92 21 74 27 54 34 36 41 18 48 0 55 N"/>
          </draw:custom-shape>
          <draw:custom-shape draw:style-name="gr11" draw:text-style-name="P2" draw:layer="layout" svg:width="0.002cm" svg:height="0.076cm" draw:transform="rotate (-2.3537510292403) translate (20.858cm 16.769cm)">
            <text:p/>
            <draw:enhanced-geometry svg:viewBox="0 0 0 121" draw:type="non-primitive" draw:enhanced-path="M 0 121 L 0 121 0 106 0 92 0 77 0 61 0 46 0 31 0 16 0 0 N"/>
          </draw:custom-shape>
          <draw:custom-shape draw:style-name="gr11" draw:text-style-name="P2" draw:layer="layout" svg:width="0.057cm" svg:height="0.024cm" draw:transform="rotate (-2.3537510292403) translate (20.851cm 16.655cm)">
            <text:p/>
            <draw:enhanced-geometry svg:viewBox="0 0 107 37" draw:type="non-primitive" draw:enhanced-path="M 107 0 L 107 0 93 5 80 9 66 14 54 18 40 23 26 26 14 32 0 37 N"/>
          </draw:custom-shape>
          <draw:custom-shape draw:style-name="gr11" draw:text-style-name="P2" draw:layer="layout" svg:width="0.007cm" svg:height="0.051cm" draw:transform="rotate (-2.3537510292403) translate (20.825cm 16.754cm)">
            <text:p/>
            <draw:enhanced-geometry svg:viewBox="0 0 17 87" draw:type="non-primitive" draw:enhanced-path="M 0 87 L 0 87 2 77 4 66 6 56 8 44 10 34 13 23 15 11 17 0 N"/>
          </draw:custom-shape>
          <draw:custom-shape draw:style-name="gr11" draw:text-style-name="P2" draw:layer="layout" svg:width="0.031cm" svg:height="0.008cm" draw:transform="rotate (-2.3537510292403) translate (20.804cm 16.656cm)">
            <text:p/>
            <draw:enhanced-geometry svg:viewBox="0 0 61 17" draw:type="non-primitive" draw:enhanced-path="M 61 0 L 61 0 53 2 46 4 38 6 30 8 22 10 16 12 8 14 0 17 N"/>
          </draw:custom-shape>
          <draw:custom-shape draw:style-name="gr11" draw:text-style-name="P2" draw:layer="layout" svg:width="0.01cm" svg:height="0.087cm" draw:transform="rotate (-2.3537510292403) translate (20.009cm 17.592cm)">
            <text:p/>
            <draw:enhanced-geometry svg:viewBox="0 0 18 141" draw:type="non-primitive" draw:enhanced-path="M 18 141 L 18 141 16 122 13 105 11 87 9 70 7 53 4 35 2 18 0 0 N"/>
          </draw:custom-shape>
          <draw:custom-shape draw:style-name="gr11" draw:text-style-name="P2" draw:layer="layout" svg:width="0.01cm" svg:height="0.084cm" draw:transform="rotate (-2.3537510292403) translate (20.002cm 17.612cm)">
            <text:p/>
            <draw:enhanced-geometry svg:viewBox="0 0 17 140" draw:type="non-primitive" draw:enhanced-path="M 0 140 L 0 140 2 123 4 105 7 88 9 70 11 52 12 35 15 17 17 0 N"/>
          </draw:custom-shape>
          <draw:custom-shape draw:style-name="gr11" draw:text-style-name="P2" draw:layer="layout" svg:width="0.068cm" svg:height="0.012cm" draw:transform="rotate (-2.3537510292403) translate (19.891cm 17.561cm)">
            <text:p/>
            <draw:enhanced-geometry svg:viewBox="0 0 131 17" draw:type="non-primitive" draw:enhanced-path="M 0 0 L 0 0 17 2 33 4 49 6 66 9 82 11 98 12 114 14 131 17 N"/>
          </draw:custom-shape>
          <draw:custom-shape draw:style-name="gr11" draw:text-style-name="P2" draw:layer="layout" svg:width="0.057cm" svg:height="0.021cm" draw:transform="rotate (-2.3537510292403) translate (19.895cm 17.527cm)">
            <text:p/>
            <draw:enhanced-geometry svg:viewBox="0 0 114 34" draw:type="non-primitive" draw:enhanced-path="M 0 0 L 0 0 14 4 27 9 42 13 57 18 70 21 85 26 100 30 114 34 N"/>
          </draw:custom-shape>
          <draw:custom-shape draw:style-name="gr11" draw:text-style-name="P2" draw:layer="layout" svg:width="0.01cm" svg:height="0.042cm" draw:transform="rotate (-2.3537510292403) translate (19.974cm 17.687cm)">
            <text:p/>
            <draw:enhanced-geometry svg:viewBox="0 0 17 71" draw:type="non-primitive" draw:enhanced-path="M 0 71 L 0 71 1 62 3 53 4 44 6 35 9 27 11 18 13 9 17 0 N"/>
          </draw:custom-shape>
          <draw:custom-shape draw:style-name="gr11" draw:text-style-name="P2" draw:layer="layout" svg:width="0.002cm" svg:height="0.072cm" draw:transform="rotate (-2.3537510292403) translate (19.949cm 17.755cm)">
            <text:p/>
            <draw:enhanced-geometry svg:viewBox="0 0 0 124" draw:type="non-primitive" draw:enhanced-path="M 0 124 L 0 124 0 108 0 93 0 78 0 62 0 47 0 31 0 16 0 0 N"/>
          </draw:custom-shape>
          <draw:custom-shape draw:style-name="gr11" draw:text-style-name="P2" draw:layer="layout" svg:width="0.004cm" svg:height="0.054cm" draw:transform="rotate (-2.3537510292403) translate (19.929cm 17.792cm)">
            <text:p/>
            <draw:enhanced-geometry svg:viewBox="0 0 12 87" draw:type="non-primitive" draw:enhanced-path="M 4 87 L 4 87 4 75 3 64 1 51 0 40 0 29 2 19 6 8 12 0 N"/>
          </draw:custom-shape>
          <draw:custom-shape draw:style-name="gr11" draw:text-style-name="P2" draw:layer="layout" svg:width="0.007cm" svg:height="0.063cm" draw:transform="rotate (-2.3537510292403) translate (19.92cm 17.831cm)">
            <text:p/>
            <draw:enhanced-geometry svg:viewBox="0 0 18 105" draw:type="non-primitive" draw:enhanced-path="M 9 105 L 9 105 9 90 11 74 14 56 17 39 18 24 15 12 10 3 0 0 N"/>
          </draw:custom-shape>
          <draw:custom-shape draw:style-name="gr11" draw:text-style-name="P2" draw:layer="layout" svg:width="0.044cm" svg:height="0.033cm" draw:transform="rotate (-2.3537510292403) translate (19.861cm 17.772cm)">
            <text:p/>
            <draw:enhanced-geometry svg:viewBox="0 0 88 52" draw:type="non-primitive" draw:enhanced-path="M 0 0 L 0 0 11 7 21 12 33 19 44 26 54 33 65 40 77 45 88 52 N"/>
          </draw:custom-shape>
          <draw:custom-shape draw:style-name="gr11" draw:text-style-name="P2" draw:layer="layout" svg:width="0.039cm" svg:height="0.021cm" draw:transform="rotate (-2.3537510292403) translate (19.874cm 17.71cm)">
            <text:p/>
            <draw:enhanced-geometry svg:viewBox="0 0 72 35" draw:type="non-primitive" draw:enhanced-path="M 0 0 L 0 0 9 5 18 9 27 14 36 17 44 22 53 26 63 31 72 35 N"/>
          </draw:custom-shape>
          <draw:custom-shape draw:style-name="gr11" draw:text-style-name="P2" draw:layer="layout" svg:width="0.05cm" svg:height="0.03cm" draw:transform="rotate (-2.3537510292403) translate (19.9cm 17.654cm)">
            <text:p/>
            <draw:enhanced-geometry svg:viewBox="0 0 96 52" draw:type="non-primitive" draw:enhanced-path="M 0 0 L 0 0 12 7 24 13 36 19 49 26 60 32 72 39 84 46 96 52 N"/>
          </draw:custom-shape>
          <draw:custom-shape draw:style-name="gr11" draw:text-style-name="P2" draw:layer="layout" svg:width="0.047cm" svg:height="0.032cm" draw:transform="rotate (-2.3537510292403) translate (19.923cm 17.618cm)">
            <text:p/>
            <draw:enhanced-geometry svg:viewBox="0 0 89 53" draw:type="non-primitive" draw:enhanced-path="M 0 0 L 0 0 11 7 22 13 33 19 45 26 55 33 66 40 77 47 89 53 N"/>
          </draw:custom-shape>
          <draw:custom-shape draw:style-name="gr11" draw:text-style-name="P2" draw:layer="layout" svg:width="0.031cm" svg:height="0.011cm" draw:transform="rotate (-2.3537510292403) translate (19.462cm 17.056cm)">
            <text:p/>
            <draw:enhanced-geometry svg:viewBox="0 0 62 20" draw:type="non-primitive" draw:enhanced-path="M 0 0 L 0 0 8 3 16 7 25 11 33 15 41 18 47 20 55 20 62 17 N"/>
          </draw:custom-shape>
          <draw:custom-shape draw:style-name="gr11" draw:text-style-name="P2" draw:layer="layout" svg:width="0.01cm" svg:height="0.012cm" draw:transform="rotate (-2.3537510292403) translate (19.45cm 17.087cm)">
            <text:p/>
            <draw:enhanced-geometry svg:viewBox="0 0 17 18" draw:type="non-primitive" draw:enhanced-path="M 0 18 L 0 18 5 13 8 9 13 4 17 0 N"/>
          </draw:custom-shape>
          <draw:custom-shape draw:style-name="gr11" draw:text-style-name="P2" draw:layer="layout" svg:width="0.041cm" svg:height="0.021cm" draw:transform="rotate (-2.3537510292403) translate (19.478cm 17.072cm)">
            <text:p/>
            <draw:enhanced-geometry svg:viewBox="0 0 79 35" draw:type="non-primitive" draw:enhanced-path="M 0 0 L 0 0 10 4 20 9 30 13 41 17 51 21 60 26 70 30 79 35 N"/>
          </draw:custom-shape>
          <draw:custom-shape draw:style-name="gr11" draw:text-style-name="P2" draw:layer="layout" svg:width="0.036cm" svg:height="0.011cm" draw:transform="rotate (-2.3537510292403) translate (19.357cm 17.029cm)">
            <text:p/>
            <draw:enhanced-geometry svg:viewBox="0 0 70 17" draw:type="non-primitive" draw:enhanced-path="M 0 17 L 0 17 9 15 17 13 26 11 35 8 43 6 52 5 60 3 70 0 N"/>
          </draw:custom-shape>
          <draw:custom-shape draw:style-name="gr11" draw:text-style-name="P2" draw:layer="layout" svg:width="0.047cm" svg:height="0.012cm" draw:transform="rotate (-2.3537510292403) translate (19.318cm 17.008cm)">
            <text:p/>
            <draw:enhanced-geometry svg:viewBox="0 0 88 17" draw:type="non-primitive" draw:enhanced-path="M 0 17 L 0 17 11 14 22 12 32 10 44 8 54 5 65 3 76 1 88 0 N"/>
          </draw:custom-shape>
          <draw:custom-shape draw:style-name="gr11" draw:text-style-name="P2" draw:layer="layout" svg:width="0.036cm" svg:height="0.021cm" draw:transform="rotate (-2.3537510292403) translate (19.381cm 16.976cm)">
            <text:p/>
            <draw:enhanced-geometry svg:viewBox="0 0 71 36" draw:type="non-primitive" draw:enhanced-path="M 71 0 L 71 0 62 5 53 10 44 14 36 19 27 23 18 27 9 31 0 36 N"/>
          </draw:custom-shape>
          <draw:custom-shape draw:style-name="gr11" draw:text-style-name="P2" draw:layer="layout" svg:width="0.036cm" svg:height="0.011cm" draw:transform="rotate (-2.3537510292403) translate (19.443cm 17.003cm)">
            <text:p/>
            <draw:enhanced-geometry svg:viewBox="0 0 72 19" draw:type="non-primitive" draw:enhanced-path="M 72 0 L 72 0 63 2 54 5 45 7 37 9 28 13 19 15 10 17 0 19 N"/>
          </draw:custom-shape>
          <draw:custom-shape draw:style-name="gr11" draw:text-style-name="P2" draw:layer="layout" svg:width="0.034cm" svg:height="0.008cm" draw:transform="rotate (-2.3537510292403) translate (19.487cm 17.031cm)">
            <text:p/>
            <draw:enhanced-geometry svg:viewBox="0 0 62 17" draw:type="non-primitive" draw:enhanced-path="M 62 17 L 62 17 54 15 47 12 39 10 31 8 23 6 16 4 8 2 0 0 N"/>
          </draw:custom-shape>
          <draw:custom-shape draw:style-name="gr11" draw:text-style-name="P2" draw:layer="layout" svg:width="0.036cm" svg:height="0.009cm" draw:transform="rotate (-2.3537510292403) translate (19.544cm 17.052cm)">
            <text:p/>
            <draw:enhanced-geometry svg:viewBox="0 0 69 17" draw:type="non-primitive" draw:enhanced-path="M 0 17 L 0 17 9 15 18 13 26 11 35 8 43 6 52 4 60 2 69 0 N"/>
          </draw:custom-shape>
          <draw:custom-shape draw:style-name="gr11" draw:text-style-name="P2" draw:layer="layout" svg:width="0.042cm" svg:height="0.042cm" draw:transform="rotate (-2.3537510292403) translate (18.892cm 16.61cm)">
            <text:p/>
            <draw:enhanced-geometry svg:viewBox="0 0 78 71" draw:type="non-primitive" draw:enhanced-path="M 78 0 L 78 0 68 9 59 18 48 28 38 35 28 45 19 54 9 62 0 71 N"/>
          </draw:custom-shape>
          <draw:custom-shape draw:style-name="gr11" draw:text-style-name="P2" draw:layer="layout" svg:width="0.047cm" svg:height="0.021cm" draw:transform="rotate (-2.3537510292403) translate (18.852cm 16.65cm)">
            <text:p/>
            <draw:enhanced-geometry svg:viewBox="0 0 88 37" draw:type="non-primitive" draw:enhanced-path="M 0 0 L 0 0 11 5 21 9 33 14 44 18 54 23 66 28 77 32 88 37 N"/>
          </draw:custom-shape>
          <draw:custom-shape draw:style-name="gr11" draw:text-style-name="P2" draw:layer="layout" svg:width="0.036cm" svg:height="0.033cm" draw:transform="rotate (-2.3537510292403) translate (18.818cm 16.581cm)">
            <text:p/>
            <draw:enhanced-geometry svg:viewBox="0 0 70 52" draw:type="non-primitive" draw:enhanced-path="M 70 0 L 70 0 60 7 47 12 35 18 24 22 12 29 4 35 0 43 1 52 N"/>
          </draw:custom-shape>
          <draw:custom-shape draw:style-name="gr11" draw:text-style-name="P2" draw:layer="layout" svg:width="0.052cm" svg:height="0.002cm" draw:transform="rotate (-2.3537510292403) translate (18.76cm 16.61cm)">
            <text:p/>
            <draw:enhanced-geometry svg:viewBox="0 0 97 0" draw:type="non-primitive" draw:enhanced-path="M 0 0 L 0 0 13 0 24 0 37 0 48 0 60 0 72 0 84 0 97 0 N"/>
          </draw:custom-shape>
          <draw:custom-shape draw:style-name="gr11" draw:text-style-name="P2" draw:layer="layout" svg:width="0.036cm" svg:height="0.032cm" draw:transform="rotate (-2.3537510292403) translate (18.74cm 16.538cm)">
            <text:p/>
            <draw:enhanced-geometry svg:viewBox="0 0 70 52" draw:type="non-primitive" draw:enhanced-path="M 70 0 L 70 0 61 7 52 13 44 20 35 26 26 33 18 40 9 46 0 52 N"/>
          </draw:custom-shape>
          <draw:custom-shape draw:style-name="gr11" draw:text-style-name="P2" draw:layer="layout" svg:width="0.05cm" svg:height="0.003cm" draw:transform="rotate (-2.3537510292403) translate (18.69cm 16.572cm)">
            <text:p/>
            <draw:enhanced-geometry svg:viewBox="0 0 97 0" draw:type="non-primitive" draw:enhanced-path="M 0 0 L 0 0 13 0 24 0 37 0 48 0 61 0 72 0 84 0 97 0 N"/>
          </draw:custom-shape>
          <draw:custom-shape draw:style-name="gr11" draw:text-style-name="P2" draw:layer="layout" svg:width="0.036cm" svg:height="0.021cm" draw:transform="rotate (-2.3537510292403) translate (18.643cm 16.499cm)">
            <text:p/>
            <draw:enhanced-geometry svg:viewBox="0 0 72 35" draw:type="non-primitive" draw:enhanced-path="M 72 0 L 72 0 61 4 50 7 38 10 25 12 15 16 6 20 1 27 0 35 N"/>
          </draw:custom-shape>
          <draw:custom-shape draw:style-name="gr11" draw:text-style-name="P2" draw:layer="layout" svg:width="0.063cm" svg:height="0.002cm" draw:transform="rotate (-2.3537510292403) translate (18.622cm 16.52cm)">
            <text:p/>
            <draw:enhanced-geometry svg:viewBox="0 0 122 0" draw:type="non-primitive" draw:enhanced-path="M 122 0 L 122 0 106 0 90 0 76 0 60 0 45 0 30 0 14 0 0 0 N"/>
          </draw:custom-shape>
          <draw:custom-shape draw:style-name="gr11" draw:text-style-name="P2" draw:layer="layout" svg:width="0.026cm" svg:height="0.008cm" draw:transform="rotate (-2.3537510292403) translate (18.637cm 16.475cm)">
            <text:p/>
            <draw:enhanced-geometry svg:viewBox="0 0 52 17" draw:type="non-primitive" draw:enhanced-path="M 52 0 L 52 0 46 2 40 5 33 7 26 9 20 11 13 14 7 15 0 17 N"/>
          </draw:custom-shape>
          <draw:custom-shape draw:style-name="gr11" draw:text-style-name="P2" draw:layer="layout" svg:width="0.031cm" svg:height="0.042cm" draw:transform="rotate (-2.3537510292403) translate (18.572cm 16.481cm)">
            <text:p/>
            <draw:enhanced-geometry svg:viewBox="0 0 61 71" draw:type="non-primitive" draw:enhanced-path="M 61 0 L 61 0 53 9 46 18 38 26 30 35 22 45 16 52 8 62 0 71 N"/>
          </draw:custom-shape>
          <draw:custom-shape draw:style-name="gr11" draw:text-style-name="P2" draw:layer="layout" svg:width="0.036cm" svg:height="0.008cm" draw:transform="rotate (-2.3537510292403) translate (18.548cm 16.517cm)">
            <text:p/>
            <draw:enhanced-geometry svg:viewBox="0 0 70 17" draw:type="non-primitive" draw:enhanced-path="M 0 17 L 0 17 9 15 18 13 26 12 35 9 44 7 52 5 61 3 70 0 N"/>
          </draw:custom-shape>
          <draw:custom-shape draw:style-name="gr11" draw:text-style-name="P2" draw:layer="layout" svg:width="0.057cm" svg:height="0.002cm" draw:transform="rotate (-2.3537510292403) translate (20.264cm 16.071cm)">
            <text:p/>
            <draw:enhanced-geometry svg:viewBox="0 0 107 0" draw:type="non-primitive" draw:enhanced-path="M 107 0 L 107 0 93 0 80 0 66 0 54 0 40 0 26 0 14 0 0 0 N"/>
          </draw:custom-shape>
          <draw:custom-shape draw:style-name="gr11" draw:text-style-name="P2" draw:layer="layout" svg:width="0.07cm" svg:height="0.011cm" draw:transform="rotate (-2.3537510292403) translate (20.301cm 16.141cm)">
            <text:p/>
            <draw:enhanced-geometry svg:viewBox="0 0 131 19" draw:type="non-primitive" draw:enhanced-path="M 131 0 L 131 0 114 2 98 5 81 7 65 9 49 13 32 15 17 17 0 19 N"/>
          </draw:custom-shape>
          <draw:custom-shape draw:style-name="gr11" draw:text-style-name="P2" draw:layer="layout" svg:width="0.041cm" svg:height="0.002cm" draw:transform="rotate (-2.3537510292403) translate (20.302cm 16.2cm)">
            <text:p/>
            <draw:enhanced-geometry svg:viewBox="0 0 78 0" draw:type="non-primitive" draw:enhanced-path="M 78 0 L 78 0 68 0 59 0 49 0 39 0 28 0 19 0 9 0 0 0 N"/>
          </draw:custom-shape>
          <draw:custom-shape draw:style-name="gr11" draw:text-style-name="P2" draw:layer="layout" svg:width="0.055cm" svg:height="0.002cm" draw:transform="rotate (-2.3537510292403) translate (20.335cm 16.274cm)">
            <text:p/>
            <draw:enhanced-geometry svg:viewBox="0 0 106 0" draw:type="non-primitive" draw:enhanced-path="M 106 0 L 106 0 97 0 87 0 78 0 70 0 61 0 52 0 43 0 34 0 34 0 30 0 26 0 22 0 17 0 13 0 8 0 5 0 0 0 N"/>
          </draw:custom-shape>
          <draw:custom-shape draw:style-name="gr11" draw:text-style-name="P2" draw:layer="layout" svg:width="0.029cm" svg:height="0.008cm" draw:transform="rotate (-2.3537510292403) translate (20.252cm 16.262cm)">
            <text:p/>
            <draw:enhanced-geometry svg:viewBox="0 0 53 17" draw:type="non-primitive" draw:enhanced-path="M 0 17 L 0 17 6 15 12 12 19 10 26 8 32 6 39 4 46 2 53 0 N"/>
          </draw:custom-shape>
          <draw:custom-shape draw:style-name="gr11" draw:text-style-name="P2" draw:layer="layout" svg:width="0.033cm" svg:height="0.011cm" draw:transform="rotate (-2.3537510292403) translate (20.234cm 16.178cm)">
            <text:p/>
            <draw:enhanced-geometry svg:viewBox="0 0 61 17" draw:type="non-primitive" draw:enhanced-path="M 0 0 L 0 0 7 3 15 5 23 7 31 9 38 12 46 13 54 15 61 17 N"/>
          </draw:custom-shape>
          <draw:custom-shape draw:style-name="gr11" draw:text-style-name="P2" draw:layer="layout" svg:width="0.055cm" svg:height="0.024cm" draw:transform="rotate (-2.3537510292403) translate (20.215cm 16.107cm)">
            <text:p/>
            <draw:enhanced-geometry svg:viewBox="0 0 105 39" draw:type="non-primitive" draw:enhanced-path="M 0 0 L 0 0 13 5 26 13 40 22 54 30 68 36 80 39 93 39 105 34 N"/>
          </draw:custom-shape>
          <draw:custom-shape draw:style-name="gr11" draw:text-style-name="P2" draw:layer="layout" svg:width="0.023cm" svg:height="0.002cm" draw:transform="rotate (-2.3537510292403) translate (19.517cm 17.096cm)">
            <text:p/>
            <draw:enhanced-geometry svg:viewBox="0 0 44 0" draw:type="non-primitive" draw:enhanced-path="M 0 0 L 0 0 5 0 11 0 16 0 21 0 27 0 33 0 38 0 44 0 N"/>
          </draw:custom-shape>
          <draw:custom-shape draw:style-name="gr11" draw:text-style-name="P2" draw:layer="layout" svg:width="0.044cm" svg:height="0.024cm" draw:transform="rotate (-2.3537510292403) translate (19.904cm 15.579cm)">
            <text:p/>
            <draw:enhanced-geometry svg:viewBox="0 0 88 36" draw:type="non-primitive" draw:enhanced-path="M 88 0 L 88 0 77 5 65 10 54 14 44 17 32 22 21 27 11 31 0 36 N"/>
          </draw:custom-shape>
          <draw:custom-shape draw:style-name="gr11" draw:text-style-name="P2" draw:layer="layout" svg:width="0.018cm" svg:height="0.051cm" draw:transform="rotate (-2.3537510292403) translate (19.854cm 15.613cm)">
            <text:p/>
            <draw:enhanced-geometry svg:viewBox="0 0 35 86" draw:type="non-primitive" draw:enhanced-path="M 0 0 L 0 0 4 11 7 22 9 35 11 47 15 59 19 69 26 78 35 86 N"/>
          </draw:custom-shape>
          <draw:custom-shape draw:style-name="gr11" draw:text-style-name="P2" draw:layer="layout" svg:width="0.07cm" svg:height="0.06cm" draw:transform="rotate (-2.3537510292403) translate (19.895cm 15.554cm)">
            <text:p/>
            <draw:enhanced-geometry svg:viewBox="0 0 133 104" draw:type="non-primitive" draw:enhanced-path="M 133 0 L 133 0 127 11 123 22 118 35 115 46 109 59 104 69 97 79 89 87 89 87 80 93 70 97 58 99 47 100 36 102 24 102 12 103 0 104 N"/>
          </draw:custom-shape>
          <draw:custom-shape draw:style-name="gr11" draw:text-style-name="P2" draw:layer="layout" svg:width="0.013cm" svg:height="0.051cm" draw:transform="rotate (-2.3537510292403) translate (19.798cm 15.518cm)">
            <text:p/>
            <draw:enhanced-geometry svg:viewBox="0 0 27 87" draw:type="non-primitive" draw:enhanced-path="M 0 0 L 0 0 3 10 7 22 10 33 13 43 17 55 20 66 24 77 27 87 N"/>
          </draw:custom-shape>
          <draw:custom-shape draw:style-name="gr11" draw:text-style-name="P2" draw:layer="layout" svg:width="0.052cm" svg:height="0.021cm" draw:transform="rotate (-2.3537510292403) translate (19.824cm 15.432cm)">
            <text:p/>
            <draw:enhanced-geometry svg:viewBox="0 0 97 35" draw:type="non-primitive" draw:enhanced-path="M 97 0 L 97 0 84 5 72 9 60 14 48 18 36 23 24 26 13 31 0 35 N"/>
          </draw:custom-shape>
          <draw:custom-shape draw:style-name="gr11" draw:text-style-name="P2" draw:layer="layout" svg:width="0.033cm" svg:height="0.06cm" draw:transform="rotate (-2.3537510292403) translate (19.764cm 15.446cm)">
            <text:p/>
            <draw:enhanced-geometry svg:viewBox="0 0 69 103" draw:type="non-primitive" draw:enhanced-path="M 0 0 L 0 0 9 12 17 26 26 38 35 51 43 64 52 77 60 90 69 103 N"/>
          </draw:custom-shape>
          <draw:custom-shape draw:style-name="gr11" draw:text-style-name="P2" draw:layer="layout" svg:width="0.07cm" svg:height="0.002cm" draw:transform="rotate (-2.3537510292403) translate (19.804cm 15.331cm)">
            <text:p/>
            <draw:enhanced-geometry svg:viewBox="0 0 138 0" draw:type="non-primitive" draw:enhanced-path="M 138 0 L 138 0 119 0 97 0 75 0 52 0 32 0 14 0 4 0 0 0 N"/>
          </draw:custom-shape>
          <draw:custom-shape draw:style-name="gr11" draw:text-style-name="P2" draw:layer="layout" svg:width="0.029cm" svg:height="0.063cm" draw:transform="rotate (-2.3537510292403) translate (19.742cm 15.394cm)">
            <text:p/>
            <draw:enhanced-geometry svg:viewBox="0 0 53 105" draw:type="non-primitive" draw:enhanced-path="M 0 0 L 0 0 7 14 14 26 21 40 27 53 33 67 40 79 46 93 53 105 N"/>
          </draw:custom-shape>
          <draw:custom-shape draw:style-name="gr14" draw:text-style-name="P2" draw:layer="layout" svg:width="0.073cm" svg:height="0.096cm" draw:transform="rotate (-2.3537510292403) translate (20.601cm 17.117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1" draw:text-style-name="P2" draw:layer="layout" svg:width="0.073cm" svg:height="0.096cm" draw:transform="rotate (-2.3537510292403) translate (20.601cm 17.117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5" draw:text-style-name="P2" draw:layer="layout" svg:width="0.084cm" svg:height="0.105cm" draw:transform="rotate (-2.3537510292403) translate (20.601cm 17.117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1" draw:text-style-name="P2" draw:layer="layout" svg:width="0.084cm" svg:height="0.105cm" draw:transform="rotate (-2.3537510292403) translate (20.601cm 17.117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5" draw:text-style-name="P2" draw:layer="layout" svg:width="0.049cm" svg:height="0.021cm" draw:transform="rotate (-2.3537510292403) translate (20.602cm 17.13cm)">
            <text:p/>
            <draw:enhanced-geometry svg:viewBox="0 0 95 35" draw:type="non-primitive" draw:enhanced-path="M 95 18 L 87 15 80 13 72 9 64 6 56 3 50 1 42 0 34 1 28 4 22 6 18 11 13 14 9 18 5 24 2 30 0 35 95 18 Z N"/>
          </draw:custom-shape>
          <draw:custom-shape draw:style-name="gr11" draw:text-style-name="P2" draw:layer="layout" svg:width="0.049cm" svg:height="0.021cm" draw:transform="rotate (-2.3537510292403) translate (20.602cm 17.13cm)">
            <text:p/>
            <draw:enhanced-geometry svg:viewBox="0 0 95 35" draw:type="non-primitive" draw:enhanced-path="M 95 18 L 95 18 87 15 80 13 72 9 64 6 56 3 50 1 42 0 34 1 34 1 28 4 22 6 18 11 13 14 9 18 5 24 2 30 0 35 N"/>
          </draw:custom-shape>
          <draw:custom-shape draw:style-name="gr15" draw:text-style-name="P2" draw:layer="layout" svg:width="0.026cm" svg:height="0.021cm" draw:transform="rotate (-2.3537510292403) translate (20.604cm 17.113cm)">
            <text:p/>
            <draw:enhanced-geometry svg:viewBox="0 0 53 36" draw:type="non-primitive" draw:enhanced-path="M 53 0 L 46 5 38 8 31 12 23 15 16 19 10 23 4 29 0 36 53 0 Z N"/>
          </draw:custom-shape>
          <draw:custom-shape draw:style-name="gr11" draw:text-style-name="P2" draw:layer="layout" svg:width="0.026cm" svg:height="0.021cm" draw:transform="rotate (-2.3537510292403) translate (20.604cm 17.113cm)">
            <text:p/>
            <draw:enhanced-geometry svg:viewBox="0 0 53 36" draw:type="non-primitive" draw:enhanced-path="M 53 0 L 53 0 46 5 38 8 31 12 23 15 16 19 10 23 4 29 0 36 N"/>
          </draw:custom-shape>
          <draw:custom-shape draw:style-name="gr15" draw:text-style-name="P2" draw:layer="layout" svg:width="0.07cm" svg:height="0.042cm" draw:transform="rotate (-2.3537510292403) translate (20.411cm 17.322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1" draw:text-style-name="P2" draw:layer="layout" svg:width="0.07cm" svg:height="0.042cm" draw:transform="rotate (-2.3537510292403) translate (20.411cm 17.322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5" draw:text-style-name="P2" draw:layer="layout" svg:width="0.07cm" svg:height="0.072cm" draw:transform="rotate (-2.3537510292403) translate (20.398cm 17.31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1" draw:text-style-name="P2" draw:layer="layout" svg:width="0.07cm" svg:height="0.072cm" draw:transform="rotate (-2.3537510292403) translate (20.398cm 17.31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5" draw:text-style-name="P2" draw:layer="layout" svg:width="0.041cm" svg:height="0.041cm" draw:transform="rotate (-2.3537510292403) translate (20.604cm 17.11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1" draw:text-style-name="P2" draw:layer="layout" svg:width="0.041cm" svg:height="0.041cm" draw:transform="rotate (-2.3537510292403) translate (20.604cm 17.113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2cm" svg:height="9.327cm" svg:x="3.126cm" svg:y="1.896cm" draw:page-number="6" presentation:class="page"/>
          <draw:frame presentation:style-name="pr6" draw:layer="layout" svg:width="14.394cm" svg:height="11.499cm" svg:x="2.963cm" svg:y="11.861cm" presentation:class="notes" presentation:placeholder="true">
            <draw:text-box/>
          </draw:frame>
        </presentation:notes>
      </draw:page>
      <draw:page draw:name="block scope"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block scope</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4">6.8.4 Selection statements</text:span></text:p>
                <text:list text:style-name="L5">
                  <text:list-item>
                    <text:p text:style-name="P7"><text:span text:style-name="T4">para 3 – A selection statement is a block whose scope is a strict subset of the scope of its enclosing block. Each associated substatement is also a block whose scope is a strict subset of the scope of the selection statement.</text:span></text:p>
                  </text:list-item>
                </text:list>
              </text:list-item>
            </text:list>
          </draw:text-box>
        </draw:frame>
        <draw:custom-shape draw:style-name="gr3" draw:text-style-name="P2" draw:layer="layout" svg:width="9.402cm" svg:height="5.945cm" svg:x="5.353cm" svg:y="8.524cm">
          <text:p text:style-name="P9"><text:span text:style-name="T5">void</text:span><text:span text:style-name="T6"> f(</text:span><text:span text:style-name="T5">void</text:span><text:span text:style-name="T6">)</text:span></text:p>
          <text:p text:style-name="P9"><text:span text:style-name="T6">{</text:span></text:p>
          <text:p text:style-name="P9"><text:span text:style-name="T6"><text:s text:c="4"/></text:span><text:span text:style-name="T5">if</text:span><text:span text:style-name="T6"> (...)</text:span></text:p>
          <text:p text:style-name="P9"><text:span text:style-name="T6"><text:s text:c="8"/></text:span><text:span text:style-name="T6">...</text:span></text:p>
          <text:p text:style-name="P9"><text:span text:style-name="T6"><text:s text:c="4"/></text:span><text:span text:style-name="T5">else</text:span></text:p>
          <text:p text:style-name="P9"><text:span text:style-name="T6"><text:s text:c="8"/></text:span><text:span text:style-name="T6">...</text:span></text:p>
          <text:p text:style-name="P9"><text:span text:style-name="T6">}</text:span></text:p>
          <draw:enhanced-geometry svg:viewBox="0 0 21600 21600" draw:type="mso-spt202" draw:enhanced-path="M 0 0 L 21600 0 21600 21600 0 21600 0 0 Z N"/>
        </draw:custom-shape>
        <draw:custom-shape draw:style-name="gr3" draw:text-style-name="P2" draw:layer="layout" svg:width="9.402cm" svg:height="9.405cm" svg:x="16.157cm" svg:y="8.542cm">
          <text:p text:style-name="P5"><text:span text:style-name="T5">void</text:span><text:span text:style-name="T6"> f(</text:span><text:span text:style-name="T5">void</text:span><text:span text:style-name="T6">)</text:span></text:p>
          <text:p text:style-name="P5"><text:span text:style-name="T6">{</text:span></text:p>
          <text:p text:style-name="P5"><text:span text:style-name="T6"><text:s text:c="2"/></text:span><text:span text:style-name="T6">{</text:span></text:p>
          <text:p text:style-name="P5"><text:span text:style-name="T6"><text:s text:c="4"/></text:span><text:span text:style-name="T5">if</text:span><text:span text:style-name="T6"> (...)</text:span></text:p>
          <text:p text:style-name="P5"><text:span text:style-name="T6"><text:s text:c="4"/></text:span><text:span text:style-name="T6">{ <text:s/>... <text:s/>}</text:span></text:p>
          <text:p text:style-name="P5"><text:span text:style-name="T6"><text:s text:c="4"/></text:span><text:span text:style-name="T5">else</text:span></text:p>
          <text:p text:style-name="P5"><text:span text:style-name="T6"><text:s text:c="4"/></text:span><text:span text:style-name="T6">{ <text:s/>... <text:s/>}</text:span></text:p>
          <text:p text:style-name="P5"><text:span text:style-name="T6"><text:s text:c="2"/></text:span><text:span text:style-name="T6">}</text:span></text:p>
          <text:p text:style-name="P5"><text:span text:style-name="T6">}</text:span></text:p>
          <draw:enhanced-geometry svg:viewBox="0 0 21600 21600" draw:type="mso-spt202" draw:enhanced-path="M 0 0 L 21600 0 21600 21600 0 21600 0 0 Z N"/>
        </draw:custom-shape>
        <draw:custom-shape draw:style-name="gr16" draw:text-style-name="P10" draw:layer="layout" svg:width="3.802cm" svg:height="2.399cm" svg:x="12.757cm" svg:y="10.927cm">
          <text:p text:style-name="P1"><text:span text:style-name="T15">block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draw:layer="layout" svg:width="7.002cm" svg:height="6.398cm" svg:x="17.154cm" svg:y="10.544cm">
          <text:p/>
          <draw:enhanced-geometry svg:viewBox="0 0 21600 21600" draw:type="rectangle" draw:enhanced-path="M 0 0 L 21600 0 21600 21600 0 21600 0 0 Z N"/>
        </draw:custom-shape>
        <draw:custom-shape draw:style-name="gr8" draw:text-style-name="P2" draw:layer="layout" svg:width="5.402cm" svg:height="1.204cm" svg:x="18.159cm" svg:y="12.722cm">
          <text:p/>
          <draw:enhanced-geometry svg:viewBox="0 0 21600 21600" draw:type="rectangle" draw:enhanced-path="M 0 0 L 21600 0 21600 21600 0 21600 0 0 Z N"/>
        </draw:custom-shape>
        <draw:custom-shape draw:style-name="gr8" draw:text-style-name="P2" draw:layer="layout" svg:width="5.402cm" svg:height="1.204cm" svg:x="18.159cm" svg:y="14.724cm">
          <text:p/>
          <draw:enhanced-geometry svg:viewBox="0 0 21600 21600" draw:type="rectangle" draw:enhanced-path="M 0 0 L 21600 0 21600 21600 0 21600 0 0 Z N"/>
        </draw:custom-shape>
        <draw:custom-shape draw:style-name="gr3" draw:text-style-name="P10" draw:layer="layout" svg:width="9.397cm" svg:height="1.108cm" svg:x="5.362cm" svg:y="15.928cm">
          <text:p text:style-name="P5"><text:span text:style-name="T16">c89 blocks != c99 blocks</text:span></text:p>
          <draw:enhanced-geometry svg:viewBox="0 0 21600 21600" draw:type="mso-spt202" draw:enhanced-path="M 0 0 L 21600 0 21600 21600 0 21600 0 0 Z N"/>
        </draw:custom-shape>
        <draw:custom-shape draw:style-name="gr17" draw:text-style-name="P2" draw:layer="layout" svg:width="1.367cm" svg:height="1.997cm" svg:x="3.757cm" svg:y="15.324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2" draw:layer="layout" svg:width="13.472cm" svg:height="9.327cm" svg:x="3.126cm" svg:y="1.896cm" draw:page-number="7" presentation:class="page"/>
          <draw:frame presentation:style-name="pr6" draw:layer="layout" svg:width="14.394cm" svg:height="11.499cm" svg:x="2.963cm" svg:y="11.861cm" presentation:class="notes" presentation:placeholder="true">
            <draw:text-box/>
          </draw:frame>
        </presentation:notes>
      </draw:page>
      <draw:page draw:name="page8"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compound literals</text:p>
          </draw:text-box>
        </draw:frame>
        <draw:frame presentation:style-name="pr5" draw:layer="layout" svg:width="22.649cm" svg:height="17.185cm" svg:x="3.597cm" svg:y="1.058cm" presentation:class="outline" presentation:placeholder="true" presentation:user-transformed="true">
          <draw:text-box/>
        </draw:frame>
        <draw:custom-shape draw:style-name="gr3" draw:text-style-name="P2" draw:layer="layout" svg:width="15.601cm" svg:height="14.66cm" svg:x="4.957cm" svg:y="2.725cm">
          <text:p text:style-name="P5"><text:span text:style-name="T13">int</text:span><text:span text:style-name="T14"> eg(</text:span><text:span text:style-name="T13">int</text:span><text:span text:style-name="T14"> i, </text:span><text:span text:style-name="T13">int</text:span><text:span text:style-name="T14"> j)</text:span></text:p>
          <text:p text:style-name="P5"><text:span text:style-name="T14">{</text:span></text:p>
          <text:p text:style-name="P5"><text:span text:style-name="T14"><text:s text:c="2"/></text:span><text:span text:style-name="T13">int</text:span><text:span text:style-name="T14"> * p;</text:span></text:p>
          <text:p text:style-name="P5"><text:span text:style-name="T14"><text:s text:c="2"/></text:span><text:span text:style-name="T14">{</text:span></text:p>
          <text:p text:style-name="P5"><text:span text:style-name="T14"><text:s text:c="4"/></text:span><text:span text:style-name="T13">if</text:span><text:span text:style-name="T14"> (i == j)</text:span></text:p>
          <text:p text:style-name="P5"><text:span text:style-name="T14"><text:s text:c="4"/></text:span><text:span text:style-name="T14">{</text:span></text:p>
          <text:p text:style-name="P5"><text:span text:style-name="T14"><text:s text:c="6"/></text:span><text:span text:style-name="T14">int $[] = { i, i };</text:span></text:p>
          <text:p text:style-name="P5"><text:span text:style-name="T14"><text:s text:c="6"/></text:span><text:span text:style-name="T14">p = $;</text:span></text:p>
          <text:p text:style-name="P5"><text:span text:style-name="T14"><text:s text:c="4"/></text:span><text:span text:style-name="T14">}</text:span></text:p>
          <text:p text:style-name="P5"><text:span text:style-name="T14"><text:s text:c="4"/></text:span><text:span text:style-name="T13">else </text:span></text:p>
          <text:p text:style-name="P5"><text:span text:style-name="T13"><text:s text:c="4"/></text:span><text:span text:style-name="T13">{</text:span></text:p>
          <text:p text:style-name="P5"><text:span text:style-name="T14"><text:s text:c="6"/></text:span><text:span text:style-name="T13">int</text:span><text:span text:style-name="T14"> $[] = { j, j };</text:span></text:p>
          <text:p text:style-name="P5"><text:span text:style-name="T14"><text:s text:c="6"/></text:span><text:span text:style-name="T14">p = $;</text:span></text:p>
          <text:p text:style-name="P5"><text:span text:style-name="T14"><text:s text:c="4"/></text:span><text:span text:style-name="T14">}</text:span></text:p>
          <text:p text:style-name="P5"><text:span text:style-name="T14"><text:s text:c="2"/></text:span><text:span text:style-name="T14">}</text:span></text:p>
          <text:p text:style-name="P5"><text:span text:style-name="T14"><text:s text:c="2"/></text:span><text:span text:style-name="T13">return</text:span><text:span text:style-name="T14"> *p;</text:span></text:p>
          <text:p text:style-name="P5"><text:span text:style-name="T14">}</text:span></text:p>
          <draw:enhanced-geometry svg:viewBox="0 0 21600 21600" draw:type="mso-spt202" draw:enhanced-path="M 0 0 L 21600 0 21600 21600 0 21600 0 0 Z N"/>
        </draw:custom-shape>
        <draw:line draw:style-name="gr9" draw:text-style-name="P8" draw:layer="layout" svg:x1="10.76cm" svg:y1="9.124cm" svg:x2="21.758cm" svg:y2="9.124cm">
          <text:p/>
        </draw:line>
        <draw:line draw:style-name="gr9" draw:text-style-name="P8" draw:layer="layout" svg:x1="10.557cm" svg:y1="13.326cm" svg:x2="21.758cm" svg:y2="13.326cm">
          <text:p/>
        </draw:line>
        <draw:line draw:style-name="gr9" draw:text-style-name="P8" draw:layer="layout" svg:x1="10.557cm" svg:y1="15.928cm" svg:x2="21.758cm" svg:y2="15.928cm">
          <text:p/>
        </draw:line>
        <draw:custom-shape draw:style-name="gr18" draw:text-style-name="P2" draw:layer="layout" svg:width="3.418cm" svg:height="2.787cm" svg:x="21.559cm" svg:y="14.539cm">
          <text:p text:style-name="P5"><text:span text:style-name="T17"></text:span></text:p>
          <draw:enhanced-geometry svg:viewBox="0 0 21600 21600" draw:type="rectangle" draw:enhanced-path="M 0 0 L 21600 0 21600 21600 0 21600 0 0 Z N"/>
        </draw:custom-shape>
        <draw:custom-shape draw:style-name="gr18" draw:text-style-name="P2" draw:layer="layout" svg:width="3.202cm" svg:height="2.787cm" svg:x="21.559cm" svg:y="11.725cm">
          <text:p text:style-name="P5"><text:span text:style-name="T18"></text:span></text:p>
          <draw:enhanced-geometry svg:viewBox="0 0 21600 21600" draw:type="rectangle" draw:enhanced-path="M 0 0 L 21600 0 21600 21600 0 21600 0 0 Z N"/>
        </draw:custom-shape>
        <draw:custom-shape draw:style-name="gr18" draw:text-style-name="P2" draw:layer="layout" svg:width="3.202cm" svg:height="2.787cm" svg:x="21.559cm" svg:y="7.523cm">
          <text:p text:style-name="P5"><text:span text:style-name="T18"></text:span></text:p>
          <draw:enhanced-geometry svg:viewBox="0 0 21600 21600" draw:type="rectangle" draw:enhanced-path="M 0 0 L 21600 0 21600 21600 0 21600 0 0 Z N"/>
        </draw:custom-shape>
        <draw:g>
          <draw:custom-shape draw:style-name="gr10" draw:text-style-name="P2" draw:layer="layout" svg:width="0.792cm" svg:height="3.321cm" draw:transform="rotate (-2.3537510292403) translate (21.507cm 5.04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1" draw:text-style-name="P2" draw:layer="layout" svg:width="0.792cm" svg:height="3.321cm" draw:transform="rotate (-2.3537510292403) translate (21.507cm 5.04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0" draw:text-style-name="P2" draw:layer="layout" svg:width="0.741cm" svg:height="3.325cm" draw:transform="rotate (-2.3537510292403) translate (21.994cm 4.5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1" draw:text-style-name="P2" draw:layer="layout" svg:width="0.741cm" svg:height="3.325cm" draw:transform="rotate (-2.3537510292403) translate (21.994cm 4.5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2" draw:text-style-name="P2" draw:layer="layout" svg:width="0.287cm" svg:height="0.617cm" draw:transform="rotate (-2.3537510292403) translate (21.434cm 4.97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2" draw:text-style-name="P2" draw:layer="layout" svg:width="0.252cm" svg:height="0.53cm" draw:transform="rotate (-2.3537510292403) translate (21.602cm 4.71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2" draw:text-style-name="P2" draw:layer="layout" svg:width="0.508cm" svg:height="0.644cm" draw:transform="rotate (-2.3537510292403) translate (20.874cm 4.46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2" draw:text-style-name="P2" draw:layer="layout" svg:width="0.386cm" svg:height="0.248cm" draw:transform="rotate (-2.3537510292403) translate (20.191cm 3.931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2" draw:text-style-name="P2" draw:layer="layout" svg:width="0.741cm" svg:height="3.253cm" draw:transform="rotate (-2.3537510292403) translate (21.971cm 4.484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2" draw:text-style-name="P2" draw:layer="layout" svg:width="0.875cm" svg:height="3.326cm" draw:transform="rotate (-2.3537510292403) translate (21.529cm 4.97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2" draw:text-style-name="P2" draw:layer="layout" svg:width="0.575cm" svg:height="0.476cm" draw:transform="rotate (-2.3537510292403) translate (21.682cm 4.87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2" draw:text-style-name="P2" draw:layer="layout" svg:width="0.055cm" svg:height="0.03cm" draw:transform="rotate (-2.3537510292403) translate (21.464cm 5.037cm)">
            <text:p/>
            <draw:enhanced-geometry svg:viewBox="0 0 70 35" draw:type="non-primitive" draw:enhanced-path="M 0 0 L 9 5 17 9 26 15 34 20 43 24 52 29 61 32 70 35 0 0 Z N"/>
          </draw:custom-shape>
          <draw:custom-shape draw:style-name="gr12" draw:text-style-name="P2" draw:layer="layout" svg:width="0.244cm" svg:height="0.271cm" draw:transform="rotate (-2.3537510292403) translate (21.456cm 5.04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2" draw:text-style-name="P2" draw:layer="layout" svg:width="0.469cm" svg:height="0.199cm" draw:transform="rotate (-2.3537510292403) translate (20.866cm 4.93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2" draw:text-style-name="P2" draw:layer="layout" svg:width="0.193cm" svg:height="0.331cm" draw:transform="rotate (-2.3537510292403) translate (20.772cm 5.43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2" draw:text-style-name="P2" draw:layer="layout" svg:width="0.153cm" svg:height="0.322cm" draw:transform="rotate (-2.3537510292403) translate (20.751cm 5.40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2" draw:text-style-name="P2" draw:layer="layout" svg:width="0.138cm" svg:height="0.222cm" draw:transform="rotate (-2.3537510292403) translate (20.684cm 5.372cm)">
            <text:p/>
            <draw:enhanced-geometry svg:viewBox="0 0 175 243" draw:type="non-primitive" draw:enhanced-path="M 0 243 L 11 229 22 213 32 198 42 182 54 167 64 152 74 136 84 120 96 105 106 89 117 73 129 59 140 44 151 29 163 14 175 0 0 243 Z N"/>
          </draw:custom-shape>
          <draw:custom-shape draw:style-name="gr12" draw:text-style-name="P2" draw:layer="layout" svg:width="0.208cm" svg:height="0.322cm" draw:transform="rotate (-2.3537510292403) translate (20.739cm 5.406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2" draw:text-style-name="P2" draw:layer="layout" svg:width="0.121cm" svg:height="0.19cm" draw:transform="rotate (-2.3537510292403) translate (20.72cm 5.47cm)">
            <text:p/>
            <draw:enhanced-geometry svg:viewBox="0 0 157 211" draw:type="non-primitive" draw:enhanced-path="M 157 0 L 147 14 137 26 127 39 115 51 104 64 94 76 82 89 72 102 61 115 51 127 40 141 31 154 22 168 14 182 6 196 0 211 157 0 Z N"/>
          </draw:custom-shape>
          <draw:custom-shape draw:style-name="gr12" draw:text-style-name="P2" draw:layer="layout" svg:width="0.055cm" svg:height="0.19cm" draw:transform="rotate (-2.3537510292403) translate (20.664cm 5.392cm)">
            <text:p/>
            <draw:enhanced-geometry svg:viewBox="0 0 70 209" draw:type="non-primitive" draw:enhanced-path="M 0 209 L 5 197 10 183 14 171 19 157 22 144 27 131 31 118 36 104 40 91 44 78 48 65 53 52 57 38 61 26 65 12 70 0 0 209 Z N"/>
          </draw:custom-shape>
          <draw:custom-shape draw:style-name="gr12" draw:text-style-name="P2" draw:layer="layout" svg:width="0.485cm" svg:height="0.635cm" draw:transform="rotate (-2.3537510292403) translate (20.386cm 4.72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2" draw:text-style-name="P2" draw:layer="layout" svg:width="0.153cm" svg:height="0.045cm" draw:transform="rotate (-2.3537510292403) translate (20.249cm 4.684cm)">
            <text:p/>
            <draw:enhanced-geometry svg:viewBox="0 0 193 50" draw:type="non-primitive" draw:enhanced-path="M 193 0 L 181 3 168 7 156 11 143 17 131 23 117 27 105 33 92 38 79 42 66 46 55 49 42 50 31 49 21 46 11 43 0 36 193 0 Z N"/>
          </draw:custom-shape>
          <draw:custom-shape draw:style-name="gr12" draw:text-style-name="P2" draw:layer="layout" svg:width="0.217cm" svg:height="0.158cm" draw:transform="rotate (-2.3537510292403) translate (20.378cm 4.701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2" draw:text-style-name="P2" draw:layer="layout" svg:width="0.631cm" svg:height="0.907cm" draw:transform="rotate (-2.3537510292403) translate (19.53cm 4.07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2" draw:text-style-name="P2" draw:layer="layout" svg:width="0.485cm" svg:height="0.635cm" draw:transform="rotate (-2.3537510292403) translate (21.467cm 3.62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2" draw:text-style-name="P2" draw:layer="layout" svg:width="0.642cm" svg:height="0.902cm" draw:transform="rotate (-2.3537510292403) translate (20.936cm 2.64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2" draw:text-style-name="P2" draw:layer="layout" svg:width="0.177cm" svg:height="0.154cm" draw:transform="rotate (-2.3537510292403) translate (21.243cm 3.845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2" draw:text-style-name="P2" draw:layer="layout" svg:width="0.567cm" svg:height="0.449cm" draw:transform="rotate (-2.3537510292403) translate (21.952cm 4.19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2" draw:text-style-name="P2" draw:layer="layout" svg:width="0.016cm" svg:height="0.004cm" draw:transform="rotate (-2.3537510292403) translate (21.252cm 4.259cm)">
            <text:p/>
            <draw:enhanced-geometry svg:viewBox="0 0 17 0" draw:type="non-primitive" draw:enhanced-path="M 0 0 L 4 0 9 0 12 0 17 0 0 0 Z N"/>
          </draw:custom-shape>
          <draw:custom-shape draw:style-name="gr12" draw:text-style-name="P2" draw:layer="layout" svg:width="0.33cm" svg:height="0.218cm" draw:transform="rotate (-2.3537510292403) translate (21.763cm 4.14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0" draw:text-style-name="P2" draw:layer="layout" svg:width="0.615cm" svg:height="0.217cm" draw:transform="rotate (-2.3537510292403) translate (20.62cm 3.51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0" draw:text-style-name="P2" draw:layer="layout" svg:width="0.642cm" svg:height="0.254cm" draw:transform="rotate (-2.3537510292403) translate (20.472cm 3.27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0" draw:text-style-name="P2" draw:layer="layout" svg:width="0.564cm" svg:height="0.027cm" draw:transform="rotate (-2.3537510292403) translate (20.172cm 3.08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0" draw:text-style-name="P2" draw:layer="layout" svg:width="0.67cm" svg:height="0.222cm" draw:transform="rotate (-2.3537510292403) translate (20.248cm 3.06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0" draw:text-style-name="P2" draw:layer="layout" svg:width="0.709cm" svg:height="0.203cm" draw:transform="rotate (-2.3537510292403) translate (20.053cm 2.85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0" draw:text-style-name="P2" draw:layer="layout" svg:width="0.33cm" svg:height="0.376cm" draw:transform="rotate (-2.3537510292403) translate (21.075cm 4.077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0" draw:text-style-name="P2" draw:layer="layout" svg:width="0.067cm" svg:height="0.062cm" draw:transform="rotate (-2.3537510292403) translate (20.933cm 4.22cm)">
            <text:p/>
            <draw:enhanced-geometry svg:viewBox="0 0 86 72" draw:type="non-primitive" draw:enhanced-path="M 0 0 L 10 9 21 18 32 27 43 35 54 44 65 53 76 62 86 72 0 0 Z N"/>
          </draw:custom-shape>
          <draw:custom-shape draw:style-name="gr10" draw:text-style-name="P2" draw:layer="layout" svg:width="0.208cm" svg:height="0.458cm" draw:transform="rotate (-2.3537510292403) translate (21.591cm 4.775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0" draw:text-style-name="P2" draw:layer="layout" svg:width="0.165cm" svg:height="0.199cm" draw:transform="rotate (-2.3537510292403) translate (20.573cm 4.718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0" draw:text-style-name="P2" draw:layer="layout" svg:width="0.213cm" svg:height="0.866cm" draw:transform="rotate (-2.3537510292403) translate (19.843cm 4.14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0" draw:text-style-name="P2" draw:layer="layout" svg:width="0.819cm" svg:height="0.194cm" draw:transform="rotate (-2.3537510292403) translate (19.822cm 2.681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3" draw:text-style-name="P2" draw:layer="layout" svg:width="0.744cm" svg:height="0.103cm" draw:transform="rotate (-2.3537510292403) translate (21.268cm 4.33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3" draw:text-style-name="P2" draw:layer="layout" svg:width="0.386cm" svg:height="0.699cm" draw:transform="rotate (-2.3537510292403) translate (21.333cm 4.0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3" draw:text-style-name="P2" draw:layer="layout" svg:width="0.386cm" svg:height="0.761cm" draw:transform="rotate (-2.3537510292403) translate (20.8cm 4.6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3" draw:text-style-name="P2" draw:layer="layout" svg:width="1.052cm" svg:height="0.067cm" draw:transform="rotate (-2.3537510292403) translate (20.832cm 3.64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3" draw:text-style-name="P2" draw:layer="layout" svg:width="0.04cm" svg:height="0.004cm" draw:transform="rotate (-2.3537510292403) translate (20.068cm 4.369cm)">
            <text:p/>
            <draw:enhanced-geometry svg:viewBox="0 0 54 0" draw:type="non-primitive" draw:enhanced-path="M 0 0 L 0 0 6 0 13 0 20 0 27 0 34 0 41 0 47 0 54 0 N"/>
          </draw:custom-shape>
          <draw:custom-shape draw:style-name="gr13" draw:text-style-name="P2" draw:layer="layout" svg:width="1.024cm" svg:height="0.067cm" draw:transform="rotate (-2.3537510292403) translate (20.726cm 3.618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3" draw:text-style-name="P2" draw:layer="layout" svg:width="1.285cm" svg:height="0.099cm" draw:transform="rotate (-2.3537510292403) translate (20.629cm 3.31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3" draw:text-style-name="P2" draw:layer="layout" svg:width="0.003cm" svg:height="0.031cm" draw:transform="rotate (-2.3537510292403) translate (19.703cm 4.241cm)">
            <text:p/>
            <draw:enhanced-geometry svg:viewBox="0 0 0 36" draw:type="non-primitive" draw:enhanced-path="M 0 0 L 0 0 0 4 0 9 0 13 0 18 0 22 0 27 0 32 0 36 N"/>
          </draw:custom-shape>
          <draw:custom-shape draw:style-name="gr13" draw:text-style-name="P2" draw:layer="layout" svg:width="1.395cm" svg:height="0.135cm" draw:transform="rotate (-2.3537510292403) translate (20.434cm 3.055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3" draw:text-style-name="P2" draw:layer="layout" svg:width="1.45cm" svg:height="0.103cm" draw:transform="rotate (-2.3537510292403) translate (20.183cm 2.80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3" draw:text-style-name="P2" draw:layer="layout" svg:width="1.438cm" svg:height="0.103cm" draw:transform="rotate (-2.3537510292403) translate (20cm 2.58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3" draw:text-style-name="P2" draw:layer="layout" svg:width="1.324cm" svg:height="0.204cm" draw:transform="rotate (-2.3537510292403) translate (19.822cm 2.546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3" draw:text-style-name="P2" draw:layer="layout" svg:width="0.165cm" svg:height="0.004cm" draw:transform="rotate (-2.3537510292403) translate (19.262cm 2.651cm)">
            <text:p/>
            <draw:enhanced-geometry svg:viewBox="0 0 210 0" draw:type="non-primitive" draw:enhanced-path="M 0 0 L 0 0 14 0 27 0 40 0 53 0 67 0 80 0 93 0 106 0 119 0 132 0 145 0 158 0 171 0 184 0 198 0 210 0 N"/>
          </draw:custom-shape>
          <draw:custom-shape draw:style-name="gr13" draw:text-style-name="P2" draw:layer="layout" svg:width="0.024cm" svg:height="0.031cm" draw:transform="rotate (-2.3537510292403) translate (19.099cm 2.861cm)">
            <text:p/>
            <draw:enhanced-geometry svg:viewBox="0 0 34 35" draw:type="non-primitive" draw:enhanced-path="M 0 35 L 0 35 4 30 9 27 13 22 17 18 21 13 26 9 30 4 34 0 N"/>
          </draw:custom-shape>
          <draw:custom-shape draw:style-name="gr14" draw:text-style-name="P2" draw:layer="layout" svg:width="0.145cm" svg:height="0.312cm" draw:transform="rotate (-2.3537510292403) translate (21.482cm 4.75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4" draw:text-style-name="P2" draw:layer="layout" svg:width="0.168cm" svg:height="0.227cm" draw:transform="rotate (-2.3537510292403) translate (20.95cm 4.07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4" draw:text-style-name="P2" draw:layer="layout" svg:width="0.358cm" svg:height="0.09cm" draw:transform="rotate (-2.3537510292403) translate (20.499cm 3.57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4" draw:text-style-name="P2" draw:layer="layout" svg:width="0.043cm" svg:height="0.031cm" draw:transform="rotate (-2.3537510292403) translate (20.293cm 3.694cm)">
            <text:p/>
            <draw:enhanced-geometry svg:viewBox="0 0 54 35" draw:type="non-primitive" draw:enhanced-path="M 0 35 L 7 30 13 26 20 20 25 16 32 11 39 6 46 3 54 0 0 35 Z N"/>
          </draw:custom-shape>
          <draw:custom-shape draw:style-name="gr14" draw:text-style-name="P2" draw:layer="layout" svg:width="0.252cm" svg:height="0.145cm" draw:transform="rotate (-2.3537510292403) translate (20.2cm 3.44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4" draw:text-style-name="P2" draw:layer="layout" svg:width="0.197cm" svg:height="0.127cm" draw:transform="rotate (-2.3537510292403) translate (19.924cm 3.24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4" draw:text-style-name="P2" draw:layer="layout" svg:width="0.193cm" svg:height="0.127cm" draw:transform="rotate (-2.3537510292403) translate (19.783cm 3.07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4" draw:text-style-name="P2" draw:layer="layout" svg:width="0.039cm" svg:height="0.004cm" draw:transform="rotate (-2.3537510292403) translate (19.729cm 2.999cm)">
            <text:p/>
            <draw:enhanced-geometry svg:viewBox="0 0 53 0" draw:type="non-primitive" draw:enhanced-path="M 53 0 L 46 0 40 0 34 0 27 0 20 0 13 0 6 0 0 0 53 0 Z N"/>
          </draw:custom-shape>
          <draw:custom-shape draw:style-name="gr14" draw:text-style-name="P2" draw:layer="layout" svg:width="0.209cm" svg:height="0.099cm" draw:transform="rotate (-2.3537510292403) translate (19.503cm 2.868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1" draw:text-style-name="P2" draw:layer="layout" svg:width="0.026cm" svg:height="0.031cm" draw:transform="rotate (-2.3537510292403) translate (20.608cm 5.493cm)">
            <text:p/>
            <draw:enhanced-geometry svg:viewBox="0 0 35 36" draw:type="non-primitive" draw:enhanced-path="M 35 0 L 35 0 31 5 26 10 22 14 17 17 13 22 9 27 5 31 0 36 N"/>
          </draw:custom-shape>
          <draw:custom-shape draw:style-name="gr11" draw:text-style-name="P2" draw:layer="layout" svg:width="0.093cm" svg:height="0.072cm" draw:transform="rotate (-2.3537510292403) translate (21.421cm 5.094cm)">
            <text:p/>
            <draw:enhanced-geometry svg:viewBox="0 0 123 78" draw:type="non-primitive" draw:enhanced-path="M 0 9 L 0 9 14 8 28 6 41 4 55 1 69 0 81 0 93 4 104 9 104 9 109 15 114 23 117 31 118 40 120 50 121 59 122 69 123 78 N"/>
          </draw:custom-shape>
          <draw:custom-shape draw:style-name="gr11" draw:text-style-name="P2" draw:layer="layout" svg:width="0.109cm" svg:height="0.031cm" draw:transform="rotate (-2.3537510292403) translate (21.609cm 4.848cm)">
            <text:p/>
            <draw:enhanced-geometry svg:viewBox="0 0 140 34" draw:type="non-primitive" draw:enhanced-path="M 140 0 L 140 0 122 4 103 5 84 6 63 7 45 10 28 15 12 23 0 34 N"/>
          </draw:custom-shape>
          <draw:custom-shape draw:style-name="gr11" draw:text-style-name="P2" draw:layer="layout" svg:width="0.042cm" svg:height="0.095cm" draw:transform="rotate (-2.3537510292403) translate (21.586cm 4.825cm)">
            <text:p/>
            <draw:enhanced-geometry svg:viewBox="0 0 53 106" draw:type="non-primitive" draw:enhanced-path="M 0 106 L 0 106 6 92 13 79 20 66 27 53 33 40 39 27 46 14 53 0 N"/>
          </draw:custom-shape>
          <draw:custom-shape draw:style-name="gr11" draw:text-style-name="P2" draw:layer="layout" svg:width="0.008cm" svg:height="0.095cm" draw:transform="rotate (-2.3537510292403) translate (21.576cm 4.836cm)">
            <text:p/>
            <draw:enhanced-geometry svg:viewBox="0 0 11 106" draw:type="non-primitive" draw:enhanced-path="M 0 0 L 0 0 1 14 3 29 6 42 9 57 11 71 10 84 6 96 0 106 N"/>
          </draw:custom-shape>
          <draw:custom-shape draw:style-name="gr11" draw:text-style-name="P2" draw:layer="layout" svg:width="0.126cm" svg:height="0.081cm" draw:transform="rotate (-2.3537510292403) translate (21.335cm 5.103cm)">
            <text:p/>
            <draw:enhanced-geometry svg:viewBox="0 0 161 90" draw:type="non-primitive" draw:enhanced-path="M 0 20 L 0 20 21 18 44 14 67 8 89 3 111 0 130 1 146 7 157 20 157 20 161 32 160 43 155 56 147 67 138 76 128 84 117 88 105 90 N"/>
          </draw:custom-shape>
          <draw:custom-shape draw:style-name="gr11" draw:text-style-name="P2" draw:layer="layout" svg:width="0.027cm" svg:height="0.031cm" draw:transform="rotate (-2.3537510292403) translate (21.326cm 5.132cm)">
            <text:p/>
            <draw:enhanced-geometry svg:viewBox="0 0 35 35" draw:type="non-primitive" draw:enhanced-path="M 35 35 L 35 35 31 31 26 25 23 18 18 12 15 6 10 3 6 0 0 1 N"/>
          </draw:custom-shape>
          <draw:custom-shape draw:style-name="gr11" draw:text-style-name="P2" draw:layer="layout" svg:width="0.039cm" svg:height="0.095cm" draw:transform="rotate (-2.3537510292403) translate (21.614cm 4.798cm)">
            <text:p/>
            <draw:enhanced-geometry svg:viewBox="0 0 53 106" draw:type="non-primitive" draw:enhanced-path="M 53 0 L 53 0 46 10 37 17 28 25 19 33 11 41 4 50 0 59 0 70 0 70 3 78 7 83 14 88 22 91 30 95 38 98 46 101 53 106 N"/>
          </draw:custom-shape>
          <draw:custom-shape draw:style-name="gr11" draw:text-style-name="P2" draw:layer="layout" svg:width="1.217cm" svg:height="2.463cm" draw:transform="rotate (-2.3537510292403) translate (21.534cm 5.263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5" draw:text-style-name="P2" draw:layer="layout" svg:width="0.165cm" svg:height="0.476cm" draw:transform="rotate (-2.3537510292403) translate (21.622cm 4.61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1" draw:text-style-name="P2" draw:layer="layout" svg:width="0.165cm" svg:height="0.476cm" draw:transform="rotate (-2.3537510292403) translate (21.622cm 4.61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5" draw:text-style-name="P2" draw:layer="layout" svg:width="0.193cm" svg:height="0.448cm" draw:transform="rotate (-2.3537510292403) translate (21.632cm 4.59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1" draw:text-style-name="P2" draw:layer="layout" svg:width="0.193cm" svg:height="0.448cm" draw:transform="rotate (-2.3537510292403) translate (21.632cm 4.59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5" draw:text-style-name="P2" draw:layer="layout" svg:width="0.166cm" svg:height="0.286cm" draw:transform="rotate (-2.3537510292403) translate (21.636cm 4.64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1" draw:text-style-name="P2" draw:layer="layout" svg:width="0.166cm" svg:height="0.286cm" draw:transform="rotate (-2.3537510292403) translate (21.636cm 4.64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5" draw:text-style-name="P2" draw:layer="layout" svg:width="0.168cm" svg:height="0.444cm" draw:transform="rotate (-2.3537510292403) translate (21.185cm 5.09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1" draw:text-style-name="P2" draw:layer="layout" svg:width="0.168cm" svg:height="0.444cm" draw:transform="rotate (-2.3537510292403) translate (21.185cm 5.09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5" draw:text-style-name="P2" draw:layer="layout" svg:width="0.185cm" svg:height="0.281cm" draw:transform="rotate (-2.3537510292403) translate (21.042cm 4.967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1" draw:text-style-name="P2" draw:layer="layout" svg:width="0.185cm" svg:height="0.281cm" draw:transform="rotate (-2.3537510292403) translate (21.042cm 4.967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5" draw:text-style-name="P2" draw:layer="layout" svg:width="0.138cm" svg:height="0.031cm" draw:transform="rotate (-2.3537510292403) translate (21.104cm 4.95cm)">
            <text:p/>
            <draw:enhanced-geometry svg:viewBox="0 0 175 34" draw:type="non-primitive" draw:enhanced-path="M 175 0 L 153 4 132 9 109 13 87 17 66 21 43 26 22 30 0 34 175 0 Z N"/>
          </draw:custom-shape>
          <draw:custom-shape draw:style-name="gr11" draw:text-style-name="P2" draw:layer="layout" svg:width="0.138cm" svg:height="0.031cm" draw:transform="rotate (-2.3537510292403) translate (21.104cm 4.95cm)">
            <text:p/>
            <draw:enhanced-geometry svg:viewBox="0 0 175 34" draw:type="non-primitive" draw:enhanced-path="M 175 0 L 175 0 153 4 132 9 109 13 87 17 66 21 43 26 22 30 0 34 N"/>
          </draw:custom-shape>
          <draw:custom-shape draw:style-name="gr15" draw:text-style-name="P2" draw:layer="layout" svg:width="0.157cm" svg:height="0.327cm" draw:transform="rotate (-2.3537510292403) translate (21.43cm 4.307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1" draw:text-style-name="P2" draw:layer="layout" svg:width="0.157cm" svg:height="0.327cm" draw:transform="rotate (-2.3537510292403) translate (21.43cm 4.307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5" draw:text-style-name="P2" draw:layer="layout" svg:width="0.126cm" svg:height="0.322cm" draw:transform="rotate (-2.3537510292403) translate (20.908cm 4.96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1" draw:text-style-name="P2" draw:layer="layout" svg:width="0.126cm" svg:height="0.322cm" draw:transform="rotate (-2.3537510292403) translate (20.908cm 4.96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4" draw:text-style-name="P2" draw:layer="layout" svg:width="0.035cm" svg:height="0.018cm" draw:transform="rotate (-2.3537510292403) translate (20.578cm 5.684cm)">
            <text:p/>
            <draw:enhanced-geometry svg:viewBox="0 0 44 17" draw:type="non-primitive" draw:enhanced-path="M 44 17 L 38 15 33 13 28 10 23 8 17 7 11 5 6 2 0 0 44 17 Z N"/>
          </draw:custom-shape>
          <draw:custom-shape draw:style-name="gr11" draw:text-style-name="P2" draw:layer="layout" svg:width="0.035cm" svg:height="0.018cm" draw:transform="rotate (-2.3537510292403) translate (20.578cm 5.684cm)">
            <text:p/>
            <draw:enhanced-geometry svg:viewBox="0 0 44 17" draw:type="non-primitive" draw:enhanced-path="M 44 17 L 44 17 38 15 33 13 28 10 23 8 17 7 11 5 6 2 0 0 N"/>
          </draw:custom-shape>
          <draw:custom-shape draw:style-name="gr15" draw:text-style-name="P2" draw:layer="layout" svg:width="0.429cm" svg:height="0.335cm" draw:transform="rotate (-2.3537510292403) translate (20.837cm 5.738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1" draw:text-style-name="P2" draw:layer="layout" svg:width="0.429cm" svg:height="0.335cm" draw:transform="rotate (-2.3537510292403) translate (20.837cm 5.738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5" draw:text-style-name="P2" draw:layer="layout" svg:width="0.378cm" svg:height="0.303cm" draw:transform="rotate (-2.3537510292403) translate (19.65cm 4.629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1" draw:text-style-name="P2" draw:layer="layout" svg:width="0.378cm" svg:height="0.303cm" draw:transform="rotate (-2.3537510292403) translate (19.65cm 4.629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5" draw:text-style-name="P2" draw:layer="layout" svg:width="0.523cm" svg:height="0.462cm" draw:transform="rotate (-2.3537510292403) translate (18.52cm 3.89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1" draw:text-style-name="P2" draw:layer="layout" svg:width="0.523cm" svg:height="0.462cm" draw:transform="rotate (-2.3537510292403) translate (18.52cm 3.89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5" draw:text-style-name="P2" draw:layer="layout" svg:width="0.129cm" svg:height="0.095cm" draw:transform="rotate (-2.3537510292403) translate (19.02cm 3.211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1" draw:text-style-name="P2" draw:layer="layout" svg:width="0.129cm" svg:height="0.095cm" draw:transform="rotate (-2.3537510292403) translate (19.02cm 3.211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5" draw:text-style-name="P2" draw:layer="layout" svg:width="0.109cm" svg:height="0.077cm" draw:transform="rotate (-2.3537510292403) translate (19.676cm 2.507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1" draw:text-style-name="P2" draw:layer="layout" svg:width="0.109cm" svg:height="0.077cm" draw:transform="rotate (-2.3537510292403) translate (19.676cm 2.507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5" draw:text-style-name="P2" draw:layer="layout" svg:width="0.118cm" svg:height="0.176cm" draw:transform="rotate (-2.3537510292403) translate (19.068cm 3.053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1" draw:text-style-name="P2" draw:layer="layout" svg:width="0.118cm" svg:height="0.176cm" draw:transform="rotate (-2.3537510292403) translate (19.068cm 3.053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5" draw:text-style-name="P2" draw:layer="layout" svg:width="0.114cm" svg:height="0.176cm" draw:transform="rotate (-2.3537510292403) translate (19.566cm 2.564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1" draw:text-style-name="P2" draw:layer="layout" svg:width="0.114cm" svg:height="0.176cm" draw:transform="rotate (-2.3537510292403) translate (19.566cm 2.564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5" draw:text-style-name="P2" draw:layer="layout" svg:width="0.405cm" svg:height="0.303cm" draw:transform="rotate (-2.3537510292403) translate (21.297cm 2.94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1" draw:text-style-name="P2" draw:layer="layout" svg:width="0.405cm" svg:height="0.303cm" draw:transform="rotate (-2.3537510292403) translate (21.297cm 2.94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5" draw:text-style-name="P2" draw:layer="layout" svg:width="0.536cm" svg:height="0.468cm" draw:transform="rotate (-2.3537510292403) translate (20.686cm 1.71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1" draw:text-style-name="P2" draw:layer="layout" svg:width="0.536cm" svg:height="0.468cm" draw:transform="rotate (-2.3537510292403) translate (20.686cm 1.71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1" draw:text-style-name="P2" draw:layer="layout" svg:width="1.166cm" svg:height="2.463cm" draw:transform="rotate (-2.3537510292403) translate (22.562cm 4.26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5" draw:text-style-name="P2" draw:layer="layout" svg:width="0.421cm" svg:height="0.336cm" draw:transform="rotate (-2.3537510292403) translate (22.429cm 4.13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1" draw:text-style-name="P2" draw:layer="layout" svg:width="0.421cm" svg:height="0.336cm" draw:transform="rotate (-2.3537510292403) translate (22.429cm 4.13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1" draw:text-style-name="P2" draw:layer="layout" svg:width="0.004cm" svg:height="0.127cm" draw:transform="rotate (-2.3537510292403) translate (22.201cm 4.253cm)">
            <text:p/>
            <draw:enhanced-geometry svg:viewBox="0 0 0 140" draw:type="non-primitive" draw:enhanced-path="M 0 140 L 0 140 0 123 0 105 0 88 0 70 0 53 0 36 0 17 0 0 N"/>
          </draw:custom-shape>
          <draw:custom-shape draw:style-name="gr11" draw:text-style-name="P2" draw:layer="layout" svg:width="0.003cm" svg:height="0.127cm" draw:transform="rotate (-2.3537510292403) translate (22.123cm 4.286cm)">
            <text:p/>
            <draw:enhanced-geometry svg:viewBox="0 0 0 141" draw:type="non-primitive" draw:enhanced-path="M 0 141 L 0 141 0 123 0 106 0 88 0 71 0 54 0 36 0 19 0 0 N"/>
          </draw:custom-shape>
          <draw:custom-shape draw:style-name="gr11" draw:text-style-name="P2" draw:layer="layout" svg:width="0.008cm" svg:height="0.094cm" draw:transform="rotate (-2.3537510292403) translate (22.288cm 4.21cm)">
            <text:p/>
            <draw:enhanced-geometry svg:viewBox="0 0 9 105" draw:type="non-primitive" draw:enhanced-path="M 9 105 L 9 105 7 91 6 79 5 65 4 52 3 40 2 26 1 14 0 0 N"/>
          </draw:custom-shape>
          <draw:custom-shape draw:style-name="gr11" draw:text-style-name="P2" draw:layer="layout" svg:width="0.075cm" svg:height="0.005cm" draw:transform="rotate (-2.3537510292403) translate (22.247cm 4.052cm)">
            <text:p/>
            <draw:enhanced-geometry svg:viewBox="0 0 97 0" draw:type="non-primitive" draw:enhanced-path="M 97 0 L 97 0 84 0 72 0 59 0 48 0 35 0 24 0 12 0 0 0 N"/>
          </draw:custom-shape>
          <draw:custom-shape draw:style-name="gr11" draw:text-style-name="P2" draw:layer="layout" svg:width="0.118cm" svg:height="0.031cm" draw:transform="rotate (-2.3537510292403) translate (22.17cm 4.059cm)">
            <text:p/>
            <draw:enhanced-geometry svg:viewBox="0 0 149 35" draw:type="non-primitive" draw:enhanced-path="M 149 0 L 149 0 131 5 112 9 93 14 74 17 56 22 37 26 19 31 0 35 N"/>
          </draw:custom-shape>
          <draw:custom-shape draw:style-name="gr11" draw:text-style-name="P2" draw:layer="layout" svg:width="0.118cm" svg:height="0.049cm" draw:transform="rotate (-2.3537510292403) translate (22.079cm 4.059cm)">
            <text:p/>
            <draw:enhanced-geometry svg:viewBox="0 0 148 55" draw:type="non-primitive" draw:enhanced-path="M 148 0 L 148 0 129 7 111 14 92 21 74 27 54 34 36 41 18 48 0 55 N"/>
          </draw:custom-shape>
          <draw:custom-shape draw:style-name="gr11" draw:text-style-name="P2" draw:layer="layout" svg:width="0.003cm" svg:height="0.114cm" draw:transform="rotate (-2.3537510292403) translate (22.007cm 4.293cm)">
            <text:p/>
            <draw:enhanced-geometry svg:viewBox="0 0 0 121" draw:type="non-primitive" draw:enhanced-path="M 0 121 L 0 121 0 106 0 92 0 77 0 61 0 46 0 31 0 16 0 0 N"/>
          </draw:custom-shape>
          <draw:custom-shape draw:style-name="gr11" draw:text-style-name="P2" draw:layer="layout" svg:width="0.086cm" svg:height="0.036cm" draw:transform="rotate (-2.3537510292403) translate (21.997cm 4.122cm)">
            <text:p/>
            <draw:enhanced-geometry svg:viewBox="0 0 107 37" draw:type="non-primitive" draw:enhanced-path="M 107 0 L 107 0 93 5 80 9 66 14 54 18 40 23 26 26 14 32 0 37 N"/>
          </draw:custom-shape>
          <draw:custom-shape draw:style-name="gr11" draw:text-style-name="P2" draw:layer="layout" svg:width="0.011cm" svg:height="0.077cm" draw:transform="rotate (-2.3537510292403) translate (21.958cm 4.272cm)">
            <text:p/>
            <draw:enhanced-geometry svg:viewBox="0 0 17 87" draw:type="non-primitive" draw:enhanced-path="M 0 87 L 0 87 2 77 4 66 6 56 8 44 10 34 13 23 15 11 17 0 N"/>
          </draw:custom-shape>
          <draw:custom-shape draw:style-name="gr11" draw:text-style-name="P2" draw:layer="layout" svg:width="0.047cm" svg:height="0.013cm" draw:transform="rotate (-2.3537510292403) translate (21.927cm 4.123cm)">
            <text:p/>
            <draw:enhanced-geometry svg:viewBox="0 0 61 17" draw:type="non-primitive" draw:enhanced-path="M 61 0 L 61 0 53 2 46 4 38 6 30 8 22 10 16 12 8 14 0 17 N"/>
          </draw:custom-shape>
          <draw:custom-shape draw:style-name="gr11" draw:text-style-name="P2" draw:layer="layout" svg:width="0.016cm" svg:height="0.131cm" draw:transform="rotate (-2.3537510292403) translate (20.734cm 5.528cm)">
            <text:p/>
            <draw:enhanced-geometry svg:viewBox="0 0 18 141" draw:type="non-primitive" draw:enhanced-path="M 18 141 L 18 141 16 122 13 105 11 87 9 70 7 53 4 35 2 18 0 0 N"/>
          </draw:custom-shape>
          <draw:custom-shape draw:style-name="gr11" draw:text-style-name="P2" draw:layer="layout" svg:width="0.015cm" svg:height="0.126cm" draw:transform="rotate (-2.3537510292403) translate (20.724cm 5.557cm)">
            <text:p/>
            <draw:enhanced-geometry svg:viewBox="0 0 17 140" draw:type="non-primitive" draw:enhanced-path="M 0 140 L 0 140 2 123 4 105 7 88 9 70 11 52 12 35 15 17 17 0 N"/>
          </draw:custom-shape>
          <draw:custom-shape draw:style-name="gr11" draw:text-style-name="P2" draw:layer="layout" svg:width="0.102cm" svg:height="0.018cm" draw:transform="rotate (-2.3537510292403) translate (20.558cm 5.481cm)">
            <text:p/>
            <draw:enhanced-geometry svg:viewBox="0 0 131 17" draw:type="non-primitive" draw:enhanced-path="M 0 0 L 0 0 17 2 33 4 49 6 66 9 82 11 98 12 114 14 131 17 N"/>
          </draw:custom-shape>
          <draw:custom-shape draw:style-name="gr11" draw:text-style-name="P2" draw:layer="layout" svg:width="0.086cm" svg:height="0.031cm" draw:transform="rotate (-2.3537510292403) translate (20.563cm 5.43cm)">
            <text:p/>
            <draw:enhanced-geometry svg:viewBox="0 0 114 34" draw:type="non-primitive" draw:enhanced-path="M 0 0 L 0 0 14 4 27 9 42 13 57 18 70 21 85 26 100 30 114 34 N"/>
          </draw:custom-shape>
          <draw:custom-shape draw:style-name="gr11" draw:text-style-name="P2" draw:layer="layout" svg:width="0.016cm" svg:height="0.063cm" draw:transform="rotate (-2.3537510292403) translate (20.682cm 5.67cm)">
            <text:p/>
            <draw:enhanced-geometry svg:viewBox="0 0 17 71" draw:type="non-primitive" draw:enhanced-path="M 0 71 L 0 71 1 62 3 53 4 44 6 35 9 27 11 18 13 9 17 0 N"/>
          </draw:custom-shape>
          <draw:custom-shape draw:style-name="gr11" draw:text-style-name="P2" draw:layer="layout" svg:width="0.003cm" svg:height="0.109cm" draw:transform="rotate (-2.3537510292403) translate (20.644cm 5.772cm)">
            <text:p/>
            <draw:enhanced-geometry svg:viewBox="0 0 0 124" draw:type="non-primitive" draw:enhanced-path="M 0 124 L 0 124 0 108 0 93 0 78 0 62 0 47 0 31 0 16 0 0 N"/>
          </draw:custom-shape>
          <draw:custom-shape draw:style-name="gr11" draw:text-style-name="P2" draw:layer="layout" svg:width="0.007cm" svg:height="0.081cm" draw:transform="rotate (-2.3537510292403) translate (20.615cm 5.827cm)">
            <text:p/>
            <draw:enhanced-geometry svg:viewBox="0 0 12 87" draw:type="non-primitive" draw:enhanced-path="M 4 87 L 4 87 4 75 3 64 1 51 0 40 0 29 2 19 6 8 12 0 N"/>
          </draw:custom-shape>
          <draw:custom-shape draw:style-name="gr11" draw:text-style-name="P2" draw:layer="layout" svg:width="0.011cm" svg:height="0.094cm" draw:transform="rotate (-2.3537510292403) translate (20.602cm 5.886cm)">
            <text:p/>
            <draw:enhanced-geometry svg:viewBox="0 0 18 105" draw:type="non-primitive" draw:enhanced-path="M 9 105 L 9 105 9 90 11 74 14 56 17 39 18 24 15 12 10 3 0 0 N"/>
          </draw:custom-shape>
          <draw:custom-shape draw:style-name="gr11" draw:text-style-name="P2" draw:layer="layout" svg:width="0.067cm" svg:height="0.05cm" draw:transform="rotate (-2.3537510292403) translate (20.512cm 5.796cm)">
            <text:p/>
            <draw:enhanced-geometry svg:viewBox="0 0 88 52" draw:type="non-primitive" draw:enhanced-path="M 0 0 L 0 0 11 7 21 12 33 19 44 26 54 33 65 40 77 45 88 52 N"/>
          </draw:custom-shape>
          <draw:custom-shape draw:style-name="gr11" draw:text-style-name="P2" draw:layer="layout" svg:width="0.059cm" svg:height="0.031cm" draw:transform="rotate (-2.3537510292403) translate (20.531cm 5.705cm)">
            <text:p/>
            <draw:enhanced-geometry svg:viewBox="0 0 72 35" draw:type="non-primitive" draw:enhanced-path="M 0 0 L 0 0 9 5 18 9 27 14 36 17 44 22 53 26 63 31 72 35 N"/>
          </draw:custom-shape>
          <draw:custom-shape draw:style-name="gr11" draw:text-style-name="P2" draw:layer="layout" svg:width="0.075cm" svg:height="0.045cm" draw:transform="rotate (-2.3537510292403) translate (20.57cm 5.621cm)">
            <text:p/>
            <draw:enhanced-geometry svg:viewBox="0 0 96 52" draw:type="non-primitive" draw:enhanced-path="M 0 0 L 0 0 12 7 24 13 36 19 49 26 60 32 72 39 84 46 96 52 N"/>
          </draw:custom-shape>
          <draw:custom-shape draw:style-name="gr11" draw:text-style-name="P2" draw:layer="layout" svg:width="0.071cm" svg:height="0.049cm" draw:transform="rotate (-2.3537510292403) translate (20.605cm 5.566cm)">
            <text:p/>
            <draw:enhanced-geometry svg:viewBox="0 0 89 53" draw:type="non-primitive" draw:enhanced-path="M 0 0 L 0 0 11 7 22 13 33 19 45 26 55 33 66 40 77 47 89 53 N"/>
          </draw:custom-shape>
          <draw:custom-shape draw:style-name="gr11" draw:text-style-name="P2" draw:layer="layout" svg:width="0.047cm" svg:height="0.017cm" draw:transform="rotate (-2.3537510292403) translate (19.914cm 4.724cm)">
            <text:p/>
            <draw:enhanced-geometry svg:viewBox="0 0 62 20" draw:type="non-primitive" draw:enhanced-path="M 0 0 L 0 0 8 3 16 7 25 11 33 15 41 18 47 20 55 20 62 17 N"/>
          </draw:custom-shape>
          <draw:custom-shape draw:style-name="gr11" draw:text-style-name="P2" draw:layer="layout" svg:width="0.015cm" svg:height="0.018cm" draw:transform="rotate (-2.3537510292403) translate (19.893cm 4.77cm)">
            <text:p/>
            <draw:enhanced-geometry svg:viewBox="0 0 17 18" draw:type="non-primitive" draw:enhanced-path="M 0 18 L 0 18 5 13 8 9 13 4 17 0 N"/>
          </draw:custom-shape>
          <draw:custom-shape draw:style-name="gr11" draw:text-style-name="P2" draw:layer="layout" svg:width="0.062cm" svg:height="0.031cm" draw:transform="rotate (-2.3537510292403) translate (19.936cm 4.747cm)">
            <text:p/>
            <draw:enhanced-geometry svg:viewBox="0 0 79 35" draw:type="non-primitive" draw:enhanced-path="M 0 0 L 0 0 10 4 20 9 30 13 41 17 51 21 60 26 70 30 79 35 N"/>
          </draw:custom-shape>
          <draw:custom-shape draw:style-name="gr11" draw:text-style-name="P2" draw:layer="layout" svg:width="0.055cm" svg:height="0.017cm" draw:transform="rotate (-2.3537510292403) translate (19.756cm 4.683cm)">
            <text:p/>
            <draw:enhanced-geometry svg:viewBox="0 0 70 17" draw:type="non-primitive" draw:enhanced-path="M 0 17 L 0 17 9 15 17 13 26 11 35 8 43 6 52 5 60 3 70 0 N"/>
          </draw:custom-shape>
          <draw:custom-shape draw:style-name="gr11" draw:text-style-name="P2" draw:layer="layout" svg:width="0.071cm" svg:height="0.018cm" draw:transform="rotate (-2.3537510292403) translate (19.698cm 4.652cm)">
            <text:p/>
            <draw:enhanced-geometry svg:viewBox="0 0 88 17" draw:type="non-primitive" draw:enhanced-path="M 0 17 L 0 17 11 14 22 12 32 10 44 8 54 5 65 3 76 1 88 0 N"/>
          </draw:custom-shape>
          <draw:custom-shape draw:style-name="gr11" draw:text-style-name="P2" draw:layer="layout" svg:width="0.055cm" svg:height="0.031cm" draw:transform="rotate (-2.3537510292403) translate (19.792cm 4.603cm)">
            <text:p/>
            <draw:enhanced-geometry svg:viewBox="0 0 71 36" draw:type="non-primitive" draw:enhanced-path="M 71 0 L 71 0 62 5 53 10 44 14 36 19 27 23 18 27 9 31 0 36 N"/>
          </draw:custom-shape>
          <draw:custom-shape draw:style-name="gr11" draw:text-style-name="P2" draw:layer="layout" svg:width="0.055cm" svg:height="0.017cm" draw:transform="rotate (-2.3537510292403) translate (19.884cm 4.644cm)">
            <text:p/>
            <draw:enhanced-geometry svg:viewBox="0 0 72 19" draw:type="non-primitive" draw:enhanced-path="M 72 0 L 72 0 63 2 54 5 45 7 37 9 28 13 19 15 10 17 0 19 N"/>
          </draw:custom-shape>
          <draw:custom-shape draw:style-name="gr11" draw:text-style-name="P2" draw:layer="layout" svg:width="0.051cm" svg:height="0.013cm" draw:transform="rotate (-2.3537510292403) translate (19.95cm 4.687cm)">
            <text:p/>
            <draw:enhanced-geometry svg:viewBox="0 0 62 17" draw:type="non-primitive" draw:enhanced-path="M 62 17 L 62 17 54 15 47 12 39 10 31 8 23 6 16 4 8 2 0 0 N"/>
          </draw:custom-shape>
          <draw:custom-shape draw:style-name="gr11" draw:text-style-name="P2" draw:layer="layout" svg:width="0.055cm" svg:height="0.014cm" draw:transform="rotate (-2.3537510292403) translate (20.037cm 4.717cm)">
            <text:p/>
            <draw:enhanced-geometry svg:viewBox="0 0 69 17" draw:type="non-primitive" draw:enhanced-path="M 0 17 L 0 17 9 15 18 13 26 11 35 8 43 6 52 4 60 2 69 0 N"/>
          </draw:custom-shape>
          <draw:custom-shape draw:style-name="gr11" draw:text-style-name="P2" draw:layer="layout" svg:width="0.063cm" svg:height="0.063cm" draw:transform="rotate (-2.3537510292403) translate (19.058cm 4.054cm)">
            <text:p/>
            <draw:enhanced-geometry svg:viewBox="0 0 78 71" draw:type="non-primitive" draw:enhanced-path="M 78 0 L 78 0 68 9 59 18 48 28 38 35 28 45 19 54 9 62 0 71 N"/>
          </draw:custom-shape>
          <draw:custom-shape draw:style-name="gr11" draw:text-style-name="P2" draw:layer="layout" svg:width="0.07cm" svg:height="0.031cm" draw:transform="rotate (-2.3537510292403) translate (18.999cm 4.113cm)">
            <text:p/>
            <draw:enhanced-geometry svg:viewBox="0 0 88 37" draw:type="non-primitive" draw:enhanced-path="M 0 0 L 0 0 11 5 21 9 33 14 44 18 54 23 66 28 77 32 88 37 N"/>
          </draw:custom-shape>
          <draw:custom-shape draw:style-name="gr11" draw:text-style-name="P2" draw:layer="layout" svg:width="0.055cm" svg:height="0.05cm" draw:transform="rotate (-2.3537510292403) translate (18.947cm 4.012cm)">
            <text:p/>
            <draw:enhanced-geometry svg:viewBox="0 0 70 52" draw:type="non-primitive" draw:enhanced-path="M 70 0 L 70 0 60 7 47 12 35 18 24 22 12 29 4 35 0 43 1 52 N"/>
          </draw:custom-shape>
          <draw:custom-shape draw:style-name="gr11" draw:text-style-name="P2" draw:layer="layout" svg:width="0.078cm" svg:height="0.004cm" draw:transform="rotate (-2.3537510292403) translate (18.86cm 4.054cm)">
            <text:p/>
            <draw:enhanced-geometry svg:viewBox="0 0 97 0" draw:type="non-primitive" draw:enhanced-path="M 0 0 L 0 0 13 0 24 0 37 0 48 0 60 0 72 0 84 0 97 0 N"/>
          </draw:custom-shape>
          <draw:custom-shape draw:style-name="gr11" draw:text-style-name="P2" draw:layer="layout" svg:width="0.055cm" svg:height="0.049cm" draw:transform="rotate (-2.3537510292403) translate (18.831cm 3.946cm)">
            <text:p/>
            <draw:enhanced-geometry svg:viewBox="0 0 70 52" draw:type="non-primitive" draw:enhanced-path="M 70 0 L 70 0 61 7 52 13 44 20 35 26 26 33 18 40 9 46 0 52 N"/>
          </draw:custom-shape>
          <draw:custom-shape draw:style-name="gr11" draw:text-style-name="P2" draw:layer="layout" svg:width="0.075cm" svg:height="0.005cm" draw:transform="rotate (-2.3537510292403) translate (18.755cm 3.999cm)">
            <text:p/>
            <draw:enhanced-geometry svg:viewBox="0 0 97 0" draw:type="non-primitive" draw:enhanced-path="M 0 0 L 0 0 13 0 24 0 37 0 48 0 61 0 72 0 84 0 97 0 N"/>
          </draw:custom-shape>
          <draw:custom-shape draw:style-name="gr11" draw:text-style-name="P2" draw:layer="layout" svg:width="0.055cm" svg:height="0.031cm" draw:transform="rotate (-2.3537510292403) translate (18.684cm 3.888cm)">
            <text:p/>
            <draw:enhanced-geometry svg:viewBox="0 0 72 35" draw:type="non-primitive" draw:enhanced-path="M 72 0 L 72 0 61 4 50 7 38 10 25 12 15 16 6 20 1 27 0 35 N"/>
          </draw:custom-shape>
          <draw:custom-shape draw:style-name="gr11" draw:text-style-name="P2" draw:layer="layout" svg:width="0.094cm" svg:height="0.004cm" draw:transform="rotate (-2.3537510292403) translate (18.653cm 3.92cm)">
            <text:p/>
            <draw:enhanced-geometry svg:viewBox="0 0 122 0" draw:type="non-primitive" draw:enhanced-path="M 122 0 L 122 0 106 0 90 0 76 0 60 0 45 0 30 0 14 0 0 0 N"/>
          </draw:custom-shape>
          <draw:custom-shape draw:style-name="gr11" draw:text-style-name="P2" draw:layer="layout" svg:width="0.039cm" svg:height="0.013cm" draw:transform="rotate (-2.3537510292403) translate (18.675cm 3.852cm)">
            <text:p/>
            <draw:enhanced-geometry svg:viewBox="0 0 52 17" draw:type="non-primitive" draw:enhanced-path="M 52 0 L 52 0 46 2 40 5 33 7 26 9 20 11 13 14 7 15 0 17 N"/>
          </draw:custom-shape>
          <draw:custom-shape draw:style-name="gr11" draw:text-style-name="P2" draw:layer="layout" svg:width="0.047cm" svg:height="0.063cm" draw:transform="rotate (-2.3537510292403) translate (18.578cm 3.86cm)">
            <text:p/>
            <draw:enhanced-geometry svg:viewBox="0 0 61 71" draw:type="non-primitive" draw:enhanced-path="M 61 0 L 61 0 53 9 46 18 38 26 30 35 22 45 16 52 8 62 0 71 N"/>
          </draw:custom-shape>
          <draw:custom-shape draw:style-name="gr11" draw:text-style-name="P2" draw:layer="layout" svg:width="0.054cm" svg:height="0.013cm" draw:transform="rotate (-2.3537510292403) translate (18.543cm 3.916cm)">
            <text:p/>
            <draw:enhanced-geometry svg:viewBox="0 0 70 17" draw:type="non-primitive" draw:enhanced-path="M 0 17 L 0 17 9 15 18 13 26 12 35 9 44 7 52 5 61 3 70 0 N"/>
          </draw:custom-shape>
          <draw:custom-shape draw:style-name="gr11" draw:text-style-name="P2" draw:layer="layout" svg:width="0.086cm" svg:height="0.004cm" draw:transform="rotate (-2.3537510292403) translate (21.117cm 3.245cm)">
            <text:p/>
            <draw:enhanced-geometry svg:viewBox="0 0 107 0" draw:type="non-primitive" draw:enhanced-path="M 107 0 L 107 0 93 0 80 0 66 0 54 0 40 0 26 0 14 0 0 0 N"/>
          </draw:custom-shape>
          <draw:custom-shape draw:style-name="gr11" draw:text-style-name="P2" draw:layer="layout" svg:width="0.106cm" svg:height="0.017cm" draw:transform="rotate (-2.3537510292403) translate (21.172cm 3.35cm)">
            <text:p/>
            <draw:enhanced-geometry svg:viewBox="0 0 131 19" draw:type="non-primitive" draw:enhanced-path="M 131 0 L 131 0 114 2 98 5 81 7 65 9 49 13 32 15 17 17 0 19 N"/>
          </draw:custom-shape>
          <draw:custom-shape draw:style-name="gr11" draw:text-style-name="P2" draw:layer="layout" svg:width="0.062cm" svg:height="0.004cm" draw:transform="rotate (-2.3537510292403) translate (21.173cm 3.44cm)">
            <text:p/>
            <draw:enhanced-geometry svg:viewBox="0 0 78 0" draw:type="non-primitive" draw:enhanced-path="M 78 0 L 78 0 68 0 59 0 49 0 39 0 28 0 19 0 9 0 0 0 N"/>
          </draw:custom-shape>
          <draw:custom-shape draw:style-name="gr11" draw:text-style-name="P2" draw:layer="layout" svg:width="0.083cm" svg:height="0.004cm" draw:transform="rotate (-2.3537510292403) translate (21.222cm 3.551cm)">
            <text:p/>
            <draw:enhanced-geometry svg:viewBox="0 0 106 0" draw:type="non-primitive" draw:enhanced-path="M 106 0 L 106 0 97 0 87 0 78 0 70 0 61 0 52 0 43 0 34 0 34 0 30 0 26 0 22 0 17 0 13 0 8 0 5 0 0 0 N"/>
          </draw:custom-shape>
          <draw:custom-shape draw:style-name="gr11" draw:text-style-name="P2" draw:layer="layout" svg:width="0.043cm" svg:height="0.013cm" draw:transform="rotate (-2.3537510292403) translate (21.099cm 3.533cm)">
            <text:p/>
            <draw:enhanced-geometry svg:viewBox="0 0 53 17" draw:type="non-primitive" draw:enhanced-path="M 0 17 L 0 17 6 15 12 12 19 10 26 8 32 6 39 4 46 2 53 0 N"/>
          </draw:custom-shape>
          <draw:custom-shape draw:style-name="gr11" draw:text-style-name="P2" draw:layer="layout" svg:width="0.05cm" svg:height="0.017cm" draw:transform="rotate (-2.3537510292403) translate (21.072cm 3.406cm)">
            <text:p/>
            <draw:enhanced-geometry svg:viewBox="0 0 61 17" draw:type="non-primitive" draw:enhanced-path="M 0 0 L 0 0 7 3 15 5 23 7 31 9 38 12 46 13 54 15 61 17 N"/>
          </draw:custom-shape>
          <draw:custom-shape draw:style-name="gr11" draw:text-style-name="P2" draw:layer="layout" svg:width="0.083cm" svg:height="0.037cm" draw:transform="rotate (-2.3537510292403) translate (21.043cm 3.3cm)">
            <text:p/>
            <draw:enhanced-geometry svg:viewBox="0 0 105 39" draw:type="non-primitive" draw:enhanced-path="M 0 0 L 0 0 13 5 26 13 40 22 54 30 68 36 80 39 93 39 105 34 N"/>
          </draw:custom-shape>
          <draw:custom-shape draw:style-name="gr11" draw:text-style-name="P2" draw:layer="layout" svg:width="0.035cm" svg:height="0.004cm" draw:transform="rotate (-2.3537510292403) translate (19.997cm 4.783cm)">
            <text:p/>
            <draw:enhanced-geometry svg:viewBox="0 0 44 0" draw:type="non-primitive" draw:enhanced-path="M 0 0 L 0 0 5 0 11 0 16 0 21 0 27 0 33 0 38 0 44 0 N"/>
          </draw:custom-shape>
          <draw:custom-shape draw:style-name="gr11" draw:text-style-name="P2" draw:layer="layout" svg:width="0.067cm" svg:height="0.036cm" draw:transform="rotate (-2.3537510292403) translate (20.576cm 2.507cm)">
            <text:p/>
            <draw:enhanced-geometry svg:viewBox="0 0 88 36" draw:type="non-primitive" draw:enhanced-path="M 88 0 L 88 0 77 5 65 10 54 14 44 17 32 22 21 27 11 31 0 36 N"/>
          </draw:custom-shape>
          <draw:custom-shape draw:style-name="gr11" draw:text-style-name="P2" draw:layer="layout" svg:width="0.027cm" svg:height="0.077cm" draw:transform="rotate (-2.3537510292403) translate (20.5cm 2.56cm)">
            <text:p/>
            <draw:enhanced-geometry svg:viewBox="0 0 35 86" draw:type="non-primitive" draw:enhanced-path="M 0 0 L 0 0 4 11 7 22 9 35 11 47 15 59 19 69 26 78 35 86 N"/>
          </draw:custom-shape>
          <draw:custom-shape draw:style-name="gr11" draw:text-style-name="P2" draw:layer="layout" svg:width="0.106cm" svg:height="0.09cm" draw:transform="rotate (-2.3537510292403) translate (20.562cm 2.47cm)">
            <text:p/>
            <draw:enhanced-geometry svg:viewBox="0 0 133 104" draw:type="non-primitive" draw:enhanced-path="M 133 0 L 133 0 127 11 123 22 118 35 115 46 109 59 104 69 97 79 89 87 89 87 80 93 70 97 58 99 47 100 36 102 24 102 12 103 0 104 N"/>
          </draw:custom-shape>
          <draw:custom-shape draw:style-name="gr11" draw:text-style-name="P2" draw:layer="layout" svg:width="0.019cm" svg:height="0.077cm" draw:transform="rotate (-2.3537510292403) translate (20.417cm 2.416cm)">
            <text:p/>
            <draw:enhanced-geometry svg:viewBox="0 0 27 87" draw:type="non-primitive" draw:enhanced-path="M 0 0 L 0 0 3 10 7 22 10 33 13 43 17 55 20 66 24 77 27 87 N"/>
          </draw:custom-shape>
          <draw:custom-shape draw:style-name="gr11" draw:text-style-name="P2" draw:layer="layout" svg:width="0.078cm" svg:height="0.031cm" draw:transform="rotate (-2.3537510292403) translate (20.456cm 2.289cm)">
            <text:p/>
            <draw:enhanced-geometry svg:viewBox="0 0 97 35" draw:type="non-primitive" draw:enhanced-path="M 97 0 L 97 0 84 5 72 9 60 14 48 18 36 23 24 26 13 31 0 35 N"/>
          </draw:custom-shape>
          <draw:custom-shape draw:style-name="gr11" draw:text-style-name="P2" draw:layer="layout" svg:width="0.05cm" svg:height="0.09cm" draw:transform="rotate (-2.3537510292403) translate (20.365cm 2.308cm)">
            <text:p/>
            <draw:enhanced-geometry svg:viewBox="0 0 69 103" draw:type="non-primitive" draw:enhanced-path="M 0 0 L 0 0 9 12 17 26 26 38 35 51 43 64 52 77 60 90 69 103 N"/>
          </draw:custom-shape>
          <draw:custom-shape draw:style-name="gr11" draw:text-style-name="P2" draw:layer="layout" svg:width="0.106cm" svg:height="0.004cm" draw:transform="rotate (-2.3537510292403) translate (20.427cm 2.137cm)">
            <text:p/>
            <draw:enhanced-geometry svg:viewBox="0 0 138 0" draw:type="non-primitive" draw:enhanced-path="M 138 0 L 138 0 119 0 97 0 75 0 52 0 32 0 14 0 4 0 0 0 N"/>
          </draw:custom-shape>
          <draw:custom-shape draw:style-name="gr11" draw:text-style-name="P2" draw:layer="layout" svg:width="0.043cm" svg:height="0.094cm" draw:transform="rotate (-2.3537510292403) translate (20.333cm 2.231cm)">
            <text:p/>
            <draw:enhanced-geometry svg:viewBox="0 0 53 105" draw:type="non-primitive" draw:enhanced-path="M 0 0 L 0 0 7 14 14 26 21 40 27 53 33 67 40 79 46 93 53 105 N"/>
          </draw:custom-shape>
          <draw:custom-shape draw:style-name="gr14" draw:text-style-name="P2" draw:layer="layout" svg:width="0.11cm" svg:height="0.145cm" draw:transform="rotate (-2.3537510292403) translate (21.622cm 4.815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1" draw:text-style-name="P2" draw:layer="layout" svg:width="0.11cm" svg:height="0.145cm" draw:transform="rotate (-2.3537510292403) translate (21.622cm 4.815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5" draw:text-style-name="P2" draw:layer="layout" svg:width="0.126cm" svg:height="0.158cm" draw:transform="rotate (-2.3537510292403) translate (21.622cm 4.815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1" draw:text-style-name="P2" draw:layer="layout" svg:width="0.126cm" svg:height="0.158cm" draw:transform="rotate (-2.3537510292403) translate (21.622cm 4.815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5" draw:text-style-name="P2" draw:layer="layout" svg:width="0.074cm" svg:height="0.031cm" draw:transform="rotate (-2.3537510292403) translate (21.623cm 4.834cm)">
            <text:p/>
            <draw:enhanced-geometry svg:viewBox="0 0 95 35" draw:type="non-primitive" draw:enhanced-path="M 95 18 L 87 15 80 13 72 9 64 6 56 3 50 1 42 0 34 1 28 4 22 6 18 11 13 14 9 18 5 24 2 30 0 35 95 18 Z N"/>
          </draw:custom-shape>
          <draw:custom-shape draw:style-name="gr11" draw:text-style-name="P2" draw:layer="layout" svg:width="0.074cm" svg:height="0.031cm" draw:transform="rotate (-2.3537510292403) translate (21.623cm 4.834cm)">
            <text:p/>
            <draw:enhanced-geometry svg:viewBox="0 0 95 35" draw:type="non-primitive" draw:enhanced-path="M 95 18 L 95 18 87 15 80 13 72 9 64 6 56 3 50 1 42 0 34 1 34 1 28 4 22 6 18 11 13 14 9 18 5 24 2 30 0 35 N"/>
          </draw:custom-shape>
          <draw:custom-shape draw:style-name="gr15" draw:text-style-name="P2" draw:layer="layout" svg:width="0.039cm" svg:height="0.031cm" draw:transform="rotate (-2.3537510292403) translate (21.626cm 4.81cm)">
            <text:p/>
            <draw:enhanced-geometry svg:viewBox="0 0 53 36" draw:type="non-primitive" draw:enhanced-path="M 53 0 L 46 5 38 8 31 12 23 15 16 19 10 23 4 29 0 36 53 0 Z N"/>
          </draw:custom-shape>
          <draw:custom-shape draw:style-name="gr11" draw:text-style-name="P2" draw:layer="layout" svg:width="0.039cm" svg:height="0.031cm" draw:transform="rotate (-2.3537510292403) translate (21.626cm 4.81cm)">
            <text:p/>
            <draw:enhanced-geometry svg:viewBox="0 0 53 36" draw:type="non-primitive" draw:enhanced-path="M 53 0 L 53 0 46 5 38 8 31 12 23 15 16 19 10 23 4 29 0 36 N"/>
          </draw:custom-shape>
          <draw:custom-shape draw:style-name="gr15" draw:text-style-name="P2" draw:layer="layout" svg:width="0.106cm" svg:height="0.063cm" draw:transform="rotate (-2.3537510292403) translate (21.337cm 5.122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1" draw:text-style-name="P2" draw:layer="layout" svg:width="0.106cm" svg:height="0.063cm" draw:transform="rotate (-2.3537510292403) translate (21.337cm 5.122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5" draw:text-style-name="P2" draw:layer="layout" svg:width="0.106cm" svg:height="0.109cm" draw:transform="rotate (-2.3537510292403) translate (21.318cm 5.115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1" draw:text-style-name="P2" draw:layer="layout" svg:width="0.106cm" svg:height="0.109cm" draw:transform="rotate (-2.3537510292403) translate (21.318cm 5.115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5" draw:text-style-name="P2" draw:layer="layout" svg:width="0.062cm" svg:height="0.062cm" draw:transform="rotate (-2.3537510292403) translate (21.626cm 4.8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1" draw:text-style-name="P2" draw:layer="layout" svg:width="0.062cm" svg:height="0.062cm" draw:transform="rotate (-2.3537510292403) translate (21.626cm 4.8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2cm" svg:height="9.327cm" svg:x="3.126cm" svg:y="1.896cm" draw:page-number="8" presentation:class="page"/>
          <draw:frame presentation:style-name="pr6" draw:layer="layout" svg:width="14.394cm" svg:height="11.499cm" svg:x="2.963cm" svg:y="11.861cm" presentation:class="notes" presentation:placeholder="true">
            <draw:text-box/>
          </draw:frame>
        </presentation:notes>
      </draw:page>
      <draw:page draw:name="identifier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identifiers</text:p>
          </draw:text-box>
        </draw:frame>
        <draw:custom-shape draw:style-name="gr19" draw:text-style-name="P2" draw:layer="layout" svg:width="5.601cm" svg:height="1.402cm" svg:x="12.96cm" svg:y="12.127cm">
          <text:p text:style-name="P11"><text:span text:style-name="T19">ident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3.201cm" svg:height="1.402cm" svg:x="18.759cm" svg:y="9.124cm">
          <text:p text:style-name="P11"><text:span text:style-name="T20">na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3.201cm" svg:height="1.403cm" svg:x="18.759cm" svg:y="14.124cm">
          <text:p text:style-name="P11"><text:span text:style-name="T20">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3.802cm" svg:height="1.402cm" svg:x="8.356cm" svg:y="14.323cm">
          <text:p text:style-name="P11"><text:span text:style-name="T20">link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3.598cm" svg:height="2.2cm" svg:x="10.76cm" svg:y="8.727cm">
          <text:p text:style-name="P11"><text:span text:style-name="T20">name </text:span></text:p>
          <text:p text:style-name="P11"><text:span text:style-name="T20">sp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3.201cm" svg:height="1.2cm" svg:x="21.158cm" svg:y="11.725cm">
          <text:p text:style-name="P11"><text:span text:style-name="T20">block</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201cm" svg:height="1.199cm" svg:x="22.759cm" svg:y="13.926cm">
          <text:p text:style-name="P11"><text:span text:style-name="T20">fil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4.802cm" svg:height="1.998cm" svg:x="21.356cm" svg:y="16.126cm">
          <text:p text:style-name="P11"><text:span text:style-name="T20">function</text:span></text:p>
          <text:p text:style-name="P11"><text:span text:style-name="T20">prototyp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603cm" svg:height="1.601cm" svg:x="16.955cm" svg:y="16.325cm">
          <text:p text:style-name="P11"><text:span text:style-name="T20">function</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603cm" svg:height="1.601cm" svg:x="4.158cm" svg:y="12.925cm">
          <text:p text:style-name="P11"><text:span text:style-name="T20">externa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602cm" svg:height="1.6cm" svg:x="4.957cm" svg:y="15.924cm">
          <text:p text:style-name="P11"><text:span text:style-name="T20">non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603cm" svg:height="1.601cm" svg:x="9.556cm" svg:y="16.523cm">
          <text:p text:style-name="P11"><text:span text:style-name="T20">interna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802cm" svg:height="1.398cm" svg:x="12.757cm" svg:y="6.531cm">
          <text:p text:style-name="P11"><text:span text:style-name="T20">memb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2.404cm" svg:height="1.199cm" svg:x="15.156cm" svg:y="8.524cm">
          <text:p text:style-name="P11"><text:span text:style-name="T20">ta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801cm" svg:height="1.398cm" svg:x="7.157cm" svg:y="10.729cm">
          <text:p text:style-name="P11"><text:span text:style-name="T20">labe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801cm" svg:height="1.398cm" svg:x="6.959cm" svg:y="7.126cm">
          <text:p text:style-name="P11"><text:span text:style-name="T20">ordinary</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2" draw:text-style-name="P2" draw:layer="layout" svg:width="2.398cm" svg:height="1.2cm" svg:x="7.96cm" svg:y="4.123cm">
          <text:p text:style-name="P11"><text:span text:style-name="T20">object</text:span></text:p>
          <draw:enhanced-geometry svg:viewBox="0 0 21600 21600" draw:type="rectangle" draw:enhanced-path="M 0 0 L 21600 0 21600 21600 0 21600 0 0 Z N"/>
        </draw:custom-shape>
        <draw:custom-shape draw:style-name="gr22" draw:text-style-name="P2" draw:layer="layout" svg:width="2.598cm" svg:height="1.199cm" svg:x="3.157cm" svg:y="8.123cm">
          <text:p text:style-name="P11"><text:span text:style-name="T20">typedef</text:span></text:p>
          <draw:enhanced-geometry svg:viewBox="0 0 21600 21600" draw:type="rectangle" draw:enhanced-path="M 0 0 L 21600 0 21600 21600 0 21600 0 0 Z N"/>
        </draw:custom-shape>
        <draw:custom-shape draw:style-name="gr22" draw:text-style-name="P2" draw:layer="layout" svg:width="2.597cm" svg:height="1.2cm" svg:x="3.559cm" svg:y="5.525cm">
          <text:p text:style-name="P11"><text:span text:style-name="T20">function</text:span></text:p>
          <draw:enhanced-geometry svg:viewBox="0 0 21600 21600" draw:type="rectangle" draw:enhanced-path="M 0 0 L 21600 0 21600 21600 0 21600 0 0 Z N"/>
        </draw:custom-shape>
        <draw:custom-shape draw:style-name="gr23" draw:text-style-name="P2" draw:layer="layout" svg:width="4cm" svg:height="2.003cm" svg:x="12.757cm" svg:y="2.125cm">
          <text:p text:style-name="P11"><text:span text:style-name="T20">storage</text:span></text:p>
          <text:p text:style-name="P11"><text:span text:style-name="T20">dur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3.802cm" svg:height="1.398cm" svg:x="17.956cm" svg:y="0.723cm">
          <text:p text:style-name="P11"><text:span text:style-name="T20">allocated</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801cm" svg:height="1.398cm" svg:x="17.758cm" svg:y="2.928cm">
          <text:p text:style-name="P11"><text:span text:style-name="T20">automatic</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801cm" svg:height="1.397cm" svg:x="16.757cm" svg:y="5.129cm">
          <text:p text:style-name="P11"><text:span text:style-name="T20">static</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24" draw:text-style-name="P8" draw:layer="layout" svg:x1="14.555cm" svg:y1="12.324cm" svg:x2="13.554cm" svg:y2="10.723cm">
          <text:p/>
        </draw:line>
        <draw:line draw:style-name="gr24" draw:text-style-name="P8" draw:layer="layout" svg:x1="17.758cm" svg:y1="12.324cm" svg:x2="19.557cm" svg:y2="10.525cm">
          <text:p/>
        </draw:line>
        <draw:line draw:style-name="gr24" draw:text-style-name="P8" draw:layer="layout" svg:x1="17.758cm" svg:y1="13.326cm" svg:x2="19.16cm" svg:y2="14.327cm">
          <text:p/>
        </draw:line>
        <draw:line draw:style-name="gr24" draw:text-style-name="P8" draw:layer="layout" svg:x1="13.56cm" svg:y1="13.326cm" svg:x2="11.756cm" svg:y2="14.526cm">
          <text:p/>
        </draw:line>
        <draw:line draw:style-name="gr25" draw:text-style-name="P8" draw:layer="layout" svg:x1="21.158cm" svg:y1="14.327cm" svg:x2="21.96cm" svg:y2="12.925cm">
          <text:p/>
        </draw:line>
        <draw:line draw:style-name="gr25" draw:text-style-name="P8" draw:layer="layout" svg:x1="21.96cm" svg:y1="14.724cm" svg:x2="22.759cm" svg:y2="14.526cm">
          <text:p/>
        </draw:line>
        <draw:line draw:style-name="gr25" draw:text-style-name="P8" draw:layer="layout" svg:x1="21.559cm" svg:y1="15.324cm" svg:x2="22.56cm" svg:y2="16.126cm">
          <text:p/>
        </draw:line>
        <draw:line draw:style-name="gr25" draw:text-style-name="P8" draw:layer="layout" svg:x1="20.16cm" svg:y1="15.527cm" svg:x2="19.759cm" svg:y2="16.325cm">
          <text:p/>
        </draw:line>
        <draw:line draw:style-name="gr24" draw:text-style-name="P8" draw:layer="layout" svg:x1="10.958cm" svg:y1="10.323cm" svg:x2="10.16cm" svg:y2="10.724cm">
          <text:p/>
        </draw:line>
        <draw:line draw:style-name="gr24" draw:text-style-name="P8" draw:layer="layout" svg:x1="10.953cm" svg:y1="9.322cm" svg:x2="9.952cm" svg:y2="8.524cm">
          <text:p/>
        </draw:line>
        <draw:line draw:style-name="gr24" draw:text-style-name="P8" draw:layer="layout" svg:x1="12.96cm" svg:y1="8.726cm" svg:x2="13.56cm" svg:y2="7.923cm">
          <text:p/>
        </draw:line>
        <draw:line draw:style-name="gr24" draw:text-style-name="P8" draw:layer="layout" svg:x1="14.16cm" svg:y1="9.326cm" svg:x2="15.161cm" svg:y2="9.127cm">
          <text:p/>
        </draw:line>
        <draw:line draw:style-name="gr24" draw:text-style-name="P8" draw:layer="layout" svg:x1="8.558cm" svg:y1="14.724cm" svg:x2="7.359cm" svg:y2="14.124cm">
          <text:p/>
        </draw:line>
        <draw:line draw:style-name="gr24" draw:text-style-name="P8" draw:layer="layout" svg:x1="8.758cm" svg:y1="15.527cm" svg:x2="8.158cm" svg:y2="16.126cm">
          <text:p/>
        </draw:line>
        <draw:line draw:style-name="gr24" draw:text-style-name="P8" draw:layer="layout" svg:x1="10.358cm" svg:y1="15.725cm" svg:x2="10.76cm" svg:y2="16.325cm">
          <text:p/>
        </draw:line>
        <draw:line draw:style-name="gr24" draw:text-style-name="P8" draw:layer="layout" svg:x1="7.558cm" svg:y1="8.123cm" svg:x2="5.958cm" svg:y2="8.524cm">
          <text:p/>
        </draw:line>
        <draw:line draw:style-name="gr24" draw:text-style-name="P8" draw:layer="layout" svg:x1="7.557cm" svg:y1="7.325cm" svg:x2="6.358cm" svg:y2="6.125cm">
          <text:p/>
        </draw:line>
        <draw:line draw:style-name="gr24" draw:text-style-name="P8" draw:layer="layout" svg:x1="8.758cm" svg:y1="7.125cm" svg:x2="8.956cm" svg:y2="5.322cm">
          <text:p/>
        </draw:line>
        <draw:line draw:style-name="gr24" draw:text-style-name="P8" draw:layer="layout" svg:x1="10.358cm" svg:y1="4.523cm" svg:x2="12.96cm" svg:y2="3.522cm">
          <text:p/>
        </draw:line>
        <draw:line draw:style-name="gr24" draw:text-style-name="P8" draw:layer="layout" svg:x1="16.559cm" svg:y1="2.725cm" svg:x2="18.358cm" svg:y2="1.923cm">
          <text:p/>
        </draw:line>
        <draw:line draw:style-name="gr24" draw:text-style-name="P8" draw:layer="layout" svg:x1="16.757cm" svg:y1="3.325cm" svg:x2="17.758cm" svg:y2="3.523cm">
          <text:p/>
        </draw:line>
        <draw:line draw:style-name="gr24" draw:text-style-name="P8" draw:layer="layout" svg:x1="16.157cm" svg:y1="3.925cm" svg:x2="17.56cm" svg:y2="5.124cm">
          <text:p/>
        </draw:line>
        <draw:line draw:style-name="gr24" draw:text-style-name="P8" draw:layer="layout" svg:x1="8.956cm" svg:y1="4.123cm" svg:x2="8.158cm" svg:y2="2.725cm">
          <text:p/>
        </draw:line>
        <draw:custom-shape draw:style-name="gr20" draw:text-style-name="P2" draw:layer="layout" svg:width="3.802cm" svg:height="1.398cm" svg:x="0.758cm" svg:y="0.604cm">
          <text:p text:style-name="P11"><text:span text:style-name="T20">complet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4.401cm" svg:height="1.398cm" svg:x="0.758cm" svg:y="2.527cm">
          <text:p text:style-name="P11"><text:span text:style-name="T20">incomplet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24" draw:text-style-name="P8" draw:layer="layout" svg:x1="6.359cm" svg:y1="1.923cm" svg:x2="4.555cm" svg:y2="1.323cm">
          <text:p/>
        </draw:line>
        <draw:line draw:style-name="gr24" draw:text-style-name="P8" draw:layer="layout" svg:x1="6.359cm" svg:y1="2.125cm" svg:x2="5.159cm" svg:y2="2.924cm">
          <text:p/>
        </draw:line>
        <draw:custom-shape draw:style-name="gr21" draw:text-style-name="P2" draw:layer="layout" svg:width="3.197cm" svg:height="1.398cm" svg:x="5.759cm" svg:y="1.323cm">
          <text:p text:style-name="P11"><text:span text:style-name="T20">typ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3.801cm" svg:height="1.398cm" svg:x="9.759cm" svg:y="0.326cm">
          <text:p text:style-name="P11"><text:span text:style-name="T20">function</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24" draw:text-style-name="P8" draw:layer="layout" svg:x1="8.758cm" svg:y1="1.922cm" svg:x2="10.16cm" svg:y2="1.525cm">
          <text:p/>
        </draw:line>
        <presentation:notes draw:style-name="dp2">
          <draw:page-thumbnail draw:style-name="gr2" draw:layer="layout" svg:width="13.477cm" svg:height="9.327cm" svg:x="3.126cm" svg:y="1.896cm" draw:page-number="9" presentation:class="page"/>
          <draw:frame presentation:style-name="pr4" draw:text-style-name="P2" draw:layer="layout" svg:width="14.394cm" svg:height="11.242cm" svg:x="2.963cm" svg:y="11.861cm" presentation:class="notes" presentation:user-transformed="true">
            <draw:text-box>
              <text:p text:style-name="P6"><text:span text:style-name="T4">Copied from Derek's book (6.2.1)</text:span></text:p>
            </draw:text-box>
          </draw:frame>
        </presentation:notes>
      </draw:page>
      <draw:page draw:name="scope-linkage"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scope-linkage</text:p>
          </draw:text-box>
        </draw:frame>
        <draw:frame presentation:style-name="pr5" draw:layer="layout" svg:width="22.649cm" svg:height="17.185cm" svg:x="3.597cm" svg:y="1.058cm" presentation:class="outline" presentation:placeholder="true" presentation:user-transformed="true">
          <draw:text-box/>
        </draw:frame>
        <draw:custom-shape draw:style-name="gr4" draw:text-style-name="P2" draw:layer="layout" svg:width="21.405cm" svg:height="9.392cm" svg:x="4.555cm" svg:y="3.523cm">
          <text:p text:style-name="P9"><text:span text:style-name="T21">/* file scope */</text:span></text:p>
          <text:p text:style-name="P9"><text:span text:style-name="T21"/></text:p>
          <text:p text:style-name="P9"><text:span text:style-name="T8">typedef int</text:span><text:span text:style-name="T22"> typedef__no_linkage;</text:span></text:p>
          <text:p text:style-name="P9"><text:span text:style-name="T22"/></text:p>
          <text:p text:style-name="P9"><text:span text:style-name="T8">struct</text:span><text:span text:style-name="T22"> stag__no_linkage { </text:span><text:span text:style-name="T8">int</text:span><text:span text:style-name="T22"> member__no_linkage; };</text:span></text:p>
          <text:p text:style-name="P9"><text:span text:style-name="T8">union</text:span><text:span text:style-name="T22"> <text:s/>utag__no_linkage { </text:span><text:span text:style-name="T8">int</text:span><text:span text:style-name="T22"> member__no_linkage; };</text:span></text:p>
          <text:p text:style-name="P9"><text:span text:style-name="T8">enum</text:span><text:span text:style-name="T22"> <text:s text:c="2"/>etag__no_linkage { <text:s text:c="4"/>member__no_linkage, };</text:span></text:p>
          <text:p text:style-name="P9"><text:span text:style-name="T22"/></text:p>
          <text:p text:style-name="P9"><text:span text:style-name="T8">static int</text:span><text:span text:style-name="T22"> object__internal_linkage;</text:span></text:p>
          <text:p text:style-name="P9"><text:span text:style-name="T8">extern int</text:span><text:span text:style-name="T22"> object__external_linkage;</text:span></text:p>
          <text:p text:style-name="P9"><text:span text:style-name="T22"><text:s text:c="7"/></text:span><text:span text:style-name="T8">int</text:span><text:span text:style-name="T22"> object__external_linkage;</text:span></text:p>
          <text:p text:style-name="P9"><text:span text:style-name="T22"/></text:p>
          <text:p text:style-name="P9"><text:span text:style-name="T8">static void</text:span><text:span text:style-name="T22"> function__internal_linkage(</text:span><text:span text:style-name="T8">void</text:span><text:span text:style-name="T22">) {}</text:span></text:p>
          <text:p text:style-name="P9"><text:span text:style-name="T8">extern void</text:span><text:span text:style-name="T22"> function__external_linkage1(</text:span><text:span text:style-name="T8">void</text:span><text:span text:style-name="T22">) {}</text:span></text:p>
          <text:p text:style-name="P9"><text:span text:style-name="T22"><text:s text:c="7"/></text:span><text:span text:style-name="T8">void</text:span><text:span text:style-name="T22"> function__external_linkage2(</text:span><text:span text:style-name="T8">void</text:span><text:span text:style-name="T22">) {}</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0" presentation:class="page"/>
          <draw:frame presentation:style-name="pr6" draw:layer="layout" svg:width="14.394cm" svg:height="11.499cm" svg:x="2.963cm" svg:y="11.861cm" presentation:class="notes" presentation:placeholder="true">
            <draw:text-box/>
          </draw:frame>
        </presentation:notes>
      </draw:page>
      <draw:page draw:name="page11"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scope-linkage</text:p>
          </draw:text-box>
        </draw:frame>
        <draw:frame presentation:style-name="pr5" draw:layer="layout" svg:width="22.649cm" svg:height="17.185cm" svg:x="3.597cm" svg:y="1.058cm" presentation:class="outline" presentation:placeholder="true" presentation:user-transformed="true">
          <draw:text-box/>
        </draw:frame>
        <draw:custom-shape draw:style-name="gr4" draw:text-style-name="P2" draw:layer="layout" svg:width="22.604cm" svg:height="6.347cm" svg:x="3.757cm" svg:y="3.523cm">
          <text:p text:style-name="P9"><text:span text:style-name="T8">void</text:span><text:span text:style-name="T22"> function_prototype_scope(</text:span></text:p>
          <text:p text:style-name="P9"><text:span text:style-name="T22"/></text:p>
          <text:p text:style-name="P9"><text:span text:style-name="T22"><text:s text:c="4"/></text:span><text:span text:style-name="T21">/* typedef illegal here */</text:span></text:p>
          <text:p text:style-name="P9"><text:span text:style-name="T21"/></text:p>
          <text:p text:style-name="P9"><text:span text:style-name="T22"><text:s text:c="4"/></text:span><text:span text:style-name="T8">struct</text:span><text:span text:style-name="T22"> stag__no_linkage { </text:span><text:span text:style-name="T8">int</text:span><text:span text:style-name="T22"> member__no_linkage; },</text:span></text:p>
          <text:p text:style-name="P9"><text:span text:style-name="T22"><text:s text:c="4"/></text:span><text:span text:style-name="T8">union</text:span><text:span text:style-name="T22"> <text:s/>utag__no_linkage { </text:span><text:span text:style-name="T8">int</text:span><text:span text:style-name="T22"> member__no_linkage; },</text:span></text:p>
          <text:p text:style-name="P9"><text:span text:style-name="T22"><text:s text:c="4"/></text:span><text:span text:style-name="T8">enum</text:span><text:span text:style-name="T22"> <text:s text:c="2"/>etag__no_linkage { <text:s text:c="4"/>member__no_linkage, },</text:span></text:p>
          <text:p text:style-name="P9"><text:span text:style-name="T22"/></text:p>
          <text:p text:style-name="P9"><text:span text:style-name="T22"><text:s text:c="4"/></text:span><text:span text:style-name="T8">int</text:span><text:span text:style-name="T22"> object__no_linkage</text:span></text:p>
          <text:p text:style-name="P9"><text:span text:style-name="T22">);</text:span></text:p>
          <draw:enhanced-geometry svg:viewBox="0 0 21600 21600" draw:type="mso-spt202" draw:enhanced-path="M 0 0 L 21600 0 21600 21600 0 21600 0 0 Z N"/>
        </draw:custom-shape>
        <draw:custom-shape draw:style-name="gr4" draw:text-style-name="P2" draw:layer="layout" svg:width="20.801cm" svg:height="2.693cm" svg:x="3.757cm" svg:y="11.434cm">
          <text:p text:style-name="P9"><text:span text:style-name="T8">void</text:span><text:span text:style-name="T22"> function_scope(</text:span><text:span text:style-name="T8">void</text:span><text:span text:style-name="T22">)</text:span></text:p>
          <text:p text:style-name="P9"><text:span text:style-name="T22">{</text:span></text:p>
          <text:p text:style-name="P9"><text:span text:style-name="T22"><text:s text:c="4"/></text:span><text:span text:style-name="T22">label__no_linkage: ;</text:span></text:p>
          <text:p text:style-name="P9"><text:span text:style-name="T22">}</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1" presentation:class="page"/>
          <draw:frame presentation:style-name="pr6" draw:layer="layout" svg:width="14.394cm" svg:height="11.499cm" svg:x="2.963cm" svg:y="11.861cm" presentation:class="notes" presentation:placeholder="true">
            <draw:text-box/>
          </draw:frame>
        </presentation:notes>
      </draw:page>
      <draw:page draw:name="page12"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scope-linkage</text:p>
          </draw:text-box>
        </draw:frame>
        <draw:frame presentation:style-name="pr5" draw:layer="layout" svg:width="22.649cm" svg:height="17.185cm" svg:x="3.597cm" svg:y="1.058cm" presentation:class="outline" presentation:placeholder="true" presentation:user-transformed="true">
          <draw:text-box/>
        </draw:frame>
        <draw:custom-shape draw:style-name="gr4" draw:text-style-name="P2" draw:layer="layout" svg:width="22.005cm" svg:height="11.219cm" svg:x="3.757cm" svg:y="3.325cm">
          <text:p text:style-name="P9"><text:span text:style-name="T8">void</text:span><text:span text:style-name="T22"> block_scope(</text:span><text:span text:style-name="T8">void</text:span><text:span text:style-name="T22">)</text:span></text:p>
          <text:p text:style-name="P9"><text:span text:style-name="T22">{</text:span></text:p>
          <text:p text:style-name="P9"><text:span text:style-name="T22"><text:s text:c="2"/></text:span><text:span text:style-name="T8">typedef int</text:span><text:span text:style-name="T22"> typedef__no_linkage;</text:span></text:p>
          <text:p text:style-name="P9"><text:span text:style-name="T22"/></text:p>
          <text:p text:style-name="P9"><text:span text:style-name="T22"><text:s text:c="2"/></text:span><text:span text:style-name="T8">struct</text:span><text:span text:style-name="T22"> stag__no_linkage { </text:span><text:span text:style-name="T8">int</text:span><text:span text:style-name="T22"> member__no_linkage; };</text:span></text:p>
          <text:p text:style-name="P9"><text:span text:style-name="T22"><text:s text:c="2"/></text:span><text:span text:style-name="T8">union</text:span><text:span text:style-name="T22"> <text:s/>utag__no_linkage { </text:span><text:span text:style-name="T8">int</text:span><text:span text:style-name="T22"> member__no_linkage; };</text:span></text:p>
          <text:p text:style-name="P9"><text:span text:style-name="T22"><text:s text:c="2"/></text:span><text:span text:style-name="T8">enum</text:span><text:span text:style-name="T22"> <text:s text:c="2"/>etag__no_linkage { <text:s text:c="4"/>member__no_linkage, };</text:span></text:p>
          <text:p text:style-name="P9"><text:span text:style-name="T22"/></text:p>
          <text:p text:style-name="P9"><text:span text:style-name="T22"><text:s text:c="9"/></text:span><text:span text:style-name="T8">int</text:span><text:span text:style-name="T22"> object__no_linkage1;</text:span></text:p>
          <text:p text:style-name="P9"><text:span text:style-name="T22"><text:s text:c="2"/></text:span><text:span text:style-name="T8">static int</text:span><text:span text:style-name="T22"> object__no_linkage2;</text:span></text:p>
          <text:p text:style-name="P9"><text:span text:style-name="T22"><text:s text:c="2"/></text:span><text:span text:style-name="T8">extern int</text:span><text:span text:style-name="T22"> object__external_linkage;</text:span></text:p>
          <text:p text:style-name="P9"><text:span text:style-name="T22"/></text:p>
          <text:p text:style-name="P9"><text:span text:style-name="T21"><text:s text:c="2"/></text:span><text:span text:style-name="T21">/* illegal – 6.7.1 paragraph 5 (pedantic) */</text:span></text:p>
          <text:p text:style-name="P9"><text:span text:style-name="T22"><text:s text:c="2"/></text:span><text:span text:style-name="T8">static void</text:span><text:span text:style-name="T22"> function__internal_linkage(</text:span><text:span text:style-name="T8">void</text:span><text:span text:style-name="T22">);</text:span></text:p>
          <text:p text:style-name="P9"><text:span text:style-name="T22"/></text:p>
          <text:p text:style-name="P9"><text:span text:style-name="T22"><text:s text:c="2"/></text:span><text:span text:style-name="T8">extern void</text:span><text:span text:style-name="T22"> function__external_linkage(</text:span><text:span text:style-name="T8">void</text:span><text:span text:style-name="T22">);</text:span></text:p>
          <text:p text:style-name="P9"><text:span text:style-name="T22"><text:s text:c="9"/></text:span><text:span text:style-name="T8">void</text:span><text:span text:style-name="T22"> function__external_linkage(</text:span><text:span text:style-name="T8">void</text:span><text:span text:style-name="T22">);</text:span></text:p>
          <text:p text:style-name="P9"><text:span text:style-name="T22">}</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2" presentation:class="page"/>
          <draw:frame presentation:style-name="pr6" draw:layer="layout" svg:width="14.394cm" svg:height="11.499cm" svg:x="2.963cm" svg:y="11.861cm" presentation:class="notes" presentation:placeholder="true">
            <draw:text-box/>
          </draw:frame>
        </presentation:notes>
      </draw:page>
      <draw:page draw:name="sequence point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sequence point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6.5 Expressions</text:span></text:p>
                <text:list text:style-name="L5">
                  <text:list-item>
                    <text:p text:style-name="P7"><text:span text:style-name="T4">para 2 - Between the previous and next </text:span><text:span text:style-name="T23">sequence</text:span><text:span text:style-name="T4"> </text:span><text:span text:style-name="T23">point</text:span><text:span text:style-name="T4"> an </text:span><text:span text:style-name="T23">object</text:span><text:span text:style-name="T4"> </text:span><text:span text:style-name="T23">shall</text:span><text:span text:style-name="T4"> have its stored </text:span><text:span text:style-name="T23">value</text:span><text:span text:style-name="T4"> </text:span><text:span text:style-name="T23">modified</text:span><text:span text:style-name="T4"> at most once by the evaluation of an </text:span><text:span text:style-name="T23">expression</text:span><text:span text:style-name="T4">.</text:span></text:p>
                  </text:list-item>
                </text:list>
              </text:list-item>
            </text:list>
          </draw:text-box>
        </draw:frame>
        <draw:custom-shape draw:style-name="gr3" draw:text-style-name="P2" draw:layer="layout" svg:width="18.798cm" svg:height="3.649cm" svg:x="5.561cm" svg:y="8.528cm">
          <text:p text:style-name="P5"><text:span text:style-name="T16">A sequence point is a point of stability; a point in the program's execution sequence where all previous side-effects will have taken place and where all subsequent side-effects will not have taken place.</text:span></text:p>
          <draw:enhanced-geometry svg:viewBox="0 0 21600 21600" draw:type="mso-spt202" draw:enhanced-path="M 0 0 L 21600 0 21600 21600 0 21600 0 0 Z N"/>
        </draw:custom-shape>
        <draw:custom-shape draw:style-name="gr17" draw:text-style-name="P2" draw:layer="layout" svg:width="1.367cm" svg:height="1.998cm" svg:x="3.956cm" svg:y="9.12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3" draw:text-style-name="P2" draw:layer="layout" svg:width="18.799cm" svg:height="1.955cm" svg:x="5.556cm" svg:y="13.525cm">
          <text:p text:style-name="P5"><text:span text:style-name="T24">If a single object is modified more than once between sequence points the behaviour is </text:span><text:span text:style-name="T25">undefined</text:span><text:span text:style-name="T24">.</text:span></text:p>
          <draw:enhanced-geometry svg:viewBox="0 0 21600 21600" draw:type="mso-spt202" draw:enhanced-path="M 0 0 L 21600 0 21600 21600 0 21600 0 0 Z N"/>
        </draw:custom-shape>
        <presentation:notes draw:style-name="dp2">
          <draw:page-thumbnail draw:style-name="gr2" draw:layer="layout" svg:width="13.477cm" svg:height="9.327cm" svg:x="3.126cm" svg:y="1.896cm" draw:page-number="13" presentation:class="page"/>
          <draw:frame presentation:style-name="pr4" draw:text-style-name="P2" draw:layer="layout" svg:width="14.394cm" svg:height="11.242cm" svg:x="2.963cm" svg:y="11.861cm" presentation:class="notes" presentation:user-transformed="true">
            <draw:text-box>
              <text:p text:style-name="P6"><text:span text:style-name="T4">Annex C of C99 details the sequence point model.</text:span></text:p>
              <text:p text:style-name="P6"><text:span text:style-name="T4">The relevant sentence from clause 6.5 of the standard has a second sentence "Furthermore, the prior value shall be read only to determine the value to be stored."</text:span></text:p>
              <text:p text:style-name="P6"><text:span text:style-name="T4">The C99 definition of a side-effect is from 5.1.2.3 Program Execution – "Accessing a volatile object, modifying an object, modifying a file, or calling a function that does any of those operations are all side-effects."</text:span></text:p>
            </draw:text-box>
          </draw:frame>
        </presentation:notes>
      </draw:page>
      <draw:page draw:name="page14"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sequence point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sequence points occur…</text:span></text:p>
                <text:list text:style-name="L5">
                  <text:list-item>
                    <text:p text:style-name="P7"><text:span text:style-name="T4">at the end of a full expression</text:span></text:p>
                    <text:list>
                      <text:list-item>
                        <text:p text:style-name="P7"><text:span text:style-name="T4">a full expression is an expression that is not a sub-expression of another expression or declarator (6.8 p4)</text:span></text:p>
                      </text:list-item>
                    </text:list>
                  </text:list-item>
                  <text:list-item>
                    <text:p text:style-name="P7"><text:span text:style-name="T4">after the first operand of these operators</text:span></text:p>
                    <text:list>
                      <text:list-item>
                        <text:p text:style-name="P12"><text:span text:style-name="T4">&amp;&amp; </text:span><text:span text:style-name="T4"><text:tab/></text:span><text:span text:style-name="T4">logical and (6.5.13 p4)</text:span></text:p>
                      </text:list-item>
                      <text:list-item>
                        <text:p text:style-name="P12"><text:span text:style-name="T4">|| </text:span><text:span text:style-name="T4"><text:tab/></text:span><text:span text:style-name="T4"><text:tab/></text:span><text:span text:style-name="T4">logical or (6.5.14 p4)</text:span></text:p>
                      </text:list-item>
                      <text:list-item>
                        <text:p text:style-name="P12"><text:span text:style-name="T4">?: </text:span><text:span text:style-name="T4"><text:tab/></text:span><text:span text:style-name="T4"><text:tab/></text:span><text:span text:style-name="T4">ternary (6.5.15 p4)</text:span></text:p>
                      </text:list-item>
                      <text:list-item>
                        <text:p text:style-name="P12"><text:span text:style-name="T4">,</text:span><text:span text:style-name="T4"><text:tab/></text:span><text:span text:style-name="T4"><text:tab/></text:span><text:span text:style-name="T4">comma (6.5.17 p2)</text:span></text:p>
                      </text:list-item>
                    </text:list>
                  </text:list-item>
                  <text:list-item>
                    <text:p text:style-name="P7"><text:span text:style-name="T4">after evaluation of all arguments and function expression before a function call (6.5.2.2 p10)</text:span></text:p>
                  </text:list-item>
                  <text:list-item>
                    <text:p text:style-name="P7"><text:span text:style-name="T4">at the end of a full declarator (6.7.5 p3)</text:span></text:p>
                  </text:list-item>
                </text:list>
              </text:list-item>
            </text:list>
          </draw:text-box>
        </draw:frame>
        <presentation:notes draw:style-name="dp2">
          <draw:page-thumbnail draw:style-name="gr2" draw:layer="layout" svg:width="13.477cm" svg:height="9.327cm" svg:x="3.126cm" svg:y="1.896cm" draw:page-number="14" presentation:class="page"/>
          <draw:frame presentation:style-name="pr4" draw:text-style-name="P2" draw:layer="layout" svg:width="14.394cm" svg:height="11.242cm" svg:x="2.963cm" svg:y="11.861cm" presentation:class="notes" presentation:user-transformed="true">
            <draw:text-box>
              <text:p text:style-name="P6"><text:span text:style-name="T4">The Standard also specifies that there is a sequence point immediately before a library function returns.</text:span></text:p>
              <text:p text:style-name="P6"><text:span text:style-name="T4">Examples of an expression where a single object is modified more than once between sequence points are:</text:span></text:p>
              <text:p text:style-name="P6"><text:span text:style-name="T4"/></text:p>
              <text:p text:style-name="P13"><text:span text:style-name="T26"><text:s text:c="4"/></text:span><text:span text:style-name="T26">++m * m++</text:span><text:span text:style-name="T26"><text:tab/></text:span><text:span text:style-name="T26"><text:tab/></text:span><text:span text:style-name="T26"><text:tab/></text:span><text:span text:style-name="T26"><text:tab/></text:span></text:p>
              <text:p text:style-name="P14"><text:span text:style-name="T26"><text:s text:c="4"/></text:span><text:span text:style-name="T26">m = ++m;</text:span></text:p>
              <text:p text:style-name="P14"><text:span text:style-name="T26"/></text:p>
              <text:p text:style-name="P6"><text:span text:style-name="T4">It may well be that on a particular compiler the behaviour of the above expression can be rationalized. But the result is undefined. You cannot assume the behaviour will be the same if, for example, you upgrade your compiler, or port your code to a new computer, or compile with different compile-time settings.</text:span></text:p>
              <text:p text:style-name="P6"><text:span text:style-name="T4">A simple function call names the called function directly. However it is possible to write expressions more complicated than simple names which evaluate to the address of a function. For example, consider the statement af[t](1,2); where af is an array of function pointers, t is an integer variable, so af[t] is a function pointer.</text:span></text:p>
            </draw:text-box>
          </draw:frame>
        </presentation:notes>
      </draw:page>
      <draw:page draw:name="full expression"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full expressio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4">6.8 Statements and blocks</text:span></text:p>
                <text:list text:style-name="L5">
                  <text:list-item>
                    <text:p text:style-name="P7"><text:span text:style-name="T4">para 4 – A full expression is an expression that is not part of another expression or declarator.</text:span></text:p>
                  </text:list-item>
                </text:list>
              </text:list-item>
            </text:list>
          </draw:text-box>
        </draw:frame>
        <draw:custom-shape draw:style-name="gr3" draw:text-style-name="P2" draw:layer="layout" svg:width="12.202cm" svg:height="12.326cm" svg:x="4.758cm" svg:y="5.406cm">
          <text:p text:style-name="P15"><text:span text:style-name="T13"/></text:p>
          <text:p text:style-name="P15"><text:span text:style-name="T13">int </text:span><text:span text:style-name="T14">function(</text:span><text:span text:style-name="T13">int</text:span><text:span text:style-name="T14"> value)</text:span></text:p>
          <text:p text:style-name="P15"><text:span text:style-name="T27">{</text:span></text:p>
          <text:p text:style-name="P15"><text:span text:style-name="T27"><text:s text:c="4"/></text:span><text:span text:style-name="T13">int</text:span><text:span text:style-name="T27"> inside = <text:s text:c="6"/>;</text:span></text:p>
          <text:p text:style-name="P15"><text:span text:style-name="T27"><text:s text:c="4"/></text:span></text:p>
          <text:p text:style-name="P15"><text:span text:style-name="T27"><text:s text:c="14"/></text:span><text:span text:style-name="T27">;</text:span></text:p>
          <text:p text:style-name="P15"><text:span text:style-name="T27"><text:s text:c="4"/></text:span></text:p>
          <text:p text:style-name="P15"><text:span text:style-name="T27"><text:s text:c="4"/></text:span><text:span text:style-name="T13">if</text:span><text:span text:style-name="T27"> ( <text:s text:c="4"/>)...</text:span></text:p>
          <text:p text:style-name="P15"><text:span text:style-name="T27"/></text:p>
          <text:p text:style-name="P15"><text:span text:style-name="T27"><text:s text:c="4"/></text:span><text:span text:style-name="T13">switch</text:span><text:span text:style-name="T27"> ( <text:s text:c="3"/>)...</text:span></text:p>
          <text:p text:style-name="P15"><text:span text:style-name="T27"/></text:p>
          <text:p text:style-name="P15"><text:span text:style-name="T27"><text:s text:c="4"/></text:span><text:span text:style-name="T13">while</text:span><text:span text:style-name="T27"> ( <text:s text:c="3"/>)...</text:span></text:p>
          <text:p text:style-name="P15"><text:span text:style-name="T27"/></text:p>
          <text:p text:style-name="P15"><text:span text:style-name="T27"><text:s text:c="4"/></text:span><text:span text:style-name="T13">do</text:span><text:span text:style-name="T27"> ( <text:s text:c="4"/>)...</text:span></text:p>
          <text:p text:style-name="P15"><text:span text:style-name="T27"><text:s/></text:span></text:p>
          <text:p text:style-name="P15"><text:span text:style-name="T27"><text:s text:c="4"/></text:span><text:span text:style-name="T13">for</text:span><text:span text:style-name="T27"> ( <text:s text:c="3"/>; <text:s text:c="3"/>; <text:s text:c="3"/>)...</text:span></text:p>
          <text:p text:style-name="P15"><text:span text:style-name="T27"/></text:p>
          <text:p text:style-name="P15"><text:span text:style-name="T27"><text:s text:c="4"/></text:span><text:span text:style-name="T13">return</text:span><text:span text:style-name="T27"> <text:s text:c="4"/>; <text:s text:c="3"/></text:span></text:p>
          <text:p text:style-name="P15"><text:span text:style-name="T27">}</text:span></text:p>
          <draw:enhanced-geometry svg:viewBox="0 0 21600 21600" draw:type="mso-spt202" draw:enhanced-path="M 0 0 L 21600 0 21600 21600 0 21600 0 0 Z N"/>
        </draw:custom-shape>
        <draw:custom-shape draw:style-name="gr8" draw:text-style-name="P2" draw:layer="layout" svg:width="3.999cm" svg:height="0.6cm" svg:x="6.756cm" svg:y="8.727cm">
          <text:p/>
          <draw:enhanced-geometry svg:viewBox="0 0 21600 21600" draw:type="rectangle" draw:enhanced-path="M 0 0 L 21600 0 21600 21600 0 21600 0 0 Z N"/>
        </draw:custom-shape>
        <draw:custom-shape draw:style-name="gr8" draw:text-style-name="P2" draw:layer="layout" svg:width="2.403cm" svg:height="0.6cm" svg:x="12.158cm" svg:y="7.408cm">
          <text:p/>
          <draw:enhanced-geometry svg:viewBox="0 0 21600 21600" draw:type="rectangle" draw:enhanced-path="M 0 0 L 21600 0 21600 21600 0 21600 0 0 Z N"/>
        </draw:custom-shape>
        <draw:custom-shape draw:style-name="gr8" draw:text-style-name="P2" draw:layer="layout" svg:width="1.799cm" svg:height="0.604cm" svg:x="8.559cm" svg:y="10.006cm">
          <text:p/>
          <draw:enhanced-geometry svg:viewBox="0 0 21600 21600" draw:type="rectangle" draw:enhanced-path="M 0 0 L 21600 0 21600 21600 0 21600 0 0 Z N"/>
        </draw:custom-shape>
        <draw:custom-shape draw:style-name="gr8" draw:text-style-name="P2" draw:layer="layout" svg:width="1.601cm" svg:height="0.604cm" svg:x="10.16cm" svg:y="11.205cm">
          <text:p/>
          <draw:enhanced-geometry svg:viewBox="0 0 21600 21600" draw:type="rectangle" draw:enhanced-path="M 0 0 L 21600 0 21600 21600 0 21600 0 0 Z N"/>
        </draw:custom-shape>
        <draw:custom-shape draw:style-name="gr8" draw:text-style-name="P2" draw:layer="layout" svg:width="1.6cm" svg:height="0.604cm" svg:x="9.759cm" svg:y="12.405cm">
          <text:p/>
          <draw:enhanced-geometry svg:viewBox="0 0 21600 21600" draw:type="rectangle" draw:enhanced-path="M 0 0 L 21600 0 21600 21600 0 21600 0 0 Z N"/>
        </draw:custom-shape>
        <draw:custom-shape draw:style-name="gr8" draw:text-style-name="P2" draw:layer="layout" svg:width="1.799cm" svg:height="0.605cm" svg:x="8.559cm" svg:y="13.802cm">
          <text:p/>
          <draw:enhanced-geometry svg:viewBox="0 0 21600 21600" draw:type="rectangle" draw:enhanced-path="M 0 0 L 21600 0 21600 21600 0 21600 0 0 Z N"/>
        </draw:custom-shape>
        <draw:custom-shape draw:style-name="gr8" draw:text-style-name="P2" draw:layer="layout" svg:width="1.6cm" svg:height="0.604cm" svg:x="8.961cm" svg:y="15.006cm">
          <text:p/>
          <draw:enhanced-geometry svg:viewBox="0 0 21600 21600" draw:type="rectangle" draw:enhanced-path="M 0 0 L 21600 0 21600 21600 0 21600 0 0 Z N"/>
        </draw:custom-shape>
        <draw:custom-shape draw:style-name="gr8" draw:text-style-name="P2" draw:layer="layout" svg:width="1.601cm" svg:height="0.604cm" svg:x="10.958cm" svg:y="15.011cm">
          <text:p/>
          <draw:enhanced-geometry svg:viewBox="0 0 21600 21600" draw:type="rectangle" draw:enhanced-path="M 0 0 L 21600 0 21600 21600 0 21600 0 0 Z N"/>
        </draw:custom-shape>
        <draw:custom-shape draw:style-name="gr8" draw:text-style-name="P2" draw:layer="layout" svg:width="1.6cm" svg:height="0.604cm" svg:x="13.159cm" svg:y="15.011cm">
          <text:p/>
          <draw:enhanced-geometry svg:viewBox="0 0 21600 21600" draw:type="rectangle" draw:enhanced-path="M 0 0 L 21600 0 21600 21600 0 21600 0 0 Z N"/>
        </draw:custom-shape>
        <draw:custom-shape draw:style-name="gr8" draw:text-style-name="P2" draw:layer="layout" svg:width="1.6cm" svg:height="0.604cm" svg:x="9.759cm" svg:y="16.206cm">
          <text:p/>
          <draw:enhanced-geometry svg:viewBox="0 0 21600 21600" draw:type="rectangle" draw:enhanced-path="M 0 0 L 21600 0 21600 21600 0 21600 0 0 Z N"/>
        </draw:custom-shape>
        <draw:custom-shape draw:style-name="gr5" draw:text-style-name="P2" draw:layer="layout" svg:width="7.955cm" svg:height="1.023cm" svg:x="18.159cm" svg:y="5.525cm">
          <text:list text:style-name="L6">
            <text:list-item>
              <text:p text:style-name="P5"><text:span text:style-name="T7"><text:s/></text:span><text:span text:style-name="T7">an initializer;</text:span></text:p>
            </text:list-item>
          </text:list>
          <draw:enhanced-geometry svg:viewBox="0 0 21600 21600" draw:type="mso-spt202" draw:enhanced-path="M 0 0 L 21600 0 21600 21600 0 21600 0 0 Z N"/>
        </draw:custom-shape>
        <draw:custom-shape draw:style-name="gr5" draw:text-style-name="P2" draw:layer="layout" svg:width="7.955cm" svg:height="1.785cm" svg:x="18.159cm" svg:y="7.034cm">
          <text:list text:style-name="L6">
            <text:list-item>
              <text:p text:style-name="P5"><text:span text:style-name="T11"><text:s/></text:span><text:span text:style-name="T11">the expression in an expression statement;</text:span></text:p>
            </text:list-item>
          </text:list>
          <draw:enhanced-geometry svg:viewBox="0 0 21600 21600" draw:type="mso-spt202" draw:enhanced-path="M 0 0 L 21600 0 21600 21600 0 21600 0 0 Z N"/>
        </draw:custom-shape>
        <draw:custom-shape draw:style-name="gr5" draw:text-style-name="P2" draw:layer="layout" svg:width="9.358cm" svg:height="1.785cm" svg:x="18.159cm" svg:y="9.305cm">
          <text:list text:style-name="L6">
            <text:list-item>
              <text:p text:style-name="P5"><text:span text:style-name="T11"><text:s/></text:span><text:span text:style-name="T11">the controlling expression in a selection statement…;</text:span></text:p>
            </text:list-item>
          </text:list>
          <draw:enhanced-geometry svg:viewBox="0 0 21600 21600" draw:type="mso-spt202" draw:enhanced-path="M 0 0 L 21600 0 21600 21600 0 21600 0 0 Z N"/>
        </draw:custom-shape>
        <draw:custom-shape draw:style-name="gr5" draw:text-style-name="P2" draw:layer="layout" svg:width="9.358cm" svg:height="1.785cm" svg:x="18.159cm" svg:y="11.58cm">
          <text:list text:style-name="L6">
            <text:list-item>
              <text:p text:style-name="P5"><text:span text:style-name="T11"><text:s/></text:span><text:span text:style-name="T11">the controlling expression of a while or do statement;</text:span></text:p>
            </text:list-item>
          </text:list>
          <draw:enhanced-geometry svg:viewBox="0 0 21600 21600" draw:type="mso-spt202" draw:enhanced-path="M 0 0 L 21600 0 21600 21600 0 21600 0 0 Z N"/>
        </draw:custom-shape>
        <draw:custom-shape draw:style-name="gr5" draw:text-style-name="P2" draw:layer="layout" svg:width="9.358cm" svg:height="1.785cm" svg:x="18.159cm" svg:y="13.851cm">
          <text:list text:style-name="L6">
            <text:list-item>
              <text:p text:style-name="P5"><text:span text:style-name="T11"><text:s/></text:span><text:span text:style-name="T11">each of the (optional) expressions in a for statement;</text:span></text:p>
            </text:list-item>
          </text:list>
          <draw:enhanced-geometry svg:viewBox="0 0 21600 21600" draw:type="mso-spt202" draw:enhanced-path="M 0 0 L 21600 0 21600 21600 0 21600 0 0 Z N"/>
        </draw:custom-shape>
        <draw:custom-shape draw:style-name="gr5" draw:text-style-name="P2" draw:layer="layout" svg:width="9.358cm" svg:height="1.785cm" svg:x="18.159cm" svg:y="16.126cm">
          <text:list text:style-name="L6">
            <text:list-item>
              <text:p text:style-name="P5"><text:span text:style-name="T11"><text:s/></text:span><text:span text:style-name="T11">the (optional) expression in a return statement;</text:span></text:p>
            </text:list-item>
          </text:list>
          <draw:enhanced-geometry svg:viewBox="0 0 21600 21600" draw:type="mso-spt202" draw:enhanced-path="M 0 0 L 21600 0 21600 21600 0 21600 0 0 Z N"/>
        </draw:custom-shape>
        <draw:line draw:style-name="gr9" draw:text-style-name="P8" draw:layer="layout" svg:x1="18.159cm" svg:y1="6.125cm" svg:x2="14.759cm" svg:y2="7.325cm">
          <text:p/>
        </draw:line>
        <draw:line draw:style-name="gr9" draw:text-style-name="P8" draw:layer="layout" svg:x1="18.358cm" svg:y1="7.726cm" svg:x2="11.756cm" svg:y2="8.925cm">
          <text:p/>
        </draw:line>
        <draw:line draw:style-name="gr26" draw:text-style-name="P8" draw:layer="layout" svg:x1="18.358cm" svg:y1="14.326cm" svg:x2="14.556cm" svg:y2="13.925cm">
          <text:p/>
        </draw:line>
        <draw:line draw:style-name="gr9" draw:text-style-name="P8" draw:layer="layout" svg:x1="14.555cm" svg:y1="13.926cm" svg:x2="10.556cm" svg:y2="14.724cm">
          <text:p/>
        </draw:line>
        <draw:line draw:style-name="gr9" draw:text-style-name="P8" draw:layer="layout" svg:x1="14.555cm" svg:y1="13.926cm" svg:x2="12.756cm" svg:y2="14.724cm">
          <text:p/>
        </draw:line>
        <draw:line draw:style-name="gr9" draw:text-style-name="P8" draw:layer="layout" svg:x1="14.556cm" svg:y1="13.926cm" svg:x2="14.358cm" svg:y2="14.724cm">
          <text:p/>
        </draw:line>
        <draw:line draw:style-name="gr9" draw:text-style-name="P8" draw:layer="layout" svg:x1="18.158cm" svg:y1="16.726cm" svg:x2="11.755cm" svg:y2="16.726cm">
          <text:p/>
        </draw:line>
        <draw:line draw:style-name="gr26" draw:text-style-name="P8" draw:layer="layout" svg:x1="18.158cm" svg:y1="9.926cm" svg:x2="14.957cm" svg:y2="10.526cm">
          <text:p/>
        </draw:line>
        <draw:line draw:style-name="gr9" draw:text-style-name="P8" draw:layer="layout" svg:x1="14.957cm" svg:y1="10.525cm" svg:x2="12.756cm" svg:y2="10.322cm">
          <text:p/>
        </draw:line>
        <draw:line draw:style-name="gr9" draw:text-style-name="P8" draw:layer="layout" svg:x1="14.958cm" svg:y1="10.526cm" svg:x2="12.96cm" svg:y2="11.126cm">
          <text:p/>
        </draw:line>
        <draw:line draw:style-name="gr26" draw:text-style-name="P8" draw:layer="layout" svg:x1="18.358cm" svg:y1="12.127cm" svg:x2="13.56cm" svg:y2="13.326cm">
          <text:p/>
        </draw:line>
        <draw:line draw:style-name="gr9" draw:text-style-name="P8" draw:layer="layout" svg:x1="13.559cm" svg:y1="13.325cm" svg:x2="11.958cm" svg:y2="12.924cm">
          <text:p/>
        </draw:line>
        <draw:line draw:style-name="gr9" draw:text-style-name="P8" draw:layer="layout" svg:x1="13.56cm" svg:y1="13.326cm" svg:x2="10.958cm" svg:y2="13.926cm">
          <text:p/>
        </draw:line>
        <presentation:notes draw:style-name="dp2">
          <draw:page-thumbnail draw:style-name="gr2" draw:layer="layout" svg:width="13.477cm" svg:height="9.327cm" svg:x="3.126cm" svg:y="1.896cm" draw:page-number="15" presentation:class="page"/>
          <draw:frame presentation:style-name="pr6" draw:layer="layout" svg:width="14.394cm" svg:height="11.499cm" svg:x="2.963cm" svg:y="11.861cm" presentation:class="notes" presentation:placeholder="true">
            <draw:text-box/>
          </draw:frame>
        </presentation:notes>
      </draw:page>
      <draw:page draw:name="exercise"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when is a comma a sequence point?</text:p>
              </text:list-item>
            </text:list>
          </draw:text-box>
        </draw:frame>
        <draw:custom-shape draw:style-name="gr3" draw:text-style-name="P2" draw:layer="layout" svg:width="13.401cm" svg:height="2.166cm" svg:x="5.358cm" svg:y="9.159cm">
          <text:p text:style-name="P15"><text:span text:style-name="T13"/></text:p>
          <text:p text:style-name="P15"><text:span text:style-name="T13">int </text:span><text:span text:style-name="T14">x <text:s text:c="2"/>= <text:s text:c="3"/>o++ , o++;</text:span></text:p>
          <text:p text:style-name="P15"><text:span text:style-name="T14"/></text:p>
          <draw:enhanced-geometry svg:viewBox="0 0 21600 21600" draw:type="mso-spt202" draw:enhanced-path="M 0 0 L 21600 0 21600 21600 0 21600 0 0 Z N"/>
        </draw:custom-shape>
        <draw:custom-shape draw:style-name="gr3" draw:text-style-name="P2" draw:layer="layout" svg:width="13.401cm" svg:height="2.166cm" svg:x="5.358cm" svg:y="13.366cm">
          <text:p text:style-name="P15"><text:span text:style-name="T13"/></text:p>
          <text:p text:style-name="P15"><text:span text:style-name="T13">int </text:span><text:span text:style-name="T14">x[] = <text:s/>{ o++ , o++ };</text:span></text:p>
          <text:p text:style-name="P15"><text:span text:style-name="T14"/></text:p>
          <draw:enhanced-geometry svg:viewBox="0 0 21600 21600" draw:type="mso-spt202" draw:enhanced-path="M 0 0 L 21600 0 21600 21600 0 21600 0 0 Z N"/>
        </draw:custom-shape>
        <draw:custom-shape draw:style-name="gr3" draw:text-style-name="P2" draw:layer="layout" svg:width="13.401cm" svg:height="2.166cm" svg:x="5.358cm" svg:y="4.926cm">
          <text:p text:style-name="P15"><text:span text:style-name="T13"/></text:p>
          <text:p text:style-name="P15"><text:span text:style-name="T13">int </text:span><text:span text:style-name="T14">x <text:s text:c="2"/>= f( o++ , o++ );</text:span></text:p>
          <text:p text:style-name="P15"><text:span text:style-name="T14"/></text:p>
          <draw:enhanced-geometry svg:viewBox="0 0 21600 21600" draw:type="mso-spt202" draw:enhanced-path="M 0 0 L 21600 0 21600 21600 0 21600 0 0 Z N"/>
        </draw:custom-shape>
        <draw:g>
          <draw:rect draw:style-name="gr27" draw:text-style-name="P8" draw:layer="layout" svg:width="9.401cm" svg:height="8.833cm" svg:x="16.559cm" svg:y="8.925cm">
            <text:p/>
          </draw:rect>
          <draw:g>
            <draw:custom-shape draw:style-name="gr28" draw:text-style-name="P2" draw:layer="layout" svg:width="0.335cm" svg:height="0.419cm" svg:x="22.439cm" svg:y="11.096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29" draw:text-style-name="P2" draw:layer="layout" svg:width="0.249cm" svg:height="0.211cm" svg:x="18.283cm" svg:y="15.215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30" draw:text-style-name="P2" draw:layer="layout" svg:width="1.335cm" svg:height="1.073cm" svg:x="18.328cm" svg:y="15.13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31" draw:text-style-name="P2" draw:layer="layout" svg:width="1.335cm" svg:height="1.073cm" svg:x="18.328cm" svg:y="15.13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32" draw:text-style-name="P8" draw:layer="layout" svg:x1="18.833cm" svg:y1="15.409cm" svg:x2="18.726cm" svg:y2="15.517cm">
              <text:p/>
            </draw:line>
            <draw:custom-shape draw:style-name="gr33" draw:text-style-name="P2" draw:layer="layout" svg:width="3.035cm" svg:height="2.5cm" svg:x="16.571cm" svg:y="15.24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31" draw:text-style-name="P2" draw:layer="layout" svg:width="3.035cm" svg:height="2.5cm" svg:x="16.571cm" svg:y="15.24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34" draw:text-style-name="P2" draw:layer="layout" svg:width="1.932cm" svg:height="1.716cm" svg:x="16.853cm" svg:y="15.564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31" draw:text-style-name="P2" draw:layer="layout" svg:width="0.402cm" svg:height="0.289cm" svg:x="19.142cm" svg:y="16.911cm">
              <text:p/>
              <draw:enhanced-geometry svg:viewBox="0 0 486 353" draw:type="non-primitive" draw:enhanced-path="M 486 0 L 459 30 424 62 380 97 331 135 277 173 220 212 163 250 105 288 51 322 0 353 N"/>
            </draw:custom-shape>
            <draw:custom-shape draw:style-name="gr31" draw:text-style-name="P2" draw:layer="layout" svg:width="0.92cm" svg:height="0.378cm" svg:x="18.221cm" svg:y="17.201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31" draw:text-style-name="P2" draw:layer="layout" svg:width="0.817cm" svg:height="0.036cm" svg:x="17.404cm" svg:y="17.558cm">
              <text:p/>
              <draw:enhanced-geometry svg:viewBox="0 0 982 46" draw:type="non-primitive" draw:enhanced-path="M 982 27 L 947 33 905 37 856 41 803 44 745 45 684 46 620 46 554 46 488 44 422 42 356 39 293 36 233 31 175 26 122 20 75 15 34 8 0 0 N"/>
            </draw:custom-shape>
            <draw:custom-shape draw:style-name="gr31" draw:text-style-name="P2" draw:layer="layout" svg:width="0.53cm" svg:height="0.257cm" svg:x="16.873cm" svg:y="17.301cm">
              <text:p/>
              <draw:enhanced-geometry svg:viewBox="0 0 641 307" draw:type="non-primitive" draw:enhanced-path="M 641 307 L 595 295 546 281 492 264 436 245 377 223 318 200 260 176 205 148 153 121 104 92 62 62 27 32 0 0 N"/>
            </draw:custom-shape>
            <draw:custom-shape draw:style-name="gr31" draw:text-style-name="P2" draw:layer="layout" svg:width="0.447cm" svg:height="0.439cm" svg:x="19.125cm" svg:y="16.173cm">
              <text:p/>
              <draw:enhanced-geometry svg:viewBox="0 0 541 528" draw:type="non-primitive" draw:enhanced-path="M 541 0 L 502 59 465 116 427 172 390 225 353 276 315 322 279 365 243 405 207 439 172 468 135 493 102 511 68 523 34 528 0 526 N"/>
            </draw:custom-shape>
            <draw:custom-shape draw:style-name="gr31" draw:text-style-name="P2" draw:layer="layout" svg:width="0.435cm" svg:height="0.215cm" svg:x="18.689cm" svg:y="16.393cm">
              <text:p/>
              <draw:enhanced-geometry svg:viewBox="0 0 524 264" draw:type="non-primitive" draw:enhanced-path="M 524 264 L 469 249 407 225 338 195 269 159 200 121 137 85 82 52 38 25 10 7 0 0 N"/>
            </draw:custom-shape>
            <draw:custom-shape draw:style-name="gr31" draw:text-style-name="P2" draw:layer="layout" svg:width="0.124cm" svg:height="0.659cm" svg:x="18.689cm" svg:y="16.393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31" draw:text-style-name="P2" draw:layer="layout" svg:width="0.559cm" svg:height="0.157cm" svg:x="18.13cm" svg:y="16.915cm">
              <text:p/>
              <draw:enhanced-geometry svg:viewBox="0 0 678 190" draw:type="non-primitive" draw:enhanced-path="M 678 164 L 631 175 583 183 533 188 481 190 429 188 376 181 323 171 268 156 214 136 160 110 106 79 53 43 0 0 N"/>
            </draw:custom-shape>
            <draw:custom-shape draw:style-name="gr31" draw:text-style-name="P2" draw:layer="layout" svg:width="0.12cm" svg:height="0.377cm" svg:x="18.109cm" svg:y="16.915cm">
              <text:p/>
              <draw:enhanced-geometry svg:viewBox="0 0 145 454" draw:type="non-primitive" draw:enhanced-path="M 26 0 L 63 45 94 93 118 142 135 191 144 240 145 286 140 329 127 368 106 401 78 427 43 445 0 454 N"/>
            </draw:custom-shape>
            <draw:custom-shape draw:style-name="gr31" draw:text-style-name="P2" draw:layer="layout" svg:width="0.758cm" svg:height="0.029cm" svg:x="17.35cm" svg:y="17.285cm">
              <text:p/>
              <draw:enhanced-geometry svg:viewBox="0 0 912 32" draw:type="non-primitive" draw:enhanced-path="M 912 9 L 871 12 824 16 768 19 707 22 642 26 574 28 504 30 432 32 362 32 294 30 229 29 169 26 114 22 67 17 28 9 0 0 N"/>
            </draw:custom-shape>
            <draw:custom-shape draw:style-name="gr31" draw:text-style-name="P2" draw:layer="layout" svg:width="0.199cm" svg:height="0.19cm" svg:x="17.151cm" svg:y="17.094cm">
              <text:p/>
              <draw:enhanced-geometry svg:viewBox="0 0 242 234" draw:type="non-primitive" draw:enhanced-path="M 242 234 L 181 204 128 172 80 134 43 94 16 48 0 0 N"/>
            </draw:custom-shape>
            <draw:custom-shape draw:style-name="gr31" draw:text-style-name="P2" draw:layer="layout" svg:width="0.199cm" svg:height="0.299cm" svg:x="17.748cm" svg:y="16.857cm">
              <text:p/>
              <draw:enhanced-geometry svg:viewBox="0 0 242 362" draw:type="non-primitive" draw:enhanced-path="M 0 0 L 46 42 92 82 137 123 175 163 208 202 231 238 242 274 241 306 225 336 191 362 N"/>
            </draw:custom-shape>
            <draw:custom-shape draw:style-name="gr31" draw:text-style-name="P2" draw:layer="layout" svg:width="0.584cm" svg:height="0.111cm" svg:x="17.321cm" svg:y="17.156cm">
              <text:p/>
              <draw:enhanced-geometry svg:viewBox="0 0 705 131" draw:type="non-primitive" draw:enhanced-path="M 705 0 L 669 19 628 37 584 53 536 69 485 84 431 96 375 107 316 116 255 124 192 129 129 131 66 131 0 128 N"/>
            </draw:custom-shape>
            <draw:custom-shape draw:style-name="gr31" draw:text-style-name="P2" draw:layer="layout" svg:width="0.356cm" svg:height="0.125cm" svg:x="18.968cm" svg:y="15.895cm">
              <text:p/>
              <draw:enhanced-geometry svg:viewBox="0 0 430 154" draw:type="non-primitive" draw:enhanced-path="M 430 154 L 373 124 313 94 252 65 193 40 136 20 84 6 38 0 0 5 N"/>
            </draw:custom-shape>
            <draw:custom-shape draw:style-name="gr31" draw:text-style-name="P2" draw:layer="layout" svg:width="0.166cm" svg:height="0.086cm" svg:x="18.801cm" svg:y="15.899cm">
              <text:p/>
              <draw:enhanced-geometry svg:viewBox="0 0 200 105" draw:type="non-primitive" draw:enhanced-path="M 200 0 L 110 40 33 84 0 105 N"/>
            </draw:custom-shape>
            <draw:custom-shape draw:style-name="gr31" draw:text-style-name="P2" draw:layer="layout" svg:width="0.074cm" svg:height="0.153cm" svg:x="18.727cm" svg:y="15.833cm">
              <text:p/>
              <draw:enhanced-geometry svg:viewBox="0 0 86 183" draw:type="non-primitive" draw:enhanced-path="M 86 183 L 41 86 10 22 0 0 N"/>
            </draw:custom-shape>
            <draw:custom-shape draw:style-name="gr31" draw:text-style-name="P2" draw:layer="layout" svg:width="0.194cm" svg:height="0.497cm" svg:x="18.939cm" svg:y="15.932cm">
              <text:p/>
              <draw:enhanced-geometry svg:viewBox="0 0 235 600" draw:type="non-primitive" draw:enhanced-path="M 0 0 L 4 38 17 93 40 157 67 228 99 303 131 378 162 447 190 508 214 556 229 588 235 600 N"/>
            </draw:custom-shape>
            <draw:custom-shape draw:style-name="gr31" draw:text-style-name="P2" draw:layer="layout" svg:width="0.543cm" svg:height="0.111cm" svg:x="18.59cm" svg:y="16.318cm">
              <text:p/>
              <draw:enhanced-geometry svg:viewBox="0 0 653 136" draw:type="non-primitive" draw:enhanced-path="M 653 136 L 572 106 496 80 425 58 358 39 297 24 242 12 191 4 146 0 107 0 73 3 46 11 25 24 10 41 1 61 0 86 4 116 N"/>
            </draw:custom-shape>
            <draw:custom-shape draw:style-name="gr31" draw:text-style-name="P2" draw:layer="layout" svg:width="0.062cm" svg:height="0.534cm" svg:x="18.594cm" svg:y="16.414cm">
              <text:p/>
              <draw:enhanced-geometry svg:viewBox="0 0 73 643" draw:type="non-primitive" draw:enhanced-path="M 0 0 L 12 54 23 119 32 192 41 270 49 348 56 424 63 494 67 554 70 601 72 632 73 643 N"/>
            </draw:custom-shape>
            <draw:custom-shape draw:style-name="gr31" draw:text-style-name="P2" draw:layer="layout" svg:width="0.663cm" svg:height="0.153cm" svg:x="17.992cm" svg:y="16.803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31" draw:text-style-name="P2" draw:layer="layout" svg:width="0.252cm" svg:height="0.203cm" svg:x="17.748cm" svg:y="16.753cm">
              <text:p/>
              <draw:enhanced-geometry svg:viewBox="0 0 306 244" draw:type="non-primitive" draw:enhanced-path="M 306 244 L 231 160 159 96 96 50 45 20 12 5 0 0 N"/>
            </draw:custom-shape>
            <draw:custom-shape draw:style-name="gr31" draw:text-style-name="P2" draw:layer="layout" svg:width="0.564cm" svg:height="0.302cm" svg:x="19.042cm" svg:y="16.442cm">
              <text:p/>
              <draw:enhanced-geometry svg:viewBox="0 0 676 364" draw:type="non-primitive" draw:enhanced-path="M 676 0 L 658 40 634 81 604 121 572 159 534 195 494 231 449 262 403 289 354 314 305 335 253 349 202 360 150 364 99 361 49 352 0 336 N"/>
            </draw:custom-shape>
            <draw:custom-shape draw:style-name="gr31" draw:text-style-name="P2" draw:layer="layout" svg:width="0.161cm" svg:height="0.115cm" svg:x="18.88cm" svg:y="16.608cm">
              <text:p/>
              <draw:enhanced-geometry svg:viewBox="0 0 197 136" draw:type="non-primitive" draw:enhanced-path="M 197 136 L 80 79 21 41 0 16 2 3 6 0 N"/>
            </draw:custom-shape>
            <draw:custom-shape draw:style-name="gr31" draw:text-style-name="P2" draw:layer="layout" svg:width="0.063cm" svg:height="0.385cm" svg:x="18.884cm" svg:y="16.608cm">
              <text:p/>
              <draw:enhanced-geometry svg:viewBox="0 0 75 462" draw:type="non-primitive" draw:enhanced-path="M 0 0 L 28 74 50 140 65 201 72 258 75 311 69 362 57 412 36 462 N"/>
            </draw:custom-shape>
            <draw:custom-shape draw:style-name="gr31" draw:text-style-name="P2" draw:layer="layout" svg:width="0.361cm" svg:height="0.12cm" svg:x="18.913cm" svg:y="16.994cm">
              <text:p/>
              <draw:enhanced-geometry svg:viewBox="0 0 434 145" draw:type="non-primitive" draw:enhanced-path="M 0 0 L 76 0 142 1 199 5 251 14 299 31 343 57 387 95 434 145 N"/>
            </draw:custom-shape>
            <draw:custom-shape draw:style-name="gr31" draw:text-style-name="P2" draw:layer="layout" svg:width="0.44cm" svg:height="0.136cm" svg:x="16.807cm" svg:y="16.812cm">
              <text:p/>
              <draw:enhanced-geometry svg:viewBox="0 0 531 165" draw:type="non-primitive" draw:enhanced-path="M 531 162 L 452 165 375 162 303 155 236 145 175 131 122 114 77 94 40 73 15 49 1 25 0 0 N"/>
            </draw:custom-shape>
            <draw:custom-shape draw:style-name="gr31" draw:text-style-name="P2" draw:layer="layout" svg:width="0.223cm" svg:height="0.157cm" svg:x="17.329cm" svg:y="16.604cm">
              <text:p/>
              <draw:enhanced-geometry svg:viewBox="0 0 271 190" draw:type="non-primitive" draw:enhanced-path="M 0 0 L 55 33 119 67 179 102 231 136 264 165 271 190 N"/>
            </draw:custom-shape>
            <draw:custom-shape draw:style-name="gr31" draw:text-style-name="P2" draw:layer="layout" svg:width="0.667cm" svg:height="0.227cm" svg:x="18.092cm" svg:y="17.082cm">
              <text:p/>
              <draw:enhanced-geometry svg:viewBox="0 0 802 272" draw:type="non-primitive" draw:enhanced-path="M 0 272 L 34 264 77 254 126 241 179 226 238 208 299 188 362 168 426 146 490 124 552 101 612 80 668 58 719 38 765 18 802 0 N"/>
            </draw:custom-shape>
            <draw:custom-shape draw:style-name="gr31" draw:text-style-name="P2" draw:layer="layout" svg:width="0.423cm" svg:height="0.127cm" svg:x="18.76cm" svg:y="17.061cm">
              <text:p/>
              <draw:enhanced-geometry svg:viewBox="0 0 514 155" draw:type="non-primitive" draw:enhanced-path="M 0 29 L 50 11 106 2 163 0 222 3 280 14 335 29 387 49 433 72 470 98 497 127 514 155 N"/>
            </draw:custom-shape>
            <draw:custom-shape draw:style-name="gr31" draw:text-style-name="P2" draw:layer="layout" svg:width="0.41cm" svg:height="0.062cm" svg:x="18.35cm" svg:y="15.526cm">
              <text:p/>
              <draw:enhanced-geometry svg:viewBox="0 0 495 73" draw:type="non-primitive" draw:enhanced-path="M 495 73 L 439 53 378 34 313 18 249 6 186 0 129 0 77 9 33 26 0 54 N"/>
            </draw:custom-shape>
            <draw:custom-shape draw:style-name="gr31" draw:text-style-name="P2" draw:layer="layout" svg:width="0.116cm" svg:height="0.148cm" svg:x="18.233cm" svg:y="15.423cm">
              <text:p/>
              <draw:enhanced-geometry svg:viewBox="0 0 136 180" draw:type="non-primitive" draw:enhanced-path="M 136 180 L 71 90 21 25 0 0 N"/>
            </draw:custom-shape>
            <draw:custom-shape draw:style-name="gr31" draw:text-style-name="P2" draw:layer="layout" svg:width="0.302cm" svg:height="0.154cm" svg:x="16.583cm" svg:y="17.039cm">
              <text:p/>
              <draw:enhanced-geometry svg:viewBox="0 0 365 187" draw:type="non-primitive" draw:enhanced-path="M 365 187 L 304 174 237 152 170 122 108 88 56 55 18 24 0 0 N"/>
            </draw:custom-shape>
            <draw:custom-shape draw:style-name="gr35" draw:text-style-name="P2" draw:layer="layout" svg:width="0.286cm" svg:height="0.12cm" svg:x="17.387cm" svg:y="16.442cm">
              <text:p/>
              <draw:enhanced-geometry svg:viewBox="0 0 344 145" draw:type="non-primitive" draw:enhanced-path="M 344 145 L 297 91 237 53 171 27 108 11 54 3 15 0 0 0 N"/>
            </draw:custom-shape>
            <draw:custom-shape draw:style-name="gr35" draw:text-style-name="P2" draw:layer="layout" svg:width="0.211cm" svg:height="0.153cm" svg:x="17.524cm" svg:y="16.323cm">
              <text:p/>
              <draw:enhanced-geometry svg:viewBox="0 0 254 181" draw:type="non-primitive" draw:enhanced-path="M 254 181 L 203 128 137 78 70 37 21 10 0 0 N"/>
            </draw:custom-shape>
            <draw:custom-shape draw:style-name="gr35" draw:text-style-name="P2" draw:layer="layout" svg:width="0.248cm" svg:height="0.108cm" svg:x="17.582cm" svg:y="16.247cm">
              <text:p/>
              <draw:enhanced-geometry svg:viewBox="0 0 297 126" draw:type="non-primitive" draw:enhanced-path="M 297 126 L 238 82 160 47 83 21 23 5 0 0 N"/>
            </draw:custom-shape>
            <draw:custom-shape draw:style-name="gr35" draw:text-style-name="P2" draw:layer="layout" svg:width="0.232cm" svg:height="0.137cm" svg:x="17.682cm" svg:y="16.135cm">
              <text:p/>
              <draw:enhanced-geometry svg:viewBox="0 0 279 161" draw:type="non-primitive" draw:enhanced-path="M 279 161 L 222 113 150 69 77 32 23 9 0 0 N"/>
            </draw:custom-shape>
            <draw:custom-shape draw:style-name="gr35" draw:text-style-name="P2" draw:layer="layout" svg:width="0.269cm" svg:height="0.111cm" svg:x="17.748cm" svg:y="16.049cm">
              <text:p/>
              <draw:enhanced-geometry svg:viewBox="0 0 324 135" draw:type="non-primitive" draw:enhanced-path="M 324 135 L 278 100 212 68 138 41 70 19 19 4 0 0 N"/>
            </draw:custom-shape>
            <draw:custom-shape draw:style-name="gr35" draw:text-style-name="P2" draw:layer="layout" svg:width="0.249cm" svg:height="0.12cm" svg:x="17.822cm" svg:y="15.97cm">
              <text:p/>
              <draw:enhanced-geometry svg:viewBox="0 0 300 145" draw:type="non-primitive" draw:enhanced-path="M 300 145 L 248 95 171 56 89 25 26 6 0 0 N"/>
            </draw:custom-shape>
            <draw:custom-shape draw:style-name="gr35" draw:text-style-name="P2" draw:layer="layout" svg:width="0.236cm" svg:height="0.115cm" svg:x="17.922cm" svg:y="15.87cm">
              <text:p/>
              <draw:enhanced-geometry svg:viewBox="0 0 287 138" draw:type="non-primitive" draw:enhanced-path="M 287 138 L 233 95 159 58 82 28 24 8 0 0 N"/>
            </draw:custom-shape>
            <draw:custom-shape draw:style-name="gr35" draw:text-style-name="P2" draw:layer="layout" svg:width="0.215cm" svg:height="0.107cm" svg:x="18.018cm" svg:y="15.775cm">
              <text:p/>
              <draw:enhanced-geometry svg:viewBox="0 0 263 127" draw:type="non-primitive" draw:enhanced-path="M 263 127 L 187 80 101 39 30 11 0 0 N"/>
            </draw:custom-shape>
            <draw:custom-shape draw:style-name="gr35" draw:text-style-name="P2" draw:layer="layout" svg:width="0.232cm" svg:height="0.099cm" svg:x="18.075cm" svg:y="15.683cm">
              <text:p/>
              <draw:enhanced-geometry svg:viewBox="0 0 279 117" draw:type="non-primitive" draw:enhanced-path="M 279 117 L 226 74 154 41 80 18 22 5 0 0 N"/>
            </draw:custom-shape>
            <draw:custom-shape draw:style-name="gr35" draw:text-style-name="P2" draw:layer="layout" svg:width="0.232cm" svg:height="0.111cm" svg:x="18.138cm" svg:y="15.588cm">
              <text:p/>
              <draw:enhanced-geometry svg:viewBox="0 0 281 135" draw:type="non-primitive" draw:enhanced-path="M 281 135 L 223 90 151 53 78 24 22 6 0 0 N"/>
            </draw:custom-shape>
            <draw:custom-shape draw:style-name="gr35" draw:text-style-name="P2" draw:layer="layout" svg:width="0.041cm" svg:height="0.654cm" svg:x="18.3cm" svg:y="15.534cm">
              <text:p/>
              <draw:enhanced-geometry svg:viewBox="0 0 49 788" draw:type="non-primitive" draw:enhanced-path="M 0 0 L 10 28 21 67 29 116 35 172 41 234 46 301 48 369 49 439 48 507 44 572 40 632 33 685 25 730 14 765 0 788 N"/>
            </draw:custom-shape>
            <draw:custom-shape draw:style-name="gr35" draw:text-style-name="P2" draw:layer="layout" svg:width="0.17cm" svg:height="0.261cm" svg:x="18.13cm" svg:y="15.949cm">
              <text:p/>
              <draw:enhanced-geometry svg:viewBox="0 0 208 317" draw:type="non-primitive" draw:enhanced-path="M 208 290 L 182 310 155 317 126 310 97 290 70 257 45 211 25 153 9 83 0 0 N"/>
            </draw:custom-shape>
            <draw:custom-shape draw:style-name="gr35" draw:text-style-name="P2" draw:layer="layout" svg:width="0.12cm" svg:height="0.398cm" svg:x="18.13cm" svg:y="15.55cm">
              <text:p/>
              <draw:enhanced-geometry svg:viewBox="0 0 145 481" draw:type="non-primitive" draw:enhanced-path="M 0 481 L 1 395 11 315 31 240 53 172 79 114 104 67 126 31 140 8 145 0 N"/>
            </draw:custom-shape>
            <draw:custom-shape draw:style-name="gr35" draw:text-style-name="P2" draw:layer="layout" svg:width="0.323cm" svg:height="0.407cm" svg:x="17.927cm" svg:y="15.55cm">
              <text:p/>
              <draw:enhanced-geometry svg:viewBox="0 0 387 491" draw:type="non-primitive" draw:enhanced-path="M 387 0 L 355 61 324 121 292 179 259 234 227 286 195 334 162 377 129 414 97 445 64 469 32 484 0 491 N"/>
            </draw:custom-shape>
            <draw:custom-shape draw:style-name="gr35" draw:text-style-name="P2" draw:layer="layout" svg:width="0.104cm" svg:height="0.228cm" svg:x="17.822cm" svg:y="15.729cm">
              <text:p/>
              <draw:enhanced-geometry svg:viewBox="0 0 128 274" draw:type="non-primitive" draw:enhanced-path="M 128 274 L 78 269 41 247 14 212 0 168 1 116 16 59 46 0 N"/>
            </draw:custom-shape>
            <draw:custom-shape draw:style-name="gr35" draw:text-style-name="P2" draw:layer="layout" svg:width="0.381cm" svg:height="0.24cm" svg:x="17.86cm" svg:y="15.488cm">
              <text:p/>
              <draw:enhanced-geometry svg:viewBox="0 0 460 289" draw:type="non-primitive" draw:enhanced-path="M 0 289 L 39 244 94 199 159 155 229 113 298 77 360 45 412 21 447 5 460 0 N"/>
            </draw:custom-shape>
            <draw:custom-shape draw:style-name="gr35" draw:text-style-name="P2" draw:layer="layout" svg:width="0.244cm" svg:height="0.133cm" svg:x="17.868cm" svg:y="16.604cm">
              <text:p/>
              <draw:enhanced-geometry svg:viewBox="0 0 297 162" draw:type="non-primitive" draw:enhanced-path="M 297 162 L 253 112 192 71 125 40 63 17 18 4 0 0 N"/>
            </draw:custom-shape>
            <draw:custom-shape draw:style-name="gr35" draw:text-style-name="P2" draw:layer="layout" svg:width="0.215cm" svg:height="0.161cm" svg:x="18.018cm" svg:y="16.48cm">
              <text:p/>
              <draw:enhanced-geometry svg:viewBox="0 0 263 191" draw:type="non-primitive" draw:enhanced-path="M 263 191 L 184 119 112 64 54 28 14 7 0 0 N"/>
            </draw:custom-shape>
            <draw:custom-shape draw:style-name="gr35" draw:text-style-name="P2" draw:layer="layout" svg:width="0.248cm" svg:height="0.132cm" svg:x="18.13cm" svg:y="16.409cm">
              <text:p/>
              <draw:enhanced-geometry svg:viewBox="0 0 300 161" draw:type="non-primitive" draw:enhanced-path="M 300 161 L 243 107 166 62 87 28 25 7 0 0 N"/>
            </draw:custom-shape>
            <draw:custom-shape draw:style-name="gr35" draw:text-style-name="P2" draw:layer="layout" svg:width="0.244cm" svg:height="0.111cm" svg:x="18.229cm" svg:y="16.309cm">
              <text:p/>
              <draw:enhanced-geometry svg:viewBox="0 0 297 134" draw:type="non-primitive" draw:enhanced-path="M 297 134 L 228 82 149 44 76 19 21 4 0 0 N"/>
            </draw:custom-shape>
            <draw:custom-shape draw:style-name="gr35" draw:text-style-name="P2" draw:layer="layout" svg:width="0.194cm" svg:height="0.104cm" svg:x="18.354cm" svg:y="16.218cm">
              <text:p/>
              <draw:enhanced-geometry svg:viewBox="0 0 234 126" draw:type="non-primitive" draw:enhanced-path="M 234 126 L 170 75 94 35 27 9 0 0 N"/>
            </draw:custom-shape>
            <draw:custom-shape draw:style-name="gr35" draw:text-style-name="P2" draw:layer="layout" svg:width="0.194cm" svg:height="0.094cm" svg:x="18.453cm" svg:y="16.144cm">
              <text:p/>
              <draw:enhanced-geometry svg:viewBox="0 0 236 118" draw:type="non-primitive" draw:enhanced-path="M 236 118 L 176 70 98 32 30 8 0 0 N"/>
            </draw:custom-shape>
            <draw:custom-shape draw:style-name="gr35" draw:text-style-name="P2" draw:layer="layout" svg:width="0.215cm" svg:height="0.111cm" svg:x="18.536cm" svg:y="16.061cm">
              <text:p/>
              <draw:enhanced-geometry svg:viewBox="0 0 261 136" draw:type="non-primitive" draw:enhanced-path="M 261 136 L 185 84 99 41 29 11 0 0 N"/>
            </draw:custom-shape>
            <draw:custom-shape draw:style-name="gr35" draw:text-style-name="P2" draw:layer="layout" svg:width="0.244cm" svg:height="0.127cm" svg:x="18.603cm" svg:y="15.97cm">
              <text:p/>
              <draw:enhanced-geometry svg:viewBox="0 0 299 154" draw:type="non-primitive" draw:enhanced-path="M 299 154 L 237 103 159 60 82 29 23 7 0 0 N"/>
            </draw:custom-shape>
            <draw:custom-shape draw:style-name="gr35" draw:text-style-name="P2" draw:layer="layout" svg:width="0.049cm" svg:height="0.311cm" svg:x="18.445cm" svg:y="16.521cm">
              <text:p/>
              <draw:enhanced-geometry svg:viewBox="0 0 62 379" draw:type="non-primitive" draw:enhanced-path="M 0 379 L 23 333 40 271 51 201 59 127 62 58 62 0 N"/>
            </draw:custom-shape>
            <draw:custom-shape draw:style-name="gr35" draw:text-style-name="P2" draw:layer="layout" svg:width="0.256cm" svg:height="0.58cm" svg:x="18.495cm" svg:y="15.941cm">
              <text:p/>
              <draw:enhanced-geometry svg:viewBox="0 0 308 698" draw:type="non-primitive" draw:enhanced-path="M 0 698 L 4 675 12 647 24 616 41 579 62 540 85 496 111 448 139 396 167 340 196 280 226 215 254 147 282 76 308 0 N"/>
            </draw:custom-shape>
            <draw:custom-shape draw:style-name="gr35" draw:text-style-name="P2" draw:layer="layout" svg:width="0.036cm" svg:height="0.63cm" svg:x="18.715cm" svg:y="15.941cm">
              <text:p/>
              <draw:enhanced-geometry svg:viewBox="0 0 45 762" draw:type="non-primitive" draw:enhanced-path="M 45 0 L 44 9 41 36 35 78 29 131 23 195 16 265 9 340 4 415 1 491 0 563 1 628 6 685 15 730 28 762 N"/>
            </draw:custom-shape>
            <draw:custom-shape draw:style-name="gr35" draw:text-style-name="P2" draw:layer="layout" svg:width="0.148cm" svg:height="0.128cm" svg:x="18.735cm" svg:y="16.48cm">
              <text:p/>
              <draw:enhanced-geometry svg:viewBox="0 0 179 154" draw:type="non-primitive" draw:enhanced-path="M 0 110 L 32 146 59 154 83 137 109 101 139 54 179 0 N"/>
            </draw:custom-shape>
            <draw:custom-shape draw:style-name="gr35" draw:text-style-name="P2" draw:layer="layout" svg:width="0.091cm" svg:height="0.559cm" svg:x="18.818cm" svg:y="15.92cm">
              <text:p/>
              <draw:enhanced-geometry svg:viewBox="0 0 111 679" draw:type="non-primitive" draw:enhanced-path="M 80 679 L 97 648 107 606 111 556 109 498 103 434 94 369 81 303 66 238 52 176 37 119 22 70 10 29 0 0 N"/>
            </draw:custom-shape>
            <draw:custom-shape draw:style-name="gr35" draw:text-style-name="P2" draw:layer="layout" svg:width="0.215cm" svg:height="0.075cm" svg:x="18.603cm" svg:y="15.845cm">
              <text:p/>
              <draw:enhanced-geometry svg:viewBox="0 0 263 86" draw:type="non-primitive" draw:enhanced-path="M 263 86 L 217 45 168 15 114 0 58 7 0 41 N"/>
            </draw:custom-shape>
            <draw:custom-shape draw:style-name="gr35" draw:text-style-name="P2" draw:layer="layout" svg:width="0.477cm" svg:height="0.493cm" svg:x="18.125cm" svg:y="15.882cm">
              <text:p/>
              <draw:enhanced-geometry svg:viewBox="0 0 571 598" draw:type="non-primitive" draw:enhanced-path="M 571 0 L 547 19 516 46 477 80 434 120 386 164 336 211 284 260 232 310 183 359 136 407 94 452 58 494 29 530 10 561 0 584 2 598 N"/>
            </draw:custom-shape>
            <draw:custom-shape draw:style-name="gr35" draw:text-style-name="P2" draw:layer="layout" svg:width="0.248cm" svg:height="0.095cm" svg:x="18.13cm" svg:y="16.318cm">
              <text:p/>
              <draw:enhanced-geometry svg:viewBox="0 0 300 114" draw:type="non-primitive" draw:enhanced-path="M 0 72 L 31 96 75 112 127 114 184 99 243 63 300 0 N"/>
            </draw:custom-shape>
            <draw:custom-shape draw:style-name="gr35" draw:text-style-name="P2" draw:layer="layout" svg:width="0.311cm" svg:height="0.423cm" svg:x="18.378cm" svg:y="15.895cm">
              <text:p/>
              <draw:enhanced-geometry svg:viewBox="0 0 378 507" draw:type="non-primitive" draw:enhanced-path="M 0 507 L 33 460 72 406 115 347 161 286 207 225 251 166 291 113 326 67 353 32 371 8 378 0 N"/>
            </draw:custom-shape>
            <draw:custom-shape draw:style-name="gr35" draw:text-style-name="P2" draw:layer="layout" svg:width="0.298cm" svg:height="0.617cm" svg:x="18.391cm" svg:y="15.895cm">
              <text:p/>
              <draw:enhanced-geometry svg:viewBox="0 0 361 741" draw:type="non-primitive" draw:enhanced-path="M 361 0 L 352 41 335 90 313 146 286 207 256 273 222 339 188 406 153 471 120 533 88 589 59 639 35 682 17 714 4 734 0 741 N"/>
            </draw:custom-shape>
            <draw:custom-shape draw:style-name="gr36" draw:text-style-name="P2" draw:layer="layout" svg:width="1.621cm" svg:height="2.048cm" svg:x="20.689cm" svg:y="14.361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37" draw:text-style-name="P2" draw:layer="layout" svg:width="3.479cm" svg:height="5.097cm" svg:x="22.472cm" svg:y="10.396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38" draw:text-style-name="P2" draw:layer="layout" svg:width="3.471cm" svg:height="5.097cm" svg:x="22.472cm" svg:y="10.396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28" draw:text-style-name="P2" draw:layer="layout" svg:width="0.364cm" svg:height="0.542cm" svg:x="24.856cm" svg:y="11.819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39" draw:text-style-name="P2" draw:layer="layout" svg:width="0.456cm" svg:height="0.141cm" svg:x="24.346cm" svg:y="14.912cm">
              <text:p/>
              <draw:enhanced-geometry svg:viewBox="0 0 550 167" draw:type="non-primitive" draw:enhanced-path="M 0 149 L 44 157 94 163 148 166 205 167 263 163 320 154 376 139 428 116 475 87 516 48 550 0 N"/>
            </draw:custom-shape>
            <draw:custom-shape draw:style-name="gr39" draw:text-style-name="P2" draw:layer="layout" svg:width="0.306cm" svg:height="0.249cm" svg:x="24.496cm" svg:y="14.912cm">
              <text:p/>
              <draw:enhanced-geometry svg:viewBox="0 0 372 300" draw:type="non-primitive" draw:enhanced-path="M 372 0 L 322 93 279 164 241 218 207 257 175 280 144 294 112 300 78 297 42 291 0 283 N"/>
            </draw:custom-shape>
            <draw:custom-shape draw:style-name="gr39" draw:text-style-name="P2" draw:layer="layout" svg:width="0.207cm" svg:height="0.087cm" svg:x="24.288cm" svg:y="15.061cm">
              <text:p/>
              <draw:enhanced-geometry svg:viewBox="0 0 252 103" draw:type="non-primitive" draw:enhanced-path="M 252 103 L 150 74 70 40 19 12 0 0 N"/>
            </draw:custom-shape>
            <draw:custom-shape draw:style-name="gr39" draw:text-style-name="P2" draw:layer="layout" svg:width="0.887cm" svg:height="0.133cm" svg:x="24.064cm" svg:y="14.63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39" draw:text-style-name="P2" draw:layer="layout" svg:width="0.555cm" svg:height="0.19cm" svg:x="24.064cm" svg:y="14.75cm">
              <text:p/>
              <draw:enhanced-geometry svg:viewBox="0 0 669 228" draw:type="non-primitive" draw:enhanced-path="M 0 0 L 71 28 138 57 204 84 266 110 325 135 381 157 433 178 481 196 527 209 568 220 606 226 640 228 669 224 N"/>
            </draw:custom-shape>
            <draw:custom-shape draw:style-name="gr39" draw:text-style-name="P2" draw:layer="layout" svg:width="0.282cm" svg:height="0.187cm" svg:x="24.62cm" svg:y="14.75cm">
              <text:p/>
              <draw:enhanced-geometry svg:viewBox="0 0 344 224" draw:type="non-primitive" draw:enhanced-path="M 0 224 L 58 203 121 166 186 123 247 79 297 40 332 11 344 0 N"/>
            </draw:custom-shape>
            <draw:custom-shape draw:style-name="gr39" draw:text-style-name="P2" draw:layer="layout" svg:width="0.256cm" svg:height="0.679cm" svg:x="23.289cm" svg:y="12.055cm">
              <text:p/>
              <draw:enhanced-geometry svg:viewBox="0 0 312 821" draw:type="non-primitive" draw:enhanced-path="M 0 821 L 29 760 55 699 79 638 100 578 121 519 139 461 157 404 173 349 189 297 204 246 220 197 236 152 253 109 271 69 290 33 312 0 N"/>
            </draw:custom-shape>
            <draw:custom-shape draw:style-name="gr39" draw:text-style-name="P2" draw:layer="layout" svg:width="0.194cm" svg:height="0.547cm" svg:x="23.546cm" svg:y="11.507cm">
              <text:p/>
              <draw:enhanced-geometry svg:viewBox="0 0 237 656" draw:type="non-primitive" draw:enhanced-path="M 0 656 L 26 618 54 574 82 524 111 471 138 414 164 358 187 301 207 244 222 191 233 141 237 95 235 56 226 24 208 0 N"/>
            </draw:custom-shape>
            <draw:custom-shape draw:style-name="gr39" draw:text-style-name="P2" draw:layer="layout" svg:width="0.318cm" svg:height="0.361cm" svg:x="23.94cm" svg:y="11.632cm">
              <text:p/>
              <draw:enhanced-geometry svg:viewBox="0 0 385 433" draw:type="non-primitive" draw:enhanced-path="M 385 0 L 332 52 278 109 224 167 173 223 126 278 84 328 50 371 23 403 6 425 0 433 N"/>
            </draw:custom-shape>
            <draw:custom-shape draw:style-name="gr39" draw:text-style-name="P2" draw:layer="layout" svg:width="0.282cm" svg:height="0.418cm" svg:x="23.658cm" svg:y="11.993cm">
              <text:p/>
              <draw:enhanced-geometry svg:viewBox="0 0 344 507" draw:type="non-primitive" draw:enhanced-path="M 344 0 L 312 84 279 158 246 224 214 282 181 331 150 374 119 411 89 442 58 467 29 489 0 507 N"/>
            </draw:custom-shape>
            <draw:custom-shape draw:style-name="gr39" draw:text-style-name="P2" draw:layer="layout" svg:width="0.688cm" svg:height="0.941cm" svg:x="23.695cm" svg:y="11.694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39" draw:text-style-name="P2" draw:layer="layout" svg:width="0.937cm" svg:height="0.767cm" svg:x="22.758cm" svg:y="12.635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39" draw:text-style-name="P2" draw:layer="layout" svg:width="0.062cm" svg:height="0.779cm" svg:x="22.878cm" svg:y="10.877cm">
              <text:p/>
              <draw:enhanced-geometry svg:viewBox="0 0 74 942" draw:type="non-primitive" draw:enhanced-path="M 0 942 L 3 894 5 845 9 790 11 734 14 675 18 614 21 553 24 490 29 429 32 367 37 307 43 249 48 193 54 139 60 89 67 42 74 0 N"/>
            </draw:custom-shape>
            <draw:custom-shape draw:style-name="gr39" draw:text-style-name="P2" draw:layer="layout" svg:width="0.062cm" svg:height="0.469cm" svg:x="22.89cm" svg:y="10.408cm">
              <text:p/>
              <draw:enhanced-geometry svg:viewBox="0 0 71 566" draw:type="non-primitive" draw:enhanced-path="M 59 566 L 68 496 71 422 66 346 57 271 47 200 33 135 21 80 11 38 3 9 0 0 N"/>
            </draw:custom-shape>
            <draw:custom-shape draw:style-name="gr39" draw:text-style-name="P2" draw:layer="layout" svg:width="0.232cm" svg:height="1.087cm" svg:x="22.658cm" svg:y="10.408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39" draw:text-style-name="P2" draw:layer="layout" svg:width="0.124cm" svg:height="0.419cm" svg:x="23.14cm" svg:y="10.732cm">
              <text:p/>
              <draw:enhanced-geometry svg:viewBox="0 0 148 507" draw:type="non-primitive" draw:enhanced-path="M 148 0 L 141 56 129 117 113 181 95 244 76 306 55 366 35 421 17 468 0 507 N"/>
            </draw:custom-shape>
            <draw:custom-shape draw:style-name="gr39" draw:text-style-name="P2" draw:layer="layout" svg:width="0.261cm" svg:height="0.592cm" svg:x="22.878cm" svg:y="11.151cm">
              <text:p/>
              <draw:enhanced-geometry svg:viewBox="0 0 313 715" draw:type="non-primitive" draw:enhanced-path="M 313 0 L 301 26 282 59 260 98 234 142 205 192 175 245 145 301 115 360 87 420 61 481 38 542 20 602 6 660 0 715 N"/>
            </draw:custom-shape>
            <draw:custom-shape draw:style-name="gr39" draw:text-style-name="P2" draw:layer="layout" svg:width="0.149cm" svg:height="0.816cm" svg:x="22.878cm" svg:y="10.927cm">
              <text:p/>
              <draw:enhanced-geometry svg:viewBox="0 0 179 985" draw:type="non-primitive" draw:enhanced-path="M 0 985 L 3 914 9 841 14 770 22 701 30 632 40 564 50 499 62 436 73 376 86 318 98 264 110 213 123 167 134 124 147 85 158 52 169 24 179 0 N"/>
            </draw:custom-shape>
            <draw:custom-shape draw:style-name="gr39" draw:text-style-name="P2" draw:layer="layout" svg:width="0.049cm" svg:height="0.381cm" svg:x="23.028cm" svg:y="10.545cm">
              <text:p/>
              <draw:enhanced-geometry svg:viewBox="0 0 59 463" draw:type="non-primitive" draw:enhanced-path="M 0 463 L 20 409 34 341 45 264 52 187 56 115 58 56 59 15 59 0 N"/>
            </draw:custom-shape>
            <draw:custom-shape draw:style-name="gr39" draw:text-style-name="P2" draw:layer="layout" svg:width="0.344cm" svg:height="0.368cm" svg:x="23.226cm" svg:y="11.363cm">
              <text:p/>
              <draw:enhanced-geometry svg:viewBox="0 0 417 448" draw:type="non-primitive" draw:enhanced-path="M 417 0 L 347 44 283 94 225 147 173 202 128 255 89 306 58 352 33 391 15 421 3 441 0 448 N"/>
            </draw:custom-shape>
            <draw:custom-shape draw:style-name="gr39" draw:text-style-name="P2" draw:layer="layout" svg:width="0.248cm" svg:height="0.211cm" svg:x="22.978cm" svg:y="11.731cm">
              <text:p/>
              <draw:enhanced-geometry svg:viewBox="0 0 298 254" draw:type="non-primitive" draw:enhanced-path="M 298 0 L 226 33 161 76 107 125 61 172 29 214 7 244 0 254 N"/>
            </draw:custom-shape>
            <draw:custom-shape draw:style-name="gr39" draw:text-style-name="P2" draw:layer="layout" svg:width="0.347cm" svg:height="0.742cm" svg:x="22.978cm" svg:y="11.201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39" draw:text-style-name="P2" draw:layer="layout" svg:width="0.464cm" svg:height="0.48cm" svg:x="24.338cm" svg:y="13.813cm">
              <text:p/>
              <draw:enhanced-geometry svg:viewBox="0 0 564 582" draw:type="non-primitive" draw:enhanced-path="M 0 582 L 39 551 82 517 127 483 174 446 221 408 268 369 314 328 358 288 400 246 440 204 475 162 505 121 531 79 551 40 564 0 N"/>
            </draw:custom-shape>
            <draw:custom-shape draw:style-name="gr39" draw:text-style-name="P2" draw:layer="layout" svg:width="0.116cm" svg:height="1.228cm" svg:x="24.802cm" svg:y="12.585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39" draw:text-style-name="P2" draw:layer="layout" svg:width="0.137cm" svg:height="1.139cm" svg:x="24.752cm" svg:y="11.44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39" draw:text-style-name="P2" draw:layer="layout" svg:width="0.182cm" svg:height="0.273cm" svg:x="24.632cm" svg:y="11.408cm">
              <text:p/>
              <draw:enhanced-geometry svg:viewBox="0 0 221 331" draw:type="non-primitive" draw:enhanced-path="M 192 46 L 212 17 221 1 219 0 209 9 193 28 172 55 147 88 120 125 93 164 66 205 42 242 21 278 7 308 0 331 N"/>
            </draw:custom-shape>
            <draw:custom-shape draw:style-name="gr39" draw:text-style-name="P2" draw:layer="layout" svg:width="0.008cm" svg:height="0.46cm" svg:x="24.624cm" svg:y="11.681cm">
              <text:p/>
              <draw:enhanced-geometry svg:viewBox="0 0 7 552" draw:type="non-primitive" draw:enhanced-path="M 7 0 L 2 42 0 106 0 183 0 268 1 351 4 428 5 493 6 536 7 552 N"/>
            </draw:custom-shape>
            <draw:custom-shape draw:style-name="gr39" draw:text-style-name="P2" draw:layer="layout" svg:width="0.128cm" svg:height="0.742cm" svg:x="24.578cm" svg:y="11.399cm">
              <text:p/>
              <draw:enhanced-geometry svg:viewBox="0 0 151 896" draw:type="non-primitive" draw:enhanced-path="M 62 896 L 50 865 38 830 28 789 19 744 11 695 5 643 2 590 0 533 1 476 4 418 10 360 19 303 31 246 47 190 68 138 91 89 119 42 151 0 N"/>
            </draw:custom-shape>
            <draw:custom-shape draw:style-name="gr39" draw:text-style-name="P2" draw:layer="layout" svg:width="0.232cm" svg:height="1.028cm" svg:x="24.475cm" svg:y="11.399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39" draw:text-style-name="P2" draw:layer="layout" svg:width="0.058cm" svg:height="0.721cm" svg:x="24.425cm" svg:y="11.707cm">
              <text:p/>
              <draw:enhanced-geometry svg:viewBox="0 0 73 867" draw:type="non-primitive" draw:enhanced-path="M 73 867 L 62 768 51 675 41 589 31 509 24 435 17 368 11 304 7 248 3 197 1 150 0 109 1 74 3 45 7 20 12 0 N"/>
            </draw:custom-shape>
            <draw:custom-shape draw:style-name="gr39" draw:text-style-name="P2" draw:layer="layout" svg:width="0.273cm" svg:height="0.381cm" svg:x="24.434cm" svg:y="11.325cm">
              <text:p/>
              <draw:enhanced-geometry svg:viewBox="0 0 328 462" draw:type="non-primitive" draw:enhanced-path="M 0 462 L 17 428 47 380 85 324 129 261 176 198 222 137 264 83 297 40 320 10 328 0 N"/>
            </draw:custom-shape>
            <draw:custom-shape draw:style-name="gr39" draw:text-style-name="P2" draw:layer="layout" svg:width="0.903cm" svg:height="0.327cm" svg:x="23.766cm" svg:y="11.263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39" draw:text-style-name="P2" draw:layer="layout" svg:width="0.173cm" svg:height="0.223cm" svg:x="25.396cm" svg:y="12.437cm">
              <text:p/>
              <draw:enhanced-geometry svg:viewBox="0 0 210 274" draw:type="non-primitive" draw:enhanced-path="M 210 274 L 176 196 149 130 127 77 104 37 78 11 44 0 0 4 N"/>
            </draw:custom-shape>
            <draw:custom-shape draw:style-name="gr39" draw:text-style-name="P2" draw:layer="layout" svg:width="0.195cm" svg:height="0.087cm" svg:x="25.2cm" svg:y="12.349cm">
              <text:p/>
              <draw:enhanced-geometry svg:viewBox="0 0 236 105" draw:type="non-primitive" draw:enhanced-path="M 236 105 L 149 101 73 63 20 20 0 0 N"/>
            </draw:custom-shape>
            <draw:custom-shape draw:style-name="gr39" draw:text-style-name="P2" draw:layer="layout" svg:width="0.369cm" svg:height="0.928cm" svg:x="24.926cm" svg:y="12.536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39" draw:text-style-name="P2" draw:layer="layout" svg:width="0.223cm" svg:height="0.372cm" svg:x="24.926cm" svg:y="12.536cm">
              <text:p/>
              <draw:enhanced-geometry svg:viewBox="0 0 270 448" draw:type="non-primitive" draw:enhanced-path="M 0 0 L 48 68 86 130 116 188 138 239 158 285 176 327 193 364 213 396 238 423 270 448 N"/>
            </draw:custom-shape>
            <draw:custom-shape draw:style-name="gr39" draw:text-style-name="P2" draw:layer="layout" svg:width="0.245cm" svg:height="0.443cm" svg:x="25.15cm" svg:y="12.909cm">
              <text:p/>
              <draw:enhanced-geometry svg:viewBox="0 0 295 536" draw:type="non-primitive" draw:enhanced-path="M 0 0 L 31 25 62 59 92 101 122 149 150 202 177 257 203 315 228 373 252 430 275 485 295 536 N"/>
            </draw:custom-shape>
            <draw:custom-shape draw:style-name="gr40" draw:text-style-name="P2" draw:layer="layout" svg:width="4.47cm" svg:height="3.297cm" svg:x="21.29cm" svg:y="9.04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41" draw:text-style-name="P2" draw:layer="layout" svg:width="0.742cm" svg:height="0.746cm" svg:x="23.882cm" svg:y="10.74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42" draw:text-style-name="P2" draw:layer="layout" svg:width="0.65cm" svg:height="0.51cm" svg:x="23.882cm" svg:y="10.74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41" draw:text-style-name="P2" draw:layer="layout" svg:width="1.074cm" svg:height="1.115cm" svg:x="21.763cm" svg:y="10.039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43" draw:text-style-name="P2" draw:layer="layout" svg:width="0.543cm" svg:height="0.211cm" svg:x="24.802cm" svg:y="9.695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41" draw:text-style-name="P2" draw:layer="layout" svg:width="1.779cm" svg:height="0.6cm" svg:x="21.534cm" svg:y="9.525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41" draw:text-style-name="P2" draw:layer="layout" svg:width="0.705cm" svg:height="0.812cm" svg:x="24.52cm" svg:y="9.919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42" draw:text-style-name="P2" draw:layer="layout" svg:width="0.046cm" svg:height="0.472cm" svg:x="24.52cm" svg:y="10.259cm">
              <text:p/>
              <draw:enhanced-geometry svg:viewBox="0 0 57 567" draw:type="non-primitive" draw:enhanced-path="M 0 567 L 0 502 3 439 5 377 10 317 14 259 21 202 29 148 37 96 47 46 57 0 N"/>
            </draw:custom-shape>
            <draw:custom-shape draw:style-name="gr41" draw:text-style-name="P2" draw:layer="layout" svg:width="0.813cm" svg:height="1.679cm" svg:x="24.694cm" svg:y="10.449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42" draw:text-style-name="P2" draw:layer="layout" svg:width="0.103cm" svg:height="0.319cm" svg:x="23.289cm" svg:y="10.205cm">
              <text:p/>
              <draw:enhanced-geometry svg:viewBox="0 0 125 386" draw:type="non-primitive" draw:enhanced-path="M 0 386 L 29 309 59 235 86 166 107 105 122 54 125 19 115 0 N"/>
            </draw:custom-shape>
            <draw:custom-shape draw:style-name="gr44" draw:text-style-name="P2" draw:layer="layout" svg:width="0.153cm" svg:height="0.107cm" svg:x="23.231cm" svg:y="10.098cm">
              <text:p/>
              <draw:enhanced-geometry svg:viewBox="0 0 185 128" draw:type="non-primitive" draw:enhanced-path="M 185 128 L 151 74 89 34 27 9 0 0 N"/>
            </draw:custom-shape>
            <draw:custom-shape draw:style-name="gr44" draw:text-style-name="P2" draw:layer="layout" svg:width="0.452cm" svg:height="0.062cm" svg:x="23.567cm" svg:y="10.143cm">
              <text:p/>
              <draw:enhanced-geometry svg:viewBox="0 0 547 73" draw:type="non-primitive" draw:enhanced-path="M 0 31 L 75 15 148 5 217 0 280 1 340 6 394 15 443 26 485 40 520 56 547 73 N"/>
            </draw:custom-shape>
            <draw:custom-shape draw:style-name="gr45" draw:text-style-name="P2" draw:layer="layout" svg:width="0.347cm" svg:height="0.104cm" svg:x="23.587cm" svg:y="10.217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11" draw:text-style-name="P2" draw:layer="layout" svg:width="0.347cm" svg:height="0.104cm" svg:x="23.587cm" svg:y="10.217cm">
              <text:p/>
              <draw:enhanced-geometry svg:viewBox="0 0 420 128" draw:type="non-primitive" draw:enhanced-path="M 420 85 L 361 56 299 32 234 16 170 6 107 0 50 2 0 6 0 6 50 57 60 106 56 128 56 128 161 110 249 98 321 91 374 88 407 86 420 85 420 85 420 85 N"/>
            </draw:custom-shape>
            <draw:custom-shape draw:style-name="gr42" draw:text-style-name="P2" draw:layer="layout" svg:width="0.144cm" svg:height="0.007cm" svg:x="23.393cm" svg:y="10.969cm">
              <text:p/>
              <draw:enhanced-geometry svg:viewBox="0 0 172 14" draw:type="non-primitive" draw:enhanced-path="M 172 14 L 92 11 27 3 0 0 N"/>
            </draw:custom-shape>
            <draw:custom-shape draw:style-name="gr42" draw:text-style-name="P2" draw:layer="layout" svg:width="0.24cm" svg:height="0.008cm" svg:x="23.388cm" svg:y="10.86cm">
              <text:p/>
              <draw:enhanced-geometry svg:viewBox="0 0 291 11" draw:type="non-primitive" draw:enhanced-path="M 0 0 L 81 10 176 11 257 9 291 8 N"/>
            </draw:custom-shape>
            <draw:custom-shape draw:style-name="gr42" draw:text-style-name="P2" draw:layer="layout" svg:width="0.094cm" svg:height="0.016cm" svg:x="23.384cm" svg:y="10.678cm">
              <text:p/>
              <draw:enhanced-geometry svg:viewBox="0 0 114 21" draw:type="non-primitive" draw:enhanced-path="M 114 21 L 68 0 22 7 0 15 N"/>
            </draw:custom-shape>
            <draw:custom-shape draw:style-name="gr42" draw:text-style-name="P2" draw:layer="layout" svg:width="0.078cm" svg:height="0.108cm" svg:x="23.488cm" svg:y="10.599cm">
              <text:p/>
              <draw:enhanced-geometry svg:viewBox="0 0 94 128" draw:type="non-primitive" draw:enhanced-path="M 0 0 L 69 33 94 76 58 128 N"/>
            </draw:custom-shape>
            <draw:custom-shape draw:style-name="gr42" draw:text-style-name="P2" draw:layer="layout" svg:width="0.165cm" svg:height="0.206cm" svg:x="23.587cm" svg:y="10.595cm">
              <text:p/>
              <draw:enhanced-geometry svg:viewBox="0 0 200 249" draw:type="non-primitive" draw:enhanced-path="M 0 0 L 63 39 121 92 166 151 196 207 200 249 N"/>
            </draw:custom-shape>
            <draw:custom-shape draw:style-name="gr42" draw:text-style-name="P2" draw:layer="layout" svg:width="0.086cm" svg:height="0.216cm" svg:x="23.666cm" svg:y="10.802cm">
              <text:p/>
              <draw:enhanced-geometry svg:viewBox="0 0 107 263" draw:type="non-primitive" draw:enhanced-path="M 107 0 L 83 64 47 152 14 230 0 263 N"/>
            </draw:custom-shape>
            <draw:custom-shape draw:style-name="gr46" draw:text-style-name="P2" draw:layer="layout" svg:width="1.969cm" svg:height="1.347cm" svg:x="23.189cm" svg:y="8.949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45" draw:text-style-name="P2" draw:layer="layout" svg:width="0.091cm" svg:height="0.115cm" svg:x="23.293cm" svg:y="10.193cm">
              <text:p/>
              <draw:enhanced-geometry svg:viewBox="0 0 107 141" draw:type="non-primitive" draw:enhanced-path="M 13 141 L 99 128 107 63 0 0 13 141 13 141 Z N"/>
            </draw:custom-shape>
            <draw:custom-shape draw:style-name="gr11" draw:text-style-name="P2" draw:layer="layout" svg:width="0.091cm" svg:height="0.115cm" svg:x="23.293cm" svg:y="10.193cm">
              <text:p/>
              <draw:enhanced-geometry svg:viewBox="0 0 107 141" draw:type="non-primitive" draw:enhanced-path="M 13 141 L 99 128 107 63 0 0 13 141 13 141 N"/>
            </draw:custom-shape>
            <draw:custom-shape draw:style-name="gr36" draw:text-style-name="P2" draw:layer="layout" svg:width="0.991cm" svg:height="1.521cm" svg:x="23.479cm" svg:y="14.46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47" draw:text-style-name="P2" draw:layer="layout" svg:width="5.992cm" svg:height="4.598cm" svg:x="18.391cm" svg:y="11.934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48" draw:text-style-name="P2" draw:layer="layout" svg:width="0.128cm" svg:height="0.203cm" svg:x="23.52cm" svg:y="14.444cm">
              <text:p/>
              <draw:enhanced-geometry svg:viewBox="0 0 156 247" draw:type="non-primitive" draw:enhanced-path="M 0 0 L 53 71 100 138 135 198 156 247 N"/>
            </draw:custom-shape>
            <draw:custom-shape draw:style-name="gr48" draw:text-style-name="P2" draw:layer="layout" svg:width="0.252cm" svg:height="0.373cm" svg:x="23.649cm" svg:y="14.647cm">
              <text:p/>
              <draw:enhanced-geometry svg:viewBox="0 0 307 451" draw:type="non-primitive" draw:enhanced-path="M 0 0 L 15 37 39 75 68 115 102 155 140 200 178 245 216 292 252 343 282 395 307 451 N"/>
            </draw:custom-shape>
            <draw:custom-shape draw:style-name="gr48" draw:text-style-name="P2" draw:layer="layout" svg:width="0.257cm" svg:height="0.667cm" svg:x="23.902cm" svg:y="15.02cm">
              <text:p/>
              <draw:enhanced-geometry svg:viewBox="0 0 308 806" draw:type="non-primitive" draw:enhanced-path="M 0 0 L 12 36 25 79 37 127 50 180 63 235 77 293 92 353 106 412 122 472 140 528 158 584 179 636 201 682 224 724 250 759 277 786 308 806 N"/>
            </draw:custom-shape>
            <draw:custom-shape draw:style-name="gr48" draw:text-style-name="P2" draw:layer="layout" svg:width="0.223cm" svg:height="0.206cm" svg:x="24.16cm" svg:y="15.688cm">
              <text:p/>
              <draw:enhanced-geometry svg:viewBox="0 0 270 248" draw:type="non-primitive" draw:enhanced-path="M 0 0 L 80 46 148 100 201 154 238 201 262 235 270 248 N"/>
            </draw:custom-shape>
            <draw:custom-shape draw:style-name="gr48" draw:text-style-name="P2" draw:layer="layout" svg:width="0.489cm" svg:height="0.991cm" svg:x="21.625cm" svg:y="15.364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48" draw:text-style-name="P2" draw:layer="layout" svg:width="0.38cm" svg:height="0.853cm" svg:x="21.245cm" svg:y="14.51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48" draw:text-style-name="P2" draw:layer="layout" svg:width="0.634cm" svg:height="0.659cm" svg:x="20.61cm" svg:y="14.51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36" draw:text-style-name="P2" draw:layer="layout" svg:width="2.218cm" svg:height="3.073cm" svg:x="18.81cm" svg:y="12.42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48" draw:text-style-name="P2" draw:layer="layout" svg:width="0.535cm" svg:height="0.481cm" svg:x="20.493cm" svg:y="12.42cm">
              <text:p/>
              <draw:enhanced-geometry svg:viewBox="0 0 648 579" draw:type="non-primitive" draw:enhanced-path="M 648 0 L 598 41 545 83 492 127 439 171 386 215 333 259 282 303 233 346 187 387 144 427 105 463 70 498 41 529 17 556 0 579 N"/>
            </draw:custom-shape>
            <draw:custom-shape draw:style-name="gr48" draw:text-style-name="P2" draw:layer="layout" svg:width="0.422cm" svg:height="0.704cm" svg:x="20.071cm" svg:y="12.901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48" draw:text-style-name="P2" draw:layer="layout" svg:width="0.469cm" svg:height="0.738cm" svg:x="19.602cm" svg:y="13.606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48" draw:text-style-name="P2" draw:layer="layout" svg:width="0.265cm" svg:height="0.538cm" svg:x="19.336cm" svg:y="14.344cm">
              <text:p/>
              <draw:enhanced-geometry svg:viewBox="0 0 319 651" draw:type="non-primitive" draw:enhanced-path="M 319 0 L 297 34 271 74 245 121 217 172 188 226 161 283 133 340 106 399 81 456 57 511 35 562 16 610 0 651 N"/>
            </draw:custom-shape>
            <draw:custom-shape draw:style-name="gr48" draw:text-style-name="P2" draw:layer="layout" svg:width="0.223cm" svg:height="0.252cm" svg:x="19.113cm" svg:y="14.883cm">
              <text:p/>
              <draw:enhanced-geometry svg:viewBox="0 0 270 307" draw:type="non-primitive" draw:enhanced-path="M 270 0 L 241 65 206 118 165 164 122 203 79 238 37 272 0 307 N"/>
            </draw:custom-shape>
            <draw:custom-shape draw:style-name="gr48" draw:text-style-name="P2" draw:layer="layout" svg:width="0.165cm" svg:height="0.357cm" svg:x="18.947cm" svg:y="15.136cm">
              <text:p/>
              <draw:enhanced-geometry svg:viewBox="0 0 200 428" draw:type="non-primitive" draw:enhanced-path="M 200 0 L 168 42 134 102 100 172 69 245 42 315 19 373 5 412 0 428 N"/>
            </draw:custom-shape>
            <draw:custom-shape draw:style-name="gr49" draw:text-style-name="P2" draw:layer="layout" svg:width="3.354cm" svg:height="2.101cm" svg:x="20.589cm" svg:y="13.055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50" draw:text-style-name="P2" draw:layer="layout" svg:width="0.381cm" svg:height="0.285cm" svg:x="23.952cm" svg:y="14.941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48" draw:text-style-name="P2" draw:layer="layout" svg:width="0.402cm" svg:height="0.311cm" svg:x="23.629cm" svg:y="14.609cm">
              <text:p/>
              <draw:enhanced-geometry svg:viewBox="0 0 483 377" draw:type="non-primitive" draw:enhanced-path="M 0 0 L 86 44 164 87 234 130 296 171 349 210 395 246 430 280 457 309 475 336 483 359 482 377 N"/>
            </draw:custom-shape>
            <draw:custom-shape draw:style-name="gr48" draw:text-style-name="P2" draw:layer="layout" svg:width="0.157cm" svg:height="0.12cm" svg:x="23.873cm" svg:y="14.817cm">
              <text:p/>
              <draw:enhanced-geometry svg:viewBox="0 0 189 148" draw:type="non-primitive" draw:enhanced-path="M 189 129 L 169 148 139 137 100 104 53 55 0 0 N"/>
            </draw:custom-shape>
            <draw:custom-shape draw:style-name="gr48" draw:text-style-name="P2" draw:layer="layout" svg:width="0.203cm" svg:height="0.141cm" svg:x="23.67cm" svg:y="14.676cm">
              <text:p/>
              <draw:enhanced-geometry svg:viewBox="0 0 246 166" draw:type="non-primitive" draw:enhanced-path="M 246 166 L 168 99 87 47 25 12 0 0 N"/>
            </draw:custom-shape>
            <draw:custom-shape draw:style-name="gr48" draw:text-style-name="P2" draw:layer="layout" svg:width="0.273cm" svg:height="0.364cm" svg:x="23.923cm" svg:y="15.431cm">
              <text:p/>
              <draw:enhanced-geometry svg:viewBox="0 0 330 439" draw:type="non-primitive" draw:enhanced-path="M 330 439 L 295 399 253 353 208 301 161 246 116 191 75 137 40 86 14 39 0 0 N"/>
            </draw:custom-shape>
            <draw:custom-shape draw:style-name="gr48" draw:text-style-name="P2" draw:layer="layout" svg:width="0.07cm" svg:height="0.108cm" svg:x="23.852cm" svg:y="15.335cm">
              <text:p/>
              <draw:enhanced-geometry svg:viewBox="0 0 83 130" draw:type="non-primitive" draw:enhanced-path="M 83 117 L 71 78 55 43 38 16 21 1 8 0 0 19 1 61 12 130 N"/>
            </draw:custom-shape>
            <draw:custom-shape draw:style-name="gr48" draw:text-style-name="P2" draw:layer="layout" svg:width="0.245cm" svg:height="0.401cm" svg:x="23.865cm" svg:y="15.443cm">
              <text:p/>
              <draw:enhanced-geometry svg:viewBox="0 0 296 486" draw:type="non-primitive" draw:enhanced-path="M 0 0 L 14 61 30 119 49 176 69 230 92 281 118 327 146 370 179 408 214 439 254 465 296 486 N"/>
            </draw:custom-shape>
            <draw:custom-shape draw:style-name="gr48" draw:text-style-name="P2" draw:layer="layout" svg:width="0.364cm" svg:height="0.045cm" svg:x="23.902cm" svg:y="15.961cm">
              <text:p/>
              <draw:enhanced-geometry svg:viewBox="0 0 437 54" draw:type="non-primitive" draw:enhanced-path="M 437 0 L 367 23 296 40 230 50 165 54 104 51 50 42 0 25 N"/>
            </draw:custom-shape>
            <draw:custom-shape draw:style-name="gr48" draw:text-style-name="P2" draw:layer="layout" svg:width="0.177cm" svg:height="0.232cm" svg:x="24.139cm" svg:y="14.982cm">
              <text:p/>
              <draw:enhanced-geometry svg:viewBox="0 0 214 284" draw:type="non-primitive" draw:enhanced-path="M 0 0 L 68 59 119 110 156 155 182 197 200 239 214 284 N"/>
            </draw:custom-shape>
            <draw:custom-shape draw:style-name="gr48" draw:text-style-name="P2" draw:layer="layout" svg:width="0.025cm" svg:height="0.394cm" svg:x="24.317cm" svg:y="15.215cm">
              <text:p/>
              <draw:enhanced-geometry svg:viewBox="0 0 34 473" draw:type="non-primitive" draw:enhanced-path="M 0 0 L 8 48 14 115 20 192 25 273 29 349 31 414 32 458 34 473 N"/>
            </draw:custom-shape>
            <draw:custom-shape draw:style-name="gr48" draw:text-style-name="P2" draw:layer="layout" svg:width="0.099cm" svg:height="0.542cm" svg:x="21.908cm" svg:y="13.498cm">
              <text:p/>
              <draw:enhanced-geometry svg:viewBox="0 0 119 651" draw:type="non-primitive" draw:enhanced-path="M 0 0 L 23 33 45 74 63 120 79 171 92 227 103 286 111 346 117 408 119 470 119 532 115 592 108 651 N"/>
            </draw:custom-shape>
            <draw:custom-shape draw:style-name="gr48" draw:text-style-name="P2" draw:layer="layout" svg:width="0.099cm" svg:height="1.294cm" svg:x="21.899cm" svg:y="14.041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48" draw:text-style-name="P2" draw:layer="layout" svg:width="0.244cm" svg:height="1.028cm" svg:x="20.589cm" svg:y="13.129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48" draw:text-style-name="P2" draw:layer="layout" svg:width="0.087cm" svg:height="0.439cm" svg:x="20.502cm" svg:y="14.158cm">
              <text:p/>
              <draw:enhanced-geometry svg:viewBox="0 0 107 533" draw:type="non-primitive" draw:enhanced-path="M 107 0 L 93 53 78 121 63 196 47 276 32 354 20 424 9 481 3 518 0 533 N"/>
            </draw:custom-shape>
            <draw:custom-shape draw:style-name="gr48" draw:text-style-name="P2" draw:layer="layout" svg:width="0.058cm" svg:height="0.519cm" svg:x="19.751cm" svg:y="15.256cm">
              <text:p/>
              <draw:enhanced-geometry svg:viewBox="0 0 73 626" draw:type="non-primitive" draw:enhanced-path="M 0 626 L 10 571 22 517 33 462 44 406 54 351 62 294 69 238 73 180 71 121 67 61 57 0 N"/>
            </draw:custom-shape>
            <draw:custom-shape draw:style-name="gr48" draw:text-style-name="P2" draw:layer="layout" svg:width="0.348cm" svg:height="1.136cm" svg:x="19.793cm" svg:y="14.12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48" draw:text-style-name="P2" draw:layer="layout" svg:width="0.215cm" svg:height="0.505cm" svg:x="20.324cm" svg:y="12.943cm">
              <text:p/>
              <draw:enhanced-geometry svg:viewBox="0 0 260 613" draw:type="non-primitive" draw:enhanced-path="M 260 0 L 252 32 242 61 228 92 211 122 192 157 171 197 146 242 120 295 92 358 63 430 33 515 0 613 N"/>
            </draw:custom-shape>
            <draw:custom-shape draw:style-name="gr48" draw:text-style-name="P2" draw:layer="layout" svg:width="0.663cm" svg:height="1.471cm" svg:x="19.66cm" svg:y="13.449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48" draw:text-style-name="P2" draw:layer="layout" svg:width="0.215cm" svg:height="0.572cm" svg:x="19.445cm" svg:y="14.92cm">
              <text:p/>
              <draw:enhanced-geometry svg:viewBox="0 0 262 688" draw:type="non-primitive" draw:enhanced-path="M 262 0 L 240 45 216 89 191 132 164 174 138 217 112 260 87 304 65 351 44 398 27 449 14 504 5 560 0 621 3 688 N"/>
            </draw:custom-shape>
            <draw:custom-shape draw:style-name="gr48" draw:text-style-name="P2" draw:layer="layout" svg:width="0.099cm" svg:height="0.351cm" svg:x="19.349cm" svg:y="15.493cm">
              <text:p/>
              <draw:enhanced-geometry svg:viewBox="0 0 123 426" draw:type="non-primitive" draw:enhanced-path="M 118 0 L 123 107 122 193 115 258 102 310 84 349 61 378 33 403 0 426 N"/>
            </draw:custom-shape>
            <draw:custom-shape draw:style-name="gr48" draw:text-style-name="P2" draw:layer="layout" svg:width="0.049cm" svg:height="0.294cm" svg:x="19.349cm" svg:y="15.55cm">
              <text:p/>
              <draw:enhanced-geometry svg:viewBox="0 0 63 356" draw:type="non-primitive" draw:enhanced-path="M 0 356 L 22 300 43 237 58 169 63 102 56 44 36 0 N"/>
            </draw:custom-shape>
            <draw:custom-shape draw:style-name="gr48" draw:text-style-name="P2" draw:layer="layout" svg:width="0.116cm" svg:height="0.194cm" svg:x="20.099cm" svg:y="15.767cm">
              <text:p/>
              <draw:enhanced-geometry svg:viewBox="0 0 141 236" draw:type="non-primitive" draw:enhanced-path="M 0 236 L 64 167 110 119 136 83 141 47 119 0 N"/>
            </draw:custom-shape>
            <draw:custom-shape draw:style-name="gr48" draw:text-style-name="P2" draw:layer="layout" svg:width="0.091cm" svg:height="0.302cm" svg:x="20.187cm" svg:y="15.464cm">
              <text:p/>
              <draw:enhanced-geometry svg:viewBox="0 0 106 367" draw:type="non-primitive" draw:enhanced-path="M 13 367 L 0 317 5 253 24 183 50 115 78 56 98 16 106 0 N"/>
            </draw:custom-shape>
            <draw:custom-shape draw:style-name="gr48" draw:text-style-name="P2" draw:layer="layout" svg:width="0.182cm" svg:height="0.302cm" svg:x="20.095cm" svg:y="15.464cm">
              <text:p/>
              <draw:enhanced-geometry svg:viewBox="0 0 220 367" draw:type="non-primitive" draw:enhanced-path="M 220 0 L 159 69 108 125 66 173 34 215 13 252 1 287 0 326 8 367 N"/>
            </draw:custom-shape>
            <draw:custom-shape draw:style-name="gr48" draw:text-style-name="P2" draw:layer="layout" svg:width="0.203cm" svg:height="0.215cm" svg:x="19.896cm" svg:y="15.767cm">
              <text:p/>
              <draw:enhanced-geometry svg:viewBox="0 0 248 261" draw:type="non-primitive" draw:enhanced-path="M 248 0 L 246 52 215 104 166 152 109 195 56 230 16 253 0 261 N"/>
            </draw:custom-shape>
            <draw:custom-shape draw:style-name="gr48" draw:text-style-name="P2" draw:layer="layout" svg:width="0.107cm" svg:height="0.521cm" svg:x="19.474cm" svg:y="15.423cm">
              <text:p/>
              <draw:enhanced-geometry svg:viewBox="0 0 131 628" draw:type="non-primitive" draw:enhanced-path="M 0 628 L 28 576 51 513 71 442 88 367 100 290 110 215 118 147 124 89 128 42 131 12 131 0 N"/>
            </draw:custom-shape>
            <draw:custom-shape draw:style-name="gr48" draw:text-style-name="P2" draw:layer="layout" svg:width="0.087cm" svg:height="0.538cm" svg:x="19.552cm" svg:y="15.423cm">
              <text:p/>
              <draw:enhanced-geometry svg:viewBox="0 0 105 651" draw:type="non-primitive" draw:enhanced-path="M 34 0 L 60 57 80 115 94 173 101 233 105 292 104 351 97 407 88 460 74 508 58 554 40 592 21 625 0 651 N"/>
            </draw:custom-shape>
            <draw:custom-shape draw:style-name="gr48" draw:text-style-name="P2" draw:layer="layout" svg:width="0.12cm" svg:height="0.265cm" svg:x="19.216cm" svg:y="15.493cm">
              <text:p/>
              <draw:enhanced-geometry svg:viewBox="0 0 146 318" draw:type="non-primitive" draw:enhanced-path="M 146 0 L 81 23 37 58 11 103 0 152 0 200 7 246 16 283 25 309 29 318 N"/>
            </draw:custom-shape>
            <draw:custom-shape draw:style-name="gr48" draw:text-style-name="P2" draw:layer="layout" svg:width="0.094cm" svg:height="0.265cm" svg:x="19.241cm" svg:y="15.493cm">
              <text:p/>
              <draw:enhanced-geometry svg:viewBox="0 0 117 318" draw:type="non-primitive" draw:enhanced-path="M 0 318 L 21 231 52 145 83 71 108 19 117 0 N"/>
            </draw:custom-shape>
            <draw:custom-shape draw:style-name="gr48" draw:text-style-name="P2" draw:layer="layout" svg:width="0.075cm" svg:height="0.215cm" svg:x="19.087cm" svg:y="15.452cm">
              <text:p/>
              <draw:enhanced-geometry svg:viewBox="0 0 88 261" draw:type="non-primitive" draw:enhanced-path="M 52 261 L 28 221 11 195 1 178 0 162 6 143 22 114 49 68 88 0 N"/>
            </draw:custom-shape>
            <draw:custom-shape draw:style-name="gr48" draw:text-style-name="P2" draw:layer="layout" svg:width="0.273cm" svg:height="0.519cm" svg:x="19.162cm" svg:y="14.933cm">
              <text:p/>
              <draw:enhanced-geometry svg:viewBox="0 0 330 627" draw:type="non-primitive" draw:enhanced-path="M 0 627 L 30 574 62 520 94 465 125 409 157 355 188 300 217 247 244 194 270 143 293 93 313 46 330 0 N"/>
            </draw:custom-shape>
            <draw:custom-shape draw:style-name="gr48" draw:text-style-name="P2" draw:layer="layout" svg:width="0.186cm" svg:height="0.43cm" svg:x="19.436cm" svg:y="14.502cm">
              <text:p/>
              <draw:enhanced-geometry svg:viewBox="0 0 223 521" draw:type="non-primitive" draw:enhanced-path="M 0 521 L 23 456 52 383 84 308 118 231 150 159 179 96 202 45 217 12 223 0 N"/>
            </draw:custom-shape>
            <draw:custom-shape draw:style-name="gr48" draw:text-style-name="P2" draw:layer="layout" svg:width="0.049cm" svg:height="0.236cm" svg:x="20.568cm" svg:y="12.519cm">
              <text:p/>
              <draw:enhanced-geometry svg:viewBox="0 0 60 284" draw:type="non-primitive" draw:enhanced-path="M 60 284 L 20 199 3 106 0 30 1 0 N"/>
            </draw:custom-shape>
            <draw:custom-shape draw:style-name="gr48" draw:text-style-name="P2" draw:layer="layout" svg:width="0.032cm" svg:height="0.245cm" svg:x="20.431cm" svg:y="12.676cm">
              <text:p/>
              <draw:enhanced-geometry svg:viewBox="0 0 36 295" draw:type="non-primitive" draw:enhanced-path="M 36 295 L 16 205 4 107 1 31 0 0 N"/>
            </draw:custom-shape>
            <draw:custom-shape draw:style-name="gr48" draw:text-style-name="P2" draw:layer="layout" svg:width="0.037cm" svg:height="0.701cm" svg:x="20.257cm" svg:y="12.585cm">
              <text:p/>
              <draw:enhanced-geometry svg:viewBox="0 0 44 841" draw:type="non-primitive" draw:enhanced-path="M 23 0 L 33 83 40 166 43 246 44 325 43 402 41 475 36 544 31 607 25 665 19 716 14 759 8 794 4 820 1 836 0 841 N"/>
            </draw:custom-shape>
            <draw:custom-shape draw:style-name="gr48" draw:text-style-name="P2" draw:layer="layout" svg:width="0.066cm" svg:height="0.588cm" svg:x="19.917cm" svg:y="13.079cm">
              <text:p/>
              <draw:enhanced-geometry svg:viewBox="0 0 79 710" draw:type="non-primitive" draw:enhanced-path="M 31 710 L 14 655 4 594 0 526 1 455 6 383 15 311 26 241 38 177 51 119 61 70 71 33 77 9 79 0 N"/>
            </draw:custom-shape>
            <draw:custom-shape draw:style-name="gr48" draw:text-style-name="P2" draw:layer="layout" svg:width="0.215cm" svg:height="0.841cm" svg:x="19.544cm" svg:y="13.531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48" draw:text-style-name="P2" draw:layer="layout" svg:width="0.049cm" svg:height="0.394cm" svg:x="19.307cm" svg:y="14.431cm">
              <text:p/>
              <draw:enhanced-geometry svg:viewBox="0 0 60 473" draw:type="non-primitive" draw:enhanced-path="M 60 0 L 44 116 31 214 21 296 13 361 7 411 4 446 1 467 0 473 N"/>
            </draw:custom-shape>
            <draw:custom-shape draw:style-name="gr48" draw:text-style-name="P2" draw:layer="layout" svg:width="0.282cm" svg:height="0.282cm" svg:x="19.025cm" svg:y="14.825cm">
              <text:p/>
              <draw:enhanced-geometry svg:viewBox="0 0 340 343" draw:type="non-primitive" draw:enhanced-path="M 340 0 L 269 73 203 138 144 197 95 247 54 288 25 318 5 338 0 343 N"/>
            </draw:custom-shape>
            <draw:custom-shape draw:style-name="gr48" draw:text-style-name="P2" draw:layer="layout" svg:width="0.144cm" svg:height="0.256cm" svg:x="18.88cm" svg:y="15.108cm">
              <text:p/>
              <draw:enhanced-geometry svg:viewBox="0 0 177 308" draw:type="non-primitive" draw:enhanced-path="M 177 0 L 149 73 126 135 102 189 76 236 43 275 0 308 N"/>
            </draw:custom-shape>
            <draw:custom-shape draw:style-name="gr48" draw:text-style-name="P2" draw:layer="layout" svg:width="0.286cm" svg:height="0.659cm" svg:x="19.249cm" svg:y="12.528cm">
              <text:p/>
              <draw:enhanced-geometry svg:viewBox="0 0 343 795" draw:type="non-primitive" draw:enhanced-path="M 343 0 L 309 60 276 115 246 168 216 216 189 263 164 307 140 351 118 394 97 437 79 480 62 525 46 573 33 622 20 676 9 732 0 795 N"/>
            </draw:custom-shape>
            <draw:custom-shape draw:style-name="gr48" draw:text-style-name="P2" draw:layer="layout" svg:width="0.418cm" svg:height="0.949cm" svg:x="18.83cm" svg:y="13.187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48" draw:text-style-name="P2" draw:layer="layout" svg:width="0.153cm" svg:height="0.149cm" svg:x="21.236cm" svg:y="14.373cm">
              <text:p/>
              <draw:enhanced-geometry svg:viewBox="0 0 188 178" draw:type="non-primitive" draw:enhanced-path="M 0 178 L 34 127 56 93 69 70 83 54 102 42 135 25 188 0 N"/>
            </draw:custom-shape>
            <draw:custom-shape draw:style-name="gr48" draw:text-style-name="P2" draw:layer="layout" svg:width="0.273cm" svg:height="0.302cm" svg:x="21.389cm" svg:y="14.07cm">
              <text:p/>
              <draw:enhanced-geometry svg:viewBox="0 0 330 366" draw:type="non-primitive" draw:enhanced-path="M 0 366 L 58 331 115 279 171 219 222 157 266 98 300 47 323 13 330 0 N"/>
            </draw:custom-shape>
            <draw:custom-shape draw:style-name="gr48" draw:text-style-name="P2" draw:layer="layout" svg:width="0.108cm" svg:height="1.027cm" svg:x="21.567cm" svg:y="13.042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48" draw:text-style-name="P2" draw:layer="layout" svg:width="0.082cm" svg:height="0.394cm" svg:x="21.647cm" svg:y="13.901cm">
            <text:p/>
            <draw:enhanced-geometry svg:viewBox="0 0 100 473" draw:type="non-primitive" draw:enhanced-path="M 83 0 L 96 84 100 157 98 222 89 280 74 334 53 382 28 429 0 473 N"/>
          </draw:custom-shape>
          <draw:custom-shape draw:style-name="gr48" draw:text-style-name="P2" draw:layer="layout" svg:width="0.12cm" svg:height="0.294cm" svg:x="21.526cm" svg:y="14.295cm">
            <text:p/>
            <draw:enhanced-geometry svg:viewBox="0 0 142 355" draw:type="non-primitive" draw:enhanced-path="M 142 0 L 112 53 94 110 80 167 69 223 54 274 33 319 0 355 N"/>
          </draw:custom-shape>
          <draw:custom-shape draw:style-name="gr48" draw:text-style-name="P2" draw:layer="layout" svg:width="0.273cm" svg:height="0.053cm" svg:x="21.252cm" svg:y="14.552cm">
            <text:p/>
            <draw:enhanced-geometry svg:viewBox="0 0 329 68" draw:type="non-primitive" draw:enhanced-path="M 329 47 L 273 68 202 65 129 50 63 27 17 8 0 0 N"/>
          </draw:custom-shape>
          <draw:custom-shape draw:style-name="gr48" draw:text-style-name="P2" draw:layer="layout" svg:width="0.041cm" svg:height="0.518cm" svg:x="22.066cm" svg:y="13.885cm">
            <text:p/>
            <draw:enhanced-geometry svg:viewBox="0 0 51 626" draw:type="non-primitive" draw:enhanced-path="M 0 0 L 13 83 24 154 34 214 42 267 49 316 51 361 51 405 48 452 41 503 29 559 12 626 N"/>
          </draw:custom-shape>
          <draw:custom-shape draw:style-name="gr48" draw:text-style-name="P2" draw:layer="layout" svg:width="0.136cm" svg:height="0.874cm" svg:x="21.937cm" svg:y="14.403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49" draw:text-style-name="P2" draw:layer="layout" svg:width="0.879cm" svg:height="1.459cm" svg:x="19.623cm" svg:y="14.582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48" draw:text-style-name="P2" draw:layer="layout" svg:width="0.489cm" svg:height="1.459cm" svg:x="19.357cm" svg:y="12.649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48" draw:text-style-name="P2" draw:layer="layout" svg:width="0.568cm" svg:height="0.795cm" svg:x="18.789cm" svg:y="14.108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48" draw:text-style-name="P2" draw:layer="layout" svg:width="0.137cm" svg:height="0.423cm" svg:x="18.652cm" svg:y="14.904cm">
            <text:p/>
            <draw:enhanced-geometry svg:viewBox="0 0 167 509" draw:type="non-primitive" draw:enhanced-path="M 167 0 L 121 47 85 103 58 168 37 236 22 304 12 367 5 424 3 468 2 497 0 509 N"/>
          </draw:custom-shape>
          <draw:custom-shape draw:style-name="gr48" draw:text-style-name="P2" draw:layer="layout" svg:width="0.099cm" svg:height="0.571cm" svg:x="18.652cm" svg:y="14.756cm">
            <text:p/>
            <draw:enhanced-geometry svg:viewBox="0 0 120 686" draw:type="non-primitive" draw:enhanced-path="M 1 686 L 0 623 0 562 3 500 6 440 13 380 21 321 32 263 44 208 60 153 77 100 98 50 120 0 N"/>
          </draw:custom-shape>
          <draw:custom-shape draw:style-name="gr48" draw:text-style-name="P2" draw:layer="layout" svg:width="0.51cm" svg:height="0.92cm" svg:x="18.752cm" svg:y="13.835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48" draw:text-style-name="P2" draw:layer="layout" svg:width="0.302cm" svg:height="0.87cm" svg:x="19.262cm" svg:y="12.964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48" draw:text-style-name="P2" draw:layer="layout" svg:width="0.41cm" svg:height="0.957cm" svg:x="19.154cm" svg:y="12.964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48" draw:text-style-name="P2" draw:layer="layout" svg:width="0.452cm" svg:height="0.775cm" svg:x="18.702cm" svg:y="13.921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48" draw:text-style-name="P2" draw:layer="layout" svg:width="0.124cm" svg:height="0.489cm" svg:x="18.578cm" svg:y="14.697cm">
            <text:p/>
            <draw:enhanced-geometry svg:viewBox="0 0 152 592" draw:type="non-primitive" draw:enhanced-path="M 152 0 L 128 53 105 107 83 160 65 214 48 270 34 324 21 378 12 433 5 487 1 540 0 592 N"/>
          </draw:custom-shape>
          <draw:custom-shape draw:style-name="gr46" draw:text-style-name="P2" draw:layer="layout" svg:width="0.115cm" svg:height="0.099cm" svg:x="23.634cm" svg:y="10.218cm">
            <text:p/>
            <draw:enhanced-geometry svg:viewBox="0 0 139 122" draw:type="non-primitive" draw:enhanced-path="M 108 5 L 127 38 139 74 124 107 124 107 76 113 47 120 38 122 38 122 8 81 0 39 14 0 14 0 64 1 96 4 108 5 108 5 108 5 Z N"/>
          </draw:custom-shape>
          <draw:custom-shape draw:style-name="gr46" draw:text-style-name="P2" draw:layer="layout" svg:width="0.062cm" svg:height="0.098cm" svg:x="23.285cm" svg:y="10.21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16" presentation:class="page"/>
          <draw:frame presentation:style-name="pr6" draw:layer="layout" svg:width="14.394cm" svg:height="11.499cm" svg:x="2.963cm" svg:y="11.861cm" presentation:class="notes" presentation:placeholder="true">
            <draw:text-box/>
          </draw:frame>
        </presentation:notes>
      </draw:page>
      <draw:page draw:name="answer"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when it's an operator but not when it's a punctuator</text:span></text:p>
              </text:list-item>
            </text:list>
          </draw:text-box>
        </draw:frame>
        <draw:custom-shape draw:style-name="gr3" draw:text-style-name="P2" draw:layer="layout" svg:width="13.401cm" svg:height="2.166cm" svg:x="5.358cm" svg:y="9.159cm">
          <text:p text:style-name="P15"><text:span text:style-name="T13"/></text:p>
          <text:p text:style-name="P15"><text:span text:style-name="T13">int </text:span><text:span text:style-name="T14">x <text:s text:c="2"/>= <text:s text:c="3"/>o++ , o++;</text:span></text:p>
          <text:p text:style-name="P15"><text:span text:style-name="T14"/></text:p>
          <draw:enhanced-geometry svg:viewBox="0 0 21600 21600" draw:type="mso-spt202" draw:enhanced-path="M 0 0 L 21600 0 21600 21600 0 21600 0 0 Z N"/>
        </draw:custom-shape>
        <draw:custom-shape draw:style-name="gr3" draw:text-style-name="P2" draw:layer="layout" svg:width="13.401cm" svg:height="2.166cm" svg:x="5.358cm" svg:y="13.366cm">
          <text:p text:style-name="P15"><text:span text:style-name="T13"/></text:p>
          <text:p text:style-name="P15"><text:span text:style-name="T13">int </text:span><text:span text:style-name="T14">x[] = <text:s/>{ o++ , o++ };</text:span></text:p>
          <text:p text:style-name="P15"><text:span text:style-name="T14"/></text:p>
          <draw:enhanced-geometry svg:viewBox="0 0 21600 21600" draw:type="mso-spt202" draw:enhanced-path="M 0 0 L 21600 0 21600 21600 0 21600 0 0 Z N"/>
        </draw:custom-shape>
        <draw:custom-shape draw:style-name="gr3" draw:text-style-name="P2" draw:layer="layout" svg:width="13.401cm" svg:height="2.166cm" svg:x="5.358cm" svg:y="4.926cm">
          <text:p text:style-name="P15"><text:span text:style-name="T13"/></text:p>
          <text:p text:style-name="P15"><text:span text:style-name="T13">int </text:span><text:span text:style-name="T14">x <text:s text:c="2"/>= f( o++ , o++ );</text:span></text:p>
          <text:p text:style-name="P15"><text:span text:style-name="T14"/></text:p>
          <draw:enhanced-geometry svg:viewBox="0 0 21600 21600" draw:type="mso-spt202" draw:enhanced-path="M 0 0 L 21600 0 21600 21600 0 21600 0 0 Z N"/>
        </draw:custom-shape>
        <draw:custom-shape draw:style-name="gr18" draw:text-style-name="P2" draw:layer="layout" svg:width="3.201cm" svg:height="2.787cm" svg:x="19.156cm" svg:y="8.727cm">
          <text:p text:style-name="P5"><text:span text:style-name="T18"></text:span></text:p>
          <draw:enhanced-geometry svg:viewBox="0 0 21600 21600" draw:type="rectangle" draw:enhanced-path="M 0 0 L 21600 0 21600 21600 0 21600 0 0 Z N"/>
        </draw:custom-shape>
        <draw:custom-shape draw:style-name="gr18" draw:text-style-name="P2" draw:layer="layout" svg:width="3.417cm" svg:height="2.787cm" svg:x="18.94cm" svg:y="4.524cm">
          <text:p text:style-name="P5"><text:span text:style-name="T17"></text:span></text:p>
          <draw:enhanced-geometry svg:viewBox="0 0 21600 21600" draw:type="rectangle" draw:enhanced-path="M 0 0 L 21600 0 21600 21600 0 21600 0 0 Z N"/>
        </draw:custom-shape>
        <draw:custom-shape draw:style-name="gr51" draw:text-style-name="P16" draw:layer="layout" svg:width="3.201cm" svg:height="2.787cm" svg:x="19.157cm" svg:y="12.828cm">
          <text:p text:style-name="P5"><text:span text:style-name="T18"></text:span></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17" presentation:class="page"/>
          <draw:frame presentation:style-name="pr6" draw:layer="layout" svg:width="14.394cm" svg:height="11.499cm" svg:x="2.963cm" svg:y="11.861cm" presentation:class="notes" presentation:placeholder="true">
            <draw:text-box/>
          </draw:frame>
        </presentation:notes>
      </draw:page>
      <draw:page draw:name="another exercise"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another 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in this very tricky statement…</text:p>
                <text:list text:style-name="L5">
                  <text:list-item>
                    <text:p text:style-name="P7">where are the sequence points?</text:p>
                  </text:list-item>
                  <text:list-item>
                    <text:p text:style-name="P7">what are the operators?</text:p>
                  </text:list-item>
                  <text:list-item>
                    <text:p text:style-name="P7">what is their relative precedence?</text:p>
                  </text:list-item>
                  <text:list-item>
                    <text:p text:style-name="P7">what is affected by what?</text:p>
                  </text:list-item>
                  <text:list-item>
                    <text:p text:style-name="P7">how many times is m modified between <text:line-break/>sequence points?</text:p>
                  </text:list-item>
                  <text:list-item>
                    <text:p text:style-name="P7">is it undefined?</text:p>
                  </text:list-item>
                </text:list>
                <text:p text:style-name="P4"/>
              </text:list-item>
            </text:list>
          </draw:text-box>
        </draw:frame>
        <draw:g>
          <draw:rect draw:style-name="gr27" draw:text-style-name="P8" draw:layer="layout" svg:width="9.401cm" svg:height="8.833cm" svg:x="17.357cm" svg:y="9.525cm">
            <text:p/>
          </draw:rect>
          <draw:g>
            <draw:custom-shape draw:style-name="gr28" draw:text-style-name="P2" draw:layer="layout" svg:width="0.335cm" svg:height="0.419cm" svg:x="23.237cm" svg:y="11.696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29" draw:text-style-name="P2" draw:layer="layout" svg:width="0.249cm" svg:height="0.211cm" svg:x="19.081cm" svg:y="15.815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30" draw:text-style-name="P2" draw:layer="layout" svg:width="1.335cm" svg:height="1.073cm" svg:x="19.126cm" svg:y="15.73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31" draw:text-style-name="P2" draw:layer="layout" svg:width="1.335cm" svg:height="1.073cm" svg:x="19.126cm" svg:y="15.73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32" draw:text-style-name="P8" draw:layer="layout" svg:x1="19.631cm" svg:y1="16.009cm" svg:x2="19.524cm" svg:y2="16.117cm">
              <text:p/>
            </draw:line>
            <draw:custom-shape draw:style-name="gr33" draw:text-style-name="P2" draw:layer="layout" svg:width="3.035cm" svg:height="2.5cm" svg:x="17.369cm" svg:y="15.84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31" draw:text-style-name="P2" draw:layer="layout" svg:width="3.035cm" svg:height="2.5cm" svg:x="17.369cm" svg:y="15.84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34" draw:text-style-name="P2" draw:layer="layout" svg:width="1.932cm" svg:height="1.716cm" svg:x="17.651cm" svg:y="16.164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31" draw:text-style-name="P2" draw:layer="layout" svg:width="0.402cm" svg:height="0.289cm" svg:x="19.94cm" svg:y="17.511cm">
              <text:p/>
              <draw:enhanced-geometry svg:viewBox="0 0 486 353" draw:type="non-primitive" draw:enhanced-path="M 486 0 L 459 30 424 62 380 97 331 135 277 173 220 212 163 250 105 288 51 322 0 353 N"/>
            </draw:custom-shape>
            <draw:custom-shape draw:style-name="gr31" draw:text-style-name="P2" draw:layer="layout" svg:width="0.92cm" svg:height="0.378cm" svg:x="19.019cm" svg:y="17.801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31" draw:text-style-name="P2" draw:layer="layout" svg:width="0.817cm" svg:height="0.036cm" svg:x="18.202cm" svg:y="18.158cm">
              <text:p/>
              <draw:enhanced-geometry svg:viewBox="0 0 982 46" draw:type="non-primitive" draw:enhanced-path="M 982 27 L 947 33 905 37 856 41 803 44 745 45 684 46 620 46 554 46 488 44 422 42 356 39 293 36 233 31 175 26 122 20 75 15 34 8 0 0 N"/>
            </draw:custom-shape>
            <draw:custom-shape draw:style-name="gr31" draw:text-style-name="P2" draw:layer="layout" svg:width="0.53cm" svg:height="0.257cm" svg:x="17.671cm" svg:y="17.901cm">
              <text:p/>
              <draw:enhanced-geometry svg:viewBox="0 0 641 307" draw:type="non-primitive" draw:enhanced-path="M 641 307 L 595 295 546 281 492 264 436 245 377 223 318 200 260 176 205 148 153 121 104 92 62 62 27 32 0 0 N"/>
            </draw:custom-shape>
            <draw:custom-shape draw:style-name="gr31" draw:text-style-name="P2" draw:layer="layout" svg:width="0.447cm" svg:height="0.439cm" svg:x="19.923cm" svg:y="16.773cm">
              <text:p/>
              <draw:enhanced-geometry svg:viewBox="0 0 541 528" draw:type="non-primitive" draw:enhanced-path="M 541 0 L 502 59 465 116 427 172 390 225 353 276 315 322 279 365 243 405 207 439 172 468 135 493 102 511 68 523 34 528 0 526 N"/>
            </draw:custom-shape>
            <draw:custom-shape draw:style-name="gr31" draw:text-style-name="P2" draw:layer="layout" svg:width="0.435cm" svg:height="0.215cm" svg:x="19.487cm" svg:y="16.993cm">
              <text:p/>
              <draw:enhanced-geometry svg:viewBox="0 0 524 264" draw:type="non-primitive" draw:enhanced-path="M 524 264 L 469 249 407 225 338 195 269 159 200 121 137 85 82 52 38 25 10 7 0 0 N"/>
            </draw:custom-shape>
            <draw:custom-shape draw:style-name="gr31" draw:text-style-name="P2" draw:layer="layout" svg:width="0.124cm" svg:height="0.659cm" svg:x="19.487cm" svg:y="16.993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31" draw:text-style-name="P2" draw:layer="layout" svg:width="0.559cm" svg:height="0.157cm" svg:x="18.928cm" svg:y="17.515cm">
              <text:p/>
              <draw:enhanced-geometry svg:viewBox="0 0 678 190" draw:type="non-primitive" draw:enhanced-path="M 678 164 L 631 175 583 183 533 188 481 190 429 188 376 181 323 171 268 156 214 136 160 110 106 79 53 43 0 0 N"/>
            </draw:custom-shape>
            <draw:custom-shape draw:style-name="gr31" draw:text-style-name="P2" draw:layer="layout" svg:width="0.12cm" svg:height="0.377cm" svg:x="18.907cm" svg:y="17.515cm">
              <text:p/>
              <draw:enhanced-geometry svg:viewBox="0 0 145 454" draw:type="non-primitive" draw:enhanced-path="M 26 0 L 63 45 94 93 118 142 135 191 144 240 145 286 140 329 127 368 106 401 78 427 43 445 0 454 N"/>
            </draw:custom-shape>
            <draw:custom-shape draw:style-name="gr31" draw:text-style-name="P2" draw:layer="layout" svg:width="0.758cm" svg:height="0.029cm" svg:x="18.148cm" svg:y="17.885cm">
              <text:p/>
              <draw:enhanced-geometry svg:viewBox="0 0 912 32" draw:type="non-primitive" draw:enhanced-path="M 912 9 L 871 12 824 16 768 19 707 22 642 26 574 28 504 30 432 32 362 32 294 30 229 29 169 26 114 22 67 17 28 9 0 0 N"/>
            </draw:custom-shape>
            <draw:custom-shape draw:style-name="gr31" draw:text-style-name="P2" draw:layer="layout" svg:width="0.199cm" svg:height="0.19cm" svg:x="17.949cm" svg:y="17.694cm">
              <text:p/>
              <draw:enhanced-geometry svg:viewBox="0 0 242 234" draw:type="non-primitive" draw:enhanced-path="M 242 234 L 181 204 128 172 80 134 43 94 16 48 0 0 N"/>
            </draw:custom-shape>
            <draw:custom-shape draw:style-name="gr31" draw:text-style-name="P2" draw:layer="layout" svg:width="0.199cm" svg:height="0.299cm" svg:x="18.546cm" svg:y="17.457cm">
              <text:p/>
              <draw:enhanced-geometry svg:viewBox="0 0 242 362" draw:type="non-primitive" draw:enhanced-path="M 0 0 L 46 42 92 82 137 123 175 163 208 202 231 238 242 274 241 306 225 336 191 362 N"/>
            </draw:custom-shape>
            <draw:custom-shape draw:style-name="gr31" draw:text-style-name="P2" draw:layer="layout" svg:width="0.584cm" svg:height="0.111cm" svg:x="18.119cm" svg:y="17.756cm">
              <text:p/>
              <draw:enhanced-geometry svg:viewBox="0 0 705 131" draw:type="non-primitive" draw:enhanced-path="M 705 0 L 669 19 628 37 584 53 536 69 485 84 431 96 375 107 316 116 255 124 192 129 129 131 66 131 0 128 N"/>
            </draw:custom-shape>
            <draw:custom-shape draw:style-name="gr31" draw:text-style-name="P2" draw:layer="layout" svg:width="0.356cm" svg:height="0.125cm" svg:x="19.766cm" svg:y="16.495cm">
              <text:p/>
              <draw:enhanced-geometry svg:viewBox="0 0 430 154" draw:type="non-primitive" draw:enhanced-path="M 430 154 L 373 124 313 94 252 65 193 40 136 20 84 6 38 0 0 5 N"/>
            </draw:custom-shape>
            <draw:custom-shape draw:style-name="gr31" draw:text-style-name="P2" draw:layer="layout" svg:width="0.166cm" svg:height="0.086cm" svg:x="19.599cm" svg:y="16.499cm">
              <text:p/>
              <draw:enhanced-geometry svg:viewBox="0 0 200 105" draw:type="non-primitive" draw:enhanced-path="M 200 0 L 110 40 33 84 0 105 N"/>
            </draw:custom-shape>
            <draw:custom-shape draw:style-name="gr31" draw:text-style-name="P2" draw:layer="layout" svg:width="0.074cm" svg:height="0.153cm" svg:x="19.525cm" svg:y="16.433cm">
              <text:p/>
              <draw:enhanced-geometry svg:viewBox="0 0 86 183" draw:type="non-primitive" draw:enhanced-path="M 86 183 L 41 86 10 22 0 0 N"/>
            </draw:custom-shape>
            <draw:custom-shape draw:style-name="gr31" draw:text-style-name="P2" draw:layer="layout" svg:width="0.194cm" svg:height="0.497cm" svg:x="19.737cm" svg:y="16.532cm">
              <text:p/>
              <draw:enhanced-geometry svg:viewBox="0 0 235 600" draw:type="non-primitive" draw:enhanced-path="M 0 0 L 4 38 17 93 40 157 67 228 99 303 131 378 162 447 190 508 214 556 229 588 235 600 N"/>
            </draw:custom-shape>
            <draw:custom-shape draw:style-name="gr31" draw:text-style-name="P2" draw:layer="layout" svg:width="0.543cm" svg:height="0.111cm" svg:x="19.388cm" svg:y="16.918cm">
              <text:p/>
              <draw:enhanced-geometry svg:viewBox="0 0 653 136" draw:type="non-primitive" draw:enhanced-path="M 653 136 L 572 106 496 80 425 58 358 39 297 24 242 12 191 4 146 0 107 0 73 3 46 11 25 24 10 41 1 61 0 86 4 116 N"/>
            </draw:custom-shape>
            <draw:custom-shape draw:style-name="gr31" draw:text-style-name="P2" draw:layer="layout" svg:width="0.062cm" svg:height="0.534cm" svg:x="19.392cm" svg:y="17.014cm">
              <text:p/>
              <draw:enhanced-geometry svg:viewBox="0 0 73 643" draw:type="non-primitive" draw:enhanced-path="M 0 0 L 12 54 23 119 32 192 41 270 49 348 56 424 63 494 67 554 70 601 72 632 73 643 N"/>
            </draw:custom-shape>
            <draw:custom-shape draw:style-name="gr31" draw:text-style-name="P2" draw:layer="layout" svg:width="0.663cm" svg:height="0.153cm" svg:x="18.79cm" svg:y="17.403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31" draw:text-style-name="P2" draw:layer="layout" svg:width="0.252cm" svg:height="0.203cm" svg:x="18.546cm" svg:y="17.353cm">
              <text:p/>
              <draw:enhanced-geometry svg:viewBox="0 0 306 244" draw:type="non-primitive" draw:enhanced-path="M 306 244 L 231 160 159 96 96 50 45 20 12 5 0 0 N"/>
            </draw:custom-shape>
            <draw:custom-shape draw:style-name="gr31" draw:text-style-name="P2" draw:layer="layout" svg:width="0.564cm" svg:height="0.302cm" svg:x="19.84cm" svg:y="17.042cm">
              <text:p/>
              <draw:enhanced-geometry svg:viewBox="0 0 676 364" draw:type="non-primitive" draw:enhanced-path="M 676 0 L 658 40 634 81 604 121 572 159 534 195 494 231 449 262 403 289 354 314 305 335 253 349 202 360 150 364 99 361 49 352 0 336 N"/>
            </draw:custom-shape>
            <draw:custom-shape draw:style-name="gr31" draw:text-style-name="P2" draw:layer="layout" svg:width="0.161cm" svg:height="0.115cm" svg:x="19.678cm" svg:y="17.208cm">
              <text:p/>
              <draw:enhanced-geometry svg:viewBox="0 0 197 136" draw:type="non-primitive" draw:enhanced-path="M 197 136 L 80 79 21 41 0 16 2 3 6 0 N"/>
            </draw:custom-shape>
            <draw:custom-shape draw:style-name="gr31" draw:text-style-name="P2" draw:layer="layout" svg:width="0.063cm" svg:height="0.385cm" svg:x="19.682cm" svg:y="17.208cm">
              <text:p/>
              <draw:enhanced-geometry svg:viewBox="0 0 75 462" draw:type="non-primitive" draw:enhanced-path="M 0 0 L 28 74 50 140 65 201 72 258 75 311 69 362 57 412 36 462 N"/>
            </draw:custom-shape>
            <draw:custom-shape draw:style-name="gr31" draw:text-style-name="P2" draw:layer="layout" svg:width="0.361cm" svg:height="0.12cm" svg:x="19.711cm" svg:y="17.594cm">
              <text:p/>
              <draw:enhanced-geometry svg:viewBox="0 0 434 145" draw:type="non-primitive" draw:enhanced-path="M 0 0 L 76 0 142 1 199 5 251 14 299 31 343 57 387 95 434 145 N"/>
            </draw:custom-shape>
            <draw:custom-shape draw:style-name="gr31" draw:text-style-name="P2" draw:layer="layout" svg:width="0.44cm" svg:height="0.136cm" svg:x="17.605cm" svg:y="17.412cm">
              <text:p/>
              <draw:enhanced-geometry svg:viewBox="0 0 531 165" draw:type="non-primitive" draw:enhanced-path="M 531 162 L 452 165 375 162 303 155 236 145 175 131 122 114 77 94 40 73 15 49 1 25 0 0 N"/>
            </draw:custom-shape>
            <draw:custom-shape draw:style-name="gr31" draw:text-style-name="P2" draw:layer="layout" svg:width="0.223cm" svg:height="0.157cm" svg:x="18.127cm" svg:y="17.204cm">
              <text:p/>
              <draw:enhanced-geometry svg:viewBox="0 0 271 190" draw:type="non-primitive" draw:enhanced-path="M 0 0 L 55 33 119 67 179 102 231 136 264 165 271 190 N"/>
            </draw:custom-shape>
            <draw:custom-shape draw:style-name="gr31" draw:text-style-name="P2" draw:layer="layout" svg:width="0.667cm" svg:height="0.227cm" svg:x="18.89cm" svg:y="17.682cm">
              <text:p/>
              <draw:enhanced-geometry svg:viewBox="0 0 802 272" draw:type="non-primitive" draw:enhanced-path="M 0 272 L 34 264 77 254 126 241 179 226 238 208 299 188 362 168 426 146 490 124 552 101 612 80 668 58 719 38 765 18 802 0 N"/>
            </draw:custom-shape>
            <draw:custom-shape draw:style-name="gr31" draw:text-style-name="P2" draw:layer="layout" svg:width="0.423cm" svg:height="0.127cm" svg:x="19.558cm" svg:y="17.661cm">
              <text:p/>
              <draw:enhanced-geometry svg:viewBox="0 0 514 155" draw:type="non-primitive" draw:enhanced-path="M 0 29 L 50 11 106 2 163 0 222 3 280 14 335 29 387 49 433 72 470 98 497 127 514 155 N"/>
            </draw:custom-shape>
            <draw:custom-shape draw:style-name="gr31" draw:text-style-name="P2" draw:layer="layout" svg:width="0.41cm" svg:height="0.062cm" svg:x="19.148cm" svg:y="16.126cm">
              <text:p/>
              <draw:enhanced-geometry svg:viewBox="0 0 495 73" draw:type="non-primitive" draw:enhanced-path="M 495 73 L 439 53 378 34 313 18 249 6 186 0 129 0 77 9 33 26 0 54 N"/>
            </draw:custom-shape>
            <draw:custom-shape draw:style-name="gr31" draw:text-style-name="P2" draw:layer="layout" svg:width="0.116cm" svg:height="0.148cm" svg:x="19.031cm" svg:y="16.023cm">
              <text:p/>
              <draw:enhanced-geometry svg:viewBox="0 0 136 180" draw:type="non-primitive" draw:enhanced-path="M 136 180 L 71 90 21 25 0 0 N"/>
            </draw:custom-shape>
            <draw:custom-shape draw:style-name="gr31" draw:text-style-name="P2" draw:layer="layout" svg:width="0.302cm" svg:height="0.154cm" svg:x="17.381cm" svg:y="17.639cm">
              <text:p/>
              <draw:enhanced-geometry svg:viewBox="0 0 365 187" draw:type="non-primitive" draw:enhanced-path="M 365 187 L 304 174 237 152 170 122 108 88 56 55 18 24 0 0 N"/>
            </draw:custom-shape>
            <draw:custom-shape draw:style-name="gr35" draw:text-style-name="P2" draw:layer="layout" svg:width="0.286cm" svg:height="0.12cm" svg:x="18.185cm" svg:y="17.042cm">
              <text:p/>
              <draw:enhanced-geometry svg:viewBox="0 0 344 145" draw:type="non-primitive" draw:enhanced-path="M 344 145 L 297 91 237 53 171 27 108 11 54 3 15 0 0 0 N"/>
            </draw:custom-shape>
            <draw:custom-shape draw:style-name="gr35" draw:text-style-name="P2" draw:layer="layout" svg:width="0.211cm" svg:height="0.153cm" svg:x="18.322cm" svg:y="16.923cm">
              <text:p/>
              <draw:enhanced-geometry svg:viewBox="0 0 254 181" draw:type="non-primitive" draw:enhanced-path="M 254 181 L 203 128 137 78 70 37 21 10 0 0 N"/>
            </draw:custom-shape>
            <draw:custom-shape draw:style-name="gr35" draw:text-style-name="P2" draw:layer="layout" svg:width="0.248cm" svg:height="0.108cm" svg:x="18.38cm" svg:y="16.847cm">
              <text:p/>
              <draw:enhanced-geometry svg:viewBox="0 0 297 126" draw:type="non-primitive" draw:enhanced-path="M 297 126 L 238 82 160 47 83 21 23 5 0 0 N"/>
            </draw:custom-shape>
            <draw:custom-shape draw:style-name="gr35" draw:text-style-name="P2" draw:layer="layout" svg:width="0.232cm" svg:height="0.137cm" svg:x="18.48cm" svg:y="16.735cm">
              <text:p/>
              <draw:enhanced-geometry svg:viewBox="0 0 279 161" draw:type="non-primitive" draw:enhanced-path="M 279 161 L 222 113 150 69 77 32 23 9 0 0 N"/>
            </draw:custom-shape>
            <draw:custom-shape draw:style-name="gr35" draw:text-style-name="P2" draw:layer="layout" svg:width="0.269cm" svg:height="0.111cm" svg:x="18.546cm" svg:y="16.649cm">
              <text:p/>
              <draw:enhanced-geometry svg:viewBox="0 0 324 135" draw:type="non-primitive" draw:enhanced-path="M 324 135 L 278 100 212 68 138 41 70 19 19 4 0 0 N"/>
            </draw:custom-shape>
            <draw:custom-shape draw:style-name="gr35" draw:text-style-name="P2" draw:layer="layout" svg:width="0.249cm" svg:height="0.12cm" svg:x="18.62cm" svg:y="16.57cm">
              <text:p/>
              <draw:enhanced-geometry svg:viewBox="0 0 300 145" draw:type="non-primitive" draw:enhanced-path="M 300 145 L 248 95 171 56 89 25 26 6 0 0 N"/>
            </draw:custom-shape>
            <draw:custom-shape draw:style-name="gr35" draw:text-style-name="P2" draw:layer="layout" svg:width="0.236cm" svg:height="0.115cm" svg:x="18.72cm" svg:y="16.47cm">
              <text:p/>
              <draw:enhanced-geometry svg:viewBox="0 0 287 138" draw:type="non-primitive" draw:enhanced-path="M 287 138 L 233 95 159 58 82 28 24 8 0 0 N"/>
            </draw:custom-shape>
            <draw:custom-shape draw:style-name="gr35" draw:text-style-name="P2" draw:layer="layout" svg:width="0.215cm" svg:height="0.107cm" svg:x="18.816cm" svg:y="16.375cm">
              <text:p/>
              <draw:enhanced-geometry svg:viewBox="0 0 263 127" draw:type="non-primitive" draw:enhanced-path="M 263 127 L 187 80 101 39 30 11 0 0 N"/>
            </draw:custom-shape>
            <draw:custom-shape draw:style-name="gr35" draw:text-style-name="P2" draw:layer="layout" svg:width="0.232cm" svg:height="0.099cm" svg:x="18.873cm" svg:y="16.283cm">
              <text:p/>
              <draw:enhanced-geometry svg:viewBox="0 0 279 117" draw:type="non-primitive" draw:enhanced-path="M 279 117 L 226 74 154 41 80 18 22 5 0 0 N"/>
            </draw:custom-shape>
            <draw:custom-shape draw:style-name="gr35" draw:text-style-name="P2" draw:layer="layout" svg:width="0.232cm" svg:height="0.111cm" svg:x="18.936cm" svg:y="16.188cm">
              <text:p/>
              <draw:enhanced-geometry svg:viewBox="0 0 281 135" draw:type="non-primitive" draw:enhanced-path="M 281 135 L 223 90 151 53 78 24 22 6 0 0 N"/>
            </draw:custom-shape>
            <draw:custom-shape draw:style-name="gr35" draw:text-style-name="P2" draw:layer="layout" svg:width="0.041cm" svg:height="0.654cm" svg:x="19.098cm" svg:y="16.134cm">
              <text:p/>
              <draw:enhanced-geometry svg:viewBox="0 0 49 788" draw:type="non-primitive" draw:enhanced-path="M 0 0 L 10 28 21 67 29 116 35 172 41 234 46 301 48 369 49 439 48 507 44 572 40 632 33 685 25 730 14 765 0 788 N"/>
            </draw:custom-shape>
            <draw:custom-shape draw:style-name="gr35" draw:text-style-name="P2" draw:layer="layout" svg:width="0.17cm" svg:height="0.261cm" svg:x="18.928cm" svg:y="16.549cm">
              <text:p/>
              <draw:enhanced-geometry svg:viewBox="0 0 208 317" draw:type="non-primitive" draw:enhanced-path="M 208 290 L 182 310 155 317 126 310 97 290 70 257 45 211 25 153 9 83 0 0 N"/>
            </draw:custom-shape>
            <draw:custom-shape draw:style-name="gr35" draw:text-style-name="P2" draw:layer="layout" svg:width="0.12cm" svg:height="0.398cm" svg:x="18.928cm" svg:y="16.15cm">
              <text:p/>
              <draw:enhanced-geometry svg:viewBox="0 0 145 481" draw:type="non-primitive" draw:enhanced-path="M 0 481 L 1 395 11 315 31 240 53 172 79 114 104 67 126 31 140 8 145 0 N"/>
            </draw:custom-shape>
            <draw:custom-shape draw:style-name="gr35" draw:text-style-name="P2" draw:layer="layout" svg:width="0.323cm" svg:height="0.407cm" svg:x="18.725cm" svg:y="16.15cm">
              <text:p/>
              <draw:enhanced-geometry svg:viewBox="0 0 387 491" draw:type="non-primitive" draw:enhanced-path="M 387 0 L 355 61 324 121 292 179 259 234 227 286 195 334 162 377 129 414 97 445 64 469 32 484 0 491 N"/>
            </draw:custom-shape>
            <draw:custom-shape draw:style-name="gr35" draw:text-style-name="P2" draw:layer="layout" svg:width="0.104cm" svg:height="0.228cm" svg:x="18.62cm" svg:y="16.329cm">
              <text:p/>
              <draw:enhanced-geometry svg:viewBox="0 0 128 274" draw:type="non-primitive" draw:enhanced-path="M 128 274 L 78 269 41 247 14 212 0 168 1 116 16 59 46 0 N"/>
            </draw:custom-shape>
            <draw:custom-shape draw:style-name="gr35" draw:text-style-name="P2" draw:layer="layout" svg:width="0.381cm" svg:height="0.24cm" svg:x="18.658cm" svg:y="16.088cm">
              <text:p/>
              <draw:enhanced-geometry svg:viewBox="0 0 460 289" draw:type="non-primitive" draw:enhanced-path="M 0 289 L 39 244 94 199 159 155 229 113 298 77 360 45 412 21 447 5 460 0 N"/>
            </draw:custom-shape>
            <draw:custom-shape draw:style-name="gr35" draw:text-style-name="P2" draw:layer="layout" svg:width="0.244cm" svg:height="0.133cm" svg:x="18.666cm" svg:y="17.204cm">
              <text:p/>
              <draw:enhanced-geometry svg:viewBox="0 0 297 162" draw:type="non-primitive" draw:enhanced-path="M 297 162 L 253 112 192 71 125 40 63 17 18 4 0 0 N"/>
            </draw:custom-shape>
            <draw:custom-shape draw:style-name="gr35" draw:text-style-name="P2" draw:layer="layout" svg:width="0.215cm" svg:height="0.161cm" svg:x="18.816cm" svg:y="17.08cm">
              <text:p/>
              <draw:enhanced-geometry svg:viewBox="0 0 263 191" draw:type="non-primitive" draw:enhanced-path="M 263 191 L 184 119 112 64 54 28 14 7 0 0 N"/>
            </draw:custom-shape>
            <draw:custom-shape draw:style-name="gr35" draw:text-style-name="P2" draw:layer="layout" svg:width="0.248cm" svg:height="0.132cm" svg:x="18.928cm" svg:y="17.009cm">
              <text:p/>
              <draw:enhanced-geometry svg:viewBox="0 0 300 161" draw:type="non-primitive" draw:enhanced-path="M 300 161 L 243 107 166 62 87 28 25 7 0 0 N"/>
            </draw:custom-shape>
            <draw:custom-shape draw:style-name="gr35" draw:text-style-name="P2" draw:layer="layout" svg:width="0.244cm" svg:height="0.111cm" svg:x="19.027cm" svg:y="16.909cm">
              <text:p/>
              <draw:enhanced-geometry svg:viewBox="0 0 297 134" draw:type="non-primitive" draw:enhanced-path="M 297 134 L 228 82 149 44 76 19 21 4 0 0 N"/>
            </draw:custom-shape>
            <draw:custom-shape draw:style-name="gr35" draw:text-style-name="P2" draw:layer="layout" svg:width="0.194cm" svg:height="0.104cm" svg:x="19.152cm" svg:y="16.818cm">
              <text:p/>
              <draw:enhanced-geometry svg:viewBox="0 0 234 126" draw:type="non-primitive" draw:enhanced-path="M 234 126 L 170 75 94 35 27 9 0 0 N"/>
            </draw:custom-shape>
            <draw:custom-shape draw:style-name="gr35" draw:text-style-name="P2" draw:layer="layout" svg:width="0.194cm" svg:height="0.094cm" svg:x="19.251cm" svg:y="16.744cm">
              <text:p/>
              <draw:enhanced-geometry svg:viewBox="0 0 236 118" draw:type="non-primitive" draw:enhanced-path="M 236 118 L 176 70 98 32 30 8 0 0 N"/>
            </draw:custom-shape>
            <draw:custom-shape draw:style-name="gr35" draw:text-style-name="P2" draw:layer="layout" svg:width="0.215cm" svg:height="0.111cm" svg:x="19.334cm" svg:y="16.661cm">
              <text:p/>
              <draw:enhanced-geometry svg:viewBox="0 0 261 136" draw:type="non-primitive" draw:enhanced-path="M 261 136 L 185 84 99 41 29 11 0 0 N"/>
            </draw:custom-shape>
            <draw:custom-shape draw:style-name="gr35" draw:text-style-name="P2" draw:layer="layout" svg:width="0.244cm" svg:height="0.127cm" svg:x="19.401cm" svg:y="16.57cm">
              <text:p/>
              <draw:enhanced-geometry svg:viewBox="0 0 299 154" draw:type="non-primitive" draw:enhanced-path="M 299 154 L 237 103 159 60 82 29 23 7 0 0 N"/>
            </draw:custom-shape>
            <draw:custom-shape draw:style-name="gr35" draw:text-style-name="P2" draw:layer="layout" svg:width="0.049cm" svg:height="0.311cm" svg:x="19.243cm" svg:y="17.121cm">
              <text:p/>
              <draw:enhanced-geometry svg:viewBox="0 0 62 379" draw:type="non-primitive" draw:enhanced-path="M 0 379 L 23 333 40 271 51 201 59 127 62 58 62 0 N"/>
            </draw:custom-shape>
            <draw:custom-shape draw:style-name="gr35" draw:text-style-name="P2" draw:layer="layout" svg:width="0.256cm" svg:height="0.58cm" svg:x="19.293cm" svg:y="16.541cm">
              <text:p/>
              <draw:enhanced-geometry svg:viewBox="0 0 308 698" draw:type="non-primitive" draw:enhanced-path="M 0 698 L 4 675 12 647 24 616 41 579 62 540 85 496 111 448 139 396 167 340 196 280 226 215 254 147 282 76 308 0 N"/>
            </draw:custom-shape>
            <draw:custom-shape draw:style-name="gr35" draw:text-style-name="P2" draw:layer="layout" svg:width="0.036cm" svg:height="0.63cm" svg:x="19.513cm" svg:y="16.541cm">
              <text:p/>
              <draw:enhanced-geometry svg:viewBox="0 0 45 762" draw:type="non-primitive" draw:enhanced-path="M 45 0 L 44 9 41 36 35 78 29 131 23 195 16 265 9 340 4 415 1 491 0 563 1 628 6 685 15 730 28 762 N"/>
            </draw:custom-shape>
            <draw:custom-shape draw:style-name="gr35" draw:text-style-name="P2" draw:layer="layout" svg:width="0.148cm" svg:height="0.128cm" svg:x="19.533cm" svg:y="17.08cm">
              <text:p/>
              <draw:enhanced-geometry svg:viewBox="0 0 179 154" draw:type="non-primitive" draw:enhanced-path="M 0 110 L 32 146 59 154 83 137 109 101 139 54 179 0 N"/>
            </draw:custom-shape>
            <draw:custom-shape draw:style-name="gr35" draw:text-style-name="P2" draw:layer="layout" svg:width="0.091cm" svg:height="0.559cm" svg:x="19.616cm" svg:y="16.52cm">
              <text:p/>
              <draw:enhanced-geometry svg:viewBox="0 0 111 679" draw:type="non-primitive" draw:enhanced-path="M 80 679 L 97 648 107 606 111 556 109 498 103 434 94 369 81 303 66 238 52 176 37 119 22 70 10 29 0 0 N"/>
            </draw:custom-shape>
            <draw:custom-shape draw:style-name="gr35" draw:text-style-name="P2" draw:layer="layout" svg:width="0.215cm" svg:height="0.075cm" svg:x="19.401cm" svg:y="16.445cm">
              <text:p/>
              <draw:enhanced-geometry svg:viewBox="0 0 263 86" draw:type="non-primitive" draw:enhanced-path="M 263 86 L 217 45 168 15 114 0 58 7 0 41 N"/>
            </draw:custom-shape>
            <draw:custom-shape draw:style-name="gr35" draw:text-style-name="P2" draw:layer="layout" svg:width="0.477cm" svg:height="0.493cm" svg:x="18.923cm" svg:y="16.482cm">
              <text:p/>
              <draw:enhanced-geometry svg:viewBox="0 0 571 598" draw:type="non-primitive" draw:enhanced-path="M 571 0 L 547 19 516 46 477 80 434 120 386 164 336 211 284 260 232 310 183 359 136 407 94 452 58 494 29 530 10 561 0 584 2 598 N"/>
            </draw:custom-shape>
            <draw:custom-shape draw:style-name="gr35" draw:text-style-name="P2" draw:layer="layout" svg:width="0.248cm" svg:height="0.095cm" svg:x="18.928cm" svg:y="16.918cm">
              <text:p/>
              <draw:enhanced-geometry svg:viewBox="0 0 300 114" draw:type="non-primitive" draw:enhanced-path="M 0 72 L 31 96 75 112 127 114 184 99 243 63 300 0 N"/>
            </draw:custom-shape>
            <draw:custom-shape draw:style-name="gr35" draw:text-style-name="P2" draw:layer="layout" svg:width="0.311cm" svg:height="0.423cm" svg:x="19.176cm" svg:y="16.495cm">
              <text:p/>
              <draw:enhanced-geometry svg:viewBox="0 0 378 507" draw:type="non-primitive" draw:enhanced-path="M 0 507 L 33 460 72 406 115 347 161 286 207 225 251 166 291 113 326 67 353 32 371 8 378 0 N"/>
            </draw:custom-shape>
            <draw:custom-shape draw:style-name="gr35" draw:text-style-name="P2" draw:layer="layout" svg:width="0.298cm" svg:height="0.617cm" svg:x="19.189cm" svg:y="16.495cm">
              <text:p/>
              <draw:enhanced-geometry svg:viewBox="0 0 361 741" draw:type="non-primitive" draw:enhanced-path="M 361 0 L 352 41 335 90 313 146 286 207 256 273 222 339 188 406 153 471 120 533 88 589 59 639 35 682 17 714 4 734 0 741 N"/>
            </draw:custom-shape>
            <draw:custom-shape draw:style-name="gr36" draw:text-style-name="P2" draw:layer="layout" svg:width="1.621cm" svg:height="2.048cm" svg:x="21.487cm" svg:y="14.961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37" draw:text-style-name="P2" draw:layer="layout" svg:width="3.479cm" svg:height="5.097cm" svg:x="23.27cm" svg:y="10.996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38" draw:text-style-name="P2" draw:layer="layout" svg:width="3.471cm" svg:height="5.097cm" svg:x="23.27cm" svg:y="10.996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28" draw:text-style-name="P2" draw:layer="layout" svg:width="0.364cm" svg:height="0.542cm" svg:x="25.654cm" svg:y="12.419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39" draw:text-style-name="P2" draw:layer="layout" svg:width="0.456cm" svg:height="0.141cm" svg:x="25.144cm" svg:y="15.512cm">
              <text:p/>
              <draw:enhanced-geometry svg:viewBox="0 0 550 167" draw:type="non-primitive" draw:enhanced-path="M 0 149 L 44 157 94 163 148 166 205 167 263 163 320 154 376 139 428 116 475 87 516 48 550 0 N"/>
            </draw:custom-shape>
            <draw:custom-shape draw:style-name="gr39" draw:text-style-name="P2" draw:layer="layout" svg:width="0.306cm" svg:height="0.249cm" svg:x="25.294cm" svg:y="15.512cm">
              <text:p/>
              <draw:enhanced-geometry svg:viewBox="0 0 372 300" draw:type="non-primitive" draw:enhanced-path="M 372 0 L 322 93 279 164 241 218 207 257 175 280 144 294 112 300 78 297 42 291 0 283 N"/>
            </draw:custom-shape>
            <draw:custom-shape draw:style-name="gr39" draw:text-style-name="P2" draw:layer="layout" svg:width="0.207cm" svg:height="0.087cm" svg:x="25.086cm" svg:y="15.661cm">
              <text:p/>
              <draw:enhanced-geometry svg:viewBox="0 0 252 103" draw:type="non-primitive" draw:enhanced-path="M 252 103 L 150 74 70 40 19 12 0 0 N"/>
            </draw:custom-shape>
            <draw:custom-shape draw:style-name="gr39" draw:text-style-name="P2" draw:layer="layout" svg:width="0.887cm" svg:height="0.133cm" svg:x="24.862cm" svg:y="15.23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39" draw:text-style-name="P2" draw:layer="layout" svg:width="0.555cm" svg:height="0.19cm" svg:x="24.862cm" svg:y="15.35cm">
              <text:p/>
              <draw:enhanced-geometry svg:viewBox="0 0 669 228" draw:type="non-primitive" draw:enhanced-path="M 0 0 L 71 28 138 57 204 84 266 110 325 135 381 157 433 178 481 196 527 209 568 220 606 226 640 228 669 224 N"/>
            </draw:custom-shape>
            <draw:custom-shape draw:style-name="gr39" draw:text-style-name="P2" draw:layer="layout" svg:width="0.282cm" svg:height="0.187cm" svg:x="25.418cm" svg:y="15.35cm">
              <text:p/>
              <draw:enhanced-geometry svg:viewBox="0 0 344 224" draw:type="non-primitive" draw:enhanced-path="M 0 224 L 58 203 121 166 186 123 247 79 297 40 332 11 344 0 N"/>
            </draw:custom-shape>
            <draw:custom-shape draw:style-name="gr39" draw:text-style-name="P2" draw:layer="layout" svg:width="0.256cm" svg:height="0.679cm" svg:x="24.087cm" svg:y="12.655cm">
              <text:p/>
              <draw:enhanced-geometry svg:viewBox="0 0 312 821" draw:type="non-primitive" draw:enhanced-path="M 0 821 L 29 760 55 699 79 638 100 578 121 519 139 461 157 404 173 349 189 297 204 246 220 197 236 152 253 109 271 69 290 33 312 0 N"/>
            </draw:custom-shape>
            <draw:custom-shape draw:style-name="gr39" draw:text-style-name="P2" draw:layer="layout" svg:width="0.194cm" svg:height="0.547cm" svg:x="24.344cm" svg:y="12.107cm">
              <text:p/>
              <draw:enhanced-geometry svg:viewBox="0 0 237 656" draw:type="non-primitive" draw:enhanced-path="M 0 656 L 26 618 54 574 82 524 111 471 138 414 164 358 187 301 207 244 222 191 233 141 237 95 235 56 226 24 208 0 N"/>
            </draw:custom-shape>
            <draw:custom-shape draw:style-name="gr39" draw:text-style-name="P2" draw:layer="layout" svg:width="0.318cm" svg:height="0.361cm" svg:x="24.738cm" svg:y="12.232cm">
              <text:p/>
              <draw:enhanced-geometry svg:viewBox="0 0 385 433" draw:type="non-primitive" draw:enhanced-path="M 385 0 L 332 52 278 109 224 167 173 223 126 278 84 328 50 371 23 403 6 425 0 433 N"/>
            </draw:custom-shape>
            <draw:custom-shape draw:style-name="gr39" draw:text-style-name="P2" draw:layer="layout" svg:width="0.282cm" svg:height="0.418cm" svg:x="24.456cm" svg:y="12.593cm">
              <text:p/>
              <draw:enhanced-geometry svg:viewBox="0 0 344 507" draw:type="non-primitive" draw:enhanced-path="M 344 0 L 312 84 279 158 246 224 214 282 181 331 150 374 119 411 89 442 58 467 29 489 0 507 N"/>
            </draw:custom-shape>
            <draw:custom-shape draw:style-name="gr39" draw:text-style-name="P2" draw:layer="layout" svg:width="0.688cm" svg:height="0.941cm" svg:x="24.493cm" svg:y="12.294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39" draw:text-style-name="P2" draw:layer="layout" svg:width="0.937cm" svg:height="0.767cm" svg:x="23.556cm" svg:y="13.235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39" draw:text-style-name="P2" draw:layer="layout" svg:width="0.062cm" svg:height="0.779cm" svg:x="23.676cm" svg:y="11.477cm">
              <text:p/>
              <draw:enhanced-geometry svg:viewBox="0 0 74 942" draw:type="non-primitive" draw:enhanced-path="M 0 942 L 3 894 5 845 9 790 11 734 14 675 18 614 21 553 24 490 29 429 32 367 37 307 43 249 48 193 54 139 60 89 67 42 74 0 N"/>
            </draw:custom-shape>
            <draw:custom-shape draw:style-name="gr39" draw:text-style-name="P2" draw:layer="layout" svg:width="0.062cm" svg:height="0.469cm" svg:x="23.688cm" svg:y="11.008cm">
              <text:p/>
              <draw:enhanced-geometry svg:viewBox="0 0 71 566" draw:type="non-primitive" draw:enhanced-path="M 59 566 L 68 496 71 422 66 346 57 271 47 200 33 135 21 80 11 38 3 9 0 0 N"/>
            </draw:custom-shape>
            <draw:custom-shape draw:style-name="gr39" draw:text-style-name="P2" draw:layer="layout" svg:width="0.232cm" svg:height="1.087cm" svg:x="23.456cm" svg:y="11.008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39" draw:text-style-name="P2" draw:layer="layout" svg:width="0.124cm" svg:height="0.419cm" svg:x="23.938cm" svg:y="11.332cm">
              <text:p/>
              <draw:enhanced-geometry svg:viewBox="0 0 148 507" draw:type="non-primitive" draw:enhanced-path="M 148 0 L 141 56 129 117 113 181 95 244 76 306 55 366 35 421 17 468 0 507 N"/>
            </draw:custom-shape>
            <draw:custom-shape draw:style-name="gr39" draw:text-style-name="P2" draw:layer="layout" svg:width="0.261cm" svg:height="0.592cm" svg:x="23.676cm" svg:y="11.751cm">
              <text:p/>
              <draw:enhanced-geometry svg:viewBox="0 0 313 715" draw:type="non-primitive" draw:enhanced-path="M 313 0 L 301 26 282 59 260 98 234 142 205 192 175 245 145 301 115 360 87 420 61 481 38 542 20 602 6 660 0 715 N"/>
            </draw:custom-shape>
            <draw:custom-shape draw:style-name="gr39" draw:text-style-name="P2" draw:layer="layout" svg:width="0.149cm" svg:height="0.816cm" svg:x="23.676cm" svg:y="11.527cm">
              <text:p/>
              <draw:enhanced-geometry svg:viewBox="0 0 179 985" draw:type="non-primitive" draw:enhanced-path="M 0 985 L 3 914 9 841 14 770 22 701 30 632 40 564 50 499 62 436 73 376 86 318 98 264 110 213 123 167 134 124 147 85 158 52 169 24 179 0 N"/>
            </draw:custom-shape>
            <draw:custom-shape draw:style-name="gr39" draw:text-style-name="P2" draw:layer="layout" svg:width="0.049cm" svg:height="0.381cm" svg:x="23.826cm" svg:y="11.145cm">
              <text:p/>
              <draw:enhanced-geometry svg:viewBox="0 0 59 463" draw:type="non-primitive" draw:enhanced-path="M 0 463 L 20 409 34 341 45 264 52 187 56 115 58 56 59 15 59 0 N"/>
            </draw:custom-shape>
            <draw:custom-shape draw:style-name="gr39" draw:text-style-name="P2" draw:layer="layout" svg:width="0.344cm" svg:height="0.368cm" svg:x="24.024cm" svg:y="11.963cm">
              <text:p/>
              <draw:enhanced-geometry svg:viewBox="0 0 417 448" draw:type="non-primitive" draw:enhanced-path="M 417 0 L 347 44 283 94 225 147 173 202 128 255 89 306 58 352 33 391 15 421 3 441 0 448 N"/>
            </draw:custom-shape>
            <draw:custom-shape draw:style-name="gr39" draw:text-style-name="P2" draw:layer="layout" svg:width="0.248cm" svg:height="0.211cm" svg:x="23.776cm" svg:y="12.331cm">
              <text:p/>
              <draw:enhanced-geometry svg:viewBox="0 0 298 254" draw:type="non-primitive" draw:enhanced-path="M 298 0 L 226 33 161 76 107 125 61 172 29 214 7 244 0 254 N"/>
            </draw:custom-shape>
            <draw:custom-shape draw:style-name="gr39" draw:text-style-name="P2" draw:layer="layout" svg:width="0.347cm" svg:height="0.742cm" svg:x="23.776cm" svg:y="11.801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39" draw:text-style-name="P2" draw:layer="layout" svg:width="0.464cm" svg:height="0.48cm" svg:x="25.136cm" svg:y="14.413cm">
              <text:p/>
              <draw:enhanced-geometry svg:viewBox="0 0 564 582" draw:type="non-primitive" draw:enhanced-path="M 0 582 L 39 551 82 517 127 483 174 446 221 408 268 369 314 328 358 288 400 246 440 204 475 162 505 121 531 79 551 40 564 0 N"/>
            </draw:custom-shape>
            <draw:custom-shape draw:style-name="gr39" draw:text-style-name="P2" draw:layer="layout" svg:width="0.116cm" svg:height="1.228cm" svg:x="25.6cm" svg:y="13.185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39" draw:text-style-name="P2" draw:layer="layout" svg:width="0.137cm" svg:height="1.139cm" svg:x="25.55cm" svg:y="12.04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39" draw:text-style-name="P2" draw:layer="layout" svg:width="0.182cm" svg:height="0.273cm" svg:x="25.43cm" svg:y="12.008cm">
              <text:p/>
              <draw:enhanced-geometry svg:viewBox="0 0 221 331" draw:type="non-primitive" draw:enhanced-path="M 192 46 L 212 17 221 1 219 0 209 9 193 28 172 55 147 88 120 125 93 164 66 205 42 242 21 278 7 308 0 331 N"/>
            </draw:custom-shape>
            <draw:custom-shape draw:style-name="gr39" draw:text-style-name="P2" draw:layer="layout" svg:width="0.008cm" svg:height="0.46cm" svg:x="25.422cm" svg:y="12.281cm">
              <text:p/>
              <draw:enhanced-geometry svg:viewBox="0 0 7 552" draw:type="non-primitive" draw:enhanced-path="M 7 0 L 2 42 0 106 0 183 0 268 1 351 4 428 5 493 6 536 7 552 N"/>
            </draw:custom-shape>
            <draw:custom-shape draw:style-name="gr39" draw:text-style-name="P2" draw:layer="layout" svg:width="0.128cm" svg:height="0.742cm" svg:x="25.376cm" svg:y="11.999cm">
              <text:p/>
              <draw:enhanced-geometry svg:viewBox="0 0 151 896" draw:type="non-primitive" draw:enhanced-path="M 62 896 L 50 865 38 830 28 789 19 744 11 695 5 643 2 590 0 533 1 476 4 418 10 360 19 303 31 246 47 190 68 138 91 89 119 42 151 0 N"/>
            </draw:custom-shape>
            <draw:custom-shape draw:style-name="gr39" draw:text-style-name="P2" draw:layer="layout" svg:width="0.232cm" svg:height="1.028cm" svg:x="25.273cm" svg:y="11.999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39" draw:text-style-name="P2" draw:layer="layout" svg:width="0.058cm" svg:height="0.721cm" svg:x="25.223cm" svg:y="12.307cm">
              <text:p/>
              <draw:enhanced-geometry svg:viewBox="0 0 73 867" draw:type="non-primitive" draw:enhanced-path="M 73 867 L 62 768 51 675 41 589 31 509 24 435 17 368 11 304 7 248 3 197 1 150 0 109 1 74 3 45 7 20 12 0 N"/>
            </draw:custom-shape>
            <draw:custom-shape draw:style-name="gr39" draw:text-style-name="P2" draw:layer="layout" svg:width="0.273cm" svg:height="0.381cm" svg:x="25.232cm" svg:y="11.925cm">
              <text:p/>
              <draw:enhanced-geometry svg:viewBox="0 0 328 462" draw:type="non-primitive" draw:enhanced-path="M 0 462 L 17 428 47 380 85 324 129 261 176 198 222 137 264 83 297 40 320 10 328 0 N"/>
            </draw:custom-shape>
            <draw:custom-shape draw:style-name="gr39" draw:text-style-name="P2" draw:layer="layout" svg:width="0.903cm" svg:height="0.327cm" svg:x="24.564cm" svg:y="11.863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39" draw:text-style-name="P2" draw:layer="layout" svg:width="0.173cm" svg:height="0.223cm" svg:x="26.194cm" svg:y="13.037cm">
              <text:p/>
              <draw:enhanced-geometry svg:viewBox="0 0 210 274" draw:type="non-primitive" draw:enhanced-path="M 210 274 L 176 196 149 130 127 77 104 37 78 11 44 0 0 4 N"/>
            </draw:custom-shape>
            <draw:custom-shape draw:style-name="gr39" draw:text-style-name="P2" draw:layer="layout" svg:width="0.195cm" svg:height="0.087cm" svg:x="25.998cm" svg:y="12.949cm">
              <text:p/>
              <draw:enhanced-geometry svg:viewBox="0 0 236 105" draw:type="non-primitive" draw:enhanced-path="M 236 105 L 149 101 73 63 20 20 0 0 N"/>
            </draw:custom-shape>
            <draw:custom-shape draw:style-name="gr39" draw:text-style-name="P2" draw:layer="layout" svg:width="0.369cm" svg:height="0.928cm" svg:x="25.724cm" svg:y="13.136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39" draw:text-style-name="P2" draw:layer="layout" svg:width="0.223cm" svg:height="0.372cm" svg:x="25.724cm" svg:y="13.136cm">
              <text:p/>
              <draw:enhanced-geometry svg:viewBox="0 0 270 448" draw:type="non-primitive" draw:enhanced-path="M 0 0 L 48 68 86 130 116 188 138 239 158 285 176 327 193 364 213 396 238 423 270 448 N"/>
            </draw:custom-shape>
            <draw:custom-shape draw:style-name="gr39" draw:text-style-name="P2" draw:layer="layout" svg:width="0.245cm" svg:height="0.443cm" svg:x="25.948cm" svg:y="13.509cm">
              <text:p/>
              <draw:enhanced-geometry svg:viewBox="0 0 295 536" draw:type="non-primitive" draw:enhanced-path="M 0 0 L 31 25 62 59 92 101 122 149 150 202 177 257 203 315 228 373 252 430 275 485 295 536 N"/>
            </draw:custom-shape>
            <draw:custom-shape draw:style-name="gr40" draw:text-style-name="P2" draw:layer="layout" svg:width="4.47cm" svg:height="3.297cm" svg:x="22.088cm" svg:y="9.64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41" draw:text-style-name="P2" draw:layer="layout" svg:width="0.742cm" svg:height="0.746cm" svg:x="24.68cm" svg:y="11.34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42" draw:text-style-name="P2" draw:layer="layout" svg:width="0.65cm" svg:height="0.51cm" svg:x="24.68cm" svg:y="11.34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41" draw:text-style-name="P2" draw:layer="layout" svg:width="1.074cm" svg:height="1.115cm" svg:x="22.561cm" svg:y="10.639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43" draw:text-style-name="P2" draw:layer="layout" svg:width="0.543cm" svg:height="0.211cm" svg:x="25.6cm" svg:y="10.295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41" draw:text-style-name="P2" draw:layer="layout" svg:width="1.779cm" svg:height="0.6cm" svg:x="22.332cm" svg:y="10.125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41" draw:text-style-name="P2" draw:layer="layout" svg:width="0.705cm" svg:height="0.812cm" svg:x="25.318cm" svg:y="10.519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42" draw:text-style-name="P2" draw:layer="layout" svg:width="0.046cm" svg:height="0.472cm" svg:x="25.318cm" svg:y="10.859cm">
              <text:p/>
              <draw:enhanced-geometry svg:viewBox="0 0 57 567" draw:type="non-primitive" draw:enhanced-path="M 0 567 L 0 502 3 439 5 377 10 317 14 259 21 202 29 148 37 96 47 46 57 0 N"/>
            </draw:custom-shape>
            <draw:custom-shape draw:style-name="gr41" draw:text-style-name="P2" draw:layer="layout" svg:width="0.813cm" svg:height="1.679cm" svg:x="25.492cm" svg:y="11.049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42" draw:text-style-name="P2" draw:layer="layout" svg:width="0.103cm" svg:height="0.319cm" svg:x="24.087cm" svg:y="10.805cm">
              <text:p/>
              <draw:enhanced-geometry svg:viewBox="0 0 125 386" draw:type="non-primitive" draw:enhanced-path="M 0 386 L 29 309 59 235 86 166 107 105 122 54 125 19 115 0 N"/>
            </draw:custom-shape>
            <draw:custom-shape draw:style-name="gr44" draw:text-style-name="P2" draw:layer="layout" svg:width="0.153cm" svg:height="0.107cm" svg:x="24.029cm" svg:y="10.698cm">
              <text:p/>
              <draw:enhanced-geometry svg:viewBox="0 0 185 128" draw:type="non-primitive" draw:enhanced-path="M 185 128 L 151 74 89 34 27 9 0 0 N"/>
            </draw:custom-shape>
            <draw:custom-shape draw:style-name="gr44" draw:text-style-name="P2" draw:layer="layout" svg:width="0.452cm" svg:height="0.062cm" svg:x="24.365cm" svg:y="10.743cm">
              <text:p/>
              <draw:enhanced-geometry svg:viewBox="0 0 547 73" draw:type="non-primitive" draw:enhanced-path="M 0 31 L 75 15 148 5 217 0 280 1 340 6 394 15 443 26 485 40 520 56 547 73 N"/>
            </draw:custom-shape>
            <draw:custom-shape draw:style-name="gr45" draw:text-style-name="P2" draw:layer="layout" svg:width="0.347cm" svg:height="0.104cm" svg:x="24.385cm" svg:y="10.817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11" draw:text-style-name="P2" draw:layer="layout" svg:width="0.347cm" svg:height="0.104cm" svg:x="24.385cm" svg:y="10.817cm">
              <text:p/>
              <draw:enhanced-geometry svg:viewBox="0 0 420 128" draw:type="non-primitive" draw:enhanced-path="M 420 85 L 361 56 299 32 234 16 170 6 107 0 50 2 0 6 0 6 50 57 60 106 56 128 56 128 161 110 249 98 321 91 374 88 407 86 420 85 420 85 420 85 N"/>
            </draw:custom-shape>
            <draw:custom-shape draw:style-name="gr42" draw:text-style-name="P2" draw:layer="layout" svg:width="0.144cm" svg:height="0.007cm" svg:x="24.191cm" svg:y="11.569cm">
              <text:p/>
              <draw:enhanced-geometry svg:viewBox="0 0 172 14" draw:type="non-primitive" draw:enhanced-path="M 172 14 L 92 11 27 3 0 0 N"/>
            </draw:custom-shape>
            <draw:custom-shape draw:style-name="gr42" draw:text-style-name="P2" draw:layer="layout" svg:width="0.24cm" svg:height="0.008cm" svg:x="24.186cm" svg:y="11.46cm">
              <text:p/>
              <draw:enhanced-geometry svg:viewBox="0 0 291 11" draw:type="non-primitive" draw:enhanced-path="M 0 0 L 81 10 176 11 257 9 291 8 N"/>
            </draw:custom-shape>
            <draw:custom-shape draw:style-name="gr42" draw:text-style-name="P2" draw:layer="layout" svg:width="0.094cm" svg:height="0.016cm" svg:x="24.182cm" svg:y="11.278cm">
              <text:p/>
              <draw:enhanced-geometry svg:viewBox="0 0 114 21" draw:type="non-primitive" draw:enhanced-path="M 114 21 L 68 0 22 7 0 15 N"/>
            </draw:custom-shape>
            <draw:custom-shape draw:style-name="gr42" draw:text-style-name="P2" draw:layer="layout" svg:width="0.078cm" svg:height="0.108cm" svg:x="24.286cm" svg:y="11.199cm">
              <text:p/>
              <draw:enhanced-geometry svg:viewBox="0 0 94 128" draw:type="non-primitive" draw:enhanced-path="M 0 0 L 69 33 94 76 58 128 N"/>
            </draw:custom-shape>
            <draw:custom-shape draw:style-name="gr42" draw:text-style-name="P2" draw:layer="layout" svg:width="0.165cm" svg:height="0.206cm" svg:x="24.385cm" svg:y="11.195cm">
              <text:p/>
              <draw:enhanced-geometry svg:viewBox="0 0 200 249" draw:type="non-primitive" draw:enhanced-path="M 0 0 L 63 39 121 92 166 151 196 207 200 249 N"/>
            </draw:custom-shape>
            <draw:custom-shape draw:style-name="gr42" draw:text-style-name="P2" draw:layer="layout" svg:width="0.086cm" svg:height="0.216cm" svg:x="24.464cm" svg:y="11.402cm">
              <text:p/>
              <draw:enhanced-geometry svg:viewBox="0 0 107 263" draw:type="non-primitive" draw:enhanced-path="M 107 0 L 83 64 47 152 14 230 0 263 N"/>
            </draw:custom-shape>
            <draw:custom-shape draw:style-name="gr46" draw:text-style-name="P2" draw:layer="layout" svg:width="1.969cm" svg:height="1.347cm" svg:x="23.987cm" svg:y="9.549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45" draw:text-style-name="P2" draw:layer="layout" svg:width="0.091cm" svg:height="0.115cm" svg:x="24.091cm" svg:y="10.793cm">
              <text:p/>
              <draw:enhanced-geometry svg:viewBox="0 0 107 141" draw:type="non-primitive" draw:enhanced-path="M 13 141 L 99 128 107 63 0 0 13 141 13 141 Z N"/>
            </draw:custom-shape>
            <draw:custom-shape draw:style-name="gr11" draw:text-style-name="P2" draw:layer="layout" svg:width="0.091cm" svg:height="0.115cm" svg:x="24.091cm" svg:y="10.793cm">
              <text:p/>
              <draw:enhanced-geometry svg:viewBox="0 0 107 141" draw:type="non-primitive" draw:enhanced-path="M 13 141 L 99 128 107 63 0 0 13 141 13 141 N"/>
            </draw:custom-shape>
            <draw:custom-shape draw:style-name="gr36" draw:text-style-name="P2" draw:layer="layout" svg:width="0.991cm" svg:height="1.521cm" svg:x="24.277cm" svg:y="15.06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47" draw:text-style-name="P2" draw:layer="layout" svg:width="5.992cm" svg:height="4.598cm" svg:x="19.189cm" svg:y="12.534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48" draw:text-style-name="P2" draw:layer="layout" svg:width="0.128cm" svg:height="0.203cm" svg:x="24.318cm" svg:y="15.044cm">
              <text:p/>
              <draw:enhanced-geometry svg:viewBox="0 0 156 247" draw:type="non-primitive" draw:enhanced-path="M 0 0 L 53 71 100 138 135 198 156 247 N"/>
            </draw:custom-shape>
            <draw:custom-shape draw:style-name="gr48" draw:text-style-name="P2" draw:layer="layout" svg:width="0.252cm" svg:height="0.373cm" svg:x="24.447cm" svg:y="15.247cm">
              <text:p/>
              <draw:enhanced-geometry svg:viewBox="0 0 307 451" draw:type="non-primitive" draw:enhanced-path="M 0 0 L 15 37 39 75 68 115 102 155 140 200 178 245 216 292 252 343 282 395 307 451 N"/>
            </draw:custom-shape>
            <draw:custom-shape draw:style-name="gr48" draw:text-style-name="P2" draw:layer="layout" svg:width="0.257cm" svg:height="0.667cm" svg:x="24.7cm" svg:y="15.62cm">
              <text:p/>
              <draw:enhanced-geometry svg:viewBox="0 0 308 806" draw:type="non-primitive" draw:enhanced-path="M 0 0 L 12 36 25 79 37 127 50 180 63 235 77 293 92 353 106 412 122 472 140 528 158 584 179 636 201 682 224 724 250 759 277 786 308 806 N"/>
            </draw:custom-shape>
            <draw:custom-shape draw:style-name="gr48" draw:text-style-name="P2" draw:layer="layout" svg:width="0.223cm" svg:height="0.206cm" svg:x="24.958cm" svg:y="16.288cm">
              <text:p/>
              <draw:enhanced-geometry svg:viewBox="0 0 270 248" draw:type="non-primitive" draw:enhanced-path="M 0 0 L 80 46 148 100 201 154 238 201 262 235 270 248 N"/>
            </draw:custom-shape>
            <draw:custom-shape draw:style-name="gr48" draw:text-style-name="P2" draw:layer="layout" svg:width="0.489cm" svg:height="0.991cm" svg:x="22.423cm" svg:y="15.964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48" draw:text-style-name="P2" draw:layer="layout" svg:width="0.38cm" svg:height="0.853cm" svg:x="22.043cm" svg:y="15.11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48" draw:text-style-name="P2" draw:layer="layout" svg:width="0.634cm" svg:height="0.659cm" svg:x="21.408cm" svg:y="15.11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36" draw:text-style-name="P2" draw:layer="layout" svg:width="2.218cm" svg:height="3.073cm" svg:x="19.608cm" svg:y="13.02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48" draw:text-style-name="P2" draw:layer="layout" svg:width="0.535cm" svg:height="0.481cm" svg:x="21.291cm" svg:y="13.02cm">
              <text:p/>
              <draw:enhanced-geometry svg:viewBox="0 0 648 579" draw:type="non-primitive" draw:enhanced-path="M 648 0 L 598 41 545 83 492 127 439 171 386 215 333 259 282 303 233 346 187 387 144 427 105 463 70 498 41 529 17 556 0 579 N"/>
            </draw:custom-shape>
            <draw:custom-shape draw:style-name="gr48" draw:text-style-name="P2" draw:layer="layout" svg:width="0.422cm" svg:height="0.704cm" svg:x="20.869cm" svg:y="13.501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48" draw:text-style-name="P2" draw:layer="layout" svg:width="0.469cm" svg:height="0.738cm" svg:x="20.4cm" svg:y="14.206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48" draw:text-style-name="P2" draw:layer="layout" svg:width="0.265cm" svg:height="0.538cm" svg:x="20.134cm" svg:y="14.944cm">
              <text:p/>
              <draw:enhanced-geometry svg:viewBox="0 0 319 651" draw:type="non-primitive" draw:enhanced-path="M 319 0 L 297 34 271 74 245 121 217 172 188 226 161 283 133 340 106 399 81 456 57 511 35 562 16 610 0 651 N"/>
            </draw:custom-shape>
            <draw:custom-shape draw:style-name="gr48" draw:text-style-name="P2" draw:layer="layout" svg:width="0.223cm" svg:height="0.252cm" svg:x="19.911cm" svg:y="15.483cm">
              <text:p/>
              <draw:enhanced-geometry svg:viewBox="0 0 270 307" draw:type="non-primitive" draw:enhanced-path="M 270 0 L 241 65 206 118 165 164 122 203 79 238 37 272 0 307 N"/>
            </draw:custom-shape>
            <draw:custom-shape draw:style-name="gr48" draw:text-style-name="P2" draw:layer="layout" svg:width="0.165cm" svg:height="0.357cm" svg:x="19.745cm" svg:y="15.736cm">
              <text:p/>
              <draw:enhanced-geometry svg:viewBox="0 0 200 428" draw:type="non-primitive" draw:enhanced-path="M 200 0 L 168 42 134 102 100 172 69 245 42 315 19 373 5 412 0 428 N"/>
            </draw:custom-shape>
            <draw:custom-shape draw:style-name="gr49" draw:text-style-name="P2" draw:layer="layout" svg:width="3.354cm" svg:height="2.101cm" svg:x="21.387cm" svg:y="13.655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50" draw:text-style-name="P2" draw:layer="layout" svg:width="0.381cm" svg:height="0.285cm" svg:x="24.75cm" svg:y="15.541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48" draw:text-style-name="P2" draw:layer="layout" svg:width="0.402cm" svg:height="0.311cm" svg:x="24.427cm" svg:y="15.209cm">
              <text:p/>
              <draw:enhanced-geometry svg:viewBox="0 0 483 377" draw:type="non-primitive" draw:enhanced-path="M 0 0 L 86 44 164 87 234 130 296 171 349 210 395 246 430 280 457 309 475 336 483 359 482 377 N"/>
            </draw:custom-shape>
            <draw:custom-shape draw:style-name="gr48" draw:text-style-name="P2" draw:layer="layout" svg:width="0.157cm" svg:height="0.12cm" svg:x="24.671cm" svg:y="15.417cm">
              <text:p/>
              <draw:enhanced-geometry svg:viewBox="0 0 189 148" draw:type="non-primitive" draw:enhanced-path="M 189 129 L 169 148 139 137 100 104 53 55 0 0 N"/>
            </draw:custom-shape>
            <draw:custom-shape draw:style-name="gr48" draw:text-style-name="P2" draw:layer="layout" svg:width="0.203cm" svg:height="0.141cm" svg:x="24.468cm" svg:y="15.276cm">
              <text:p/>
              <draw:enhanced-geometry svg:viewBox="0 0 246 166" draw:type="non-primitive" draw:enhanced-path="M 246 166 L 168 99 87 47 25 12 0 0 N"/>
            </draw:custom-shape>
            <draw:custom-shape draw:style-name="gr48" draw:text-style-name="P2" draw:layer="layout" svg:width="0.273cm" svg:height="0.364cm" svg:x="24.721cm" svg:y="16.031cm">
              <text:p/>
              <draw:enhanced-geometry svg:viewBox="0 0 330 439" draw:type="non-primitive" draw:enhanced-path="M 330 439 L 295 399 253 353 208 301 161 246 116 191 75 137 40 86 14 39 0 0 N"/>
            </draw:custom-shape>
            <draw:custom-shape draw:style-name="gr48" draw:text-style-name="P2" draw:layer="layout" svg:width="0.07cm" svg:height="0.108cm" svg:x="24.65cm" svg:y="15.935cm">
              <text:p/>
              <draw:enhanced-geometry svg:viewBox="0 0 83 130" draw:type="non-primitive" draw:enhanced-path="M 83 117 L 71 78 55 43 38 16 21 1 8 0 0 19 1 61 12 130 N"/>
            </draw:custom-shape>
            <draw:custom-shape draw:style-name="gr48" draw:text-style-name="P2" draw:layer="layout" svg:width="0.245cm" svg:height="0.401cm" svg:x="24.663cm" svg:y="16.043cm">
              <text:p/>
              <draw:enhanced-geometry svg:viewBox="0 0 296 486" draw:type="non-primitive" draw:enhanced-path="M 0 0 L 14 61 30 119 49 176 69 230 92 281 118 327 146 370 179 408 214 439 254 465 296 486 N"/>
            </draw:custom-shape>
            <draw:custom-shape draw:style-name="gr48" draw:text-style-name="P2" draw:layer="layout" svg:width="0.364cm" svg:height="0.045cm" svg:x="24.7cm" svg:y="16.561cm">
              <text:p/>
              <draw:enhanced-geometry svg:viewBox="0 0 437 54" draw:type="non-primitive" draw:enhanced-path="M 437 0 L 367 23 296 40 230 50 165 54 104 51 50 42 0 25 N"/>
            </draw:custom-shape>
            <draw:custom-shape draw:style-name="gr48" draw:text-style-name="P2" draw:layer="layout" svg:width="0.177cm" svg:height="0.232cm" svg:x="24.937cm" svg:y="15.582cm">
              <text:p/>
              <draw:enhanced-geometry svg:viewBox="0 0 214 284" draw:type="non-primitive" draw:enhanced-path="M 0 0 L 68 59 119 110 156 155 182 197 200 239 214 284 N"/>
            </draw:custom-shape>
            <draw:custom-shape draw:style-name="gr48" draw:text-style-name="P2" draw:layer="layout" svg:width="0.025cm" svg:height="0.394cm" svg:x="25.115cm" svg:y="15.815cm">
              <text:p/>
              <draw:enhanced-geometry svg:viewBox="0 0 34 473" draw:type="non-primitive" draw:enhanced-path="M 0 0 L 8 48 14 115 20 192 25 273 29 349 31 414 32 458 34 473 N"/>
            </draw:custom-shape>
            <draw:custom-shape draw:style-name="gr48" draw:text-style-name="P2" draw:layer="layout" svg:width="0.099cm" svg:height="0.542cm" svg:x="22.706cm" svg:y="14.098cm">
              <text:p/>
              <draw:enhanced-geometry svg:viewBox="0 0 119 651" draw:type="non-primitive" draw:enhanced-path="M 0 0 L 23 33 45 74 63 120 79 171 92 227 103 286 111 346 117 408 119 470 119 532 115 592 108 651 N"/>
            </draw:custom-shape>
            <draw:custom-shape draw:style-name="gr48" draw:text-style-name="P2" draw:layer="layout" svg:width="0.099cm" svg:height="1.294cm" svg:x="22.697cm" svg:y="14.641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48" draw:text-style-name="P2" draw:layer="layout" svg:width="0.244cm" svg:height="1.028cm" svg:x="21.387cm" svg:y="13.729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48" draw:text-style-name="P2" draw:layer="layout" svg:width="0.087cm" svg:height="0.439cm" svg:x="21.3cm" svg:y="14.758cm">
              <text:p/>
              <draw:enhanced-geometry svg:viewBox="0 0 107 533" draw:type="non-primitive" draw:enhanced-path="M 107 0 L 93 53 78 121 63 196 47 276 32 354 20 424 9 481 3 518 0 533 N"/>
            </draw:custom-shape>
            <draw:custom-shape draw:style-name="gr48" draw:text-style-name="P2" draw:layer="layout" svg:width="0.058cm" svg:height="0.519cm" svg:x="20.549cm" svg:y="15.856cm">
              <text:p/>
              <draw:enhanced-geometry svg:viewBox="0 0 73 626" draw:type="non-primitive" draw:enhanced-path="M 0 626 L 10 571 22 517 33 462 44 406 54 351 62 294 69 238 73 180 71 121 67 61 57 0 N"/>
            </draw:custom-shape>
            <draw:custom-shape draw:style-name="gr48" draw:text-style-name="P2" draw:layer="layout" svg:width="0.348cm" svg:height="1.136cm" svg:x="20.591cm" svg:y="14.72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48" draw:text-style-name="P2" draw:layer="layout" svg:width="0.215cm" svg:height="0.505cm" svg:x="21.122cm" svg:y="13.543cm">
              <text:p/>
              <draw:enhanced-geometry svg:viewBox="0 0 260 613" draw:type="non-primitive" draw:enhanced-path="M 260 0 L 252 32 242 61 228 92 211 122 192 157 171 197 146 242 120 295 92 358 63 430 33 515 0 613 N"/>
            </draw:custom-shape>
            <draw:custom-shape draw:style-name="gr48" draw:text-style-name="P2" draw:layer="layout" svg:width="0.663cm" svg:height="1.471cm" svg:x="20.458cm" svg:y="14.049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48" draw:text-style-name="P2" draw:layer="layout" svg:width="0.215cm" svg:height="0.572cm" svg:x="20.243cm" svg:y="15.52cm">
              <text:p/>
              <draw:enhanced-geometry svg:viewBox="0 0 262 688" draw:type="non-primitive" draw:enhanced-path="M 262 0 L 240 45 216 89 191 132 164 174 138 217 112 260 87 304 65 351 44 398 27 449 14 504 5 560 0 621 3 688 N"/>
            </draw:custom-shape>
            <draw:custom-shape draw:style-name="gr48" draw:text-style-name="P2" draw:layer="layout" svg:width="0.099cm" svg:height="0.351cm" svg:x="20.147cm" svg:y="16.093cm">
              <text:p/>
              <draw:enhanced-geometry svg:viewBox="0 0 123 426" draw:type="non-primitive" draw:enhanced-path="M 118 0 L 123 107 122 193 115 258 102 310 84 349 61 378 33 403 0 426 N"/>
            </draw:custom-shape>
            <draw:custom-shape draw:style-name="gr48" draw:text-style-name="P2" draw:layer="layout" svg:width="0.049cm" svg:height="0.294cm" svg:x="20.147cm" svg:y="16.15cm">
              <text:p/>
              <draw:enhanced-geometry svg:viewBox="0 0 63 356" draw:type="non-primitive" draw:enhanced-path="M 0 356 L 22 300 43 237 58 169 63 102 56 44 36 0 N"/>
            </draw:custom-shape>
            <draw:custom-shape draw:style-name="gr48" draw:text-style-name="P2" draw:layer="layout" svg:width="0.116cm" svg:height="0.194cm" svg:x="20.897cm" svg:y="16.367cm">
              <text:p/>
              <draw:enhanced-geometry svg:viewBox="0 0 141 236" draw:type="non-primitive" draw:enhanced-path="M 0 236 L 64 167 110 119 136 83 141 47 119 0 N"/>
            </draw:custom-shape>
            <draw:custom-shape draw:style-name="gr48" draw:text-style-name="P2" draw:layer="layout" svg:width="0.091cm" svg:height="0.302cm" svg:x="20.985cm" svg:y="16.064cm">
              <text:p/>
              <draw:enhanced-geometry svg:viewBox="0 0 106 367" draw:type="non-primitive" draw:enhanced-path="M 13 367 L 0 317 5 253 24 183 50 115 78 56 98 16 106 0 N"/>
            </draw:custom-shape>
            <draw:custom-shape draw:style-name="gr48" draw:text-style-name="P2" draw:layer="layout" svg:width="0.182cm" svg:height="0.302cm" svg:x="20.893cm" svg:y="16.064cm">
              <text:p/>
              <draw:enhanced-geometry svg:viewBox="0 0 220 367" draw:type="non-primitive" draw:enhanced-path="M 220 0 L 159 69 108 125 66 173 34 215 13 252 1 287 0 326 8 367 N"/>
            </draw:custom-shape>
            <draw:custom-shape draw:style-name="gr48" draw:text-style-name="P2" draw:layer="layout" svg:width="0.203cm" svg:height="0.215cm" svg:x="20.694cm" svg:y="16.367cm">
              <text:p/>
              <draw:enhanced-geometry svg:viewBox="0 0 248 261" draw:type="non-primitive" draw:enhanced-path="M 248 0 L 246 52 215 104 166 152 109 195 56 230 16 253 0 261 N"/>
            </draw:custom-shape>
            <draw:custom-shape draw:style-name="gr48" draw:text-style-name="P2" draw:layer="layout" svg:width="0.107cm" svg:height="0.521cm" svg:x="20.272cm" svg:y="16.023cm">
              <text:p/>
              <draw:enhanced-geometry svg:viewBox="0 0 131 628" draw:type="non-primitive" draw:enhanced-path="M 0 628 L 28 576 51 513 71 442 88 367 100 290 110 215 118 147 124 89 128 42 131 12 131 0 N"/>
            </draw:custom-shape>
            <draw:custom-shape draw:style-name="gr48" draw:text-style-name="P2" draw:layer="layout" svg:width="0.087cm" svg:height="0.538cm" svg:x="20.35cm" svg:y="16.023cm">
              <text:p/>
              <draw:enhanced-geometry svg:viewBox="0 0 105 651" draw:type="non-primitive" draw:enhanced-path="M 34 0 L 60 57 80 115 94 173 101 233 105 292 104 351 97 407 88 460 74 508 58 554 40 592 21 625 0 651 N"/>
            </draw:custom-shape>
            <draw:custom-shape draw:style-name="gr48" draw:text-style-name="P2" draw:layer="layout" svg:width="0.12cm" svg:height="0.265cm" svg:x="20.014cm" svg:y="16.093cm">
              <text:p/>
              <draw:enhanced-geometry svg:viewBox="0 0 146 318" draw:type="non-primitive" draw:enhanced-path="M 146 0 L 81 23 37 58 11 103 0 152 0 200 7 246 16 283 25 309 29 318 N"/>
            </draw:custom-shape>
            <draw:custom-shape draw:style-name="gr48" draw:text-style-name="P2" draw:layer="layout" svg:width="0.094cm" svg:height="0.265cm" svg:x="20.039cm" svg:y="16.093cm">
              <text:p/>
              <draw:enhanced-geometry svg:viewBox="0 0 117 318" draw:type="non-primitive" draw:enhanced-path="M 0 318 L 21 231 52 145 83 71 108 19 117 0 N"/>
            </draw:custom-shape>
            <draw:custom-shape draw:style-name="gr48" draw:text-style-name="P2" draw:layer="layout" svg:width="0.075cm" svg:height="0.215cm" svg:x="19.885cm" svg:y="16.052cm">
              <text:p/>
              <draw:enhanced-geometry svg:viewBox="0 0 88 261" draw:type="non-primitive" draw:enhanced-path="M 52 261 L 28 221 11 195 1 178 0 162 6 143 22 114 49 68 88 0 N"/>
            </draw:custom-shape>
            <draw:custom-shape draw:style-name="gr48" draw:text-style-name="P2" draw:layer="layout" svg:width="0.273cm" svg:height="0.519cm" svg:x="19.96cm" svg:y="15.533cm">
              <text:p/>
              <draw:enhanced-geometry svg:viewBox="0 0 330 627" draw:type="non-primitive" draw:enhanced-path="M 0 627 L 30 574 62 520 94 465 125 409 157 355 188 300 217 247 244 194 270 143 293 93 313 46 330 0 N"/>
            </draw:custom-shape>
            <draw:custom-shape draw:style-name="gr48" draw:text-style-name="P2" draw:layer="layout" svg:width="0.186cm" svg:height="0.43cm" svg:x="20.234cm" svg:y="15.102cm">
              <text:p/>
              <draw:enhanced-geometry svg:viewBox="0 0 223 521" draw:type="non-primitive" draw:enhanced-path="M 0 521 L 23 456 52 383 84 308 118 231 150 159 179 96 202 45 217 12 223 0 N"/>
            </draw:custom-shape>
            <draw:custom-shape draw:style-name="gr48" draw:text-style-name="P2" draw:layer="layout" svg:width="0.049cm" svg:height="0.236cm" svg:x="21.366cm" svg:y="13.119cm">
              <text:p/>
              <draw:enhanced-geometry svg:viewBox="0 0 60 284" draw:type="non-primitive" draw:enhanced-path="M 60 284 L 20 199 3 106 0 30 1 0 N"/>
            </draw:custom-shape>
            <draw:custom-shape draw:style-name="gr48" draw:text-style-name="P2" draw:layer="layout" svg:width="0.032cm" svg:height="0.245cm" svg:x="21.229cm" svg:y="13.276cm">
              <text:p/>
              <draw:enhanced-geometry svg:viewBox="0 0 36 295" draw:type="non-primitive" draw:enhanced-path="M 36 295 L 16 205 4 107 1 31 0 0 N"/>
            </draw:custom-shape>
            <draw:custom-shape draw:style-name="gr48" draw:text-style-name="P2" draw:layer="layout" svg:width="0.037cm" svg:height="0.701cm" svg:x="21.055cm" svg:y="13.185cm">
              <text:p/>
              <draw:enhanced-geometry svg:viewBox="0 0 44 841" draw:type="non-primitive" draw:enhanced-path="M 23 0 L 33 83 40 166 43 246 44 325 43 402 41 475 36 544 31 607 25 665 19 716 14 759 8 794 4 820 1 836 0 841 N"/>
            </draw:custom-shape>
            <draw:custom-shape draw:style-name="gr48" draw:text-style-name="P2" draw:layer="layout" svg:width="0.066cm" svg:height="0.588cm" svg:x="20.715cm" svg:y="13.679cm">
              <text:p/>
              <draw:enhanced-geometry svg:viewBox="0 0 79 710" draw:type="non-primitive" draw:enhanced-path="M 31 710 L 14 655 4 594 0 526 1 455 6 383 15 311 26 241 38 177 51 119 61 70 71 33 77 9 79 0 N"/>
            </draw:custom-shape>
            <draw:custom-shape draw:style-name="gr48" draw:text-style-name="P2" draw:layer="layout" svg:width="0.215cm" svg:height="0.841cm" svg:x="20.342cm" svg:y="14.131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48" draw:text-style-name="P2" draw:layer="layout" svg:width="0.049cm" svg:height="0.394cm" svg:x="20.105cm" svg:y="15.031cm">
              <text:p/>
              <draw:enhanced-geometry svg:viewBox="0 0 60 473" draw:type="non-primitive" draw:enhanced-path="M 60 0 L 44 116 31 214 21 296 13 361 7 411 4 446 1 467 0 473 N"/>
            </draw:custom-shape>
            <draw:custom-shape draw:style-name="gr48" draw:text-style-name="P2" draw:layer="layout" svg:width="0.282cm" svg:height="0.282cm" svg:x="19.823cm" svg:y="15.425cm">
              <text:p/>
              <draw:enhanced-geometry svg:viewBox="0 0 340 343" draw:type="non-primitive" draw:enhanced-path="M 340 0 L 269 73 203 138 144 197 95 247 54 288 25 318 5 338 0 343 N"/>
            </draw:custom-shape>
            <draw:custom-shape draw:style-name="gr48" draw:text-style-name="P2" draw:layer="layout" svg:width="0.144cm" svg:height="0.256cm" svg:x="19.678cm" svg:y="15.708cm">
              <text:p/>
              <draw:enhanced-geometry svg:viewBox="0 0 177 308" draw:type="non-primitive" draw:enhanced-path="M 177 0 L 149 73 126 135 102 189 76 236 43 275 0 308 N"/>
            </draw:custom-shape>
            <draw:custom-shape draw:style-name="gr48" draw:text-style-name="P2" draw:layer="layout" svg:width="0.286cm" svg:height="0.659cm" svg:x="20.047cm" svg:y="13.128cm">
              <text:p/>
              <draw:enhanced-geometry svg:viewBox="0 0 343 795" draw:type="non-primitive" draw:enhanced-path="M 343 0 L 309 60 276 115 246 168 216 216 189 263 164 307 140 351 118 394 97 437 79 480 62 525 46 573 33 622 20 676 9 732 0 795 N"/>
            </draw:custom-shape>
            <draw:custom-shape draw:style-name="gr48" draw:text-style-name="P2" draw:layer="layout" svg:width="0.418cm" svg:height="0.949cm" svg:x="19.628cm" svg:y="13.787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48" draw:text-style-name="P2" draw:layer="layout" svg:width="0.153cm" svg:height="0.149cm" svg:x="22.034cm" svg:y="14.973cm">
              <text:p/>
              <draw:enhanced-geometry svg:viewBox="0 0 188 178" draw:type="non-primitive" draw:enhanced-path="M 0 178 L 34 127 56 93 69 70 83 54 102 42 135 25 188 0 N"/>
            </draw:custom-shape>
            <draw:custom-shape draw:style-name="gr48" draw:text-style-name="P2" draw:layer="layout" svg:width="0.273cm" svg:height="0.302cm" svg:x="22.187cm" svg:y="14.67cm">
              <text:p/>
              <draw:enhanced-geometry svg:viewBox="0 0 330 366" draw:type="non-primitive" draw:enhanced-path="M 0 366 L 58 331 115 279 171 219 222 157 266 98 300 47 323 13 330 0 N"/>
            </draw:custom-shape>
            <draw:custom-shape draw:style-name="gr48" draw:text-style-name="P2" draw:layer="layout" svg:width="0.108cm" svg:height="1.027cm" svg:x="22.365cm" svg:y="13.642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48" draw:text-style-name="P2" draw:layer="layout" svg:width="0.082cm" svg:height="0.394cm" svg:x="22.445cm" svg:y="14.501cm">
            <text:p/>
            <draw:enhanced-geometry svg:viewBox="0 0 100 473" draw:type="non-primitive" draw:enhanced-path="M 83 0 L 96 84 100 157 98 222 89 280 74 334 53 382 28 429 0 473 N"/>
          </draw:custom-shape>
          <draw:custom-shape draw:style-name="gr48" draw:text-style-name="P2" draw:layer="layout" svg:width="0.12cm" svg:height="0.294cm" svg:x="22.324cm" svg:y="14.895cm">
            <text:p/>
            <draw:enhanced-geometry svg:viewBox="0 0 142 355" draw:type="non-primitive" draw:enhanced-path="M 142 0 L 112 53 94 110 80 167 69 223 54 274 33 319 0 355 N"/>
          </draw:custom-shape>
          <draw:custom-shape draw:style-name="gr48" draw:text-style-name="P2" draw:layer="layout" svg:width="0.273cm" svg:height="0.053cm" svg:x="22.05cm" svg:y="15.152cm">
            <text:p/>
            <draw:enhanced-geometry svg:viewBox="0 0 329 68" draw:type="non-primitive" draw:enhanced-path="M 329 47 L 273 68 202 65 129 50 63 27 17 8 0 0 N"/>
          </draw:custom-shape>
          <draw:custom-shape draw:style-name="gr48" draw:text-style-name="P2" draw:layer="layout" svg:width="0.041cm" svg:height="0.518cm" svg:x="22.864cm" svg:y="14.485cm">
            <text:p/>
            <draw:enhanced-geometry svg:viewBox="0 0 51 626" draw:type="non-primitive" draw:enhanced-path="M 0 0 L 13 83 24 154 34 214 42 267 49 316 51 361 51 405 48 452 41 503 29 559 12 626 N"/>
          </draw:custom-shape>
          <draw:custom-shape draw:style-name="gr48" draw:text-style-name="P2" draw:layer="layout" svg:width="0.136cm" svg:height="0.874cm" svg:x="22.735cm" svg:y="15.003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49" draw:text-style-name="P2" draw:layer="layout" svg:width="0.879cm" svg:height="1.459cm" svg:x="20.421cm" svg:y="15.182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48" draw:text-style-name="P2" draw:layer="layout" svg:width="0.489cm" svg:height="1.459cm" svg:x="20.155cm" svg:y="13.249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48" draw:text-style-name="P2" draw:layer="layout" svg:width="0.568cm" svg:height="0.795cm" svg:x="19.587cm" svg:y="14.708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48" draw:text-style-name="P2" draw:layer="layout" svg:width="0.137cm" svg:height="0.423cm" svg:x="19.45cm" svg:y="15.504cm">
            <text:p/>
            <draw:enhanced-geometry svg:viewBox="0 0 167 509" draw:type="non-primitive" draw:enhanced-path="M 167 0 L 121 47 85 103 58 168 37 236 22 304 12 367 5 424 3 468 2 497 0 509 N"/>
          </draw:custom-shape>
          <draw:custom-shape draw:style-name="gr48" draw:text-style-name="P2" draw:layer="layout" svg:width="0.099cm" svg:height="0.571cm" svg:x="19.45cm" svg:y="15.356cm">
            <text:p/>
            <draw:enhanced-geometry svg:viewBox="0 0 120 686" draw:type="non-primitive" draw:enhanced-path="M 1 686 L 0 623 0 562 3 500 6 440 13 380 21 321 32 263 44 208 60 153 77 100 98 50 120 0 N"/>
          </draw:custom-shape>
          <draw:custom-shape draw:style-name="gr48" draw:text-style-name="P2" draw:layer="layout" svg:width="0.51cm" svg:height="0.92cm" svg:x="19.55cm" svg:y="14.435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48" draw:text-style-name="P2" draw:layer="layout" svg:width="0.302cm" svg:height="0.87cm" svg:x="20.06cm" svg:y="13.564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48" draw:text-style-name="P2" draw:layer="layout" svg:width="0.41cm" svg:height="0.957cm" svg:x="19.952cm" svg:y="13.564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48" draw:text-style-name="P2" draw:layer="layout" svg:width="0.452cm" svg:height="0.775cm" svg:x="19.5cm" svg:y="14.521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48" draw:text-style-name="P2" draw:layer="layout" svg:width="0.124cm" svg:height="0.489cm" svg:x="19.376cm" svg:y="15.297cm">
            <text:p/>
            <draw:enhanced-geometry svg:viewBox="0 0 152 592" draw:type="non-primitive" draw:enhanced-path="M 152 0 L 128 53 105 107 83 160 65 214 48 270 34 324 21 378 12 433 5 487 1 540 0 592 N"/>
          </draw:custom-shape>
          <draw:custom-shape draw:style-name="gr46" draw:text-style-name="P2" draw:layer="layout" svg:width="0.115cm" svg:height="0.099cm" svg:x="24.432cm" svg:y="10.818cm">
            <text:p/>
            <draw:enhanced-geometry svg:viewBox="0 0 139 122" draw:type="non-primitive" draw:enhanced-path="M 108 5 L 127 38 139 74 124 107 124 107 76 113 47 120 38 122 38 122 8 81 0 39 14 0 14 0 64 1 96 4 108 5 108 5 108 5 Z N"/>
          </draw:custom-shape>
          <draw:custom-shape draw:style-name="gr46" draw:text-style-name="P2" draw:layer="layout" svg:width="0.062cm" svg:height="0.098cm" svg:x="24.083cm" svg:y="10.81cm">
            <text:p/>
            <draw:enhanced-geometry svg:viewBox="0 0 75 120" draw:type="non-primitive" draw:enhanced-path="M 63 14 L 74 46 75 86 64 117 64 117 43 119 28 120 22 120 22 120 0 67 5 21 13 0 13 0 41 4 57 10 63 14 63 14 63 14 Z N"/>
          </draw:custom-shape>
        </draw:g>
        <draw:custom-shape draw:style-name="gr3" draw:text-style-name="P2" draw:layer="layout" svg:width="18.605cm" svg:height="1.277cm" svg:x="5.556cm" svg:y="12.726cm">
          <text:p text:style-name="P5"><text:span text:style-name="T28">(10, m = 1, 20) + (30, m = 2, 40);</text:span></text:p>
          <draw:enhanced-geometry svg:viewBox="0 0 21600 21600" draw:type="mso-spt202" draw:enhanced-path="M 0 0 L 21600 0 21600 21600 0 21600 0 0 Z N"/>
        </draw:custom-shape>
        <presentation:notes draw:style-name="dp2">
          <draw:page-thumbnail draw:style-name="gr2" draw:layer="layout" svg:width="13.477cm" svg:height="9.327cm" svg:x="3.126cm" svg:y="1.896cm" draw:page-number="18" presentation:class="page"/>
          <draw:frame presentation:style-name="pr4" draw:text-style-name="P2" draw:layer="layout" svg:width="14.394cm" svg:height="11.242cm" svg:x="2.963cm" svg:y="11.861cm" presentation:class="notes" presentation:user-transformed="true">
            <draw:text-box>
              <text:p text:style-name="P17"><text:span text:style-name="T4">The answer is yes, it is undefined. The comma operator creates a sequence point and the statement contains four uses of the comma operator. These four comma operators guarantee </text:span></text:p>
              <text:list text:style-name="L8">
                <text:list-item text:start-value="1">
                  <text:p text:style-name="P6"><text:span text:style-name="T4"><text:s/></text:span><text:span text:style-name="T4">the expression 10 occurs before the expression m=1 </text:span></text:p>
                </text:list-item>
                <text:list-item>
                  <text:p text:style-name="P6"><text:span text:style-name="T4"><text:s/></text:span><text:span text:style-name="T4">the expression m=1 occurs before the expression 20</text:span></text:p>
                </text:list-item>
                <text:list-item>
                  <text:p text:style-name="P6"><text:span text:style-name="T4"><text:s/></text:span><text:span text:style-name="T4">the expression 30 occurs before the expression m=2</text:span></text:p>
                </text:list-item>
                <text:list-item>
                  <text:p text:style-name="P6"><text:span text:style-name="T4"><text:s/></text:span><text:span text:style-name="T4">the expression m=2 occurs before the expression 40</text:span></text:p>
                </text:list-item>
              </text:list>
              <text:p text:style-name="P17"><text:span text:style-name="T4">However, the comma operator does not guarantee that the expression m=1 occurs before the expression m=2.</text:span></text:p>
              <text:p text:style-name="P17"><text:span text:style-name="T4">One way to visualize this is to imagine the compiler reordering the subexpressions into the following three groups with a sequence point between the first and second group and between the second and third group, but no sequence points inside any individual group:</text:span></text:p>
              <text:p text:style-name="P17"><text:span text:style-name="T4">(10 and 30)</text:span></text:p>
              <text:p text:style-name="P17"><text:span text:style-name="T4">(m=1 and m=2)</text:span></text:p>
              <text:p text:style-name="P17"><text:span text:style-name="T4">(20 and 40)</text:span></text:p>
              <text:p text:style-name="P17"><text:span text:style-name="T4"/></text:p>
            </draw:text-box>
          </draw:frame>
        </presentation:notes>
      </draw:page>
      <draw:page draw:name="page19" draw:style-name="dp1" draw:master-page-name="Default" presentation:presentation-page-layout-name="AL2T4" presentation:use-footer-name="ftr1">
        <office:forms form:automatic-focus="false" form:apply-design-mode="false"/>
        <draw:frame presentation:style-name="pr3" draw:text-style-name="P2" draw:layer="layout" svg:width="11.113cm" svg:height="16.934cm" svg:x="3.597cm" svg:y="1.058cm" presentation:class="outline" presentation:user-transformed="true">
          <draw:text-box>
            <text:list text:style-name="L3">
              <text:list-item>
                <text:p text:style-name="P7"><text:span text:style-name="T29">what does this print?</text:span></text:p>
              </text:list-item>
            </text:list>
          </draw:text-box>
        </draw:frame>
        <draw:custom-shape draw:style-name="gr3" draw:text-style-name="P2" draw:layer="layout" svg:width="15.002cm" svg:height="11.601cm" svg:x="4.758cm" svg:y="3.523cm">
          <text:p text:style-name="P9"><text:span text:style-name="T30">#include &lt;stdio.h&gt;</text:span></text:p>
          <text:p text:style-name="P9"><text:span text:style-name="T30"/></text:p>
          <text:p text:style-name="P9"><text:span text:style-name="T31">int</text:span><text:span text:style-name="T32"> glob = 0;</text:span></text:p>
          <text:p text:style-name="P9"><text:span text:style-name="T32"/></text:p>
          <text:p text:style-name="P9"><text:span text:style-name="T31">int</text:span><text:span text:style-name="T32"> f(</text:span><text:span text:style-name="T31">int</text:span><text:span text:style-name="T32"> value, </text:span><text:span text:style-name="T31">int</text:span><text:span text:style-name="T32"> * ptr)</text:span></text:p>
          <text:p text:style-name="P9"><text:span text:style-name="T32">{</text:span></text:p>
          <text:p text:style-name="P9"><text:span text:style-name="T32"><text:s text:c="4"/></text:span><text:span text:style-name="T31">if</text:span><text:span text:style-name="T32"> (value == *ptr)</text:span></text:p>
          <text:p text:style-name="P9"><text:span text:style-name="T32"><text:s text:c="4"/></text:span><text:span text:style-name="T32">{</text:span></text:p>
          <text:p text:style-name="P9"><text:span text:style-name="T32"><text:s text:c="8"/></text:span><text:span text:style-name="T32">printf(</text:span><text:span text:style-name="T30">"value == *ptr\n"</text:span><text:span text:style-name="T32">);</text:span></text:p>
          <text:p text:style-name="P9"><text:span text:style-name="T32"><text:s text:c="4"/></text:span><text:span text:style-name="T32">}</text:span></text:p>
          <text:p text:style-name="P9"><text:span text:style-name="T31"><text:s text:c="4"/></text:span><text:span text:style-name="T31">if</text:span><text:span text:style-name="T32"> (value != *ptr)</text:span></text:p>
          <text:p text:style-name="P9"><text:span text:style-name="T32"><text:s text:c="4"/></text:span><text:span text:style-name="T32">{</text:span></text:p>
          <text:p text:style-name="P9"><text:span text:style-name="T32"><text:s text:c="8"/></text:span><text:span text:style-name="T32">printf(</text:span><text:span text:style-name="T30">"value != *ptr\n"</text:span><text:span text:style-name="T32">);</text:span></text:p>
          <text:p text:style-name="P9"><text:span text:style-name="T32"><text:s text:c="4"/></text:span><text:span text:style-name="T32">}</text:span></text:p>
          <text:p text:style-name="P9"><text:span text:style-name="T32"><text:s text:c="4"/></text:span><text:span text:style-name="T31">return</text:span><text:span text:style-name="T32"> 1;</text:span></text:p>
          <text:p text:style-name="P9"><text:span text:style-name="T32">}</text:span></text:p>
          <text:p text:style-name="P9"><text:span text:style-name="T32"/></text:p>
          <text:p text:style-name="P9"><text:span text:style-name="T31">int</text:span><text:span text:style-name="T32"> main(</text:span><text:span text:style-name="T31">void</text:span><text:span text:style-name="T32">)</text:span></text:p>
          <text:p text:style-name="P9"><text:span text:style-name="T32">{</text:span></text:p>
          <text:p text:style-name="P9"><text:span text:style-name="T32"><text:s text:c="4"/></text:span><text:span text:style-name="T31">return</text:span><text:span text:style-name="T32"> (glob = 1) + f(glob, &amp;glob);</text:span></text:p>
          <text:p text:style-name="P9"><text:span text:style-name="T32">}</text:span></text:p>
          <draw:enhanced-geometry svg:viewBox="0 0 21600 21600" draw:type="mso-spt202" draw:enhanced-path="M 0 0 L 21600 0 21600 21600 0 21600 0 0 Z N"/>
        </draw:custom-shape>
        <draw:frame presentation:style-name="pr1" draw:text-style-name="P2" draw:layer="layout" svg:width="14.817cm" svg:height="2.329cm" draw:transform="rotate (1.5707963267946) translate (0.847cm 17.992cm)" presentation:class="title" presentation:user-transformed="true">
          <draw:text-box>
            <text:p text:style-name="P3">another exercise</text:p>
          </draw:text-box>
        </draw:frame>
        <draw:g>
          <draw:rect draw:style-name="gr27" draw:text-style-name="P8" draw:layer="layout" svg:width="9.401cm" svg:height="8.833cm" svg:x="17.357cm" svg:y="9.525cm">
            <text:p/>
          </draw:rect>
          <draw:g>
            <draw:custom-shape draw:style-name="gr28" draw:text-style-name="P2" draw:layer="layout" svg:width="0.335cm" svg:height="0.419cm" svg:x="23.237cm" svg:y="11.696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29" draw:text-style-name="P2" draw:layer="layout" svg:width="0.249cm" svg:height="0.211cm" svg:x="19.081cm" svg:y="15.815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30" draw:text-style-name="P2" draw:layer="layout" svg:width="1.335cm" svg:height="1.073cm" svg:x="19.126cm" svg:y="15.73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31" draw:text-style-name="P2" draw:layer="layout" svg:width="1.335cm" svg:height="1.073cm" svg:x="19.126cm" svg:y="15.73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32" draw:text-style-name="P8" draw:layer="layout" svg:x1="19.631cm" svg:y1="16.009cm" svg:x2="19.524cm" svg:y2="16.117cm">
              <text:p/>
            </draw:line>
            <draw:custom-shape draw:style-name="gr33" draw:text-style-name="P2" draw:layer="layout" svg:width="3.035cm" svg:height="2.5cm" svg:x="17.369cm" svg:y="15.84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31" draw:text-style-name="P2" draw:layer="layout" svg:width="3.035cm" svg:height="2.5cm" svg:x="17.369cm" svg:y="15.84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34" draw:text-style-name="P2" draw:layer="layout" svg:width="1.932cm" svg:height="1.716cm" svg:x="17.651cm" svg:y="16.164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31" draw:text-style-name="P2" draw:layer="layout" svg:width="0.402cm" svg:height="0.289cm" svg:x="19.94cm" svg:y="17.511cm">
              <text:p/>
              <draw:enhanced-geometry svg:viewBox="0 0 486 353" draw:type="non-primitive" draw:enhanced-path="M 486 0 L 459 30 424 62 380 97 331 135 277 173 220 212 163 250 105 288 51 322 0 353 N"/>
            </draw:custom-shape>
            <draw:custom-shape draw:style-name="gr31" draw:text-style-name="P2" draw:layer="layout" svg:width="0.92cm" svg:height="0.378cm" svg:x="19.019cm" svg:y="17.801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31" draw:text-style-name="P2" draw:layer="layout" svg:width="0.817cm" svg:height="0.036cm" svg:x="18.202cm" svg:y="18.158cm">
              <text:p/>
              <draw:enhanced-geometry svg:viewBox="0 0 982 46" draw:type="non-primitive" draw:enhanced-path="M 982 27 L 947 33 905 37 856 41 803 44 745 45 684 46 620 46 554 46 488 44 422 42 356 39 293 36 233 31 175 26 122 20 75 15 34 8 0 0 N"/>
            </draw:custom-shape>
            <draw:custom-shape draw:style-name="gr31" draw:text-style-name="P2" draw:layer="layout" svg:width="0.53cm" svg:height="0.257cm" svg:x="17.671cm" svg:y="17.901cm">
              <text:p/>
              <draw:enhanced-geometry svg:viewBox="0 0 641 307" draw:type="non-primitive" draw:enhanced-path="M 641 307 L 595 295 546 281 492 264 436 245 377 223 318 200 260 176 205 148 153 121 104 92 62 62 27 32 0 0 N"/>
            </draw:custom-shape>
            <draw:custom-shape draw:style-name="gr31" draw:text-style-name="P2" draw:layer="layout" svg:width="0.447cm" svg:height="0.439cm" svg:x="19.923cm" svg:y="16.773cm">
              <text:p/>
              <draw:enhanced-geometry svg:viewBox="0 0 541 528" draw:type="non-primitive" draw:enhanced-path="M 541 0 L 502 59 465 116 427 172 390 225 353 276 315 322 279 365 243 405 207 439 172 468 135 493 102 511 68 523 34 528 0 526 N"/>
            </draw:custom-shape>
            <draw:custom-shape draw:style-name="gr31" draw:text-style-name="P2" draw:layer="layout" svg:width="0.435cm" svg:height="0.215cm" svg:x="19.487cm" svg:y="16.993cm">
              <text:p/>
              <draw:enhanced-geometry svg:viewBox="0 0 524 264" draw:type="non-primitive" draw:enhanced-path="M 524 264 L 469 249 407 225 338 195 269 159 200 121 137 85 82 52 38 25 10 7 0 0 N"/>
            </draw:custom-shape>
            <draw:custom-shape draw:style-name="gr31" draw:text-style-name="P2" draw:layer="layout" svg:width="0.124cm" svg:height="0.659cm" svg:x="19.487cm" svg:y="16.993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31" draw:text-style-name="P2" draw:layer="layout" svg:width="0.559cm" svg:height="0.157cm" svg:x="18.928cm" svg:y="17.515cm">
              <text:p/>
              <draw:enhanced-geometry svg:viewBox="0 0 678 190" draw:type="non-primitive" draw:enhanced-path="M 678 164 L 631 175 583 183 533 188 481 190 429 188 376 181 323 171 268 156 214 136 160 110 106 79 53 43 0 0 N"/>
            </draw:custom-shape>
            <draw:custom-shape draw:style-name="gr31" draw:text-style-name="P2" draw:layer="layout" svg:width="0.12cm" svg:height="0.377cm" svg:x="18.907cm" svg:y="17.515cm">
              <text:p/>
              <draw:enhanced-geometry svg:viewBox="0 0 145 454" draw:type="non-primitive" draw:enhanced-path="M 26 0 L 63 45 94 93 118 142 135 191 144 240 145 286 140 329 127 368 106 401 78 427 43 445 0 454 N"/>
            </draw:custom-shape>
            <draw:custom-shape draw:style-name="gr31" draw:text-style-name="P2" draw:layer="layout" svg:width="0.758cm" svg:height="0.029cm" svg:x="18.148cm" svg:y="17.885cm">
              <text:p/>
              <draw:enhanced-geometry svg:viewBox="0 0 912 32" draw:type="non-primitive" draw:enhanced-path="M 912 9 L 871 12 824 16 768 19 707 22 642 26 574 28 504 30 432 32 362 32 294 30 229 29 169 26 114 22 67 17 28 9 0 0 N"/>
            </draw:custom-shape>
            <draw:custom-shape draw:style-name="gr31" draw:text-style-name="P2" draw:layer="layout" svg:width="0.199cm" svg:height="0.19cm" svg:x="17.949cm" svg:y="17.694cm">
              <text:p/>
              <draw:enhanced-geometry svg:viewBox="0 0 242 234" draw:type="non-primitive" draw:enhanced-path="M 242 234 L 181 204 128 172 80 134 43 94 16 48 0 0 N"/>
            </draw:custom-shape>
            <draw:custom-shape draw:style-name="gr31" draw:text-style-name="P2" draw:layer="layout" svg:width="0.199cm" svg:height="0.299cm" svg:x="18.546cm" svg:y="17.457cm">
              <text:p/>
              <draw:enhanced-geometry svg:viewBox="0 0 242 362" draw:type="non-primitive" draw:enhanced-path="M 0 0 L 46 42 92 82 137 123 175 163 208 202 231 238 242 274 241 306 225 336 191 362 N"/>
            </draw:custom-shape>
            <draw:custom-shape draw:style-name="gr31" draw:text-style-name="P2" draw:layer="layout" svg:width="0.584cm" svg:height="0.111cm" svg:x="18.119cm" svg:y="17.756cm">
              <text:p/>
              <draw:enhanced-geometry svg:viewBox="0 0 705 131" draw:type="non-primitive" draw:enhanced-path="M 705 0 L 669 19 628 37 584 53 536 69 485 84 431 96 375 107 316 116 255 124 192 129 129 131 66 131 0 128 N"/>
            </draw:custom-shape>
            <draw:custom-shape draw:style-name="gr31" draw:text-style-name="P2" draw:layer="layout" svg:width="0.356cm" svg:height="0.125cm" svg:x="19.766cm" svg:y="16.495cm">
              <text:p/>
              <draw:enhanced-geometry svg:viewBox="0 0 430 154" draw:type="non-primitive" draw:enhanced-path="M 430 154 L 373 124 313 94 252 65 193 40 136 20 84 6 38 0 0 5 N"/>
            </draw:custom-shape>
            <draw:custom-shape draw:style-name="gr31" draw:text-style-name="P2" draw:layer="layout" svg:width="0.166cm" svg:height="0.086cm" svg:x="19.599cm" svg:y="16.499cm">
              <text:p/>
              <draw:enhanced-geometry svg:viewBox="0 0 200 105" draw:type="non-primitive" draw:enhanced-path="M 200 0 L 110 40 33 84 0 105 N"/>
            </draw:custom-shape>
            <draw:custom-shape draw:style-name="gr31" draw:text-style-name="P2" draw:layer="layout" svg:width="0.074cm" svg:height="0.153cm" svg:x="19.525cm" svg:y="16.433cm">
              <text:p/>
              <draw:enhanced-geometry svg:viewBox="0 0 86 183" draw:type="non-primitive" draw:enhanced-path="M 86 183 L 41 86 10 22 0 0 N"/>
            </draw:custom-shape>
            <draw:custom-shape draw:style-name="gr31" draw:text-style-name="P2" draw:layer="layout" svg:width="0.194cm" svg:height="0.497cm" svg:x="19.737cm" svg:y="16.532cm">
              <text:p/>
              <draw:enhanced-geometry svg:viewBox="0 0 235 600" draw:type="non-primitive" draw:enhanced-path="M 0 0 L 4 38 17 93 40 157 67 228 99 303 131 378 162 447 190 508 214 556 229 588 235 600 N"/>
            </draw:custom-shape>
            <draw:custom-shape draw:style-name="gr31" draw:text-style-name="P2" draw:layer="layout" svg:width="0.543cm" svg:height="0.111cm" svg:x="19.388cm" svg:y="16.918cm">
              <text:p/>
              <draw:enhanced-geometry svg:viewBox="0 0 653 136" draw:type="non-primitive" draw:enhanced-path="M 653 136 L 572 106 496 80 425 58 358 39 297 24 242 12 191 4 146 0 107 0 73 3 46 11 25 24 10 41 1 61 0 86 4 116 N"/>
            </draw:custom-shape>
            <draw:custom-shape draw:style-name="gr31" draw:text-style-name="P2" draw:layer="layout" svg:width="0.062cm" svg:height="0.534cm" svg:x="19.392cm" svg:y="17.014cm">
              <text:p/>
              <draw:enhanced-geometry svg:viewBox="0 0 73 643" draw:type="non-primitive" draw:enhanced-path="M 0 0 L 12 54 23 119 32 192 41 270 49 348 56 424 63 494 67 554 70 601 72 632 73 643 N"/>
            </draw:custom-shape>
            <draw:custom-shape draw:style-name="gr31" draw:text-style-name="P2" draw:layer="layout" svg:width="0.663cm" svg:height="0.153cm" svg:x="18.79cm" svg:y="17.403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31" draw:text-style-name="P2" draw:layer="layout" svg:width="0.252cm" svg:height="0.203cm" svg:x="18.546cm" svg:y="17.353cm">
              <text:p/>
              <draw:enhanced-geometry svg:viewBox="0 0 306 244" draw:type="non-primitive" draw:enhanced-path="M 306 244 L 231 160 159 96 96 50 45 20 12 5 0 0 N"/>
            </draw:custom-shape>
            <draw:custom-shape draw:style-name="gr31" draw:text-style-name="P2" draw:layer="layout" svg:width="0.564cm" svg:height="0.302cm" svg:x="19.84cm" svg:y="17.042cm">
              <text:p/>
              <draw:enhanced-geometry svg:viewBox="0 0 676 364" draw:type="non-primitive" draw:enhanced-path="M 676 0 L 658 40 634 81 604 121 572 159 534 195 494 231 449 262 403 289 354 314 305 335 253 349 202 360 150 364 99 361 49 352 0 336 N"/>
            </draw:custom-shape>
            <draw:custom-shape draw:style-name="gr31" draw:text-style-name="P2" draw:layer="layout" svg:width="0.161cm" svg:height="0.115cm" svg:x="19.678cm" svg:y="17.208cm">
              <text:p/>
              <draw:enhanced-geometry svg:viewBox="0 0 197 136" draw:type="non-primitive" draw:enhanced-path="M 197 136 L 80 79 21 41 0 16 2 3 6 0 N"/>
            </draw:custom-shape>
            <draw:custom-shape draw:style-name="gr31" draw:text-style-name="P2" draw:layer="layout" svg:width="0.063cm" svg:height="0.385cm" svg:x="19.682cm" svg:y="17.208cm">
              <text:p/>
              <draw:enhanced-geometry svg:viewBox="0 0 75 462" draw:type="non-primitive" draw:enhanced-path="M 0 0 L 28 74 50 140 65 201 72 258 75 311 69 362 57 412 36 462 N"/>
            </draw:custom-shape>
            <draw:custom-shape draw:style-name="gr31" draw:text-style-name="P2" draw:layer="layout" svg:width="0.361cm" svg:height="0.12cm" svg:x="19.711cm" svg:y="17.594cm">
              <text:p/>
              <draw:enhanced-geometry svg:viewBox="0 0 434 145" draw:type="non-primitive" draw:enhanced-path="M 0 0 L 76 0 142 1 199 5 251 14 299 31 343 57 387 95 434 145 N"/>
            </draw:custom-shape>
            <draw:custom-shape draw:style-name="gr31" draw:text-style-name="P2" draw:layer="layout" svg:width="0.44cm" svg:height="0.136cm" svg:x="17.605cm" svg:y="17.412cm">
              <text:p/>
              <draw:enhanced-geometry svg:viewBox="0 0 531 165" draw:type="non-primitive" draw:enhanced-path="M 531 162 L 452 165 375 162 303 155 236 145 175 131 122 114 77 94 40 73 15 49 1 25 0 0 N"/>
            </draw:custom-shape>
            <draw:custom-shape draw:style-name="gr31" draw:text-style-name="P2" draw:layer="layout" svg:width="0.223cm" svg:height="0.157cm" svg:x="18.127cm" svg:y="17.204cm">
              <text:p/>
              <draw:enhanced-geometry svg:viewBox="0 0 271 190" draw:type="non-primitive" draw:enhanced-path="M 0 0 L 55 33 119 67 179 102 231 136 264 165 271 190 N"/>
            </draw:custom-shape>
            <draw:custom-shape draw:style-name="gr31" draw:text-style-name="P2" draw:layer="layout" svg:width="0.667cm" svg:height="0.227cm" svg:x="18.89cm" svg:y="17.682cm">
              <text:p/>
              <draw:enhanced-geometry svg:viewBox="0 0 802 272" draw:type="non-primitive" draw:enhanced-path="M 0 272 L 34 264 77 254 126 241 179 226 238 208 299 188 362 168 426 146 490 124 552 101 612 80 668 58 719 38 765 18 802 0 N"/>
            </draw:custom-shape>
            <draw:custom-shape draw:style-name="gr31" draw:text-style-name="P2" draw:layer="layout" svg:width="0.423cm" svg:height="0.127cm" svg:x="19.558cm" svg:y="17.661cm">
              <text:p/>
              <draw:enhanced-geometry svg:viewBox="0 0 514 155" draw:type="non-primitive" draw:enhanced-path="M 0 29 L 50 11 106 2 163 0 222 3 280 14 335 29 387 49 433 72 470 98 497 127 514 155 N"/>
            </draw:custom-shape>
            <draw:custom-shape draw:style-name="gr31" draw:text-style-name="P2" draw:layer="layout" svg:width="0.41cm" svg:height="0.062cm" svg:x="19.148cm" svg:y="16.126cm">
              <text:p/>
              <draw:enhanced-geometry svg:viewBox="0 0 495 73" draw:type="non-primitive" draw:enhanced-path="M 495 73 L 439 53 378 34 313 18 249 6 186 0 129 0 77 9 33 26 0 54 N"/>
            </draw:custom-shape>
            <draw:custom-shape draw:style-name="gr31" draw:text-style-name="P2" draw:layer="layout" svg:width="0.116cm" svg:height="0.148cm" svg:x="19.031cm" svg:y="16.023cm">
              <text:p/>
              <draw:enhanced-geometry svg:viewBox="0 0 136 180" draw:type="non-primitive" draw:enhanced-path="M 136 180 L 71 90 21 25 0 0 N"/>
            </draw:custom-shape>
            <draw:custom-shape draw:style-name="gr31" draw:text-style-name="P2" draw:layer="layout" svg:width="0.302cm" svg:height="0.154cm" svg:x="17.381cm" svg:y="17.639cm">
              <text:p/>
              <draw:enhanced-geometry svg:viewBox="0 0 365 187" draw:type="non-primitive" draw:enhanced-path="M 365 187 L 304 174 237 152 170 122 108 88 56 55 18 24 0 0 N"/>
            </draw:custom-shape>
            <draw:custom-shape draw:style-name="gr35" draw:text-style-name="P2" draw:layer="layout" svg:width="0.286cm" svg:height="0.12cm" svg:x="18.185cm" svg:y="17.042cm">
              <text:p/>
              <draw:enhanced-geometry svg:viewBox="0 0 344 145" draw:type="non-primitive" draw:enhanced-path="M 344 145 L 297 91 237 53 171 27 108 11 54 3 15 0 0 0 N"/>
            </draw:custom-shape>
            <draw:custom-shape draw:style-name="gr35" draw:text-style-name="P2" draw:layer="layout" svg:width="0.211cm" svg:height="0.153cm" svg:x="18.322cm" svg:y="16.923cm">
              <text:p/>
              <draw:enhanced-geometry svg:viewBox="0 0 254 181" draw:type="non-primitive" draw:enhanced-path="M 254 181 L 203 128 137 78 70 37 21 10 0 0 N"/>
            </draw:custom-shape>
            <draw:custom-shape draw:style-name="gr35" draw:text-style-name="P2" draw:layer="layout" svg:width="0.248cm" svg:height="0.108cm" svg:x="18.38cm" svg:y="16.847cm">
              <text:p/>
              <draw:enhanced-geometry svg:viewBox="0 0 297 126" draw:type="non-primitive" draw:enhanced-path="M 297 126 L 238 82 160 47 83 21 23 5 0 0 N"/>
            </draw:custom-shape>
            <draw:custom-shape draw:style-name="gr35" draw:text-style-name="P2" draw:layer="layout" svg:width="0.232cm" svg:height="0.137cm" svg:x="18.48cm" svg:y="16.735cm">
              <text:p/>
              <draw:enhanced-geometry svg:viewBox="0 0 279 161" draw:type="non-primitive" draw:enhanced-path="M 279 161 L 222 113 150 69 77 32 23 9 0 0 N"/>
            </draw:custom-shape>
            <draw:custom-shape draw:style-name="gr35" draw:text-style-name="P2" draw:layer="layout" svg:width="0.269cm" svg:height="0.111cm" svg:x="18.546cm" svg:y="16.649cm">
              <text:p/>
              <draw:enhanced-geometry svg:viewBox="0 0 324 135" draw:type="non-primitive" draw:enhanced-path="M 324 135 L 278 100 212 68 138 41 70 19 19 4 0 0 N"/>
            </draw:custom-shape>
            <draw:custom-shape draw:style-name="gr35" draw:text-style-name="P2" draw:layer="layout" svg:width="0.249cm" svg:height="0.12cm" svg:x="18.62cm" svg:y="16.57cm">
              <text:p/>
              <draw:enhanced-geometry svg:viewBox="0 0 300 145" draw:type="non-primitive" draw:enhanced-path="M 300 145 L 248 95 171 56 89 25 26 6 0 0 N"/>
            </draw:custom-shape>
            <draw:custom-shape draw:style-name="gr35" draw:text-style-name="P2" draw:layer="layout" svg:width="0.236cm" svg:height="0.115cm" svg:x="18.72cm" svg:y="16.47cm">
              <text:p/>
              <draw:enhanced-geometry svg:viewBox="0 0 287 138" draw:type="non-primitive" draw:enhanced-path="M 287 138 L 233 95 159 58 82 28 24 8 0 0 N"/>
            </draw:custom-shape>
            <draw:custom-shape draw:style-name="gr35" draw:text-style-name="P2" draw:layer="layout" svg:width="0.215cm" svg:height="0.107cm" svg:x="18.816cm" svg:y="16.375cm">
              <text:p/>
              <draw:enhanced-geometry svg:viewBox="0 0 263 127" draw:type="non-primitive" draw:enhanced-path="M 263 127 L 187 80 101 39 30 11 0 0 N"/>
            </draw:custom-shape>
            <draw:custom-shape draw:style-name="gr35" draw:text-style-name="P2" draw:layer="layout" svg:width="0.232cm" svg:height="0.099cm" svg:x="18.873cm" svg:y="16.283cm">
              <text:p/>
              <draw:enhanced-geometry svg:viewBox="0 0 279 117" draw:type="non-primitive" draw:enhanced-path="M 279 117 L 226 74 154 41 80 18 22 5 0 0 N"/>
            </draw:custom-shape>
            <draw:custom-shape draw:style-name="gr35" draw:text-style-name="P2" draw:layer="layout" svg:width="0.232cm" svg:height="0.111cm" svg:x="18.936cm" svg:y="16.188cm">
              <text:p/>
              <draw:enhanced-geometry svg:viewBox="0 0 281 135" draw:type="non-primitive" draw:enhanced-path="M 281 135 L 223 90 151 53 78 24 22 6 0 0 N"/>
            </draw:custom-shape>
            <draw:custom-shape draw:style-name="gr35" draw:text-style-name="P2" draw:layer="layout" svg:width="0.041cm" svg:height="0.654cm" svg:x="19.098cm" svg:y="16.134cm">
              <text:p/>
              <draw:enhanced-geometry svg:viewBox="0 0 49 788" draw:type="non-primitive" draw:enhanced-path="M 0 0 L 10 28 21 67 29 116 35 172 41 234 46 301 48 369 49 439 48 507 44 572 40 632 33 685 25 730 14 765 0 788 N"/>
            </draw:custom-shape>
            <draw:custom-shape draw:style-name="gr35" draw:text-style-name="P2" draw:layer="layout" svg:width="0.17cm" svg:height="0.261cm" svg:x="18.928cm" svg:y="16.549cm">
              <text:p/>
              <draw:enhanced-geometry svg:viewBox="0 0 208 317" draw:type="non-primitive" draw:enhanced-path="M 208 290 L 182 310 155 317 126 310 97 290 70 257 45 211 25 153 9 83 0 0 N"/>
            </draw:custom-shape>
            <draw:custom-shape draw:style-name="gr35" draw:text-style-name="P2" draw:layer="layout" svg:width="0.12cm" svg:height="0.398cm" svg:x="18.928cm" svg:y="16.15cm">
              <text:p/>
              <draw:enhanced-geometry svg:viewBox="0 0 145 481" draw:type="non-primitive" draw:enhanced-path="M 0 481 L 1 395 11 315 31 240 53 172 79 114 104 67 126 31 140 8 145 0 N"/>
            </draw:custom-shape>
            <draw:custom-shape draw:style-name="gr35" draw:text-style-name="P2" draw:layer="layout" svg:width="0.323cm" svg:height="0.407cm" svg:x="18.725cm" svg:y="16.15cm">
              <text:p/>
              <draw:enhanced-geometry svg:viewBox="0 0 387 491" draw:type="non-primitive" draw:enhanced-path="M 387 0 L 355 61 324 121 292 179 259 234 227 286 195 334 162 377 129 414 97 445 64 469 32 484 0 491 N"/>
            </draw:custom-shape>
            <draw:custom-shape draw:style-name="gr35" draw:text-style-name="P2" draw:layer="layout" svg:width="0.104cm" svg:height="0.228cm" svg:x="18.62cm" svg:y="16.329cm">
              <text:p/>
              <draw:enhanced-geometry svg:viewBox="0 0 128 274" draw:type="non-primitive" draw:enhanced-path="M 128 274 L 78 269 41 247 14 212 0 168 1 116 16 59 46 0 N"/>
            </draw:custom-shape>
            <draw:custom-shape draw:style-name="gr35" draw:text-style-name="P2" draw:layer="layout" svg:width="0.381cm" svg:height="0.24cm" svg:x="18.658cm" svg:y="16.088cm">
              <text:p/>
              <draw:enhanced-geometry svg:viewBox="0 0 460 289" draw:type="non-primitive" draw:enhanced-path="M 0 289 L 39 244 94 199 159 155 229 113 298 77 360 45 412 21 447 5 460 0 N"/>
            </draw:custom-shape>
            <draw:custom-shape draw:style-name="gr35" draw:text-style-name="P2" draw:layer="layout" svg:width="0.244cm" svg:height="0.133cm" svg:x="18.666cm" svg:y="17.204cm">
              <text:p/>
              <draw:enhanced-geometry svg:viewBox="0 0 297 162" draw:type="non-primitive" draw:enhanced-path="M 297 162 L 253 112 192 71 125 40 63 17 18 4 0 0 N"/>
            </draw:custom-shape>
            <draw:custom-shape draw:style-name="gr35" draw:text-style-name="P2" draw:layer="layout" svg:width="0.215cm" svg:height="0.161cm" svg:x="18.816cm" svg:y="17.08cm">
              <text:p/>
              <draw:enhanced-geometry svg:viewBox="0 0 263 191" draw:type="non-primitive" draw:enhanced-path="M 263 191 L 184 119 112 64 54 28 14 7 0 0 N"/>
            </draw:custom-shape>
            <draw:custom-shape draw:style-name="gr35" draw:text-style-name="P2" draw:layer="layout" svg:width="0.248cm" svg:height="0.132cm" svg:x="18.928cm" svg:y="17.009cm">
              <text:p/>
              <draw:enhanced-geometry svg:viewBox="0 0 300 161" draw:type="non-primitive" draw:enhanced-path="M 300 161 L 243 107 166 62 87 28 25 7 0 0 N"/>
            </draw:custom-shape>
            <draw:custom-shape draw:style-name="gr35" draw:text-style-name="P2" draw:layer="layout" svg:width="0.244cm" svg:height="0.111cm" svg:x="19.027cm" svg:y="16.909cm">
              <text:p/>
              <draw:enhanced-geometry svg:viewBox="0 0 297 134" draw:type="non-primitive" draw:enhanced-path="M 297 134 L 228 82 149 44 76 19 21 4 0 0 N"/>
            </draw:custom-shape>
            <draw:custom-shape draw:style-name="gr35" draw:text-style-name="P2" draw:layer="layout" svg:width="0.194cm" svg:height="0.104cm" svg:x="19.152cm" svg:y="16.818cm">
              <text:p/>
              <draw:enhanced-geometry svg:viewBox="0 0 234 126" draw:type="non-primitive" draw:enhanced-path="M 234 126 L 170 75 94 35 27 9 0 0 N"/>
            </draw:custom-shape>
            <draw:custom-shape draw:style-name="gr35" draw:text-style-name="P2" draw:layer="layout" svg:width="0.194cm" svg:height="0.094cm" svg:x="19.251cm" svg:y="16.744cm">
              <text:p/>
              <draw:enhanced-geometry svg:viewBox="0 0 236 118" draw:type="non-primitive" draw:enhanced-path="M 236 118 L 176 70 98 32 30 8 0 0 N"/>
            </draw:custom-shape>
            <draw:custom-shape draw:style-name="gr35" draw:text-style-name="P2" draw:layer="layout" svg:width="0.215cm" svg:height="0.111cm" svg:x="19.334cm" svg:y="16.661cm">
              <text:p/>
              <draw:enhanced-geometry svg:viewBox="0 0 261 136" draw:type="non-primitive" draw:enhanced-path="M 261 136 L 185 84 99 41 29 11 0 0 N"/>
            </draw:custom-shape>
            <draw:custom-shape draw:style-name="gr35" draw:text-style-name="P2" draw:layer="layout" svg:width="0.244cm" svg:height="0.127cm" svg:x="19.401cm" svg:y="16.57cm">
              <text:p/>
              <draw:enhanced-geometry svg:viewBox="0 0 299 154" draw:type="non-primitive" draw:enhanced-path="M 299 154 L 237 103 159 60 82 29 23 7 0 0 N"/>
            </draw:custom-shape>
            <draw:custom-shape draw:style-name="gr35" draw:text-style-name="P2" draw:layer="layout" svg:width="0.049cm" svg:height="0.311cm" svg:x="19.243cm" svg:y="17.121cm">
              <text:p/>
              <draw:enhanced-geometry svg:viewBox="0 0 62 379" draw:type="non-primitive" draw:enhanced-path="M 0 379 L 23 333 40 271 51 201 59 127 62 58 62 0 N"/>
            </draw:custom-shape>
            <draw:custom-shape draw:style-name="gr35" draw:text-style-name="P2" draw:layer="layout" svg:width="0.256cm" svg:height="0.58cm" svg:x="19.293cm" svg:y="16.541cm">
              <text:p/>
              <draw:enhanced-geometry svg:viewBox="0 0 308 698" draw:type="non-primitive" draw:enhanced-path="M 0 698 L 4 675 12 647 24 616 41 579 62 540 85 496 111 448 139 396 167 340 196 280 226 215 254 147 282 76 308 0 N"/>
            </draw:custom-shape>
            <draw:custom-shape draw:style-name="gr35" draw:text-style-name="P2" draw:layer="layout" svg:width="0.036cm" svg:height="0.63cm" svg:x="19.513cm" svg:y="16.541cm">
              <text:p/>
              <draw:enhanced-geometry svg:viewBox="0 0 45 762" draw:type="non-primitive" draw:enhanced-path="M 45 0 L 44 9 41 36 35 78 29 131 23 195 16 265 9 340 4 415 1 491 0 563 1 628 6 685 15 730 28 762 N"/>
            </draw:custom-shape>
            <draw:custom-shape draw:style-name="gr35" draw:text-style-name="P2" draw:layer="layout" svg:width="0.148cm" svg:height="0.128cm" svg:x="19.533cm" svg:y="17.08cm">
              <text:p/>
              <draw:enhanced-geometry svg:viewBox="0 0 179 154" draw:type="non-primitive" draw:enhanced-path="M 0 110 L 32 146 59 154 83 137 109 101 139 54 179 0 N"/>
            </draw:custom-shape>
            <draw:custom-shape draw:style-name="gr35" draw:text-style-name="P2" draw:layer="layout" svg:width="0.091cm" svg:height="0.559cm" svg:x="19.616cm" svg:y="16.52cm">
              <text:p/>
              <draw:enhanced-geometry svg:viewBox="0 0 111 679" draw:type="non-primitive" draw:enhanced-path="M 80 679 L 97 648 107 606 111 556 109 498 103 434 94 369 81 303 66 238 52 176 37 119 22 70 10 29 0 0 N"/>
            </draw:custom-shape>
            <draw:custom-shape draw:style-name="gr35" draw:text-style-name="P2" draw:layer="layout" svg:width="0.215cm" svg:height="0.075cm" svg:x="19.401cm" svg:y="16.445cm">
              <text:p/>
              <draw:enhanced-geometry svg:viewBox="0 0 263 86" draw:type="non-primitive" draw:enhanced-path="M 263 86 L 217 45 168 15 114 0 58 7 0 41 N"/>
            </draw:custom-shape>
            <draw:custom-shape draw:style-name="gr35" draw:text-style-name="P2" draw:layer="layout" svg:width="0.477cm" svg:height="0.493cm" svg:x="18.923cm" svg:y="16.482cm">
              <text:p/>
              <draw:enhanced-geometry svg:viewBox="0 0 571 598" draw:type="non-primitive" draw:enhanced-path="M 571 0 L 547 19 516 46 477 80 434 120 386 164 336 211 284 260 232 310 183 359 136 407 94 452 58 494 29 530 10 561 0 584 2 598 N"/>
            </draw:custom-shape>
            <draw:custom-shape draw:style-name="gr35" draw:text-style-name="P2" draw:layer="layout" svg:width="0.248cm" svg:height="0.095cm" svg:x="18.928cm" svg:y="16.918cm">
              <text:p/>
              <draw:enhanced-geometry svg:viewBox="0 0 300 114" draw:type="non-primitive" draw:enhanced-path="M 0 72 L 31 96 75 112 127 114 184 99 243 63 300 0 N"/>
            </draw:custom-shape>
            <draw:custom-shape draw:style-name="gr35" draw:text-style-name="P2" draw:layer="layout" svg:width="0.311cm" svg:height="0.423cm" svg:x="19.176cm" svg:y="16.495cm">
              <text:p/>
              <draw:enhanced-geometry svg:viewBox="0 0 378 507" draw:type="non-primitive" draw:enhanced-path="M 0 507 L 33 460 72 406 115 347 161 286 207 225 251 166 291 113 326 67 353 32 371 8 378 0 N"/>
            </draw:custom-shape>
            <draw:custom-shape draw:style-name="gr35" draw:text-style-name="P2" draw:layer="layout" svg:width="0.298cm" svg:height="0.617cm" svg:x="19.189cm" svg:y="16.495cm">
              <text:p/>
              <draw:enhanced-geometry svg:viewBox="0 0 361 741" draw:type="non-primitive" draw:enhanced-path="M 361 0 L 352 41 335 90 313 146 286 207 256 273 222 339 188 406 153 471 120 533 88 589 59 639 35 682 17 714 4 734 0 741 N"/>
            </draw:custom-shape>
            <draw:custom-shape draw:style-name="gr36" draw:text-style-name="P2" draw:layer="layout" svg:width="1.621cm" svg:height="2.048cm" svg:x="21.487cm" svg:y="14.961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37" draw:text-style-name="P2" draw:layer="layout" svg:width="3.479cm" svg:height="5.097cm" svg:x="23.27cm" svg:y="10.996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38" draw:text-style-name="P2" draw:layer="layout" svg:width="3.471cm" svg:height="5.097cm" svg:x="23.27cm" svg:y="10.996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28" draw:text-style-name="P2" draw:layer="layout" svg:width="0.364cm" svg:height="0.542cm" svg:x="25.654cm" svg:y="12.419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39" draw:text-style-name="P2" draw:layer="layout" svg:width="0.456cm" svg:height="0.141cm" svg:x="25.144cm" svg:y="15.512cm">
              <text:p/>
              <draw:enhanced-geometry svg:viewBox="0 0 550 167" draw:type="non-primitive" draw:enhanced-path="M 0 149 L 44 157 94 163 148 166 205 167 263 163 320 154 376 139 428 116 475 87 516 48 550 0 N"/>
            </draw:custom-shape>
            <draw:custom-shape draw:style-name="gr39" draw:text-style-name="P2" draw:layer="layout" svg:width="0.306cm" svg:height="0.249cm" svg:x="25.294cm" svg:y="15.512cm">
              <text:p/>
              <draw:enhanced-geometry svg:viewBox="0 0 372 300" draw:type="non-primitive" draw:enhanced-path="M 372 0 L 322 93 279 164 241 218 207 257 175 280 144 294 112 300 78 297 42 291 0 283 N"/>
            </draw:custom-shape>
            <draw:custom-shape draw:style-name="gr39" draw:text-style-name="P2" draw:layer="layout" svg:width="0.207cm" svg:height="0.087cm" svg:x="25.086cm" svg:y="15.661cm">
              <text:p/>
              <draw:enhanced-geometry svg:viewBox="0 0 252 103" draw:type="non-primitive" draw:enhanced-path="M 252 103 L 150 74 70 40 19 12 0 0 N"/>
            </draw:custom-shape>
            <draw:custom-shape draw:style-name="gr39" draw:text-style-name="P2" draw:layer="layout" svg:width="0.887cm" svg:height="0.133cm" svg:x="24.862cm" svg:y="15.23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39" draw:text-style-name="P2" draw:layer="layout" svg:width="0.555cm" svg:height="0.19cm" svg:x="24.862cm" svg:y="15.35cm">
              <text:p/>
              <draw:enhanced-geometry svg:viewBox="0 0 669 228" draw:type="non-primitive" draw:enhanced-path="M 0 0 L 71 28 138 57 204 84 266 110 325 135 381 157 433 178 481 196 527 209 568 220 606 226 640 228 669 224 N"/>
            </draw:custom-shape>
            <draw:custom-shape draw:style-name="gr39" draw:text-style-name="P2" draw:layer="layout" svg:width="0.282cm" svg:height="0.187cm" svg:x="25.418cm" svg:y="15.35cm">
              <text:p/>
              <draw:enhanced-geometry svg:viewBox="0 0 344 224" draw:type="non-primitive" draw:enhanced-path="M 0 224 L 58 203 121 166 186 123 247 79 297 40 332 11 344 0 N"/>
            </draw:custom-shape>
            <draw:custom-shape draw:style-name="gr39" draw:text-style-name="P2" draw:layer="layout" svg:width="0.256cm" svg:height="0.679cm" svg:x="24.087cm" svg:y="12.655cm">
              <text:p/>
              <draw:enhanced-geometry svg:viewBox="0 0 312 821" draw:type="non-primitive" draw:enhanced-path="M 0 821 L 29 760 55 699 79 638 100 578 121 519 139 461 157 404 173 349 189 297 204 246 220 197 236 152 253 109 271 69 290 33 312 0 N"/>
            </draw:custom-shape>
            <draw:custom-shape draw:style-name="gr39" draw:text-style-name="P2" draw:layer="layout" svg:width="0.194cm" svg:height="0.547cm" svg:x="24.344cm" svg:y="12.107cm">
              <text:p/>
              <draw:enhanced-geometry svg:viewBox="0 0 237 656" draw:type="non-primitive" draw:enhanced-path="M 0 656 L 26 618 54 574 82 524 111 471 138 414 164 358 187 301 207 244 222 191 233 141 237 95 235 56 226 24 208 0 N"/>
            </draw:custom-shape>
            <draw:custom-shape draw:style-name="gr39" draw:text-style-name="P2" draw:layer="layout" svg:width="0.318cm" svg:height="0.361cm" svg:x="24.738cm" svg:y="12.232cm">
              <text:p/>
              <draw:enhanced-geometry svg:viewBox="0 0 385 433" draw:type="non-primitive" draw:enhanced-path="M 385 0 L 332 52 278 109 224 167 173 223 126 278 84 328 50 371 23 403 6 425 0 433 N"/>
            </draw:custom-shape>
            <draw:custom-shape draw:style-name="gr39" draw:text-style-name="P2" draw:layer="layout" svg:width="0.282cm" svg:height="0.418cm" svg:x="24.456cm" svg:y="12.593cm">
              <text:p/>
              <draw:enhanced-geometry svg:viewBox="0 0 344 507" draw:type="non-primitive" draw:enhanced-path="M 344 0 L 312 84 279 158 246 224 214 282 181 331 150 374 119 411 89 442 58 467 29 489 0 507 N"/>
            </draw:custom-shape>
            <draw:custom-shape draw:style-name="gr39" draw:text-style-name="P2" draw:layer="layout" svg:width="0.688cm" svg:height="0.941cm" svg:x="24.493cm" svg:y="12.294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39" draw:text-style-name="P2" draw:layer="layout" svg:width="0.937cm" svg:height="0.767cm" svg:x="23.556cm" svg:y="13.235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39" draw:text-style-name="P2" draw:layer="layout" svg:width="0.062cm" svg:height="0.779cm" svg:x="23.676cm" svg:y="11.477cm">
              <text:p/>
              <draw:enhanced-geometry svg:viewBox="0 0 74 942" draw:type="non-primitive" draw:enhanced-path="M 0 942 L 3 894 5 845 9 790 11 734 14 675 18 614 21 553 24 490 29 429 32 367 37 307 43 249 48 193 54 139 60 89 67 42 74 0 N"/>
            </draw:custom-shape>
            <draw:custom-shape draw:style-name="gr39" draw:text-style-name="P2" draw:layer="layout" svg:width="0.062cm" svg:height="0.469cm" svg:x="23.688cm" svg:y="11.008cm">
              <text:p/>
              <draw:enhanced-geometry svg:viewBox="0 0 71 566" draw:type="non-primitive" draw:enhanced-path="M 59 566 L 68 496 71 422 66 346 57 271 47 200 33 135 21 80 11 38 3 9 0 0 N"/>
            </draw:custom-shape>
            <draw:custom-shape draw:style-name="gr39" draw:text-style-name="P2" draw:layer="layout" svg:width="0.232cm" svg:height="1.087cm" svg:x="23.456cm" svg:y="11.008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39" draw:text-style-name="P2" draw:layer="layout" svg:width="0.124cm" svg:height="0.419cm" svg:x="23.938cm" svg:y="11.332cm">
              <text:p/>
              <draw:enhanced-geometry svg:viewBox="0 0 148 507" draw:type="non-primitive" draw:enhanced-path="M 148 0 L 141 56 129 117 113 181 95 244 76 306 55 366 35 421 17 468 0 507 N"/>
            </draw:custom-shape>
            <draw:custom-shape draw:style-name="gr39" draw:text-style-name="P2" draw:layer="layout" svg:width="0.261cm" svg:height="0.592cm" svg:x="23.676cm" svg:y="11.751cm">
              <text:p/>
              <draw:enhanced-geometry svg:viewBox="0 0 313 715" draw:type="non-primitive" draw:enhanced-path="M 313 0 L 301 26 282 59 260 98 234 142 205 192 175 245 145 301 115 360 87 420 61 481 38 542 20 602 6 660 0 715 N"/>
            </draw:custom-shape>
            <draw:custom-shape draw:style-name="gr39" draw:text-style-name="P2" draw:layer="layout" svg:width="0.149cm" svg:height="0.816cm" svg:x="23.676cm" svg:y="11.527cm">
              <text:p/>
              <draw:enhanced-geometry svg:viewBox="0 0 179 985" draw:type="non-primitive" draw:enhanced-path="M 0 985 L 3 914 9 841 14 770 22 701 30 632 40 564 50 499 62 436 73 376 86 318 98 264 110 213 123 167 134 124 147 85 158 52 169 24 179 0 N"/>
            </draw:custom-shape>
            <draw:custom-shape draw:style-name="gr39" draw:text-style-name="P2" draw:layer="layout" svg:width="0.049cm" svg:height="0.381cm" svg:x="23.826cm" svg:y="11.145cm">
              <text:p/>
              <draw:enhanced-geometry svg:viewBox="0 0 59 463" draw:type="non-primitive" draw:enhanced-path="M 0 463 L 20 409 34 341 45 264 52 187 56 115 58 56 59 15 59 0 N"/>
            </draw:custom-shape>
            <draw:custom-shape draw:style-name="gr39" draw:text-style-name="P2" draw:layer="layout" svg:width="0.344cm" svg:height="0.368cm" svg:x="24.024cm" svg:y="11.963cm">
              <text:p/>
              <draw:enhanced-geometry svg:viewBox="0 0 417 448" draw:type="non-primitive" draw:enhanced-path="M 417 0 L 347 44 283 94 225 147 173 202 128 255 89 306 58 352 33 391 15 421 3 441 0 448 N"/>
            </draw:custom-shape>
            <draw:custom-shape draw:style-name="gr39" draw:text-style-name="P2" draw:layer="layout" svg:width="0.248cm" svg:height="0.211cm" svg:x="23.776cm" svg:y="12.331cm">
              <text:p/>
              <draw:enhanced-geometry svg:viewBox="0 0 298 254" draw:type="non-primitive" draw:enhanced-path="M 298 0 L 226 33 161 76 107 125 61 172 29 214 7 244 0 254 N"/>
            </draw:custom-shape>
            <draw:custom-shape draw:style-name="gr39" draw:text-style-name="P2" draw:layer="layout" svg:width="0.347cm" svg:height="0.742cm" svg:x="23.776cm" svg:y="11.801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39" draw:text-style-name="P2" draw:layer="layout" svg:width="0.464cm" svg:height="0.48cm" svg:x="25.136cm" svg:y="14.413cm">
              <text:p/>
              <draw:enhanced-geometry svg:viewBox="0 0 564 582" draw:type="non-primitive" draw:enhanced-path="M 0 582 L 39 551 82 517 127 483 174 446 221 408 268 369 314 328 358 288 400 246 440 204 475 162 505 121 531 79 551 40 564 0 N"/>
            </draw:custom-shape>
            <draw:custom-shape draw:style-name="gr39" draw:text-style-name="P2" draw:layer="layout" svg:width="0.116cm" svg:height="1.228cm" svg:x="25.6cm" svg:y="13.185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39" draw:text-style-name="P2" draw:layer="layout" svg:width="0.137cm" svg:height="1.139cm" svg:x="25.55cm" svg:y="12.04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39" draw:text-style-name="P2" draw:layer="layout" svg:width="0.182cm" svg:height="0.273cm" svg:x="25.43cm" svg:y="12.008cm">
              <text:p/>
              <draw:enhanced-geometry svg:viewBox="0 0 221 331" draw:type="non-primitive" draw:enhanced-path="M 192 46 L 212 17 221 1 219 0 209 9 193 28 172 55 147 88 120 125 93 164 66 205 42 242 21 278 7 308 0 331 N"/>
            </draw:custom-shape>
            <draw:custom-shape draw:style-name="gr39" draw:text-style-name="P2" draw:layer="layout" svg:width="0.008cm" svg:height="0.46cm" svg:x="25.422cm" svg:y="12.281cm">
              <text:p/>
              <draw:enhanced-geometry svg:viewBox="0 0 7 552" draw:type="non-primitive" draw:enhanced-path="M 7 0 L 2 42 0 106 0 183 0 268 1 351 4 428 5 493 6 536 7 552 N"/>
            </draw:custom-shape>
            <draw:custom-shape draw:style-name="gr39" draw:text-style-name="P2" draw:layer="layout" svg:width="0.128cm" svg:height="0.742cm" svg:x="25.376cm" svg:y="11.999cm">
              <text:p/>
              <draw:enhanced-geometry svg:viewBox="0 0 151 896" draw:type="non-primitive" draw:enhanced-path="M 62 896 L 50 865 38 830 28 789 19 744 11 695 5 643 2 590 0 533 1 476 4 418 10 360 19 303 31 246 47 190 68 138 91 89 119 42 151 0 N"/>
            </draw:custom-shape>
            <draw:custom-shape draw:style-name="gr39" draw:text-style-name="P2" draw:layer="layout" svg:width="0.232cm" svg:height="1.028cm" svg:x="25.273cm" svg:y="11.999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39" draw:text-style-name="P2" draw:layer="layout" svg:width="0.058cm" svg:height="0.721cm" svg:x="25.223cm" svg:y="12.307cm">
              <text:p/>
              <draw:enhanced-geometry svg:viewBox="0 0 73 867" draw:type="non-primitive" draw:enhanced-path="M 73 867 L 62 768 51 675 41 589 31 509 24 435 17 368 11 304 7 248 3 197 1 150 0 109 1 74 3 45 7 20 12 0 N"/>
            </draw:custom-shape>
            <draw:custom-shape draw:style-name="gr39" draw:text-style-name="P2" draw:layer="layout" svg:width="0.273cm" svg:height="0.381cm" svg:x="25.232cm" svg:y="11.925cm">
              <text:p/>
              <draw:enhanced-geometry svg:viewBox="0 0 328 462" draw:type="non-primitive" draw:enhanced-path="M 0 462 L 17 428 47 380 85 324 129 261 176 198 222 137 264 83 297 40 320 10 328 0 N"/>
            </draw:custom-shape>
            <draw:custom-shape draw:style-name="gr39" draw:text-style-name="P2" draw:layer="layout" svg:width="0.903cm" svg:height="0.327cm" svg:x="24.564cm" svg:y="11.863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39" draw:text-style-name="P2" draw:layer="layout" svg:width="0.173cm" svg:height="0.223cm" svg:x="26.194cm" svg:y="13.037cm">
              <text:p/>
              <draw:enhanced-geometry svg:viewBox="0 0 210 274" draw:type="non-primitive" draw:enhanced-path="M 210 274 L 176 196 149 130 127 77 104 37 78 11 44 0 0 4 N"/>
            </draw:custom-shape>
            <draw:custom-shape draw:style-name="gr39" draw:text-style-name="P2" draw:layer="layout" svg:width="0.195cm" svg:height="0.087cm" svg:x="25.998cm" svg:y="12.949cm">
              <text:p/>
              <draw:enhanced-geometry svg:viewBox="0 0 236 105" draw:type="non-primitive" draw:enhanced-path="M 236 105 L 149 101 73 63 20 20 0 0 N"/>
            </draw:custom-shape>
            <draw:custom-shape draw:style-name="gr39" draw:text-style-name="P2" draw:layer="layout" svg:width="0.369cm" svg:height="0.928cm" svg:x="25.724cm" svg:y="13.136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39" draw:text-style-name="P2" draw:layer="layout" svg:width="0.223cm" svg:height="0.372cm" svg:x="25.724cm" svg:y="13.136cm">
              <text:p/>
              <draw:enhanced-geometry svg:viewBox="0 0 270 448" draw:type="non-primitive" draw:enhanced-path="M 0 0 L 48 68 86 130 116 188 138 239 158 285 176 327 193 364 213 396 238 423 270 448 N"/>
            </draw:custom-shape>
            <draw:custom-shape draw:style-name="gr39" draw:text-style-name="P2" draw:layer="layout" svg:width="0.245cm" svg:height="0.443cm" svg:x="25.948cm" svg:y="13.509cm">
              <text:p/>
              <draw:enhanced-geometry svg:viewBox="0 0 295 536" draw:type="non-primitive" draw:enhanced-path="M 0 0 L 31 25 62 59 92 101 122 149 150 202 177 257 203 315 228 373 252 430 275 485 295 536 N"/>
            </draw:custom-shape>
            <draw:custom-shape draw:style-name="gr40" draw:text-style-name="P2" draw:layer="layout" svg:width="4.47cm" svg:height="3.297cm" svg:x="22.088cm" svg:y="9.64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41" draw:text-style-name="P2" draw:layer="layout" svg:width="0.742cm" svg:height="0.746cm" svg:x="24.68cm" svg:y="11.34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42" draw:text-style-name="P2" draw:layer="layout" svg:width="0.65cm" svg:height="0.51cm" svg:x="24.68cm" svg:y="11.34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41" draw:text-style-name="P2" draw:layer="layout" svg:width="1.074cm" svg:height="1.115cm" svg:x="22.561cm" svg:y="10.639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43" draw:text-style-name="P2" draw:layer="layout" svg:width="0.543cm" svg:height="0.211cm" svg:x="25.6cm" svg:y="10.295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41" draw:text-style-name="P2" draw:layer="layout" svg:width="1.779cm" svg:height="0.6cm" svg:x="22.332cm" svg:y="10.125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41" draw:text-style-name="P2" draw:layer="layout" svg:width="0.705cm" svg:height="0.812cm" svg:x="25.318cm" svg:y="10.519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42" draw:text-style-name="P2" draw:layer="layout" svg:width="0.046cm" svg:height="0.472cm" svg:x="25.318cm" svg:y="10.859cm">
              <text:p/>
              <draw:enhanced-geometry svg:viewBox="0 0 57 567" draw:type="non-primitive" draw:enhanced-path="M 0 567 L 0 502 3 439 5 377 10 317 14 259 21 202 29 148 37 96 47 46 57 0 N"/>
            </draw:custom-shape>
            <draw:custom-shape draw:style-name="gr41" draw:text-style-name="P2" draw:layer="layout" svg:width="0.813cm" svg:height="1.679cm" svg:x="25.492cm" svg:y="11.049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42" draw:text-style-name="P2" draw:layer="layout" svg:width="0.103cm" svg:height="0.319cm" svg:x="24.087cm" svg:y="10.805cm">
              <text:p/>
              <draw:enhanced-geometry svg:viewBox="0 0 125 386" draw:type="non-primitive" draw:enhanced-path="M 0 386 L 29 309 59 235 86 166 107 105 122 54 125 19 115 0 N"/>
            </draw:custom-shape>
            <draw:custom-shape draw:style-name="gr44" draw:text-style-name="P2" draw:layer="layout" svg:width="0.153cm" svg:height="0.107cm" svg:x="24.029cm" svg:y="10.698cm">
              <text:p/>
              <draw:enhanced-geometry svg:viewBox="0 0 185 128" draw:type="non-primitive" draw:enhanced-path="M 185 128 L 151 74 89 34 27 9 0 0 N"/>
            </draw:custom-shape>
            <draw:custom-shape draw:style-name="gr44" draw:text-style-name="P2" draw:layer="layout" svg:width="0.452cm" svg:height="0.062cm" svg:x="24.365cm" svg:y="10.743cm">
              <text:p/>
              <draw:enhanced-geometry svg:viewBox="0 0 547 73" draw:type="non-primitive" draw:enhanced-path="M 0 31 L 75 15 148 5 217 0 280 1 340 6 394 15 443 26 485 40 520 56 547 73 N"/>
            </draw:custom-shape>
            <draw:custom-shape draw:style-name="gr45" draw:text-style-name="P2" draw:layer="layout" svg:width="0.347cm" svg:height="0.104cm" svg:x="24.385cm" svg:y="10.817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11" draw:text-style-name="P2" draw:layer="layout" svg:width="0.347cm" svg:height="0.104cm" svg:x="24.385cm" svg:y="10.817cm">
              <text:p/>
              <draw:enhanced-geometry svg:viewBox="0 0 420 128" draw:type="non-primitive" draw:enhanced-path="M 420 85 L 361 56 299 32 234 16 170 6 107 0 50 2 0 6 0 6 50 57 60 106 56 128 56 128 161 110 249 98 321 91 374 88 407 86 420 85 420 85 420 85 N"/>
            </draw:custom-shape>
            <draw:custom-shape draw:style-name="gr42" draw:text-style-name="P2" draw:layer="layout" svg:width="0.144cm" svg:height="0.007cm" svg:x="24.191cm" svg:y="11.569cm">
              <text:p/>
              <draw:enhanced-geometry svg:viewBox="0 0 172 14" draw:type="non-primitive" draw:enhanced-path="M 172 14 L 92 11 27 3 0 0 N"/>
            </draw:custom-shape>
            <draw:custom-shape draw:style-name="gr42" draw:text-style-name="P2" draw:layer="layout" svg:width="0.24cm" svg:height="0.008cm" svg:x="24.186cm" svg:y="11.46cm">
              <text:p/>
              <draw:enhanced-geometry svg:viewBox="0 0 291 11" draw:type="non-primitive" draw:enhanced-path="M 0 0 L 81 10 176 11 257 9 291 8 N"/>
            </draw:custom-shape>
            <draw:custom-shape draw:style-name="gr42" draw:text-style-name="P2" draw:layer="layout" svg:width="0.094cm" svg:height="0.016cm" svg:x="24.182cm" svg:y="11.278cm">
              <text:p/>
              <draw:enhanced-geometry svg:viewBox="0 0 114 21" draw:type="non-primitive" draw:enhanced-path="M 114 21 L 68 0 22 7 0 15 N"/>
            </draw:custom-shape>
            <draw:custom-shape draw:style-name="gr42" draw:text-style-name="P2" draw:layer="layout" svg:width="0.078cm" svg:height="0.108cm" svg:x="24.286cm" svg:y="11.199cm">
              <text:p/>
              <draw:enhanced-geometry svg:viewBox="0 0 94 128" draw:type="non-primitive" draw:enhanced-path="M 0 0 L 69 33 94 76 58 128 N"/>
            </draw:custom-shape>
            <draw:custom-shape draw:style-name="gr42" draw:text-style-name="P2" draw:layer="layout" svg:width="0.165cm" svg:height="0.206cm" svg:x="24.385cm" svg:y="11.195cm">
              <text:p/>
              <draw:enhanced-geometry svg:viewBox="0 0 200 249" draw:type="non-primitive" draw:enhanced-path="M 0 0 L 63 39 121 92 166 151 196 207 200 249 N"/>
            </draw:custom-shape>
            <draw:custom-shape draw:style-name="gr42" draw:text-style-name="P2" draw:layer="layout" svg:width="0.086cm" svg:height="0.216cm" svg:x="24.464cm" svg:y="11.402cm">
              <text:p/>
              <draw:enhanced-geometry svg:viewBox="0 0 107 263" draw:type="non-primitive" draw:enhanced-path="M 107 0 L 83 64 47 152 14 230 0 263 N"/>
            </draw:custom-shape>
            <draw:custom-shape draw:style-name="gr46" draw:text-style-name="P2" draw:layer="layout" svg:width="1.969cm" svg:height="1.347cm" svg:x="23.987cm" svg:y="9.549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45" draw:text-style-name="P2" draw:layer="layout" svg:width="0.091cm" svg:height="0.115cm" svg:x="24.091cm" svg:y="10.793cm">
              <text:p/>
              <draw:enhanced-geometry svg:viewBox="0 0 107 141" draw:type="non-primitive" draw:enhanced-path="M 13 141 L 99 128 107 63 0 0 13 141 13 141 Z N"/>
            </draw:custom-shape>
            <draw:custom-shape draw:style-name="gr11" draw:text-style-name="P2" draw:layer="layout" svg:width="0.091cm" svg:height="0.115cm" svg:x="24.091cm" svg:y="10.793cm">
              <text:p/>
              <draw:enhanced-geometry svg:viewBox="0 0 107 141" draw:type="non-primitive" draw:enhanced-path="M 13 141 L 99 128 107 63 0 0 13 141 13 141 N"/>
            </draw:custom-shape>
            <draw:custom-shape draw:style-name="gr36" draw:text-style-name="P2" draw:layer="layout" svg:width="0.991cm" svg:height="1.521cm" svg:x="24.277cm" svg:y="15.06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47" draw:text-style-name="P2" draw:layer="layout" svg:width="5.992cm" svg:height="4.598cm" svg:x="19.189cm" svg:y="12.534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48" draw:text-style-name="P2" draw:layer="layout" svg:width="0.128cm" svg:height="0.203cm" svg:x="24.318cm" svg:y="15.044cm">
              <text:p/>
              <draw:enhanced-geometry svg:viewBox="0 0 156 247" draw:type="non-primitive" draw:enhanced-path="M 0 0 L 53 71 100 138 135 198 156 247 N"/>
            </draw:custom-shape>
            <draw:custom-shape draw:style-name="gr48" draw:text-style-name="P2" draw:layer="layout" svg:width="0.252cm" svg:height="0.373cm" svg:x="24.447cm" svg:y="15.247cm">
              <text:p/>
              <draw:enhanced-geometry svg:viewBox="0 0 307 451" draw:type="non-primitive" draw:enhanced-path="M 0 0 L 15 37 39 75 68 115 102 155 140 200 178 245 216 292 252 343 282 395 307 451 N"/>
            </draw:custom-shape>
            <draw:custom-shape draw:style-name="gr48" draw:text-style-name="P2" draw:layer="layout" svg:width="0.257cm" svg:height="0.667cm" svg:x="24.7cm" svg:y="15.62cm">
              <text:p/>
              <draw:enhanced-geometry svg:viewBox="0 0 308 806" draw:type="non-primitive" draw:enhanced-path="M 0 0 L 12 36 25 79 37 127 50 180 63 235 77 293 92 353 106 412 122 472 140 528 158 584 179 636 201 682 224 724 250 759 277 786 308 806 N"/>
            </draw:custom-shape>
            <draw:custom-shape draw:style-name="gr48" draw:text-style-name="P2" draw:layer="layout" svg:width="0.223cm" svg:height="0.206cm" svg:x="24.958cm" svg:y="16.288cm">
              <text:p/>
              <draw:enhanced-geometry svg:viewBox="0 0 270 248" draw:type="non-primitive" draw:enhanced-path="M 0 0 L 80 46 148 100 201 154 238 201 262 235 270 248 N"/>
            </draw:custom-shape>
            <draw:custom-shape draw:style-name="gr48" draw:text-style-name="P2" draw:layer="layout" svg:width="0.489cm" svg:height="0.991cm" svg:x="22.423cm" svg:y="15.964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48" draw:text-style-name="P2" draw:layer="layout" svg:width="0.38cm" svg:height="0.853cm" svg:x="22.043cm" svg:y="15.11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48" draw:text-style-name="P2" draw:layer="layout" svg:width="0.634cm" svg:height="0.659cm" svg:x="21.408cm" svg:y="15.11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36" draw:text-style-name="P2" draw:layer="layout" svg:width="2.218cm" svg:height="3.073cm" svg:x="19.608cm" svg:y="13.02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48" draw:text-style-name="P2" draw:layer="layout" svg:width="0.535cm" svg:height="0.481cm" svg:x="21.291cm" svg:y="13.02cm">
              <text:p/>
              <draw:enhanced-geometry svg:viewBox="0 0 648 579" draw:type="non-primitive" draw:enhanced-path="M 648 0 L 598 41 545 83 492 127 439 171 386 215 333 259 282 303 233 346 187 387 144 427 105 463 70 498 41 529 17 556 0 579 N"/>
            </draw:custom-shape>
            <draw:custom-shape draw:style-name="gr48" draw:text-style-name="P2" draw:layer="layout" svg:width="0.422cm" svg:height="0.704cm" svg:x="20.869cm" svg:y="13.501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48" draw:text-style-name="P2" draw:layer="layout" svg:width="0.469cm" svg:height="0.738cm" svg:x="20.4cm" svg:y="14.206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48" draw:text-style-name="P2" draw:layer="layout" svg:width="0.265cm" svg:height="0.538cm" svg:x="20.134cm" svg:y="14.944cm">
              <text:p/>
              <draw:enhanced-geometry svg:viewBox="0 0 319 651" draw:type="non-primitive" draw:enhanced-path="M 319 0 L 297 34 271 74 245 121 217 172 188 226 161 283 133 340 106 399 81 456 57 511 35 562 16 610 0 651 N"/>
            </draw:custom-shape>
            <draw:custom-shape draw:style-name="gr48" draw:text-style-name="P2" draw:layer="layout" svg:width="0.223cm" svg:height="0.252cm" svg:x="19.911cm" svg:y="15.483cm">
              <text:p/>
              <draw:enhanced-geometry svg:viewBox="0 0 270 307" draw:type="non-primitive" draw:enhanced-path="M 270 0 L 241 65 206 118 165 164 122 203 79 238 37 272 0 307 N"/>
            </draw:custom-shape>
            <draw:custom-shape draw:style-name="gr48" draw:text-style-name="P2" draw:layer="layout" svg:width="0.165cm" svg:height="0.357cm" svg:x="19.745cm" svg:y="15.736cm">
              <text:p/>
              <draw:enhanced-geometry svg:viewBox="0 0 200 428" draw:type="non-primitive" draw:enhanced-path="M 200 0 L 168 42 134 102 100 172 69 245 42 315 19 373 5 412 0 428 N"/>
            </draw:custom-shape>
            <draw:custom-shape draw:style-name="gr49" draw:text-style-name="P2" draw:layer="layout" svg:width="3.354cm" svg:height="2.101cm" svg:x="21.387cm" svg:y="13.655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50" draw:text-style-name="P2" draw:layer="layout" svg:width="0.381cm" svg:height="0.285cm" svg:x="24.75cm" svg:y="15.541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48" draw:text-style-name="P2" draw:layer="layout" svg:width="0.402cm" svg:height="0.311cm" svg:x="24.427cm" svg:y="15.209cm">
              <text:p/>
              <draw:enhanced-geometry svg:viewBox="0 0 483 377" draw:type="non-primitive" draw:enhanced-path="M 0 0 L 86 44 164 87 234 130 296 171 349 210 395 246 430 280 457 309 475 336 483 359 482 377 N"/>
            </draw:custom-shape>
            <draw:custom-shape draw:style-name="gr48" draw:text-style-name="P2" draw:layer="layout" svg:width="0.157cm" svg:height="0.12cm" svg:x="24.671cm" svg:y="15.417cm">
              <text:p/>
              <draw:enhanced-geometry svg:viewBox="0 0 189 148" draw:type="non-primitive" draw:enhanced-path="M 189 129 L 169 148 139 137 100 104 53 55 0 0 N"/>
            </draw:custom-shape>
            <draw:custom-shape draw:style-name="gr48" draw:text-style-name="P2" draw:layer="layout" svg:width="0.203cm" svg:height="0.141cm" svg:x="24.468cm" svg:y="15.276cm">
              <text:p/>
              <draw:enhanced-geometry svg:viewBox="0 0 246 166" draw:type="non-primitive" draw:enhanced-path="M 246 166 L 168 99 87 47 25 12 0 0 N"/>
            </draw:custom-shape>
            <draw:custom-shape draw:style-name="gr48" draw:text-style-name="P2" draw:layer="layout" svg:width="0.273cm" svg:height="0.364cm" svg:x="24.721cm" svg:y="16.031cm">
              <text:p/>
              <draw:enhanced-geometry svg:viewBox="0 0 330 439" draw:type="non-primitive" draw:enhanced-path="M 330 439 L 295 399 253 353 208 301 161 246 116 191 75 137 40 86 14 39 0 0 N"/>
            </draw:custom-shape>
            <draw:custom-shape draw:style-name="gr48" draw:text-style-name="P2" draw:layer="layout" svg:width="0.07cm" svg:height="0.108cm" svg:x="24.65cm" svg:y="15.935cm">
              <text:p/>
              <draw:enhanced-geometry svg:viewBox="0 0 83 130" draw:type="non-primitive" draw:enhanced-path="M 83 117 L 71 78 55 43 38 16 21 1 8 0 0 19 1 61 12 130 N"/>
            </draw:custom-shape>
            <draw:custom-shape draw:style-name="gr48" draw:text-style-name="P2" draw:layer="layout" svg:width="0.245cm" svg:height="0.401cm" svg:x="24.663cm" svg:y="16.043cm">
              <text:p/>
              <draw:enhanced-geometry svg:viewBox="0 0 296 486" draw:type="non-primitive" draw:enhanced-path="M 0 0 L 14 61 30 119 49 176 69 230 92 281 118 327 146 370 179 408 214 439 254 465 296 486 N"/>
            </draw:custom-shape>
            <draw:custom-shape draw:style-name="gr48" draw:text-style-name="P2" draw:layer="layout" svg:width="0.364cm" svg:height="0.045cm" svg:x="24.7cm" svg:y="16.561cm">
              <text:p/>
              <draw:enhanced-geometry svg:viewBox="0 0 437 54" draw:type="non-primitive" draw:enhanced-path="M 437 0 L 367 23 296 40 230 50 165 54 104 51 50 42 0 25 N"/>
            </draw:custom-shape>
            <draw:custom-shape draw:style-name="gr48" draw:text-style-name="P2" draw:layer="layout" svg:width="0.177cm" svg:height="0.232cm" svg:x="24.937cm" svg:y="15.582cm">
              <text:p/>
              <draw:enhanced-geometry svg:viewBox="0 0 214 284" draw:type="non-primitive" draw:enhanced-path="M 0 0 L 68 59 119 110 156 155 182 197 200 239 214 284 N"/>
            </draw:custom-shape>
            <draw:custom-shape draw:style-name="gr48" draw:text-style-name="P2" draw:layer="layout" svg:width="0.025cm" svg:height="0.394cm" svg:x="25.115cm" svg:y="15.815cm">
              <text:p/>
              <draw:enhanced-geometry svg:viewBox="0 0 34 473" draw:type="non-primitive" draw:enhanced-path="M 0 0 L 8 48 14 115 20 192 25 273 29 349 31 414 32 458 34 473 N"/>
            </draw:custom-shape>
            <draw:custom-shape draw:style-name="gr48" draw:text-style-name="P2" draw:layer="layout" svg:width="0.099cm" svg:height="0.542cm" svg:x="22.706cm" svg:y="14.098cm">
              <text:p/>
              <draw:enhanced-geometry svg:viewBox="0 0 119 651" draw:type="non-primitive" draw:enhanced-path="M 0 0 L 23 33 45 74 63 120 79 171 92 227 103 286 111 346 117 408 119 470 119 532 115 592 108 651 N"/>
            </draw:custom-shape>
            <draw:custom-shape draw:style-name="gr48" draw:text-style-name="P2" draw:layer="layout" svg:width="0.099cm" svg:height="1.294cm" svg:x="22.697cm" svg:y="14.641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48" draw:text-style-name="P2" draw:layer="layout" svg:width="0.244cm" svg:height="1.028cm" svg:x="21.387cm" svg:y="13.729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48" draw:text-style-name="P2" draw:layer="layout" svg:width="0.087cm" svg:height="0.439cm" svg:x="21.3cm" svg:y="14.758cm">
              <text:p/>
              <draw:enhanced-geometry svg:viewBox="0 0 107 533" draw:type="non-primitive" draw:enhanced-path="M 107 0 L 93 53 78 121 63 196 47 276 32 354 20 424 9 481 3 518 0 533 N"/>
            </draw:custom-shape>
            <draw:custom-shape draw:style-name="gr48" draw:text-style-name="P2" draw:layer="layout" svg:width="0.058cm" svg:height="0.519cm" svg:x="20.549cm" svg:y="15.856cm">
              <text:p/>
              <draw:enhanced-geometry svg:viewBox="0 0 73 626" draw:type="non-primitive" draw:enhanced-path="M 0 626 L 10 571 22 517 33 462 44 406 54 351 62 294 69 238 73 180 71 121 67 61 57 0 N"/>
            </draw:custom-shape>
            <draw:custom-shape draw:style-name="gr48" draw:text-style-name="P2" draw:layer="layout" svg:width="0.348cm" svg:height="1.136cm" svg:x="20.591cm" svg:y="14.72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48" draw:text-style-name="P2" draw:layer="layout" svg:width="0.215cm" svg:height="0.505cm" svg:x="21.122cm" svg:y="13.543cm">
              <text:p/>
              <draw:enhanced-geometry svg:viewBox="0 0 260 613" draw:type="non-primitive" draw:enhanced-path="M 260 0 L 252 32 242 61 228 92 211 122 192 157 171 197 146 242 120 295 92 358 63 430 33 515 0 613 N"/>
            </draw:custom-shape>
            <draw:custom-shape draw:style-name="gr48" draw:text-style-name="P2" draw:layer="layout" svg:width="0.663cm" svg:height="1.471cm" svg:x="20.458cm" svg:y="14.049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48" draw:text-style-name="P2" draw:layer="layout" svg:width="0.215cm" svg:height="0.572cm" svg:x="20.243cm" svg:y="15.52cm">
              <text:p/>
              <draw:enhanced-geometry svg:viewBox="0 0 262 688" draw:type="non-primitive" draw:enhanced-path="M 262 0 L 240 45 216 89 191 132 164 174 138 217 112 260 87 304 65 351 44 398 27 449 14 504 5 560 0 621 3 688 N"/>
            </draw:custom-shape>
            <draw:custom-shape draw:style-name="gr48" draw:text-style-name="P2" draw:layer="layout" svg:width="0.099cm" svg:height="0.351cm" svg:x="20.147cm" svg:y="16.093cm">
              <text:p/>
              <draw:enhanced-geometry svg:viewBox="0 0 123 426" draw:type="non-primitive" draw:enhanced-path="M 118 0 L 123 107 122 193 115 258 102 310 84 349 61 378 33 403 0 426 N"/>
            </draw:custom-shape>
            <draw:custom-shape draw:style-name="gr48" draw:text-style-name="P2" draw:layer="layout" svg:width="0.049cm" svg:height="0.294cm" svg:x="20.147cm" svg:y="16.15cm">
              <text:p/>
              <draw:enhanced-geometry svg:viewBox="0 0 63 356" draw:type="non-primitive" draw:enhanced-path="M 0 356 L 22 300 43 237 58 169 63 102 56 44 36 0 N"/>
            </draw:custom-shape>
            <draw:custom-shape draw:style-name="gr48" draw:text-style-name="P2" draw:layer="layout" svg:width="0.116cm" svg:height="0.194cm" svg:x="20.897cm" svg:y="16.367cm">
              <text:p/>
              <draw:enhanced-geometry svg:viewBox="0 0 141 236" draw:type="non-primitive" draw:enhanced-path="M 0 236 L 64 167 110 119 136 83 141 47 119 0 N"/>
            </draw:custom-shape>
            <draw:custom-shape draw:style-name="gr48" draw:text-style-name="P2" draw:layer="layout" svg:width="0.091cm" svg:height="0.302cm" svg:x="20.985cm" svg:y="16.064cm">
              <text:p/>
              <draw:enhanced-geometry svg:viewBox="0 0 106 367" draw:type="non-primitive" draw:enhanced-path="M 13 367 L 0 317 5 253 24 183 50 115 78 56 98 16 106 0 N"/>
            </draw:custom-shape>
            <draw:custom-shape draw:style-name="gr48" draw:text-style-name="P2" draw:layer="layout" svg:width="0.182cm" svg:height="0.302cm" svg:x="20.893cm" svg:y="16.064cm">
              <text:p/>
              <draw:enhanced-geometry svg:viewBox="0 0 220 367" draw:type="non-primitive" draw:enhanced-path="M 220 0 L 159 69 108 125 66 173 34 215 13 252 1 287 0 326 8 367 N"/>
            </draw:custom-shape>
            <draw:custom-shape draw:style-name="gr48" draw:text-style-name="P2" draw:layer="layout" svg:width="0.203cm" svg:height="0.215cm" svg:x="20.694cm" svg:y="16.367cm">
              <text:p/>
              <draw:enhanced-geometry svg:viewBox="0 0 248 261" draw:type="non-primitive" draw:enhanced-path="M 248 0 L 246 52 215 104 166 152 109 195 56 230 16 253 0 261 N"/>
            </draw:custom-shape>
            <draw:custom-shape draw:style-name="gr48" draw:text-style-name="P2" draw:layer="layout" svg:width="0.107cm" svg:height="0.521cm" svg:x="20.272cm" svg:y="16.023cm">
              <text:p/>
              <draw:enhanced-geometry svg:viewBox="0 0 131 628" draw:type="non-primitive" draw:enhanced-path="M 0 628 L 28 576 51 513 71 442 88 367 100 290 110 215 118 147 124 89 128 42 131 12 131 0 N"/>
            </draw:custom-shape>
            <draw:custom-shape draw:style-name="gr48" draw:text-style-name="P2" draw:layer="layout" svg:width="0.087cm" svg:height="0.538cm" svg:x="20.35cm" svg:y="16.023cm">
              <text:p/>
              <draw:enhanced-geometry svg:viewBox="0 0 105 651" draw:type="non-primitive" draw:enhanced-path="M 34 0 L 60 57 80 115 94 173 101 233 105 292 104 351 97 407 88 460 74 508 58 554 40 592 21 625 0 651 N"/>
            </draw:custom-shape>
            <draw:custom-shape draw:style-name="gr48" draw:text-style-name="P2" draw:layer="layout" svg:width="0.12cm" svg:height="0.265cm" svg:x="20.014cm" svg:y="16.093cm">
              <text:p/>
              <draw:enhanced-geometry svg:viewBox="0 0 146 318" draw:type="non-primitive" draw:enhanced-path="M 146 0 L 81 23 37 58 11 103 0 152 0 200 7 246 16 283 25 309 29 318 N"/>
            </draw:custom-shape>
            <draw:custom-shape draw:style-name="gr48" draw:text-style-name="P2" draw:layer="layout" svg:width="0.094cm" svg:height="0.265cm" svg:x="20.039cm" svg:y="16.093cm">
              <text:p/>
              <draw:enhanced-geometry svg:viewBox="0 0 117 318" draw:type="non-primitive" draw:enhanced-path="M 0 318 L 21 231 52 145 83 71 108 19 117 0 N"/>
            </draw:custom-shape>
            <draw:custom-shape draw:style-name="gr48" draw:text-style-name="P2" draw:layer="layout" svg:width="0.075cm" svg:height="0.215cm" svg:x="19.885cm" svg:y="16.052cm">
              <text:p/>
              <draw:enhanced-geometry svg:viewBox="0 0 88 261" draw:type="non-primitive" draw:enhanced-path="M 52 261 L 28 221 11 195 1 178 0 162 6 143 22 114 49 68 88 0 N"/>
            </draw:custom-shape>
            <draw:custom-shape draw:style-name="gr48" draw:text-style-name="P2" draw:layer="layout" svg:width="0.273cm" svg:height="0.519cm" svg:x="19.96cm" svg:y="15.533cm">
              <text:p/>
              <draw:enhanced-geometry svg:viewBox="0 0 330 627" draw:type="non-primitive" draw:enhanced-path="M 0 627 L 30 574 62 520 94 465 125 409 157 355 188 300 217 247 244 194 270 143 293 93 313 46 330 0 N"/>
            </draw:custom-shape>
            <draw:custom-shape draw:style-name="gr48" draw:text-style-name="P2" draw:layer="layout" svg:width="0.186cm" svg:height="0.43cm" svg:x="20.234cm" svg:y="15.102cm">
              <text:p/>
              <draw:enhanced-geometry svg:viewBox="0 0 223 521" draw:type="non-primitive" draw:enhanced-path="M 0 521 L 23 456 52 383 84 308 118 231 150 159 179 96 202 45 217 12 223 0 N"/>
            </draw:custom-shape>
            <draw:custom-shape draw:style-name="gr48" draw:text-style-name="P2" draw:layer="layout" svg:width="0.049cm" svg:height="0.236cm" svg:x="21.366cm" svg:y="13.119cm">
              <text:p/>
              <draw:enhanced-geometry svg:viewBox="0 0 60 284" draw:type="non-primitive" draw:enhanced-path="M 60 284 L 20 199 3 106 0 30 1 0 N"/>
            </draw:custom-shape>
            <draw:custom-shape draw:style-name="gr48" draw:text-style-name="P2" draw:layer="layout" svg:width="0.032cm" svg:height="0.245cm" svg:x="21.229cm" svg:y="13.276cm">
              <text:p/>
              <draw:enhanced-geometry svg:viewBox="0 0 36 295" draw:type="non-primitive" draw:enhanced-path="M 36 295 L 16 205 4 107 1 31 0 0 N"/>
            </draw:custom-shape>
            <draw:custom-shape draw:style-name="gr48" draw:text-style-name="P2" draw:layer="layout" svg:width="0.037cm" svg:height="0.701cm" svg:x="21.055cm" svg:y="13.185cm">
              <text:p/>
              <draw:enhanced-geometry svg:viewBox="0 0 44 841" draw:type="non-primitive" draw:enhanced-path="M 23 0 L 33 83 40 166 43 246 44 325 43 402 41 475 36 544 31 607 25 665 19 716 14 759 8 794 4 820 1 836 0 841 N"/>
            </draw:custom-shape>
            <draw:custom-shape draw:style-name="gr48" draw:text-style-name="P2" draw:layer="layout" svg:width="0.066cm" svg:height="0.588cm" svg:x="20.715cm" svg:y="13.679cm">
              <text:p/>
              <draw:enhanced-geometry svg:viewBox="0 0 79 710" draw:type="non-primitive" draw:enhanced-path="M 31 710 L 14 655 4 594 0 526 1 455 6 383 15 311 26 241 38 177 51 119 61 70 71 33 77 9 79 0 N"/>
            </draw:custom-shape>
            <draw:custom-shape draw:style-name="gr48" draw:text-style-name="P2" draw:layer="layout" svg:width="0.215cm" svg:height="0.841cm" svg:x="20.342cm" svg:y="14.131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48" draw:text-style-name="P2" draw:layer="layout" svg:width="0.049cm" svg:height="0.394cm" svg:x="20.105cm" svg:y="15.031cm">
              <text:p/>
              <draw:enhanced-geometry svg:viewBox="0 0 60 473" draw:type="non-primitive" draw:enhanced-path="M 60 0 L 44 116 31 214 21 296 13 361 7 411 4 446 1 467 0 473 N"/>
            </draw:custom-shape>
            <draw:custom-shape draw:style-name="gr48" draw:text-style-name="P2" draw:layer="layout" svg:width="0.282cm" svg:height="0.282cm" svg:x="19.823cm" svg:y="15.425cm">
              <text:p/>
              <draw:enhanced-geometry svg:viewBox="0 0 340 343" draw:type="non-primitive" draw:enhanced-path="M 340 0 L 269 73 203 138 144 197 95 247 54 288 25 318 5 338 0 343 N"/>
            </draw:custom-shape>
            <draw:custom-shape draw:style-name="gr48" draw:text-style-name="P2" draw:layer="layout" svg:width="0.144cm" svg:height="0.256cm" svg:x="19.678cm" svg:y="15.708cm">
              <text:p/>
              <draw:enhanced-geometry svg:viewBox="0 0 177 308" draw:type="non-primitive" draw:enhanced-path="M 177 0 L 149 73 126 135 102 189 76 236 43 275 0 308 N"/>
            </draw:custom-shape>
            <draw:custom-shape draw:style-name="gr48" draw:text-style-name="P2" draw:layer="layout" svg:width="0.286cm" svg:height="0.659cm" svg:x="20.047cm" svg:y="13.128cm">
              <text:p/>
              <draw:enhanced-geometry svg:viewBox="0 0 343 795" draw:type="non-primitive" draw:enhanced-path="M 343 0 L 309 60 276 115 246 168 216 216 189 263 164 307 140 351 118 394 97 437 79 480 62 525 46 573 33 622 20 676 9 732 0 795 N"/>
            </draw:custom-shape>
            <draw:custom-shape draw:style-name="gr48" draw:text-style-name="P2" draw:layer="layout" svg:width="0.418cm" svg:height="0.949cm" svg:x="19.628cm" svg:y="13.787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48" draw:text-style-name="P2" draw:layer="layout" svg:width="0.153cm" svg:height="0.149cm" svg:x="22.034cm" svg:y="14.973cm">
              <text:p/>
              <draw:enhanced-geometry svg:viewBox="0 0 188 178" draw:type="non-primitive" draw:enhanced-path="M 0 178 L 34 127 56 93 69 70 83 54 102 42 135 25 188 0 N"/>
            </draw:custom-shape>
            <draw:custom-shape draw:style-name="gr48" draw:text-style-name="P2" draw:layer="layout" svg:width="0.273cm" svg:height="0.302cm" svg:x="22.187cm" svg:y="14.67cm">
              <text:p/>
              <draw:enhanced-geometry svg:viewBox="0 0 330 366" draw:type="non-primitive" draw:enhanced-path="M 0 366 L 58 331 115 279 171 219 222 157 266 98 300 47 323 13 330 0 N"/>
            </draw:custom-shape>
            <draw:custom-shape draw:style-name="gr48" draw:text-style-name="P2" draw:layer="layout" svg:width="0.108cm" svg:height="1.027cm" svg:x="22.365cm" svg:y="13.642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48" draw:text-style-name="P2" draw:layer="layout" svg:width="0.082cm" svg:height="0.394cm" svg:x="22.445cm" svg:y="14.501cm">
            <text:p/>
            <draw:enhanced-geometry svg:viewBox="0 0 100 473" draw:type="non-primitive" draw:enhanced-path="M 83 0 L 96 84 100 157 98 222 89 280 74 334 53 382 28 429 0 473 N"/>
          </draw:custom-shape>
          <draw:custom-shape draw:style-name="gr48" draw:text-style-name="P2" draw:layer="layout" svg:width="0.12cm" svg:height="0.294cm" svg:x="22.324cm" svg:y="14.895cm">
            <text:p/>
            <draw:enhanced-geometry svg:viewBox="0 0 142 355" draw:type="non-primitive" draw:enhanced-path="M 142 0 L 112 53 94 110 80 167 69 223 54 274 33 319 0 355 N"/>
          </draw:custom-shape>
          <draw:custom-shape draw:style-name="gr48" draw:text-style-name="P2" draw:layer="layout" svg:width="0.273cm" svg:height="0.053cm" svg:x="22.05cm" svg:y="15.152cm">
            <text:p/>
            <draw:enhanced-geometry svg:viewBox="0 0 329 68" draw:type="non-primitive" draw:enhanced-path="M 329 47 L 273 68 202 65 129 50 63 27 17 8 0 0 N"/>
          </draw:custom-shape>
          <draw:custom-shape draw:style-name="gr48" draw:text-style-name="P2" draw:layer="layout" svg:width="0.041cm" svg:height="0.518cm" svg:x="22.864cm" svg:y="14.485cm">
            <text:p/>
            <draw:enhanced-geometry svg:viewBox="0 0 51 626" draw:type="non-primitive" draw:enhanced-path="M 0 0 L 13 83 24 154 34 214 42 267 49 316 51 361 51 405 48 452 41 503 29 559 12 626 N"/>
          </draw:custom-shape>
          <draw:custom-shape draw:style-name="gr48" draw:text-style-name="P2" draw:layer="layout" svg:width="0.136cm" svg:height="0.874cm" svg:x="22.735cm" svg:y="15.003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49" draw:text-style-name="P2" draw:layer="layout" svg:width="0.879cm" svg:height="1.459cm" svg:x="20.421cm" svg:y="15.182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48" draw:text-style-name="P2" draw:layer="layout" svg:width="0.489cm" svg:height="1.459cm" svg:x="20.155cm" svg:y="13.249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48" draw:text-style-name="P2" draw:layer="layout" svg:width="0.568cm" svg:height="0.795cm" svg:x="19.587cm" svg:y="14.708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48" draw:text-style-name="P2" draw:layer="layout" svg:width="0.137cm" svg:height="0.423cm" svg:x="19.45cm" svg:y="15.504cm">
            <text:p/>
            <draw:enhanced-geometry svg:viewBox="0 0 167 509" draw:type="non-primitive" draw:enhanced-path="M 167 0 L 121 47 85 103 58 168 37 236 22 304 12 367 5 424 3 468 2 497 0 509 N"/>
          </draw:custom-shape>
          <draw:custom-shape draw:style-name="gr48" draw:text-style-name="P2" draw:layer="layout" svg:width="0.099cm" svg:height="0.571cm" svg:x="19.45cm" svg:y="15.356cm">
            <text:p/>
            <draw:enhanced-geometry svg:viewBox="0 0 120 686" draw:type="non-primitive" draw:enhanced-path="M 1 686 L 0 623 0 562 3 500 6 440 13 380 21 321 32 263 44 208 60 153 77 100 98 50 120 0 N"/>
          </draw:custom-shape>
          <draw:custom-shape draw:style-name="gr48" draw:text-style-name="P2" draw:layer="layout" svg:width="0.51cm" svg:height="0.92cm" svg:x="19.55cm" svg:y="14.435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48" draw:text-style-name="P2" draw:layer="layout" svg:width="0.302cm" svg:height="0.87cm" svg:x="20.06cm" svg:y="13.564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48" draw:text-style-name="P2" draw:layer="layout" svg:width="0.41cm" svg:height="0.957cm" svg:x="19.952cm" svg:y="13.564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48" draw:text-style-name="P2" draw:layer="layout" svg:width="0.452cm" svg:height="0.775cm" svg:x="19.5cm" svg:y="14.521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48" draw:text-style-name="P2" draw:layer="layout" svg:width="0.124cm" svg:height="0.489cm" svg:x="19.376cm" svg:y="15.297cm">
            <text:p/>
            <draw:enhanced-geometry svg:viewBox="0 0 152 592" draw:type="non-primitive" draw:enhanced-path="M 152 0 L 128 53 105 107 83 160 65 214 48 270 34 324 21 378 12 433 5 487 1 540 0 592 N"/>
          </draw:custom-shape>
          <draw:custom-shape draw:style-name="gr46" draw:text-style-name="P2" draw:layer="layout" svg:width="0.115cm" svg:height="0.099cm" svg:x="24.432cm" svg:y="10.818cm">
            <text:p/>
            <draw:enhanced-geometry svg:viewBox="0 0 139 122" draw:type="non-primitive" draw:enhanced-path="M 108 5 L 127 38 139 74 124 107 124 107 76 113 47 120 38 122 38 122 8 81 0 39 14 0 14 0 64 1 96 4 108 5 108 5 108 5 Z N"/>
          </draw:custom-shape>
          <draw:custom-shape draw:style-name="gr46" draw:text-style-name="P2" draw:layer="layout" svg:width="0.062cm" svg:height="0.098cm" svg:x="24.083cm" svg:y="10.81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7cm" svg:height="9.327cm" svg:x="3.126cm" svg:y="1.896cm" draw:page-number="19" presentation:class="page"/>
          <draw:frame presentation:style-name="pr6" draw:layer="layout" svg:width="14.394cm" svg:height="11.499cm" svg:x="2.963cm" svg:y="11.861cm" presentation:class="notes" presentation:placeholder="true">
            <draw:text-box/>
          </draw:frame>
        </presentation:notes>
      </draw:page>
      <draw:page draw:name="representation?"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representation?</text:p>
          </draw:text-box>
        </draw:frame>
        <draw:frame presentation:style-name="pr3" draw:text-style-name="P2" draw:layer="layout" svg:width="23.363cm" svg:height="16.934cm" svg:x="3.597cm" svg:y="1.058cm" presentation:class="outline" presentation:user-transformed="true">
          <draw:text-box>
            <text:list text:style-name="L3">
              <text:list-header>
                <text:p text:style-name="P4"/>
                <text:p text:style-name="P4"/>
              </text:list-header>
            </text:list>
          </draw:text-box>
        </draw:frame>
        <draw:custom-shape draw:style-name="gr3" draw:text-style-name="P2" draw:layer="layout" svg:width="22.004cm" svg:height="1.954cm" svg:x="4.357cm" svg:y="2.725cm">
          <text:p text:style-name="P5"><text:span text:style-name="T33">A general principle of coding</text:span></text:p>
          <draw:enhanced-geometry svg:viewBox="0 0 21600 21600" draw:type="mso-spt202" draw:enhanced-path="M 0 0 L 21600 0 21600 21600 0 21600 0 0 Z N"/>
        </draw:custom-shape>
        <draw:custom-shape draw:style-name="gr3" draw:text-style-name="P2" draw:layer="layout" svg:width="22.004cm" svg:height="3.647cm" svg:x="4.357cm" svg:y="10.191cm">
          <text:p text:style-name="P5"><text:span text:style-name="T33">Use as little representation information as you can.</text:span></text:p>
          <draw:enhanced-geometry svg:viewBox="0 0 21600 21600" draw:type="mso-spt202" draw:enhanced-path="M 0 0 L 21600 0 21600 21600 0 21600 0 0 Z N"/>
        </draw:custom-shape>
        <draw:custom-shape draw:style-name="gr3" draw:text-style-name="P2" draw:layer="layout" svg:width="22.004cm" svg:height="3.647cm" svg:x="4.357cm" svg:y="5.684cm">
          <text:p text:style-name="P5"><text:span text:style-name="T33">Use as little representation information as you can.</text:span></text:p>
          <draw:enhanced-geometry svg:viewBox="0 0 21600 21600" draw:type="mso-spt202" draw:enhanced-path="M 0 0 L 21600 0 21600 21600 0 21600 0 0 Z N"/>
        </draw:custom-shape>
        <presentation:notes draw:style-name="dp2">
          <draw:page-thumbnail draw:style-name="gr2" draw:layer="layout" svg:width="13.477cm" svg:height="9.327cm" svg:x="3.126cm" svg:y="1.896cm" draw:page-number="20" presentation:class="page"/>
          <draw:frame presentation:style-name="pr6" draw:layer="layout" svg:width="14.394cm" svg:height="11.499cm" svg:x="2.963cm" svg:y="11.861cm" presentation:class="notes" presentation:placeholder="true">
            <draw:text-box/>
          </draw:frame>
        </presentation:notes>
      </draw:page>
      <draw:page draw:name="representation"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representation</text:p>
          </draw:text-box>
        </draw:frame>
        <draw:frame presentation:style-name="pr3" draw:text-style-name="P2" draw:layer="layout" svg:width="23.363cm" svg:height="16.934cm" svg:x="3.597cm" svg:y="1.058cm" presentation:class="outline" presentation:user-transformed="true">
          <draw:text-box>
            <text:p/>
          </draw:text-box>
        </draw:frame>
        <draw:custom-shape draw:style-name="gr52" draw:text-style-name="P2" draw:layer="layout" svg:width="18.798cm" svg:height="7.037cm" svg:x="5.958cm" svg:y="2.328cm">
          <text:p text:style-name="P5"><text:span text:style-name="T34">6.2.6 Representations of types</text:span></text:p>
          <text:p text:style-name="P5"><text:span text:style-name="T34">6.2.6.1 General</text:span></text:p>
          <text:p text:style-name="P5"><text:span text:style-name="T34">para 4 – Values stored in non-bit-field objects of any other object type consist of n x </text:span><text:span text:style-name="T35">CHAR_BIT</text:span><text:span text:style-name="T34"> bits, where n is the size of that type, in bytes. The value may be copied into an object of type </text:span><text:span text:style-name="T35">unsigned</text:span><text:span text:style-name="T34"> </text:span><text:span text:style-name="T35">char</text:span><text:span text:style-name="T34"> </text:span><text:span text:style-name="T35">[n]</text:span><text:span text:style-name="T34"> (e.g., by </text:span><text:span text:style-name="T35">memcpy</text:span><text:span text:style-name="T34">); the resulting set of bytes is called the </text:span><text:span text:style-name="T36">object</text:span><text:span text:style-name="T34"> </text:span><text:span text:style-name="T36">representation</text:span><text:span text:style-name="T34"> of the value.</text:span></text:p>
          <draw:enhanced-geometry svg:viewBox="0 0 21600 21600" draw:type="mso-spt202" draw:enhanced-path="M 0 0 L 21600 0 21600 21600 0 21600 0 0 Z N"/>
        </draw:custom-shape>
        <draw:custom-shape draw:style-name="gr3" draw:text-style-name="P2" draw:layer="layout" svg:width="18.798cm" svg:height="3.649cm" svg:x="5.755cm" svg:y="10.53cm">
          <text:p text:style-name="P5"><text:span text:style-name="T37">To gain access to the bits comprising the representation of an object you must use the address of the object as a pointer to an unsigned char. This type alone guarantees access to </text:span><text:span text:style-name="T38">all</text:span><text:span text:style-name="T37"> bits in </text:span><text:span text:style-name="T38">all</text:span><text:span text:style-name="T37"> bytes.</text:span></text:p>
          <draw:enhanced-geometry svg:viewBox="0 0 21600 21600" draw:type="mso-spt202" draw:enhanced-path="M 0 0 L 21600 0 21600 21600 0 21600 0 0 Z N"/>
        </draw:custom-shape>
        <draw:custom-shape draw:style-name="gr17" draw:text-style-name="P2" draw:layer="layout" svg:width="1.367cm" svg:height="1.998cm" svg:x="4.158cm" svg:y="11.52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2" draw:layer="layout" svg:width="13.477cm" svg:height="9.327cm" svg:x="3.126cm" svg:y="1.896cm" draw:page-number="21" presentation:class="page"/>
          <draw:frame presentation:style-name="pr4" draw:text-style-name="P2" draw:layer="layout" svg:width="14.394cm" svg:height="11.242cm" svg:x="2.963cm" svg:y="11.861cm" presentation:class="notes" presentation:user-transformed="true">
            <draw:text-box>
              <text:p text:style-name="P6"><text:span text:style-name="T4">Is the only type that guarantees you the ability to read the object-representation of an object. Important when copying data from one location to another. Worth mentioning.</text:span></text:p>
              <text:p text:style-name="P6"><text:span text:style-name="T4">This could be mentioned on the &lt;limits.h&gt; slide.</text:span></text:p>
              <text:p text:style-name="P6"><text:span text:style-name="T4">If you wish to gain access to the bits comprising the representation of an object you must use the address of the object as a pointer to an unsigned char. This type alone in C guarantees access to all bits in all bytes.</text:span></text:p>
            </draw:text-box>
          </draw:frame>
        </presentation:notes>
      </draw:page>
      <draw:page draw:name="page22"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representation</text:p>
          </draw:text-box>
        </draw:frame>
        <draw:frame presentation:style-name="pr3" draw:text-style-name="P2" draw:layer="layout" svg:width="23.363cm" svg:height="16.934cm" svg:x="3.597cm" svg:y="1.058cm" presentation:class="outline" presentation:user-transformed="true">
          <draw:text-box>
            <text:p/>
          </draw:text-box>
        </draw:frame>
        <draw:custom-shape draw:style-name="gr52" draw:text-style-name="P2" draw:layer="layout" svg:width="18.799cm" svg:height="8.731cm" svg:x="5.556cm" svg:y="1.323cm">
          <text:p text:style-name="P5"><text:span text:style-name="T34">6.2.6 Representations of types</text:span></text:p>
          <text:p text:style-name="P5"><text:span text:style-name="T34">6.2.6.2 Integer types</text:span></text:p>
          <text:p text:style-name="P5"><text:span text:style-name="T34">para 1 – For unsigned integer types other than </text:span><text:span text:style-name="T35">unsigned char</text:span><text:span text:style-name="T34">, the bits of the object representation shall be divided into two groups; value bits and padding bits...If there are N value bits, each bit shall represent a different power of 2 ... using a pure binary representation; this shall be known as the </text:span><text:span text:style-name="T36">value</text:span><text:span text:style-name="T34"> </text:span><text:span text:style-name="T36">representation</text:span><text:span text:style-name="T34">. The value of any padding bits are unspecified. </text:span></text:p>
          <draw:enhanced-geometry svg:viewBox="0 0 21600 21600" draw:type="mso-spt202" draw:enhanced-path="M 0 0 L 21600 0 21600 21600 0 21600 0 0 Z N"/>
        </draw:custom-shape>
        <draw:custom-shape draw:style-name="gr3" draw:text-style-name="P2" draw:layer="layout" svg:width="18.798cm" svg:height="3.649cm" svg:x="5.552cm" svg:y="10.927cm">
          <text:p text:style-name="P5"><text:span text:style-name="T24">Suppose CHAR_BIT == 8 and sizeof(int) == 4</text:span></text:p>
          <text:p text:style-name="P5"><text:span text:style-name="T24">This does </text:span><text:span text:style-name="T39">not</text:span><text:span text:style-name="T24"> guarantee that int is a 32 bit integer type! Use INT_MAX to determine if int is a 32 bit integer.</text:span></text:p>
          <draw:enhanced-geometry svg:viewBox="0 0 21600 21600" draw:type="mso-spt202" draw:enhanced-path="M 0 0 L 21600 0 21600 21600 0 21600 0 0 Z N"/>
        </draw:custom-shape>
        <draw:custom-shape draw:style-name="gr17" draw:text-style-name="P2" draw:layer="layout" svg:width="1.367cm" svg:height="1.997cm" svg:x="3.956cm" svg:y="11.924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3" draw:text-style-name="P2" draw:layer="layout" svg:width="18.799cm" svg:height="1.955cm" svg:x="5.556cm" svg:y="15.624cm">
          <text:p text:style-name="P5"><text:span text:style-name="T40">x === y; <text:s/></text:span><text:span text:style-name="T41"></text:span><text:span text:style-name="T40"> memcmp(&amp;x, &amp;y, sizeof(x)) == 0 </text:span></text:p>
          <text:p text:style-name="P5"><text:span text:style-name="T40">true or false?</text:span></text:p>
          <draw:enhanced-geometry svg:viewBox="0 0 21600 21600" draw:type="mso-spt202" draw:enhanced-path="M 0 0 L 21600 0 21600 21600 0 21600 0 0 Z N"/>
        </draw:custom-shape>
        <draw:custom-shape draw:style-name="gr17" draw:text-style-name="P2" draw:layer="layout" svg:width="1.367cm" svg:height="1.997cm" svg:x="3.956cm" svg:y="15.1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9" draw:text-style-name="P8" draw:layer="layout" svg:x1="25.359cm" svg:y1="17.127cm" svg:x2="10.556cm" svg:y2="17.127cm">
          <text:p/>
        </draw:line>
        <draw:custom-shape draw:style-name="gr53" draw:text-style-name="P2" draw:layer="layout" svg:width="1.375cm" svg:height="1.95cm" svg:x="25.359cm" svg:y="15.628cm">
          <text:p text:style-name="P5"><text:span text:style-name="T42">?</text:span></text:p>
          <draw:enhanced-geometry svg:viewBox="0 0 21600 21600" draw:type="mso-spt202" draw:enhanced-path="M 0 0 L 21600 0 21600 21600 0 21600 0 0 Z N"/>
        </draw:custom-shape>
        <presentation:notes draw:style-name="dp2">
          <draw:page-thumbnail draw:style-name="gr2" draw:layer="layout" svg:width="13.477cm" svg:height="9.327cm" svg:x="3.126cm" svg:y="1.896cm" draw:page-number="22" presentation:class="page"/>
          <draw:frame presentation:style-name="pr4" draw:text-style-name="P2" draw:layer="layout" svg:width="14.394cm" svg:height="11.242cm" svg:x="2.963cm" svg:y="11.861cm" presentation:class="notes" presentation:user-transformed="true">
            <draw:text-box>
              <text:p text:style-name="P6"><text:span text:style-name="T4">It's fals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msArrowEnd_20_8" draw:display-name="msArrowEnd 8" svg:viewBox="0 0 355 213" svg:d="m178 0 177 213h-355z"/>
    <draw:marker draw:name="msArrowOpenEnd_20_8" draw:display-name="msArrowOpenEnd 8" svg:viewBox="0 0 426 320" svg:d="m213 0 213 291-64 29-149-205-149 205-64-29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3333cc"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fff00" style:text-outline="false" style:text-line-through-style="none" style:text-position="0% 100%" fo:font-family="Arial" style:font-pitch="variable" fo:font-size="44pt" fo:font-style="normal" fo:text-shadow="1pt 1pt"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3333cc"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00cc99"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writing-mode="lr-tb"/>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ial" style:font-pitch="variable" fo:font-size="16pt" fo:text-shadow="1pt 1pt" fo:font-weight="bold" style:font-size-asian="16pt" style:font-weight-asian="bold" style:font-size-complex="16pt" style:font-weight-complex="bold"/>
    </style:style>
    <style:style style:name="MT3" style:family="text">
      <style:text-properties fo:font-size="10pt" fo:language="en" fo:country="GB" fo:font-style="italic" style:font-size-asian="10pt" style:font-style-asian="italic" style:font-size-complex="10pt" style:font-style-complex="italic"/>
    </style:style>
    <style:style style:name="MT4"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thumbnail draw:layer="backgroundobjects" svg:width="8.364cm" svg:height="5.789cm" svg:x="1cm" svg:y="16.754cm"/>
      <draw:page-thumbnail draw:layer="backgroundobjects" svg:width="8.364cm" svg:height="5.789cm" svg:x="10.365cm" svg:y="2.434cm"/>
      <draw:page-thumbnail draw:layer="backgroundobjects" svg:width="8.364cm" svg:height="5.789cm" svg:x="10.365cm" svg:y="9.594cm"/>
      <draw:page-thumbnail draw:layer="backgroundobjects" svg:width="8.364cm" svg:height="5.789cm" svg:x="10.365cm" svg:y="16.754cm"/>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977cm" svg:height="2.329cm" svg:x="1.057cm" svg:y="2.752cm" presentation:class="title" presentation:placeholder="true">
        <draw:text-box/>
      </draw:frame>
      <draw:frame presentation:style-name="Default-outline1" draw:layer="backgroundobjects" svg:width="22.649cm" svg:height="12.573cm" svg:x="3.597cm" svg:y="1.058cm" presentation:class="outline" presentation:placeholder="true">
        <draw:text-box/>
      </draw:frame>
      <draw:frame presentation:style-name="Mpr1" draw:text-style-name="MP4" draw:layer="backgroundobjects" svg:width="2.117cm" svg:height="1.271cm" svg:x="1.057cm" svg:y="1.058cm" presentation:class="page-number">
        <draw:text-box>
          <text:p text:style-name="MP3"><text:span text:style-name="MT2"><text:page-number>&lt;number&gt;</text:page-number></text:span></text:p>
        </draw:text-box>
      </draw:frame>
      <draw:line draw:style-name="Mgr3" draw:text-style-name="MP5" draw:layer="backgroundobjects" svg:x1="3.387cm" svg:y1="17.992cm" svg:x2="3.387cm" svg:y2="1.058cm">
        <text:p/>
      </draw:line>
      <presentation:notes style:page-layout-name="PM0">
        <draw:rect draw:style-name="Mgr4" draw:text-style-name="MP6" draw:layer="backgroundobjects" svg:width="19.73cm" svg:height="24.98cm" svg:x="0cm" svg:y="0cm">
          <text:p/>
        </draw:rect>
        <draw:frame presentation:style-name="Mpr2" draw:text-style-name="MP8" draw:layer="backgroundobjects" svg:width="8.546cm" svg:height="1.249cm" svg:x="0cm" svg:y="0cm" presentation:class="header">
          <draw:text-box>
            <text:p text:style-name="MP7"><text:span text:style-name="MT3"><presentation:header/></text:span></text:p>
          </draw:text-box>
        </draw:frame>
        <draw:frame presentation:style-name="Mpr2" draw:text-style-name="MP10" draw:layer="backgroundobjects" svg:width="8.546cm" svg:height="1.249cm" svg:x="11.183cm" svg:y="0cm" presentation:class="date-time">
          <draw:text-box>
            <text:p text:style-name="MP9"><text:span text:style-name="MT3"><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3" draw:text-style-name="MP8" draw:layer="backgroundobjects" svg:width="8.551cm" svg:height="1.165cm" svg:x="0.528cm" svg:y="23.472cm" presentation:class="footer">
          <draw:text-box>
            <text:p text:style-name="MP7"><text:span text:style-name="MT3"><presentation:footer/></text:span></text:p>
          </draw:text-box>
        </draw:frame>
        <draw:frame presentation:style-name="Mpr4" draw:text-style-name="MP10" draw:layer="backgroundobjects" svg:width="8.335cm" svg:height="0.909cm" svg:x="11.12cm" svg:y="23.728cm" presentation:class="page-number">
          <draw:text-box>
            <text:p text:style-name="MP9"><text:span text:style-name="MT4">Page </text:span><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date>2011-12-13T17:20:44</dc:date>
    <meta:print-date>1999-08-14T10:11:44</meta:print-date>
    <meta:editing-cycles>2633</meta:editing-cycles>
    <meta:editing-duration>PT555H10M16S</meta:editing-duration>
    <meta:generator>NeoOffice/3.1.2$Unix OpenOffice.org_project/Patch 4</meta:generator>
    <meta:document-statistic meta:object-count="1328"/>
  </office:meta>
</office:document-meta>
</file>